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DejaVu Sans" svg:font-family="'DejaVu Sans'"/>
    <style:font-face style:name="SimSun" svg:font-family="SimSun"/>
    <style:font-face style:name="FreeSans1" svg:font-family="FreeSans" style:font-family-generic="swiss"/>
    <style:font-face style:name="FreeSans" svg:font-family="FreeSan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.602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.044cm" draw:stroke-linejoin="miter" draw:fill="solid" draw:fill-color="#ffffff"/>
    </style:style>
    <style:style style:name="gr4" style:family="graphic" style:parent-style-name="standard">
      <style:graphic-properties draw:stroke="none" svg:stroke-width="0.044cm" draw:stroke-linejoin="miter" draw:fill="solid" draw:fill-color="#000000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415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Default-title">
      <style:graphic-properties draw:auto-grow-height="true" fo:min-height="6.433cm"/>
    </style:style>
    <style:style style:name="pr2" style:family="presentation" style:parent-style-name="Default-title">
      <style:graphic-properties draw:auto-grow-height="true" fo:min-height="3.777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notes">
      <style:graphic-properties draw:fill-color="#ffffff" fo:min-height="12.572cm"/>
    </style:style>
    <style:style style:name="pr5" style:family="presentation" style:parent-style-name="Default-title">
      <style:graphic-properties fo:min-height="1.407cm"/>
    </style:style>
    <style:style style:name="P1" style:family="paragraph">
      <style:paragraph-properties fo:text-align="center"/>
    </style:style>
    <style:style style:name="P2" style:family="paragraph">
      <style:text-properties fo:font-size="24pt" style:font-size-asian="24pt" style:font-size-complex="24pt"/>
    </style:style>
    <style:style style:name="P3" style:family="paragraph">
      <style:paragraph-properties fo:margin-top="0cm" fo:margin-bottom="0cm" fo:line-height="100%" fo:text-align="center"/>
    </style:style>
    <style:style style:name="P4" style:family="paragraph">
      <loext:graphic-properties draw:fill="none" draw:fill-color="#ffffff"/>
      <style:paragraph-properties fo:margin-top="0cm" fo:margin-bottom="0cm" fo:line-height="100%" fo:text-align="center"/>
    </style:style>
    <style:style style:name="P5" style:family="paragraph">
      <loext:graphic-properties draw:fill-color="#ffffff"/>
    </style:style>
    <style:style style:name="P6" style:family="paragraph">
      <loext:graphic-properties draw:fill="solid" draw:fill-color="#ffffff"/>
    </style:style>
    <style:style style:name="P7" style:family="paragraph">
      <loext:graphic-properties draw:fill="solid" draw:fill-color="#000000"/>
    </style:style>
    <style:style style:name="P8" style:family="paragraph">
      <loext:graphic-properties draw:fill="none" draw:fill-color="#ffffff"/>
      <style:text-properties fo:font-size="36pt" style:font-size-asian="36pt" style:font-size-complex="36pt"/>
    </style:style>
    <style:style style:name="P9" style:family="paragraph">
      <loext:graphic-properties draw:fill="none" draw:fill-color="#ffffff"/>
      <style:text-properties fo:font-size="24pt" style:font-size-asian="24pt" style:font-size-complex="24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SimSun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3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7.046cm" svg:height="6.433cm" svg:x="0.477cm" svg:y="1.524cm" presentation:class="title" presentation:user-transformed="true">
          <draw:text-box>
            <text:p text:style-name="P1">PETR 5313: CRN 38950, Fall 2017<text:line-break/>Numerical Application in Petroleum Engineering,<text:line-break/>Lesson 11: PDE Appendix,<text:line-break/>Non-uniform material property</text:p>
          </draw:text-box>
        </draw:frame>
        <draw:frame presentation:style-name="pr2" draw:text-style-name="P2" draw:layer="layout" svg:width="27.046cm" svg:height="3.777cm" svg:x="0.477cm" svg:y="8.415cm" presentation:class="title" presentation:user-transformed="true">
          <draw:text-box>
            <text:p text:style-name="P1"><text:span text:style-name="T1">E</text:span><text:span text:style-name="T1">k</text:span><text:span text:style-name="T1">a</text:span><text:span text:style-name="T1">r</text:span><text:span text:style-name="T1">i</text:span><text:span text:style-name="T1">t </text:span><text:span text:style-name="T1">P</text:span><text:span text:style-name="T1">a</text:span><text:span text:style-name="T1">n</text:span><text:span text:style-name="T1">a</text:span><text:span text:style-name="T1">c</text:span><text:span text:style-name="T1">h</text:span><text:span text:style-name="T1">a</text:span><text:span text:style-name="T1">r</text:span><text:span text:style-name="T1">o</text:span><text:span text:style-name="T1">e</text:span><text:span text:style-name="T1">n</text:span><text:span text:style-name="T1">s</text:span><text:span text:style-name="T1">a</text:span><text:span text:style-name="T1">w</text:span><text:span text:style-name="T1">a</text:span><text:span text:style-name="T1">d</text:span><text:span text:style-name="T1">, </text:span><text:span text:style-name="T1">P</text:span><text:span text:style-name="T1">h</text:span><text:span text:style-name="T1">D</text:span><text:span text:style-name="T1"><text:line-break/></text:span><text:span text:style-name="T1">T</text:span><text:span text:style-name="T1">e</text:span><text:span text:style-name="T1">r</text:span><text:span text:style-name="T1">r</text:span><text:span text:style-name="T1">y</text:span><text:span text:style-name="T1"> </text:span><text:span text:style-name="T1">F</text:span><text:span text:style-name="T1">u</text:span><text:span text:style-name="T1">l</text:span><text:span text:style-name="T1">l</text:span><text:span text:style-name="T1">e</text:span><text:span text:style-name="T1">r</text:span><text:span text:style-name="T1"> </text:span><text:span text:style-name="T1">P</text:span><text:span text:style-name="T1">e</text:span><text:span text:style-name="T1">t</text:span><text:span text:style-name="T1">r</text:span><text:span text:style-name="T1">o</text:span><text:span text:style-name="T1">l</text:span><text:span text:style-name="T1">e</text:span><text:span text:style-name="T1">u</text:span><text:span text:style-name="T1">m</text:span><text:span text:style-name="T1"> </text:span><text:span text:style-name="T1">E</text:span><text:span text:style-name="T1">n</text:span><text:span text:style-name="T1">g</text:span><text:span text:style-name="T1">i</text:span><text:span text:style-name="T1">n</text:span><text:span text:style-name="T1">e</text:span><text:span text:style-name="T1">e</text:span><text:span text:style-name="T1">r</text:span><text:span text:style-name="T1">i</text:span><text:span text:style-name="T1">n</text:span><text:span text:style-name="T1">g</text:span><text:span text:style-name="T1"> </text:span><text:span text:style-name="T1">R</text:span><text:span text:style-name="T1">e</text:span><text:span text:style-name="T1">s</text:span><text:span text:style-name="T1">e</text:span><text:span text:style-name="T1">a</text:span><text:span text:style-name="T1">r</text:span><text:span text:style-name="T1">c</text:span><text:span text:style-name="T1">h</text:span><text:span text:style-name="T1"> </text:span><text:span text:style-name="T1">B</text:span><text:span text:style-name="T1">u</text:span><text:span text:style-name="T1">i</text:span><text:span text:style-name="T1">l</text:span><text:span text:style-name="T1">d</text:span><text:span text:style-name="T1">i</text:span><text:span text:style-name="T1">n</text:span><text:span text:style-name="T1">g</text:span><text:span text:style-name="T1"> </text:span><text:span text:style-name="T1">R</text:span><text:span text:style-name="T1">o</text:span><text:span text:style-name="T1">o</text:span><text:span text:style-name="T1">m</text:span><text:span text:style-name="T1"> </text:span><text:span text:style-name="T1">2</text:span><text:span text:style-name="T1">3</text:span><text:span text:style-name="T1">6</text:span><text:span text:style-name="T1"><text:line-break/></text:span><text:span text:style-name="T1">e</text:span><text:span text:style-name="T1">k</text:span><text:span text:style-name="T1">a</text:span><text:span text:style-name="T1">r</text:span><text:span text:style-name="T1">i</text:span><text:span text:style-name="T1">t</text:span><text:span text:style-name="T1">.</text:span><text:span text:style-name="T1">p</text:span><text:span text:style-name="T1">a</text:span><text:span text:style-name="T1">n</text:span><text:span text:style-name="T1">a</text:span><text:span text:style-name="T1">c</text:span><text:span text:style-name="T1">h</text:span><text:span text:style-name="T1">a</text:span><text:span text:style-name="T1">r</text:span><text:span text:style-name="T1">o</text:span><text:span text:style-name="T1">e</text:span><text:span text:style-name="T1">n</text:span><text:span text:style-name="T1">s</text:span><text:span text:style-name="T1">a</text:span><text:span text:style-name="T1">w</text:span><text:span text:style-name="T1">a</text:span><text:span text:style-name="T1">d</text:span><text:span text:style-name="T1">@</text:span><text:span text:style-name="T1">t</text:span><text:span text:style-name="T1">t</text:span><text:span text:style-name="T1">u</text:span><text:span text:style-name="T1">.</text:span><text:span text:style-name="T1">e</text:span><text:span text:style-name="T1">d</text:span><text:span text:style-name="T1">u</text:span><text:span text:style-name="T1"><text:line-break/></text:span><text:span text:style-name="T1">C</text:span><text:span text:style-name="T1">o</text:span><text:span text:style-name="T1">p</text:span><text:span text:style-name="T1">y</text:span><text:span text:style-name="T1">l</text:span><text:span text:style-name="T1">e</text:span><text:span text:style-name="T1">f</text:span><text:span text:style-name="T1">t</text:span><text:span text:style-name="T1">: </text:span><text:span text:style-name="T1">N</text:span><text:span text:style-name="T1">o</text:span><text:span text:style-name="T1"> </text:span><text:span text:style-name="T1">r</text:span><text:span text:style-name="T1">i</text:span><text:span text:style-name="T1">g</text:span><text:span text:style-name="T1">h</text:span><text:span text:style-name="T1">t</text:span><text:span text:style-name="T1">s</text:span><text:span text:style-name="T1"> </text:span><text:span text:style-name="T1">r</text:span><text:span text:style-name="T1">e</text:span><text:span text:style-name="T1">s</text:span><text:span text:style-name="T1">e</text:span><text:span text:style-name="T1">r</text:span><text:span text:style-name="T1">v</text:span><text:span text:style-name="T1">e</text:span><text:span text:style-name="T1">d</text:span></text:p>
          </draw:text-box>
        </draw:frame>
        <draw:frame draw:style-name="gr1" draw:text-style-name="P4" draw:layer="layout" svg:width="27.432cm" svg:height="1.852cm" svg:x="0.308cm" svg:y="13.61cm">
          <draw:text-box>
            <text:p text:style-name="P3"><text:span text:style-name="T2">C</text:span><text:span text:style-name="T2">i</text:span><text:span text:style-name="T2">t</text:span><text:span text:style-name="T2">e</text:span><text:span text:style-name="T2"> </text:span><text:span text:style-name="T2">a</text:span><text:span text:style-name="T2">s</text:span><text:span text:style-name="T2">:</text:span><text:span text:style-name="T2"> </text:span><text:span text:style-name="T2">P</text:span><text:span text:style-name="T2">a</text:span><text:span text:style-name="T2">n</text:span><text:span text:style-name="T2">a</text:span><text:span text:style-name="T2">c</text:span><text:span text:style-name="T2">h</text:span><text:span text:style-name="T2">a</text:span><text:span text:style-name="T2">r</text:span><text:span text:style-name="T2">o</text:span><text:span text:style-name="T2">e</text:span><text:span text:style-name="T2">n</text:span><text:span text:style-name="T2">s</text:span><text:span text:style-name="T2">a</text:span><text:span text:style-name="T2">w</text:span><text:span text:style-name="T2">a</text:span><text:span text:style-name="T2">d</text:span><text:span text:style-name="T2">,</text:span><text:span text:style-name="T2"> </text:span><text:span text:style-name="T2">E</text:span><text:span text:style-name="T2">.</text:span><text:span text:style-name="T2"> </text:span><text:span text:style-name="T2">(</text:span><text:span text:style-name="T2">2</text:span><text:span text:style-name="T2">0</text:span><text:span text:style-name="T2">1</text:span><text:span text:style-name="T2">7</text:span><text:span text:style-name="T2">)</text:span><text:span text:style-name="T2"> </text:span><text:span text:style-name="T2">"</text:span><text:span text:style-name="T2">N</text:span><text:span text:style-name="T2">u</text:span><text:span text:style-name="T2">m</text:span><text:span text:style-name="T2">e</text:span><text:span text:style-name="T2">r</text:span><text:span text:style-name="T2">i</text:span><text:span text:style-name="T2">c</text:span><text:span text:style-name="T2">a</text:span><text:span text:style-name="T2">l </text:span><text:span text:style-name="T2">a</text:span><text:span text:style-name="T2">p</text:span><text:span text:style-name="T2">p</text:span><text:span text:style-name="T2">l</text:span><text:span text:style-name="T2">i</text:span><text:span text:style-name="T2">c</text:span><text:span text:style-name="T2">a</text:span><text:span text:style-name="T2">t</text:span><text:span text:style-name="T2">i</text:span><text:span text:style-name="T2">o</text:span><text:span text:style-name="T2">n</text:span><text:span text:style-name="T2"> </text:span><text:span text:style-name="T2">i</text:span><text:span text:style-name="T2">n</text:span><text:span text:style-name="T2"> </text:span><text:span text:style-name="T2">p</text:span><text:span text:style-name="T2">e</text:span><text:span text:style-name="T2">t</text:span><text:span text:style-name="T2">r</text:span><text:span text:style-name="T2">o</text:span><text:span text:style-name="T2">l</text:span><text:span text:style-name="T2">e</text:span><text:span text:style-name="T2">u</text:span><text:span text:style-name="T2">m</text:span><text:span text:style-name="T2"> </text:span><text:span text:style-name="T2">e</text:span><text:span text:style-name="T2">n</text:span><text:span text:style-name="T2">g</text:span><text:span text:style-name="T2">i</text:span><text:span text:style-name="T2">n</text:span><text:span text:style-name="T2">e</text:span><text:span text:style-name="T2">e</text:span><text:span text:style-name="T2">r</text:span><text:span text:style-name="T2">i</text:span><text:span text:style-name="T2">n</text:span><text:span text:style-name="T2">g</text:span><text:span text:style-name="T2">,</text:span><text:span text:style-name="T2"> </text:span><text:span text:style-name="T2">L</text:span><text:span text:style-name="T2">e</text:span><text:span text:style-name="T2">s</text:span><text:span text:style-name="T2">s</text:span><text:span text:style-name="T2">o</text:span><text:span text:style-name="T2">n</text:span><text:span text:style-name="T2"> </text:span><text:span text:style-name="T2">1</text:span><text:span text:style-name="T2">1</text:span><text:span text:style-name="T2">:</text:span><text:span text:style-name="T2"> </text:span><text:span text:style-name="T2">P</text:span><text:span text:style-name="T2">D</text:span><text:span text:style-name="T2">E</text:span><text:span text:style-name="T2"> </text:span><text:span text:style-name="T2">A</text:span><text:span text:style-name="T2">p</text:span><text:span text:style-name="T2">p</text:span><text:span text:style-name="T2">e</text:span><text:span text:style-name="T2">n</text:span><text:span text:style-name="T2">d</text:span><text:span text:style-name="T2">i</text:span><text:span text:style-name="T2">x</text:span><text:span text:style-name="T2">"</text:span><text:span text:style-name="T2">,</text:span><text:span text:style-name="T2"> </text:span><text:span text:style-name="T2">p</text:span><text:span text:style-name="T2">r</text:span><text:span text:style-name="T2">e</text:span><text:span text:style-name="T2">s</text:span><text:span text:style-name="T2">e</text:span><text:span text:style-name="T2">n</text:span><text:span text:style-name="T2">t</text:span><text:span text:style-name="T2">a</text:span><text:span text:style-name="T2">t</text:span><text:span text:style-name="T2">i</text:span><text:span text:style-name="T2">o</text:span><text:span text:style-name="T2">n</text:span><text:span text:style-name="T2"> </text:span><text:span text:style-name="T2">s</text:span><text:span text:style-name="T2">l</text:span><text:span text:style-name="T2">i</text:span><text:span text:style-name="T2">d</text:span><text:span text:style-name="T2">e</text:span><text:span text:style-name="T2"> </text:span><text:span text:style-name="T2">f</text:span><text:span text:style-name="T2">o</text:span><text:span text:style-name="T2">r</text:span><text:span text:style-name="T2"> </text:span><text:span text:style-name="T2">T</text:span><text:span text:style-name="T2">e</text:span><text:span text:style-name="T2">x</text:span><text:span text:style-name="T2">a</text:span><text:span text:style-name="T2">s</text:span><text:span text:style-name="T2"> </text:span><text:span text:style-name="T2">T</text:span><text:span text:style-name="T2">e</text:span><text:span text:style-name="T2">c</text:span><text:span text:style-name="T2">h</text:span><text:span text:style-name="T2"> </text:span><text:span text:style-name="T2">P</text:span><text:span text:style-name="T2">E</text:span><text:span text:style-name="T2">T</text:span><text:span text:style-name="T2">R</text:span><text:span text:style-name="T2"> </text:span><text:span text:style-name="T2">5</text:span><text:span text:style-name="T2">3</text:span><text:span text:style-name="T2">1</text:span><text:span text:style-name="T2">3</text:span><text:span text:style-name="T2"> </text:span><text:span text:style-name="T2">F</text:span><text:span text:style-name="T2">a</text:span><text:span text:style-name="T2">l</text:span><text:span text:style-name="T2">l </text:span><text:span text:style-name="T2">2</text:span><text:span text:style-name="T2">0</text:span><text:span text:style-name="T2">1</text:span><text:span text:style-name="T2">7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1">
        <office:forms form:automatic-focus="false" form:apply-design-mode="false"/>
        <draw:g>
          <svg:title>TexMaths</svg:title>
          <svg:desc>28§display§\dfrac{\partial}{\partial x} \left( \alpha \dfrac{\partial T}{\partial x} \right)\approx 
\dfrac{
-\left(\alpha \dfrac{\partial T}{\partial x}\right)_{i-1/2}
+ \left(\alpha \dfrac{\partial T}{\partial x}\right)_{i+1/2}
}
{\Delta x}
}§svg§600§FALSE§</svg:desc>
          <draw:polygon draw:style-name="gr3" draw:text-style-name="P6" draw:layer="layout" svg:width="20.055cm" svg:height="3.902cm" svg:x="0.633cm" svg:y="0.764cm" svg:viewBox="0 0 20056 3903" draw:points="10028,3903 0,3903 0,0 20056,0 20056,3903">
            <text:p/>
          </draw:polygon>
          <draw:path draw:style-name="gr4" draw:text-style-name="P7" draw:layer="layout" svg:width="0.519cm" svg:height="0.727cm" svg:x="0.953cm" svg:y="2.361cm" svg:viewBox="0 0 520 728" svg:d="M419 372c-11-61-52-117-128-117-60 0-125 16-201 94-83 81-90 173-90 204 0 61 43 175 181 175 236 0 339-332 339-473 0-156-92-255-213-255-143 0-188 128-188 157 0 13 6 33 36 33 33 0 53-29 53-51 0-36-31-36-47-36 45-72 115-78 144-78 71 0 141 51 141 179 0 38-7 87-27 168zM186 701c-110 0-110-103-110-112 0-27 25-166 65-224 40-56 87-87 150-87 108 0 110 109 110 130 0 71-65 293-215 293z">
            <text:p/>
          </draw:path>
          <draw:polygon draw:style-name="gr4" draw:text-style-name="P7" draw:layer="layout" svg:width="1.141cm" svg:height="0.042cm" svg:x="0.633cm" svg:y="3.465cm" svg:viewBox="0 0 1142 43" draw:points="571,43 0,43 0,0 1142,0 1142,43">
            <text:p/>
          </draw:polygon>
          <draw:path draw:style-name="gr4" draw:text-style-name="P7" draw:layer="layout" svg:width="0.519cm" svg:height="0.727cm" svg:x="0.673cm" svg:y="3.7cm" svg:viewBox="0 0 520 728" svg:d="M419 372c-11-61-52-117-128-117-60 0-125 16-201 94-83 81-90 173-90 204 0 61 43 175 181 175 236 0 339-332 339-473 0-156-92-255-213-255-143 0-188 128-188 157 0 13 6 33 36 33 33 0 53-29 53-51 0-36-31-36-47-36 45-72 115-78 144-78 71 0 141 51 141 179 0 38-7 87-27 168zM186 701c-110 0-110-103-110-112 0-27 25-166 65-224 40-56 87-87 150-87 108 0 110 109 110 130 0 71-65 293-215 293z">
            <text:p/>
          </draw:path>
          <draw:path draw:style-name="gr4" draw:text-style-name="P7" draw:layer="layout" svg:width="0.492cm" svg:height="0.447cm" svg:x="1.238cm" svg:y="3.971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3-94 103-7 0-29 0-49-11 24-6 47-27 47-53 0-27-23-36-38-36-29 0-54 27-54 58 0 45 49 65 92 65 67 0 103-70 105-76 11 38 47 76 105 76 103 0 159-128 159-152 0-9-9-9-11-9-9 0-11 2-13 9-32 107-101 129-132 129-38 0-54-31-54-64 0-23 7-43 18-88z">
            <text:p/>
          </draw:path>
          <draw:path draw:style-name="gr4" draw:text-style-name="P7" draw:layer="layout" svg:width="0.485cm" svg:height="2.361cm" svg:x="2.259cm" svg:y="2.305cm" svg:viewBox="0 0 486 2362" svg:d="M486 2353c0-4-2-6-4-9-36-38-103-103-168-210-159-253-231-573-231-952 0-266 36-607 197-900 78-141 159-222 204-264 2-2 2-5 2-9 0-9-7-9-20-9-14 0-16 0-31 16-332 300-435 750-435 1164 0 387 90 777 340 1073 21 22 56 62 99 98 11 11 13 11 27 11 13 0 20 0 20-9z">
            <text:p/>
          </draw:path>
          <draw:path draw:style-name="gr4" draw:text-style-name="P7" draw:layer="layout" svg:width="0.552cm" svg:height="0.447cm" svg:x="2.819cm" svg:y="3.294cm" svg:viewBox="0 0 553 448" svg:d="M430 204c0-155-92-204-163-204-137 0-267 141-267 280 0 92 58 168 159 168 63 0 134-23 211-83 11 51 44 83 89 83 52 0 83-54 83-70 0-6-7-11-13-11-7 0-9 5-12 11-18 47-53 47-56 47-31 0-31-76-31-100 0-20 0-23 11-34 92-116 112-233 112-233 0-2 0-9-11-9-9 0-9 3-13 20-18 63-52 137-99 195zM365 338c-87 76-163 87-204 87-58 0-87-44-87-107 0-47 25-155 56-206 47-72 101-90 134-90 99 0 99 130 99 206 0 36 0 94 2 110z">
            <text:p/>
          </draw:path>
          <draw:path draw:style-name="gr4" draw:text-style-name="P7" draw:layer="layout" svg:width="0.519cm" svg:height="0.727cm" svg:x="3.569cm" svg:y="2.361cm" svg:viewBox="0 0 520 728" svg:d="M419 372c-11-61-52-117-128-117-60 0-125 16-201 94-83 81-90 173-90 204 0 61 43 175 181 175 236 0 339-332 339-473 0-156-92-255-213-255-143 0-188 128-188 157 0 13 6 33 36 33 33 0 53-29 53-51 0-36-31-36-47-36 45-72 115-78 144-78 71 0 141 51 141 179 0 38-7 87-27 168zM186 701c-110 0-110-103-110-112 0-27 25-166 65-224 40-56 87-87 150-87 108 0 110 109 110 130 0 71-65 293-215 293z">
            <text:p/>
          </draw:path>
          <draw:path draw:style-name="gr4" draw:text-style-name="P7" draw:layer="layout" svg:width="0.671cm" svg:height="0.666cm" svg:x="4.132cm" svg:y="2.399cm" svg:viewBox="0 0 672 667" svg:d="M399 69c6-26 11-33 22-35 9-3 40-3 63-3 98 0 143 3 143 81 0 13-4 54-9 78 0 5-2 16-2 18 0 7 2 14 11 14 11 0 14-7 16-23l27-172c0-2 2-14 2-16 0-11-11-11-27-11h-549c-22 0-24 0-31 20l-58 173c-3 2-7 15-7 17 0 7 4 12 11 12 11 0 11-5 18-20 54-153 79-171 224-171h38c29 0 29 3 29 12 0 6-4 17-4 20l-132 528c-9 36-12 47-117 47-36 0-42 0-42 18 0 11 11 11 18 11 24 0 53 0 80 0s56-2 83-2 56 2 83 2 58 0 85 0c9 0 22 0 22-18 0-11-8-11-33-11s-38 0-63-2c-29-2-38-7-38-22 0 0 0-5 5-21z">
            <text:p/>
          </draw:path>
          <draw:polygon draw:style-name="gr4" draw:text-style-name="P7" draw:layer="layout" svg:width="1.289cm" svg:height="0.042cm" svg:x="3.529cm" svg:y="3.465cm" svg:viewBox="0 0 1290 43" draw:points="645,43 0,43 0,0 1290,0 1290,43">
            <text:p/>
          </draw:polygon>
          <draw:path draw:style-name="gr4" draw:text-style-name="P7" draw:layer="layout" svg:width="0.519cm" svg:height="0.727cm" svg:x="3.643cm" svg:y="3.7cm" svg:viewBox="0 0 520 728" svg:d="M419 372c-11-61-52-117-128-117-60 0-125 16-201 94-83 81-90 173-90 204 0 61 43 175 181 175 236 0 339-332 339-473 0-156-92-255-213-255-143 0-191 128-191 157 0 13 9 33 39 33 33 0 53-29 53-51 0-36-31-36-47-36 45-72 115-78 144-78 71 0 141 51 141 179 0 38-7 87-27 168zM186 701c-110 0-110-103-110-112 0-27 25-166 65-224 40-56 87-87 150-87 108 0 110 109 110 130 0 71-65 293-215 293z">
            <text:p/>
          </draw:path>
          <draw:path draw:style-name="gr4" draw:text-style-name="P7" draw:layer="layout" svg:width="0.492cm" svg:height="0.447cm" svg:x="4.21cm" svg:y="3.971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3-94 103-7 0-29 0-49-11 24-6 47-27 47-53 0-27-23-36-38-36-29 0-54 27-54 58 0 45 49 65 92 65 67 0 103-70 105-76 11 38 47 76 105 76 103 0 159-128 159-152 0-9-9-9-11-9-9 0-11 2-13 9-32 107-101 129-132 129-38 0-54-31-54-64 0-23 7-43 18-88z">
            <text:p/>
          </draw:path>
          <draw:path draw:style-name="gr4" draw:text-style-name="P7" draw:layer="layout" svg:width="0.485cm" svg:height="2.361cm" svg:x="4.972cm" svg:y="2.305cm" svg:viewBox="0 0 486 2362" svg:d="M486 1182c0-387-90-777-340-1072-21-23-56-63-97-99-13-11-15-11-29-11-11 0-20 0-20 9 0 4 4 9 7 11 33 36 101 101 165 208 160 253 233 574 233 952 0 267-35 607-199 900-78 141-161 222-202 264-2 3-4 5-4 9 0 9 9 9 20 9 14 0 16 0 32-15 331-300 434-750 434-1165z">
            <text:p/>
          </draw:path>
          <draw:path draw:style-name="gr4" draw:text-style-name="P7" draw:layer="layout" svg:width="0.658cm" svg:height="0.422cm" svg:x="5.989cm" svg:y="3.254cm" svg:viewBox="0 0 659 423" svg:d="M659 31c0-22-7-31-14-31-4 0-13 4-13 27-5 69-74 110-139 110-56 0-105-32-157-65-54-36-108-72-170-72-92 0-166 69-166 161 0 23 9 29 13 29 12 0 14-18 14-22 7-83 87-112 139-112 56 0 105 29 157 65 53 36 107 72 170 72 92 0 166-72 166-162zM659 262c0-29-12-31-14-31-4 0-13 6-13 27-5 69-74 109-139 109-56 0-105-31-157-65-54-36-108-71-170-71-92 0-166 69-166 161 0 22 9 29 13 29 12 0 14-18 14-22 7-83 87-112 139-112 56 0 105 29 157 65 53 35 107 71 170 71 94 0 166-74 166-161z">
            <text:p/>
          </draw:path>
          <draw:path draw:style-name="gr4" draw:text-style-name="P7" draw:layer="layout" svg:width="0.602cm" svg:height="0.042cm" svg:x="7.173cm" svg:y="1.924cm" svg:viewBox="0 0 603 43" svg:d="M569 43c16 0 34 0 34-23 0-20-18-20-34-20h-535c-16 0-34 0-34 20 0 23 18 23 34 23z">
            <text:p/>
          </draw:path>
          <draw:path draw:style-name="gr4" draw:text-style-name="P7" draw:layer="layout" svg:width="0.485cm" svg:height="2.361cm" svg:x="8.226cm" svg:y="0.764cm" svg:viewBox="0 0 486 2362" svg:d="M486 2353c0-4-2-6-4-9-36-38-103-103-168-210-159-253-231-573-231-952 0-266 36-607 197-900 78-141 159-222 204-264 2-2 2-5 2-9 0-9-7-9-20-9-14 0-16 0-31 16-332 300-435 750-435 1164 0 387 90 777 340 1073 21 22 56 62 99 98 11 11 13 11 27 11 13 0 20 0 20-9z">
            <text:p/>
          </draw:path>
          <draw:path draw:style-name="gr4" draw:text-style-name="P7" draw:layer="layout" svg:width="0.552cm" svg:height="0.447cm" svg:x="8.786cm" svg:y="1.756cm" svg:viewBox="0 0 553 448" svg:d="M430 204c0-155-92-204-163-204-137 0-267 141-267 280 0 92 58 168 159 168 63 0 134-23 211-83 11 51 44 83 89 83 52 0 83-54 83-70 0-6-7-11-13-11-7 0-9 5-12 11-18 47-53 47-56 47-31 0-31-76-31-100 0-20 0-23 11-34 92-116 112-233 112-233 0-2 0-9-11-9-9 0-9 3-13 20-18 63-52 137-99 195zM365 338c-87 76-163 87-204 87-58 0-87-44-87-107 0-47 25-155 56-206 47-72 101-90 134-90 99 0 99 130 99 206 0 36 0 94 2 110z">
            <text:p/>
          </draw:path>
          <draw:path draw:style-name="gr4" draw:text-style-name="P7" draw:layer="layout" svg:width="0.519cm" svg:height="0.727cm" svg:x="9.537cm" svg:y="0.82cm" svg:viewBox="0 0 520 728" svg:d="M419 372c-11-61-52-117-128-117-60 0-125 16-201 94-83 81-90 173-90 204 0 61 43 175 181 175 236 0 339-332 339-473 0-156-92-255-213-255-143 0-191 128-191 157 0 13 9 33 39 33 33 0 53-29 53-51 0-36-31-36-47-36 45-72 115-78 144-78 71 0 141 51 141 179 0 38-7 87-27 168zM186 701c-110 0-110-103-110-112 0-27 25-166 65-224 40-56 87-87 150-87 108 0 110 109 110 130 0 71-65 293-215 293z">
            <text:p/>
          </draw:path>
          <draw:path draw:style-name="gr4" draw:text-style-name="P7" draw:layer="layout" svg:width="0.671cm" svg:height="0.666cm" svg:x="10.097cm" svg:y="0.858cm" svg:viewBox="0 0 672 667" svg:d="M399 69c6-26 9-33 22-35 9-3 40-3 63-3 98 0 143 3 143 81 0 13-4 54-9 78 0 5-2 16-2 18 0 7 2 14 11 14 11 0 14-7 16-23l27-172c0-2 2-14 2-16 0-11-11-11-27-11h-549c-22 0-24 0-31 20l-58 173c-3 2-7 15-7 17 0 7 4 12 11 12 11 0 11-5 18-20 54-153 79-171 224-171h38c29 0 29 3 29 12 0 6-4 17-4 20l-132 528c-9 36-12 47-117 47-36 0-42 0-42 18 0 11 11 11 15 11 27 0 56 0 83 0s56-2 83-2 56 2 83 2 58 0 85 0c9 0 22 0 22-18 0-11-8-11-33-11s-38 0-63-2c-29-2-38-7-38-22 0 0 0-5 5-21z">
            <text:p/>
          </draw:path>
          <draw:polygon draw:style-name="gr4" draw:text-style-name="P7" draw:layer="layout" svg:width="1.289cm" svg:height="0.042cm" svg:x="9.496cm" svg:y="1.924cm" svg:viewBox="0 0 1290 43" draw:points="645,43 0,43 0,0 1290,0 1290,43">
            <text:p/>
          </draw:polygon>
          <draw:path draw:style-name="gr4" draw:text-style-name="P7" draw:layer="layout" svg:width="0.519cm" svg:height="0.727cm" svg:x="9.61cm" svg:y="2.161cm" svg:viewBox="0 0 520 728" svg:d="M419 372c-11-61-52-117-128-117-60 0-125 16-201 94-83 81-90 173-90 204 0 61 43 175 181 175 236 0 339-332 339-473 0-156-92-255-213-255-143 0-191 128-191 157 0 13 9 33 39 33 33 0 53-29 53-51 0-36-31-36-47-36 45-72 115-78 144-78 71 0 141 51 141 179 0 38-7 87-27 168zM186 701c-110 0-110-103-110-112 0-27 25-166 65-224 40-56 87-87 150-87 108 0 110 109 110 130 0 71-65 293-215 293z">
            <text:p/>
          </draw:path>
          <draw:path draw:style-name="gr4" draw:text-style-name="P7" draw:layer="layout" svg:width="0.492cm" svg:height="0.447cm" svg:x="10.177cm" svg:y="2.43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5-16 63-51 103-94 103-7 0-29 0-49-11 24-6 47-27 47-53 0-27-23-36-38-36-29 0-54 27-54 58 0 45 49 65 92 65 67 0 101-70 105-76 11 38 47 76 105 76 103 0 159-128 159-152 0-9-9-9-11-9-9 0-11 2-13 9-34 107-101 129-132 129-38 0-54-31-54-64 0-23 7-43 18-88z">
            <text:p/>
          </draw:path>
          <draw:path draw:style-name="gr4" draw:text-style-name="P7" draw:layer="layout" svg:width="0.485cm" svg:height="2.361cm" svg:x="10.939cm" svg:y="0.764cm" svg:viewBox="0 0 486 2362" svg:d="M486 1182c0-387-90-777-340-1072-21-23-56-63-97-99-13-11-15-11-29-11-11 0-20 0-20 9 0 4 4 9 7 11 33 36 101 101 165 208 160 253 231 574 231 952 0 267-33 607-197 900-78 141-161 222-202 264-2 3-4 5-4 9 0 9 9 9 20 9 14 0 16 0 32-15 331-300 434-750 434-1165z">
            <text:p/>
          </draw:path>
          <draw:path draw:style-name="gr4" draw:text-style-name="P7" draw:layer="layout" svg:width="0.21cm" svg:height="0.465cm" svg:x="11.66cm" svg:y="2.717cm" svg:viewBox="0 0 211 466" svg:d="M193 27c0-11-9-27-27-27-20 0-41 18-41 38 0 11 9 27 30 27 20 0 38-20 38-38zM52 378c-5 9-7 16-7 30 0 31 27 58 65 58 71 0 101-97 101-105 0-9-9-9-12-9-9 0-9 4-13 11-16 56-47 83-74 83-13 0-16-9-16-23 0-18 5-29 12-45 6-20 13-38 22-56 4-15 29-80 34-87 2-7 4-16 4-22 0-34-29-58-67-58-70 0-101 94-101 105 0 9 9 9 11 9 11 0 11-5 14-11 18-61 49-86 74-86 11 0 17 7 17 25 0 16-4 27-22 69z">
            <text:p/>
          </draw:path>
          <draw:path draw:style-name="gr4" draw:text-style-name="P7" draw:layer="layout" svg:width="0.467cm" svg:height="0.035cm" svg:x="11.98cm" svg:y="2.985cm" svg:viewBox="0 0 468 36" svg:d="M441 36c9 0 27 0 27-18s-16-18-27-18h-414c-11 0-27 0-27 18s16 18 27 18z">
            <text:p/>
          </draw:path>
          <draw:path draw:style-name="gr4" draw:text-style-name="P7" draw:layer="layout" svg:width="0.252cm" svg:height="0.458cm" svg:x="12.596cm" svg:y="2.717cm" svg:viewBox="0 0 253 459" svg:d="M157 20c0-20-2-20-20-20-45 43-108 45-137 45v24c16 0 63 0 101-20v354c0 22 0 31-70 31h-27v25c14 0 99-2 124-2 22 0 109 2 125 2v-25h-27c-69 0-69-9-69-31z">
            <text:p/>
          </draw:path>
          <draw:path draw:style-name="gr4" draw:text-style-name="P7" draw:layer="layout" svg:width="0.297cm" svg:height="0.691cm" svg:x="12.966cm" svg:y="2.658cm" svg:viewBox="0 0 298 692" svg:d="M293 31c5-9 5-11 5-13 0-11-9-18-16-18-11 0-15 9-20 18l-258 643c-4 9-4 11-4 13 0 11 9 18 16 18 13 0 15-9 20-18z">
            <text:p/>
          </draw:path>
          <draw:path draw:style-name="gr4" draw:text-style-name="P7" draw:layer="layout" svg:width="0.306cm" svg:height="0.458cm" svg:x="13.36cm" svg:y="2.717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4" draw:text-style-name="P7" draw:layer="layout" svg:width="0.655cm" svg:height="0.657cm" svg:x="14.032cm" svg:y="1.617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4" draw:text-style-name="P7" draw:layer="layout" svg:width="0.485cm" svg:height="2.361cm" svg:x="15.165cm" svg:y="0.764cm" svg:viewBox="0 0 486 2362" svg:d="M486 2353c0-4-2-6-4-9-36-38-103-103-168-210-159-253-231-573-231-952 0-266 36-607 197-900 78-141 159-222 204-264 2-2 2-5 2-9 0-9-7-9-20-9-14 0-16 0-31 16-332 300-435 750-435 1164 0 387 90 777 340 1073 21 22 56 62 99 98 11 11 13 11 27 11 13 0 20 0 20-9z">
            <text:p/>
          </draw:path>
          <draw:path draw:style-name="gr4" draw:text-style-name="P7" draw:layer="layout" svg:width="0.552cm" svg:height="0.447cm" svg:x="15.725cm" svg:y="1.756cm" svg:viewBox="0 0 553 448" svg:d="M430 204c0-155-92-204-163-204-137 0-267 141-267 280 0 92 58 168 159 168 63 0 134-23 211-83 11 51 44 83 89 83 52 0 83-54 83-70 0-6-7-11-13-11-7 0-9 5-12 11-18 47-53 47-56 47-31 0-31-76-31-100 0-20 0-23 11-34 92-116 112-233 112-233 0-2 0-9-11-9-9 0-9 3-13 20-18 63-52 137-99 195zM365 338c-87 76-163 87-204 87-58 0-87-44-87-107 0-47 25-155 56-206 47-72 101-90 134-90 99 0 99 130 99 206 0 36 0 94 2 110z">
            <text:p/>
          </draw:path>
          <draw:path draw:style-name="gr4" draw:text-style-name="P7" draw:layer="layout" svg:width="0.519cm" svg:height="0.727cm" svg:x="16.476cm" svg:y="0.82cm" svg:viewBox="0 0 520 728" svg:d="M419 372c-11-61-52-117-128-117-60 0-125 16-201 94-83 81-90 173-90 204 0 61 43 175 181 175 236 0 339-332 339-473 0-156-92-255-213-255-143 0-191 128-191 157 0 13 9 33 39 33 33 0 53-29 53-51 0-36-31-36-47-36 45-72 115-78 144-78 71 0 141 51 141 179 0 38-7 87-27 168zM186 701c-110 0-110-103-110-112 0-27 25-166 65-224 40-56 87-87 150-87 108 0 110 109 110 130 0 71-65 293-215 293z">
            <text:p/>
          </draw:path>
          <draw:path draw:style-name="gr4" draw:text-style-name="P7" draw:layer="layout" svg:width="0.671cm" svg:height="0.666cm" svg:x="17.038cm" svg:y="0.858cm" svg:viewBox="0 0 672 667" svg:d="M399 69c6-26 9-33 22-35 9-3 40-3 63-3 98 0 143 3 143 81 0 13-4 54-9 78 0 5-2 16-2 18 0 7 2 14 11 14 11 0 14-7 16-23l27-172c0-2 2-14 2-16 0-11-11-11-27-11h-549c-22 0-24 0-31 20l-58 173c-3 2-7 15-7 17 0 7 4 12 11 12 11 0 11-5 18-20 54-153 79-171 224-171h38c29 0 29 3 29 12 0 6-4 17-4 20l-132 528c-9 36-12 47-117 47-36 0-42 0-42 18 0 11 11 11 15 11 27 0 56 0 83 0s56-2 83-2 56 2 83 2 58 0 85 0c9 0 22 0 22-18 0-11-8-11-33-11s-38 0-63-2c-29-2-38-7-38-22 0 0 0-5 5-21z">
            <text:p/>
          </draw:path>
          <draw:polygon draw:style-name="gr4" draw:text-style-name="P7" draw:layer="layout" svg:width="1.289cm" svg:height="0.042cm" svg:x="16.435cm" svg:y="1.924cm" svg:viewBox="0 0 1290 43" draw:points="645,43 0,43 0,0 1290,0 1290,43">
            <text:p/>
          </draw:polygon>
          <draw:path draw:style-name="gr4" draw:text-style-name="P7" draw:layer="layout" svg:width="0.519cm" svg:height="0.727cm" svg:x="16.55cm" svg:y="2.161cm" svg:viewBox="0 0 520 728" svg:d="M419 372c-11-61-52-117-128-117-60 0-125 16-201 94-83 81-90 173-90 204 0 61 43 175 181 175 236 0 339-332 339-473 0-156-92-255-213-255-143 0-191 128-191 157 0 13 9 33 39 33 33 0 53-29 53-51 0-36-31-36-47-36 45-72 115-78 144-78 71 0 141 51 141 179 0 38-7 87-27 168zM186 701c-110 0-110-103-110-112 0-27 25-166 65-224 40-56 87-87 150-87 108 0 110 109 110 130 0 71-65 293-215 293z">
            <text:p/>
          </draw:path>
          <draw:path draw:style-name="gr4" draw:text-style-name="P7" draw:layer="layout" svg:width="0.492cm" svg:height="0.447cm" svg:x="17.116cm" svg:y="2.43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5-16 63-51 103-94 103-7 0-29 0-49-11 24-6 47-27 47-53 0-27-23-36-38-36-29 0-54 27-54 58 0 45 49 65 92 65 67 0 101-70 105-76 11 38 47 76 105 76 103 0 159-128 159-152 0-9-9-9-11-9-9 0-11 2-13 9-34 107-101 129-132 129-38 0-54-31-54-64 0-23 7-43 18-88z">
            <text:p/>
          </draw:path>
          <draw:path draw:style-name="gr4" draw:text-style-name="P7" draw:layer="layout" svg:width="0.485cm" svg:height="2.361cm" svg:x="17.878cm" svg:y="0.764cm" svg:viewBox="0 0 486 2362" svg:d="M486 1182c0-387-90-777-340-1072-21-23-56-63-97-99-13-11-15-11-29-11-11 0-20 0-20 9 0 4 4 9 7 11 33 36 101 101 165 208 160 253 231 574 231 952 0 267-33 607-197 900-78 141-161 222-202 264-2 3-4 5-4 9 0 9 9 9 20 9 14 0 16 0 32-15 331-300 434-750 434-1165z">
            <text:p/>
          </draw:path>
          <draw:path draw:style-name="gr4" draw:text-style-name="P7" draw:layer="layout" svg:width="0.21cm" svg:height="0.465cm" svg:x="18.599cm" svg:y="2.717cm" svg:viewBox="0 0 211 466" svg:d="M193 27c0-11-9-27-27-27-20 0-41 18-41 38 0 11 9 27 30 27 20 0 38-20 38-38zM52 378c-5 9-7 16-7 30 0 31 27 58 65 58 71 0 101-97 101-105 0-9-9-9-12-9-9 0-9 4-13 11-16 56-47 83-74 83-13 0-16-9-16-23 0-18 5-29 12-45 6-20 13-38 22-56 4-15 29-80 34-87 2-7 4-16 4-22 0-34-29-58-67-58-70 0-101 94-101 105 0 9 9 9 11 9 11 0 11-5 14-11 18-61 49-86 74-86 11 0 17 7 17 25 0 16-4 27-22 69z">
            <text:p/>
          </draw:path>
          <draw:path draw:style-name="gr4" draw:text-style-name="P7" draw:layer="layout" svg:width="0.507cm" svg:height="0.51cm" svg:x="18.895cm" svg:y="2.748cm" svg:viewBox="0 0 508 511" svg:d="M271 271h213c9 0 24 0 24-16 0-18-15-18-24-18h-213v-212c0-9 0-25-16-25-18 0-18 16-18 25v212h-212c-9 0-25 0-25 18 0 16 16 16 25 16h212v213c0 9 0 27 18 27 16 0 16-16 16-27z">
            <text:p/>
          </draw:path>
          <draw:path draw:style-name="gr4" draw:text-style-name="P7" draw:layer="layout" svg:width="0.252cm" svg:height="0.458cm" svg:x="19.524cm" svg:y="2.717cm" svg:viewBox="0 0 253 459" svg:d="M157 20c0-20-2-20-20-20-45 43-108 45-137 45v24c16 0 63 0 101-20v354c0 22 0 31-70 31h-27v25c14 0 99-2 124-2 22 0 109 2 125 2v-25h-27c-69 0-69-9-69-31z">
            <text:p/>
          </draw:path>
          <draw:path draw:style-name="gr4" draw:text-style-name="P7" draw:layer="layout" svg:width="0.297cm" svg:height="0.691cm" svg:x="19.896cm" svg:y="2.658cm" svg:viewBox="0 0 298 692" svg:d="M293 31c5-9 5-11 5-13 0-11-9-18-16-18-13 0-15 9-20 18l-258 643c-4 9-4 11-4 13 0 11 9 18 16 18 13 0 15-9 20-18z">
            <text:p/>
          </draw:path>
          <draw:path draw:style-name="gr4" draw:text-style-name="P7" draw:layer="layout" svg:width="0.306cm" svg:height="0.458cm" svg:x="20.288cm" svg:y="2.717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olygon draw:style-name="gr4" draw:text-style-name="P7" draw:layer="layout" svg:width="13.597cm" svg:height="0.042cm" svg:x="7.091cm" svg:y="3.465cm" svg:viewBox="0 0 13598 43" draw:points="6798,43 0,43 0,0 13598,0 13598,43">
            <text:p/>
          </draw:polygon>
          <draw:path draw:style-name="gr4" draw:text-style-name="P7" draw:layer="layout" svg:width="0.727cm" svg:height="0.707cm" svg:x="13.244cm" svg:y="3.7cm" svg:viewBox="0 0 728 708" svg:d="M390 18c-7-14-9-18-25-18-18 0-20 4-27 18l-334 669c-4 9-4 12-4 12 0 9 7 9 22 9h686c15 0 20 0 20-9 0 0 0-3-5-12zM332 99l266 532h-531z">
            <text:p/>
          </draw:path>
          <draw:path draw:style-name="gr4" draw:text-style-name="P7" draw:layer="layout" svg:width="0.492cm" svg:height="0.447cm" svg:x="14.048cm" svg:y="3.971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3-94 103-7 0-29 0-49-11 24-6 47-27 47-53 0-27-23-36-38-36-29 0-54 27-54 58 0 45 49 65 92 65 67 0 103-70 105-76 11 38 47 76 105 76 103 0 159-128 159-152 0-9-9-9-11-9-9 0-11 2-13 9-32 107-101 129-132 129-38 0-54-31-54-64 0-23 7-43 18-88z">
            <text:p/>
          </draw:path>
        </draw:g>
        <draw:g>
          <svg:title>TexMaths</svg:title>
          <svg:desc>28§latex§\begin{align*} 
\dfrac{\partial}{\partial x} \left( \alpha \dfrac{\partial T}{\partial x} \right)  \approx &amp; 
\dfrac{
- \left(0.5(\alpha_{i-1}+\alpha_{i}) \dfrac{-T_{i-1}+T_{i}}{\Delta x}\right)
}{\Delta x}\\
&amp; \dfrac{
+ \left(0.5(\alpha_{i}+\alpha_{i+1}) \dfrac{-T_{i}+T_{i+1}}{\Delta x}\right)
}{\Delta x}
\end{align*}§svg§600§FALSE§</svg:desc>
          <draw:polygon draw:style-name="gr3" draw:text-style-name="P6" draw:layer="layout" svg:width="19.728cm" svg:height="7.498cm" svg:x="0.573cm" svg:y="5.259cm" svg:viewBox="0 0 19729 7499" draw:points="9865,7499 0,7499 0,0 19729,0 19729,7499">
            <text:p/>
          </draw:polygon>
          <draw:path draw:style-name="gr4" draw:text-style-name="P7" draw:layer="layout" svg:width="0.519cm" svg:height="0.727cm" svg:x="0.893cm" svg:y="6.635cm" svg:viewBox="0 0 520 728" svg:d="M419 372c-11-61-52-117-128-117-60 0-125 16-201 95-83 80-90 172-90 203 0 61 43 175 181 175 236 0 339-331 339-473 0-156-92-255-213-255-143 0-188 128-188 157 0 13 6 33 36 33 33 0 53-29 53-51 0-36-31-36-47-36 45-72 115-78 144-78 71 0 141 51 141 179 0 38-7 87-27 168zM186 701c-110 0-110-103-110-112 0-27 25-166 65-224 40-56 87-87 150-87 108 0 110 110 110 130 0 71-65 293-215 293z">
            <text:p/>
          </draw:path>
          <draw:polygon draw:style-name="gr4" draw:text-style-name="P7" draw:layer="layout" svg:width="1.141cm" svg:height="0.042cm" svg:x="0.573cm" svg:y="7.739cm" svg:viewBox="0 0 1142 43" draw:points="571,43 0,43 0,0 1142,0 1142,43">
            <text:p/>
          </draw:polygon>
          <draw:path draw:style-name="gr4" draw:text-style-name="P7" draw:layer="layout" svg:width="0.519cm" svg:height="0.727cm" svg:x="0.613cm" svg:y="7.977cm" svg:viewBox="0 0 520 728" svg:d="M419 372c-11-61-52-117-128-117-60 0-125 16-201 95-83 80-90 172-90 203 0 61 43 175 181 175 236 0 339-331 339-473 0-156-92-255-213-255-143 0-188 128-188 157 0 13 6 33 36 33 33 0 53-29 53-51 0-36-31-36-47-36 45-72 115-78 144-78 71 0 141 51 141 179 0 38-7 87-27 168zM186 701c-110 0-110-103-110-112 0-27 25-166 65-224 40-56 87-87 150-87 108 0 110 110 110 130 0 71-65 293-215 293z">
            <text:p/>
          </draw:path>
          <draw:path draw:style-name="gr4" draw:text-style-name="P7" draw:layer="layout" svg:width="0.492cm" svg:height="0.447cm" svg:x="1.178cm" svg:y="8.246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2-51 103-94 103-7 0-29 0-49-12 24-6 47-26 47-53s-23-36-38-36c-29 0-54 27-54 58 0 45 49 65 92 65 67 0 101-69 105-76 11 38 47 76 105 76 103 0 159-128 159-152 0-9-9-9-11-9-9 0-11 2-13 9-34 107-101 130-132 130-38 0-54-32-54-65 0-23 7-43 18-88z">
            <text:p/>
          </draw:path>
          <draw:path draw:style-name="gr4" draw:text-style-name="P7" draw:layer="layout" svg:width="0.485cm" svg:height="2.363cm" svg:x="2.199cm" svg:y="6.579cm" svg:viewBox="0 0 486 2364" svg:d="M486 2355c0-5-2-7-4-9-36-38-103-103-168-211-159-253-231-573-231-952 0-267 33-607 197-901 78-141 159-222 204-264 2-2 2-5 2-9 0-9-7-9-20-9-14 0-16 0-31 16-332 300-435 750-435 1165 0 387 90 777 340 1073 21 22 56 63 99 98 11 12 13 12 27 12 13 0 20 0 20-9z">
            <text:p/>
          </draw:path>
          <draw:path draw:style-name="gr4" draw:text-style-name="P7" draw:layer="layout" svg:width="0.552cm" svg:height="0.447cm" svg:x="2.759cm" svg:y="7.571cm" svg:viewBox="0 0 553 448" svg:d="M430 204c0-155-92-204-163-204-137 0-267 141-267 280 0 92 58 168 159 168 63 0 134-22 211-83 11 52 44 83 89 83 52 0 83-54 83-69 0-7-7-12-13-12-7 0-9 5-12 12-18 47-53 47-56 47-31 0-31-76-31-101 0-20 0-23 11-34 92-116 112-233 112-233 0-2 0-9-11-9-9 0-9 3-13 20-18 63-52 137-99 195zM365 338c-87 76-163 88-204 88-58 0-87-45-87-108 0-47 25-154 56-206 47-72 101-90 134-90 99 0 99 130 99 207 0 35 0 94 2 109z">
            <text:p/>
          </draw:path>
          <draw:path draw:style-name="gr4" draw:text-style-name="P7" draw:layer="layout" svg:width="0.519cm" svg:height="0.727cm" svg:x="3.51cm" svg:y="6.635cm" svg:viewBox="0 0 520 728" svg:d="M419 372c-11-61-52-117-128-117-60 0-125 16-201 95-83 80-90 172-90 203 0 61 43 175 181 175 236 0 339-331 339-473 0-156-92-255-213-255-143 0-188 128-188 157 0 13 6 33 36 33 33 0 53-29 53-51 0-36-31-36-47-36 45-72 115-78 144-78 71 0 141 51 141 179 0 38-7 87-27 168zM186 701c-110 0-110-103-110-112 0-27 25-166 65-224 40-56 87-87 150-87 108 0 110 110 110 130 0 71-65 293-215 293z">
            <text:p/>
          </draw:path>
          <draw:path draw:style-name="gr4" draw:text-style-name="P7" draw:layer="layout" svg:width="0.671cm" svg:height="0.667cm" svg:x="4.072cm" svg:y="6.673cm" svg:viewBox="0 0 672 668" svg:d="M399 69c6-26 11-33 22-35 9-3 40-3 63-3 98 0 143 3 143 81 0 13-4 54-9 78 0 5-2 16-2 18 0 7 2 14 11 14 11 0 14-7 16-23l27-172c0-2 2-14 2-16 0-11-11-11-27-11h-549c-22 0-24 0-31 20l-58 173c-3 2-7 15-7 18 0 6 4 11 11 11 11 0 11-5 18-20 54-153 79-171 224-171h38c29 0 29 3 29 12 0 6-4 17-4 20l-132 528c-9 36-12 48-117 48-36 0-42 0-42 17 0 12 11 12 18 12 24 0 53 0 80 0s56-3 83-3c29 0 56 3 83 3s58 0 85 0c9 0 22 0 22-18 0-11-8-11-33-11s-38 0-63-3c-29-2-38-6-38-22 0 0 0-5 5-20z">
            <text:p/>
          </draw:path>
          <draw:polygon draw:style-name="gr4" draw:text-style-name="P7" draw:layer="layout" svg:width="1.289cm" svg:height="0.042cm" svg:x="3.469cm" svg:y="7.739cm" svg:viewBox="0 0 1290 43" draw:points="645,43 0,43 0,0 1290,0 1290,43">
            <text:p/>
          </draw:polygon>
          <draw:path draw:style-name="gr4" draw:text-style-name="P7" draw:layer="layout" svg:width="0.519cm" svg:height="0.727cm" svg:x="3.583cm" svg:y="7.977cm" svg:viewBox="0 0 520 728" svg:d="M419 372c-11-61-52-117-128-117-60 0-125 16-201 95-83 80-90 172-90 203 0 61 43 175 181 175 236 0 339-331 339-473 0-156-92-255-213-255-143 0-188 128-188 157 0 13 6 33 36 33 33 0 53-29 53-51 0-36-31-36-47-36 45-72 115-78 144-78 71 0 141 51 141 179 0 38-7 87-27 168zM186 701c-110 0-110-103-110-112 0-27 25-166 65-224 40-56 87-87 150-87 108 0 110 110 110 130 0 71-65 293-215 293z">
            <text:p/>
          </draw:path>
          <draw:path draw:style-name="gr4" draw:text-style-name="P7" draw:layer="layout" svg:width="0.492cm" svg:height="0.447cm" svg:x="4.15cm" svg:y="8.246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6 47-53s-23-36-38-36c-29 0-54 27-54 58 0 45 49 65 94 65 65 0 101-69 103-76 11 38 47 76 108 76 100 0 156-128 156-152 0-9-9-9-11-9-9 0-11 2-13 9-32 107-101 130-132 130-38 0-54-32-54-65 0-23 7-43 18-88z">
            <text:p/>
          </draw:path>
          <draw:path draw:style-name="gr4" draw:text-style-name="P7" draw:layer="layout" svg:width="0.485cm" svg:height="2.363cm" svg:x="4.912cm" svg:y="6.579cm" svg:viewBox="0 0 486 2364" svg:d="M486 1183c0-388-90-777-340-1073-21-23-56-63-97-99-13-11-15-11-29-11-11 0-20 0-20 9 0 4 4 9 7 11 33 36 101 101 165 209 160 253 233 573 233 952 0 266-35 607-199 900-78 142-161 222-202 265-2 2-4 4-4 9 0 9 9 9 20 9 14 0 16 0 32-16 331-300 434-751 434-1165z">
            <text:p/>
          </draw:path>
          <draw:path draw:style-name="gr4" draw:text-style-name="P7" draw:layer="layout" svg:width="0.658cm" svg:height="0.422cm" svg:x="5.929cm" svg:y="7.531cm" svg:viewBox="0 0 659 423" svg:d="M659 31c0-22-7-31-14-31-4 0-13 4-13 27-5 69-74 110-139 110-56 0-105-32-157-65-54-36-108-72-170-72-92 0-166 69-166 161 0 23 9 29 13 29 12 0 14-17 14-22 7-83 87-112 139-112 56 0 105 29 157 65 53 36 107 72 170 72 92 0 166-72 166-162zM659 262c0-29-12-31-14-31-4 0-13 6-13 27-5 69-74 109-139 109-56 0-105-31-157-65-54-35-108-71-170-71-92 0-166 69-166 161 0 22 9 29 13 29 12 0 14-18 14-22 7-83 87-112 139-112 56 0 105 29 157 65 53 36 107 71 170 71 94 0 166-73 166-161z">
            <text:p/>
          </draw:path>
          <draw:path draw:style-name="gr4" draw:text-style-name="P7" draw:layer="layout" svg:width="0.602cm" svg:height="0.042cm" svg:x="6.84cm" svg:y="6.42cm" svg:viewBox="0 0 603 43" svg:d="M569 43c16 0 34 0 34-23 0-20-18-20-34-20h-535c-16 0-34 0-34 20 0 23 18 23 34 23z">
            <text:p/>
          </draw:path>
          <draw:path draw:style-name="gr4" draw:text-style-name="P7" draw:layer="layout" svg:width="0.485cm" svg:height="2.363cm" svg:x="7.893cm" svg:y="5.259cm" svg:viewBox="0 0 486 2364" svg:d="M486 2355c0-5-2-7-4-9-36-38-103-103-168-211-159-253-231-573-231-952 0-267 36-607 197-901 78-141 159-222 204-264 2-2 2-5 2-9 0-9-7-9-20-9-14 0-16 0-31 16-332 300-435 750-435 1165 0 387 90 777 340 1073 21 22 56 63 99 98 11 12 13 12 27 12 13 0 20 0 20-9z">
            <text:p/>
          </draw:path>
          <draw:path draw:style-name="gr4" draw:text-style-name="P7" draw:layer="layout" svg:width="0.416cm" svg:height="0.678cm" svg:x="8.451cm" svg:y="6.03cm" svg:viewBox="0 0 417 679" svg:d="M417 343c0-81-5-159-41-233-44-94-125-110-168-110-58 0-132 25-172 117-32 69-36 145-36 226 0 74 4 161 45 237 42 79 114 99 163 99 54 0 128-20 173-114 31-68 36-146 36-222zM208 659c-38 0-98-25-116-121-9-59-9-150-9-209 0-62 0-127 7-181 20-117 94-126 118-126 32 0 97 18 117 115 9 56 9 130 9 192 0 74 0 141-11 204-14 94-70 126-115 126z">
            <text:p/>
          </draw:path>
          <draw:path draw:style-name="gr4" draw:text-style-name="P7" draw:layer="layout" svg:width="0.107cm" svg:height="0.107cm" svg:x="8.988cm" svg:y="6.581cm" svg:viewBox="0 0 108 108" svg:d="M108 54c0-29-25-54-54-54s-54 25-54 54 25 54 54 54 54-25 54-54z">
            <text:p/>
          </draw:path>
          <draw:path draw:style-name="gr4" draw:text-style-name="P7" draw:layer="layout" svg:width="0.393cm" svg:height="0.678cm" svg:x="9.226cm" svg:y="6.03cm" svg:viewBox="0 0 394 679" svg:d="M394 459c0-116-80-217-188-217-47 0-90 16-125 51v-192c20 7 53 13 85 13 121 0 190-89 190-103 0-7-2-11-9-11-2 0-4 0-9 2-20 9-67 29-134 29-40 0-85-6-132-27-7-4-9-4-12-4-8 0-8 9-8 25v291c0 18 0 27 13 27 7 0 9-2 11-9 11-16 49-70 128-70 51 0 78 45 85 63 16 38 18 76 18 126 0 33 0 94-25 134-22 38-60 65-105 65-72 0-128-52-146-110 3 0 7 0 18 0 32 0 50-24 50-47 0-25-18-49-50-49-15 0-49 7-49 54 0 83 69 179 179 179 114 0 215-94 215-220z">
            <text:p/>
          </draw:path>
          <draw:path draw:style-name="gr4" draw:text-style-name="P7" draw:layer="layout" svg:width="0.23cm" svg:height="0.985cm" svg:x="9.768cm" svg:y="5.949cm" svg:viewBox="0 0 231 986" svg:d="M231 977c0-2 0-5-18-23-123-123-155-309-155-461 0-170 38-343 159-466 14-11 14-14 14-18 0-7-5-9-11-9-9 0-99 67-157 193-52 107-63 217-63 300 0 78 11 197 65 309 60 121 146 184 155 184 6 0 11-2 11-9z">
            <text:p/>
          </draw:path>
          <draw:path draw:style-name="gr4" draw:text-style-name="P7" draw:layer="layout" svg:width="0.552cm" svg:height="0.447cm" svg:x="10.093cm" svg:y="6.252cm" svg:viewBox="0 0 553 448" svg:d="M430 204c0-155-92-204-163-204-137 0-267 141-267 280 0 92 58 168 159 168 63 0 134-22 211-83 11 52 44 83 89 83 52 0 83-54 83-69 0-7-7-12-13-12-7 0-9 5-12 12-18 47-53 47-56 47-31 0-31-76-31-101 0-20 0-23 11-34 92-116 112-233 112-233 0-2 0-9-11-9-9 0-9 3-13 20-18 63-52 137-99 195zM365 338c-87 76-163 88-204 88-58 0-87-45-87-108 0-47 25-154 56-206 47-72 101-90 134-90 99 0 99 130 99 207 0 35 0 94 2 109z">
            <text:p/>
          </draw:path>
          <draw:path draw:style-name="gr4" draw:text-style-name="P7" draw:layer="layout" svg:width="0.21cm" svg:height="0.465cm" svg:x="10.713cm" svg:y="6.377cm" svg:viewBox="0 0 211 466" svg:d="M193 27c0-11-9-27-27-27-20 0-41 18-41 38 0 11 9 27 30 27 20 0 38-20 38-38zM52 379c-5 9-7 15-7 29 0 31 27 58 65 58 69 0 101-96 101-105s-9-9-12-9c-9 0-9 4-13 11-16 56-47 83-74 83-13 0-16-9-16-25 0-15 5-27 12-42 6-21 13-38 20-56 6-16 31-81 36-88 2-6 4-15 4-22 0-34-29-58-67-58-70 0-101 94-101 105 0 9 9 9 11 9 11 0 11-5 14-11 18-61 49-85 74-85 11 0 17 6 17 24 0 16-4 27-22 70z">
            <text:p/>
          </draw:path>
          <draw:path draw:style-name="gr4" draw:text-style-name="P7" draw:layer="layout" svg:width="0.467cm" svg:height="0.035cm" svg:x="11.033cm" svg:y="6.644cm" svg:viewBox="0 0 468 36" svg:d="M441 36c9 0 27 0 27-18s-16-18-27-18h-414c-11 0-27 0-27 18s16 18 27 18z">
            <text:p/>
          </draw:path>
          <draw:path draw:style-name="gr4" draw:text-style-name="P7" draw:layer="layout" svg:width="0.252cm" svg:height="0.458cm" svg:x="11.649cm" svg:y="6.377cm" svg:viewBox="0 0 253 459" svg:d="M157 20c0-20-2-20-20-20-45 43-108 45-137 45v24c16 0 63 0 101-20v354c0 23 0 32-70 32h-27v24c14 0 99-2 124-2 22 0 109 2 125 2v-24h-27c-69 0-69-9-69-32z">
            <text:p/>
          </draw:path>
          <draw:path draw:style-name="gr4" draw:text-style-name="P7" draw:layer="layout" svg:width="0.655cm" svg:height="0.658cm" svg:x="12.29cm" svg:y="6.113cm" svg:viewBox="0 0 656 659" svg:d="M349 350h276c13 0 31 0 31-21 0-20-18-20-31-20h-276v-275c0-16 0-34-20-34s-20 18-20 34v275h-275c-16 0-34 0-34 20 0 21 18 21 34 21h275v275c0 14 0 34 20 34s20-20 20-34z">
            <text:p/>
          </draw:path>
          <draw:path draw:style-name="gr4" draw:text-style-name="P7" draw:layer="layout" svg:width="0.552cm" svg:height="0.447cm" svg:x="13.26cm" svg:y="6.252cm" svg:viewBox="0 0 553 448" svg:d="M430 204c0-155-92-204-163-204-137 0-267 141-267 280 0 92 58 168 159 168 63 0 134-22 211-83 11 52 44 83 89 83 52 0 83-54 83-69 0-7-7-12-13-12-7 0-9 5-12 12-18 47-53 47-56 47-31 0-31-76-31-101 0-20 0-23 11-34 92-116 112-233 112-233 0-2 0-9-11-9-9 0-9 3-13 20-18 63-52 137-99 195zM365 338c-87 76-163 88-204 88-58 0-87-45-87-108 0-47 25-154 56-206 47-72 101-90 134-90 99 0 99 130 99 207 0 35 0 94 2 109z">
            <text:p/>
          </draw:path>
          <draw:path draw:style-name="gr4" draw:text-style-name="P7" draw:layer="layout" svg:width="0.21cm" svg:height="0.465cm" svg:x="13.88cm" svg:y="6.377cm" svg:viewBox="0 0 211 466" svg:d="M193 27c0-11-9-27-27-27-20 0-41 18-41 38 0 11 9 27 30 27 20 0 38-20 38-38zM52 379c-5 9-7 15-7 29 0 31 27 58 65 58 69 0 101-96 101-105s-9-9-12-9c-9 0-9 4-13 11-16 56-47 83-74 83-13 0-16-9-16-25 0-15 5-27 12-42 6-21 13-38 20-56 6-16 31-81 36-88 2-6 4-15 4-22 0-34-29-58-67-58-70 0-101 94-101 105 0 9 9 9 11 9 11 0 11-5 14-11 18-61 49-85 74-85 11 0 17 6 17 24 0 16-4 27-22 70z">
            <text:p/>
          </draw:path>
          <draw:path draw:style-name="gr4" draw:text-style-name="P7" draw:layer="layout" svg:width="0.23cm" svg:height="0.985cm" svg:x="14.232cm" svg:y="5.949cm" svg:viewBox="0 0 231 986" svg:d="M231 493c0-76-11-195-65-307-61-121-146-186-157-186-5 0-9 4-9 9 0 4 0 7 18 25 98 96 154 253 154 459 0 168-35 343-159 466-13 13-13 16-13 18 0 7 4 9 9 9 11 0 101-67 159-193 52-107 63-217 63-300z">
            <text:p/>
          </draw:path>
          <draw:path draw:style-name="gr4" draw:text-style-name="P7" draw:layer="layout" svg:width="0.602cm" svg:height="0.042cm" svg:x="14.758cm" svg:y="5.754cm" svg:viewBox="0 0 603 43" svg:d="M569 43c16 0 34 0 34-23 0-20-18-20-34-20h-535c-16 0-34 0-34 20 0 23 18 23 34 23z">
            <text:p/>
          </draw:path>
          <draw:path draw:style-name="gr4" draw:text-style-name="P7" draw:layer="layout" svg:width="0.671cm" svg:height="0.667cm" svg:x="15.466cm" svg:y="5.353cm" svg:viewBox="0 0 672 668" svg:d="M399 69c6-26 9-33 22-35 9-3 40-3 63-3 98 0 143 3 143 81 0 13-4 54-9 78 0 5-2 16-2 18 0 7 2 14 11 14 11 0 14-7 16-23l27-172c0-2 2-14 2-16 0-11-11-11-27-11h-549c-22 0-24 0-31 20l-58 173c-3 2-7 15-7 18 0 6 4 11 11 11 11 0 11-5 18-20 54-153 79-171 224-171h38c29 0 29 3 29 12 0 6-4 17-4 20l-132 528c-9 36-12 48-117 48-36 0-42 0-42 17 0 12 11 12 15 12 27 0 56 0 83 0s56-3 83-3 56 3 83 3 58 0 85 0c9 0 22 0 22-18 0-11-8-11-33-11s-38 0-63-3c-29-2-38-6-38-22 0 0 0-5 5-20z">
            <text:p/>
          </draw:path>
          <draw:path draw:style-name="gr4" draw:text-style-name="P7" draw:layer="layout" svg:width="0.21cm" svg:height="0.465cm" svg:x="16.051cm" svg:y="5.712cm" svg:viewBox="0 0 211 466" svg:d="M193 27c0-11-9-27-27-27-20 0-41 18-41 38 0 11 9 27 30 27 20 0 38-20 38-38zM52 379c-5 9-7 15-7 29 0 31 27 58 65 58 69 0 101-96 101-105s-9-9-12-9c-9 0-9 4-13 11-16 56-47 83-74 83-13 0-16-9-16-25 0-15 5-27 12-42 6-21 13-38 20-56 6-16 31-81 36-88 2-6 4-15 4-22 0-34-29-58-67-58-70 0-101 94-101 105 0 9 9 9 11 9 11 0 11-5 14-11 18-61 49-85 74-85 11 0 17 6 17 24 0 16-4 27-22 70z">
            <text:p/>
          </draw:path>
          <draw:path draw:style-name="gr4" draw:text-style-name="P7" draw:layer="layout" svg:width="0.467cm" svg:height="0.035cm" svg:x="16.371cm" svg:y="5.978cm" svg:viewBox="0 0 468 36" svg:d="M441 36c9 0 27 0 27-18s-16-18-27-18h-414c-11 0-27 0-27 18s16 18 27 18z">
            <text:p/>
          </draw:path>
          <draw:path draw:style-name="gr4" draw:text-style-name="P7" draw:layer="layout" svg:width="0.252cm" svg:height="0.458cm" svg:x="16.987cm" svg:y="5.712cm" svg:viewBox="0 0 253 459" svg:d="M157 20c0-20-2-20-20-20-45 43-108 45-137 45v24c16 0 63 0 101-20v354c0 23 0 32-70 32h-27v24c14 0 99-2 124-2 22 0 109 2 125 2v-24h-27c-69 0-69-9-69-32z">
            <text:p/>
          </draw:path>
          <draw:path draw:style-name="gr4" draw:text-style-name="P7" draw:layer="layout" svg:width="0.655cm" svg:height="0.658cm" svg:x="17.625cm" svg:y="5.447cm" svg:viewBox="0 0 656 659" svg:d="M349 350h276c13 0 31 0 31-21 0-20-18-20-31-20h-276v-275c0-16 0-34-20-34s-20 18-20 34v275h-275c-16 0-34 0-34 20 0 21 18 21 34 21h275v275c0 14 0 34 20 34s20-20 20-34z">
            <text:p/>
          </draw:path>
          <draw:path draw:style-name="gr4" draw:text-style-name="P7" draw:layer="layout" svg:width="0.671cm" svg:height="0.667cm" svg:x="18.58cm" svg:y="5.353cm" svg:viewBox="0 0 672 668" svg:d="M399 69c6-26 11-33 22-35 9-3 40-3 63-3 98 0 143 3 143 81 0 13-4 54-9 78 0 5-2 16-2 18 0 7 2 14 11 14 11 0 14-7 16-23l27-172c0-2 2-14 2-16 0-11-11-11-27-11h-549c-22 0-24 0-31 20l-58 173c-3 2-7 15-7 18 0 6 4 11 11 11 11 0 11-5 18-20 54-153 79-171 224-171h38c29 0 29 3 29 12 0 6-4 17-4 20l-132 528c-9 36-12 48-117 48-36 0-42 0-42 17 0 12 11 12 18 12 24 0 53 0 80 0s56-3 83-3 56 3 83 3 58 0 85 0c9 0 22 0 22-18 0-11-8-11-33-11s-38 0-63-3c-29-2-38-6-38-22 0 0 0-5 5-20z">
            <text:p/>
          </draw:path>
          <draw:path draw:style-name="gr4" draw:text-style-name="P7" draw:layer="layout" svg:width="0.21cm" svg:height="0.465cm" svg:x="19.162cm" svg:y="5.712cm" svg:viewBox="0 0 211 466" svg:d="M193 27c0-11-9-27-27-27-20 0-41 18-41 38 0 11 9 27 30 27 20 0 38-20 38-38zM52 379c-5 9-7 15-7 29 0 31 27 58 65 58 69 0 101-96 101-105s-9-9-12-9c-9 0-9 4-13 11-16 56-47 83-74 83-13 0-16-9-16-25 0-15 5-27 12-42 6-21 13-38 20-56 6-16 31-81 36-88 2-6 4-15 4-22 0-34-29-58-67-58-70 0-101 94-101 105 0 9 9 9 11 9 11 0 11-5 14-11 18-61 49-85 74-85 11 0 17 6 17 24 0 16-4 27-22 70z">
            <text:p/>
          </draw:path>
          <draw:polygon draw:style-name="gr4" draw:text-style-name="P7" draw:layer="layout" svg:width="4.781cm" svg:height="0.042cm" svg:x="14.678cm" svg:y="6.42cm" svg:viewBox="0 0 4782 43" draw:points="2392,43 0,43 0,0 4782,0 4782,43">
            <text:p/>
          </draw:polygon>
          <draw:path draw:style-name="gr4" draw:text-style-name="P7" draw:layer="layout" svg:width="0.727cm" svg:height="0.707cm" svg:x="16.423cm" svg:y="6.657cm" svg:viewBox="0 0 728 708" svg:d="M390 18c-7-14-9-18-25-18-18 0-20 4-27 18l-334 670c-4 9-4 11-4 11 0 9 7 9 22 9h686c15 0 20 0 20-9 0 0 0-2-5-11zM332 99l266 533h-531z">
            <text:p/>
          </draw:path>
          <draw:path draw:style-name="gr4" draw:text-style-name="P7" draw:layer="layout" svg:width="0.492cm" svg:height="0.447cm" svg:x="17.224cm" svg:y="6.926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6 47-53s-23-36-38-36c-29 0-54 27-54 58 0 45 49 65 94 65 65 0 101-69 103-76 11 38 47 76 108 76 100 0 156-128 156-152 0-9-9-9-11-9-9 0-11 2-13 9-32 107-99 130-132 130-38 0-54-32-54-65 0-23 7-43 18-88z">
            <text:p/>
          </draw:path>
          <draw:path draw:style-name="gr4" draw:text-style-name="P7" draw:layer="layout" svg:width="0.485cm" svg:height="2.363cm" svg:x="19.61cm" svg:y="5.259cm" svg:viewBox="0 0 486 2364" svg:d="M486 1183c0-388-90-777-340-1073-21-23-56-63-97-99-13-11-15-11-29-11-11 0-20 0-20 9 0 4 4 9 7 11 33 36 101 101 165 209 160 253 233 573 233 952 0 266-35 607-199 900-78 142-161 222-202 265-2 2-4 4-4 9 0 9 9 9 20 9 14 0 16 0 32-16 331-300 434-751 434-1165z">
            <text:p/>
          </draw:path>
          <draw:polygon draw:style-name="gr4" draw:text-style-name="P7" draw:layer="layout" svg:width="13.544cm" svg:height="0.042cm" svg:x="6.757cm" svg:y="7.739cm" svg:viewBox="0 0 13545 43" draw:points="6771,43 0,43 0,0 13545,0 13545,43">
            <text:p/>
          </draw:polygon>
          <draw:path draw:style-name="gr4" draw:text-style-name="P7" draw:layer="layout" svg:width="0.727cm" svg:height="0.707cm" svg:x="12.883cm" svg:y="7.977cm" svg:viewBox="0 0 728 708" svg:d="M390 18c-7-14-9-18-25-18-18 0-20 4-27 18l-334 670c-4 9-4 11-4 11 0 9 7 9 22 9h686c15 0 20 0 20-9 0 0 0-2-5-11zM334 99l264 533h-531z">
            <text:p/>
          </draw:path>
          <draw:path draw:style-name="gr4" draw:text-style-name="P7" draw:layer="layout" svg:width="0.492cm" svg:height="0.447cm" svg:x="13.688cm" svg:y="8.246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6 47-53s-23-36-38-36c-29 0-54 27-54 58 0 45 49 65 94 65 65 0 101-69 103-76 11 38 47 76 108 76 100 0 156-128 156-152 0-9-9-9-11-9-9 0-11 2-13 9-32 107-99 130-132 130-38 0-54-32-54-65 0-23 7-43 18-88z">
            <text:p/>
          </draw:path>
          <draw:path draw:style-name="gr4" draw:text-style-name="P7" draw:layer="layout" svg:width="0.655cm" svg:height="0.658cm" svg:x="6.813cm" svg:y="10.188cm" svg:viewBox="0 0 656 659" svg:d="M349 350h276c13 0 31 0 31-21 0-20-18-20-31-20h-276v-275c0-16 0-34-20-34s-20 18-20 34v275h-275c-16 0-34 0-34 20 0 21 18 21 34 21h275v275c0 14 0 34 20 34s20-20 20-34z">
            <text:p/>
          </draw:path>
          <draw:path draw:style-name="gr4" draw:text-style-name="P7" draw:layer="layout" svg:width="0.485cm" svg:height="2.363cm" svg:x="7.893cm" svg:y="9.334cm" svg:viewBox="0 0 486 2364" svg:d="M486 2355c0-5-2-7-4-9-36-38-103-103-168-211-159-253-231-573-231-952 0-267 36-607 197-901 78-141 159-222 204-264 2-2 2-5 2-9 0-9-7-9-20-9-14 0-16 0-31 16-332 300-435 750-435 1165 0 387 90 777 340 1073 21 22 56 63 99 98 11 12 13 12 27 12 13 0 20 0 20-9z">
            <text:p/>
          </draw:path>
          <draw:path draw:style-name="gr4" draw:text-style-name="P7" draw:layer="layout" svg:width="0.416cm" svg:height="0.678cm" svg:x="8.451cm" svg:y="10.105cm" svg:viewBox="0 0 417 679" svg:d="M417 343c0-81-5-159-41-233-44-94-125-110-168-110-58 0-132 25-172 117-32 69-36 145-36 226 0 74 4 161 45 237 42 79 114 99 163 99 54 0 128-20 173-114 31-68 36-146 36-222zM208 659c-38 0-98-25-116-121-9-59-9-150-9-209 0-62 0-127 7-181 20-117 94-126 118-126 32 0 97 18 117 115 9 56 9 130 9 192 0 74 0 141-11 204-14 94-70 126-115 126z">
            <text:p/>
          </draw:path>
          <draw:path draw:style-name="gr4" draw:text-style-name="P7" draw:layer="layout" svg:width="0.107cm" svg:height="0.107cm" svg:x="8.988cm" svg:y="10.656cm" svg:viewBox="0 0 108 108" svg:d="M108 54c0-29-25-54-54-54s-54 25-54 54 25 54 54 54 54-25 54-54z">
            <text:p/>
          </draw:path>
          <draw:path draw:style-name="gr4" draw:text-style-name="P7" draw:layer="layout" svg:width="0.393cm" svg:height="0.678cm" svg:x="9.226cm" svg:y="10.105cm" svg:viewBox="0 0 394 679" svg:d="M394 459c0-116-80-217-188-217-47 0-90 16-125 51v-192c20 7 53 13 85 13 121 0 190-89 190-103 0-7-2-11-9-11-2 0-4 0-9 2-20 9-67 29-134 29-40 0-85-6-132-27-7-4-9-4-12-4-8 0-8 9-8 25v291c0 18 0 27 13 27 7 0 9-2 11-9 11-16 49-70 128-70 51 0 78 45 85 63 16 38 18 76 18 126 0 33 0 94-25 134-22 38-60 65-105 65-72 0-128-52-146-110 3 0 7 0 18 0 32 0 50-24 50-47 0-25-18-49-50-49-15 0-49 7-49 54 0 85 69 179 179 179 114 0 215-94 215-220z">
            <text:p/>
          </draw:path>
          <draw:path draw:style-name="gr4" draw:text-style-name="P7" draw:layer="layout" svg:width="0.23cm" svg:height="0.985cm" svg:x="9.768cm" svg:y="10.022cm" svg:viewBox="0 0 231 986" svg:d="M231 977c0-2 0-5-18-23-123-123-155-309-155-461 0-170 38-343 159-466 14-11 14-14 14-18 0-7-5-9-11-9-9 0-99 67-157 193-52 107-63 217-63 300 0 78 11 197 65 309 60 121 146 184 155 184 6 0 11-2 11-9z">
            <text:p/>
          </draw:path>
          <draw:path draw:style-name="gr4" draw:text-style-name="P7" draw:layer="layout" svg:width="0.552cm" svg:height="0.447cm" svg:x="10.093cm" svg:y="10.327cm" svg:viewBox="0 0 553 448" svg:d="M430 204c0-155-92-204-163-204-137 0-267 141-267 280 0 92 58 168 159 168 63 0 134-22 211-83 11 52 44 83 89 83 52 0 83-54 83-69 0-7-7-12-13-12-7 0-9 5-12 12-18 47-53 47-56 47-31 0-31-76-31-101 0-20 0-23 11-34 92-116 112-233 112-233 0-2 0-9-11-9-9 0-9 3-13 20-18 63-52 137-99 195zM365 338c-87 76-163 88-204 88-58 0-87-45-87-108 0-47 25-154 56-206 47-72 101-90 134-90 99 0 99 130 99 207 0 35 0 94 2 109z">
            <text:p/>
          </draw:path>
          <draw:path draw:style-name="gr4" draw:text-style-name="P7" draw:layer="layout" svg:width="0.21cm" svg:height="0.465cm" svg:x="10.713cm" svg:y="10.452cm" svg:viewBox="0 0 211 466" svg:d="M193 27c0-11-9-27-27-27-20 0-41 18-41 38 0 11 9 27 30 27 20 0 38-20 38-38zM52 379c-5 9-7 15-7 29 0 31 27 58 65 58 69 0 101-96 101-105s-9-9-12-9c-9 0-9 2-13 11-16 56-47 83-74 83-13 0-16-9-16-25 0-15 5-27 12-42 6-21 13-38 20-56 6-16 31-81 36-88 2-6 4-15 4-22 0-34-29-58-67-58-70 0-101 94-101 105 0 9 9 9 11 9 11 0 11-5 14-11 18-61 49-85 74-85 11 0 17 6 17 24 0 16-4 27-22 70z">
            <text:p/>
          </draw:path>
          <draw:path draw:style-name="gr4" draw:text-style-name="P7" draw:layer="layout" svg:width="0.655cm" svg:height="0.658cm" svg:x="11.282cm" svg:y="10.188cm" svg:viewBox="0 0 656 659" svg:d="M349 350h276c13 0 31 0 31-21 0-20-18-20-31-20h-276v-275c0-16 0-34-20-34s-20 18-20 34v275h-275c-16 0-34 0-34 20 0 21 18 21 34 21h275v275c0 14 0 34 20 34s20-20 20-34z">
            <text:p/>
          </draw:path>
          <draw:path draw:style-name="gr4" draw:text-style-name="P7" draw:layer="layout" svg:width="0.552cm" svg:height="0.447cm" svg:x="12.252cm" svg:y="10.327cm" svg:viewBox="0 0 553 448" svg:d="M430 204c0-155-92-204-163-204-137 0-267 141-267 280 0 92 58 168 159 168 63 0 134-22 211-83 11 52 44 83 89 83 52 0 83-54 83-69 0-7-7-12-13-12-7 0-9 5-12 12-18 47-53 47-56 47-31 0-31-76-31-101 0-20 0-23 11-34 92-116 112-233 112-233 0-2 0-9-11-9-9 0-9 3-13 20-18 63-52 137-99 195zM365 338c-87 76-163 88-204 88-58 0-87-45-87-108 0-47 25-154 56-206 47-72 101-90 134-90 99 0 99 130 99 207 0 35 0 94 2 109z">
            <text:p/>
          </draw:path>
          <draw:path draw:style-name="gr4" draw:text-style-name="P7" draw:layer="layout" svg:width="0.21cm" svg:height="0.465cm" svg:x="12.875cm" svg:y="10.452cm" svg:viewBox="0 0 211 466" svg:d="M193 27c0-11-9-27-27-27-20 0-41 18-41 38 0 11 9 27 30 27 20 0 38-20 38-38zM52 379c-5 9-7 15-7 29 0 31 27 58 65 58 69 0 101-96 101-105s-9-9-12-9c-9 0-9 2-13 11-16 56-47 83-74 83-13 0-16-9-16-25 0-15 5-27 12-42 6-21 13-38 20-56 6-16 31-81 36-88 2-6 4-15 4-22 0-34-29-58-67-58-70 0-101 94-101 105 0 9 9 9 11 9 11 0 11-5 14-11 18-61 49-85 74-85 11 0 17 6 17 24 0 16-4 27-22 70z">
            <text:p/>
          </draw:path>
          <draw:path draw:style-name="gr4" draw:text-style-name="P7" draw:layer="layout" svg:width="0.507cm" svg:height="0.51cm" svg:x="13.168cm" svg:y="10.481cm" svg:viewBox="0 0 508 511" svg:d="M271 271h213c9 0 24 0 24-16 0-18-15-18-24-18h-213v-212c0-9 0-25-16-25-18 0-18 16-18 25v212h-212c-9 0-25 0-25 18 0 16 16 16 25 16h212v213c0 9 0 27 18 27 16 0 16-16 16-27z">
            <text:p/>
          </draw:path>
          <draw:path draw:style-name="gr4" draw:text-style-name="P7" draw:layer="layout" svg:width="0.252cm" svg:height="0.458cm" svg:x="13.8cm" svg:y="10.452cm" svg:viewBox="0 0 253 459" svg:d="M157 20c0-20-2-20-20-20-45 43-108 45-137 45v24c16 0 63 0 101-20v354c0 23 0 32-70 32h-27v24c14 0 99-2 124-2 22 0 109 2 125 2v-24h-27c-69 0-69-9-69-32z">
            <text:p/>
          </draw:path>
          <draw:path draw:style-name="gr4" draw:text-style-name="P7" draw:layer="layout" svg:width="0.23cm" svg:height="0.985cm" svg:x="14.221cm" svg:y="10.022cm" svg:viewBox="0 0 231 986" svg:d="M231 493c0-76-11-195-65-307-61-121-146-186-157-186-5 0-9 4-9 9 0 4 0 7 18 25 98 96 154 253 154 459 0 168-35 343-159 466-13 13-13 16-13 18 0 7 4 9 9 9 11 0 101-67 159-193 52-107 63-217 63-300z">
            <text:p/>
          </draw:path>
          <draw:path draw:style-name="gr4" draw:text-style-name="P7" draw:layer="layout" svg:width="0.602cm" svg:height="0.042cm" svg:x="14.747cm" svg:y="9.83cm" svg:viewBox="0 0 603 43" svg:d="M569 43c16 0 34 0 34-23 0-20-18-20-34-20h-535c-16 0-34 0-34 20 0 23 18 23 34 23z">
            <text:p/>
          </draw:path>
          <draw:path draw:style-name="gr4" draw:text-style-name="P7" draw:layer="layout" svg:width="0.671cm" svg:height="0.667cm" svg:x="15.455cm" svg:y="9.428cm" svg:viewBox="0 0 672 668" svg:d="M399 69c6-29 11-33 22-35 9-3 40-3 63-3 98 0 143 3 143 81 0 13-4 54-9 78 0 5-2 16-2 18 0 7 2 14 11 14 11 0 14-7 16-23l27-172c0-2 2-14 2-16 0-11-11-11-27-11h-549c-22 0-24 0-31 20l-58 173c-3 2-7 15-7 18 0 6 4 11 11 11 11 0 11-5 18-20 54-153 79-171 224-171h38c29 0 29 3 29 12 0 6-4 17-4 20l-132 528c-9 36-12 48-117 48-36 0-42 0-42 17 0 12 11 12 18 12 24 0 53 0 80 0s56-3 83-3 56 3 83 3 58 0 85 0c9 0 22 0 22-18 0-11-8-11-33-11s-38 0-63-3c-29-2-38-6-38-22 0 0 0-5 5-20z">
            <text:p/>
          </draw:path>
          <draw:path draw:style-name="gr4" draw:text-style-name="P7" draw:layer="layout" svg:width="0.21cm" svg:height="0.465cm" svg:x="16.039cm" svg:y="9.787cm" svg:viewBox="0 0 211 466" svg:d="M193 27c0-11-9-27-27-27-20 0-41 18-41 38 0 11 9 27 30 27 20 0 38-20 38-38zM52 379c-5 9-7 15-7 29 0 31 27 58 65 58 69 0 101-96 101-105s-9-9-12-9c-9 0-9 4-13 11-16 56-47 83-74 83-13 0-16-9-16-25 0-15 5-27 12-42 6-21 13-38 20-56 6-16 31-81 36-88 2-6 4-15 4-22 0-34-29-58-67-58-70 0-101 94-101 105 0 9 9 9 11 9 11 0 11-5 14-11 18-61 49-85 74-85 11 0 17 6 17 24 0 16-4 27-22 70z">
            <text:p/>
          </draw:path>
          <draw:path draw:style-name="gr4" draw:text-style-name="P7" draw:layer="layout" svg:width="0.655cm" svg:height="0.658cm" svg:x="16.608cm" svg:y="9.523cm" svg:viewBox="0 0 656 659" svg:d="M349 350h276c13 0 31 0 31-21 0-20-18-20-31-20h-276v-275c0-16 0-34-20-34s-20 18-20 34v275h-275c-16 0-34 0-34 20 0 21 18 21 34 21h275v275c0 14 0 34 20 34s20-20 20-34z">
            <text:p/>
          </draw:path>
          <draw:path draw:style-name="gr4" draw:text-style-name="P7" draw:layer="layout" svg:width="0.671cm" svg:height="0.667cm" svg:x="17.56cm" svg:y="9.428cm" svg:viewBox="0 0 672 668" svg:d="M399 69c6-29 9-33 22-35 9-3 40-3 63-3 98 0 143 3 143 81 0 13-4 54-9 78 0 5-2 16-2 18 0 7 2 14 11 14 11 0 14-7 16-23l27-172c0-2 2-14 2-16 0-11-11-11-27-11h-549c-22 0-24 0-31 20l-58 173c-3 2-7 15-7 18 0 6 4 11 11 11 11 0 11-5 18-20 54-153 79-171 224-171h38c29 0 29 3 29 12 0 6-4 17-4 20l-132 528c-9 36-12 48-117 48-36 0-42 0-42 17 0 12 11 12 15 12 27 0 56 0 83 0s56-3 83-3 56 3 83 3 58 0 85 0c9 0 22 0 22-18 0-11-8-11-33-11s-38 0-63-3c-29-2-38-6-38-22 0 0 0-5 5-20z">
            <text:p/>
          </draw:path>
          <draw:path draw:style-name="gr4" draw:text-style-name="P7" draw:layer="layout" svg:width="0.21cm" svg:height="0.465cm" svg:x="18.145cm" svg:y="9.787cm" svg:viewBox="0 0 211 466" svg:d="M193 27c0-11-9-27-27-27-20 0-41 18-41 38 0 11 9 27 30 27 20 0 38-20 38-38zM52 379c-5 9-7 15-7 29 0 31 27 58 65 58 69 0 101-96 101-105s-9-9-12-9c-9 0-9 4-13 11-16 56-47 83-74 83-13 0-16-9-16-25 0-15 5-27 12-42 6-21 13-38 20-56 6-16 31-81 36-88 2-6 4-15 4-22 0-34-29-58-67-58-70 0-101 94-101 105 0 9 9 9 11 9 11 0 11-5 14-11 18-61 49-85 74-85 11 0 17 6 17 24 0 16-4 27-22 70z">
            <text:p/>
          </draw:path>
          <draw:path draw:style-name="gr4" draw:text-style-name="P7" draw:layer="layout" svg:width="0.507cm" svg:height="0.51cm" svg:x="18.438cm" svg:y="9.816cm" svg:viewBox="0 0 508 511" svg:d="M271 271h213c9 0 24 0 24-16 0-18-15-18-24-18h-213v-212c0-9 0-25-16-25-18 0-18 16-18 25v212h-212c-9 0-25 0-25 18 0 16 16 16 25 16h212v213c0 9 0 27 18 27 16 0 16-16 16-27z">
            <text:p/>
          </draw:path>
          <draw:path draw:style-name="gr4" draw:text-style-name="P7" draw:layer="layout" svg:width="0.252cm" svg:height="0.458cm" svg:x="19.07cm" svg:y="9.785cm" svg:viewBox="0 0 253 459" svg:d="M157 20c0-20-2-20-20-20-45 43-108 45-137 45v24c16 0 63 0 101-20v354c0 23 0 32-70 32h-27v24c14 0 99-2 124-2 22 0 109 2 125 2v-24h-27c-69 0-69-9-69-32z">
            <text:p/>
          </draw:path>
          <draw:polygon draw:style-name="gr4" draw:text-style-name="P7" draw:layer="layout" svg:width="4.77cm" svg:height="0.042cm" svg:x="14.666cm" svg:y="10.495cm" svg:viewBox="0 0 4771 43" draw:points="2385,43 0,43 0,0 4771,0 4771,43">
            <text:p/>
          </draw:polygon>
          <draw:path draw:style-name="gr4" draw:text-style-name="P7" draw:layer="layout" svg:width="0.727cm" svg:height="0.707cm" svg:x="16.407cm" svg:y="10.732cm" svg:viewBox="0 0 728 708" svg:d="M390 18c-7-14-9-18-25-18-18 0-20 4-27 18l-334 670c-4 9-4 11-4 11 0 9 7 9 22 9h686c15 0 20 0 20-9 0 0 0-2-5-11zM332 99l266 533h-531z">
            <text:p/>
          </draw:path>
          <draw:path draw:style-name="gr4" draw:text-style-name="P7" draw:layer="layout" svg:width="0.492cm" svg:height="0.447cm" svg:x="17.209cm" svg:y="11.001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6 47-53s-23-36-38-36c-29 0-54 27-54 58 0 45 49 65 94 65 65 0 101-69 103-76 11 38 47 76 108 76 100 0 156-128 156-152 0-9-9-9-11-9-9 0-11 2-13 9-32 107-99 130-132 130-38 0-54-32-54-65 0-23 7-43 18-88z">
            <text:p/>
          </draw:path>
          <draw:path draw:style-name="gr4" draw:text-style-name="P7" draw:layer="layout" svg:width="0.485cm" svg:height="2.363cm" svg:x="19.587cm" svg:y="9.334cm" svg:viewBox="0 0 486 2364" svg:d="M486 1183c0-388-90-777-340-1073-21-23-56-63-97-99-13-11-15-11-29-11-11 0-20 0-20 9 0 4 4 9 7 11 33 36 101 101 165 209 160 253 231 573 231 952 0 266-33 607-197 900-78 142-161 222-202 265-2 2-4 4-4 9 0 9 9 9 20 9 14 0 16 0 32-16 331-300 434-751 434-1165z">
            <text:p/>
          </draw:path>
          <draw:polygon draw:style-name="gr4" draw:text-style-name="P7" draw:layer="layout" svg:width="13.521cm" svg:height="0.042cm" svg:x="6.757cm" svg:y="11.815cm" svg:viewBox="0 0 13522 43" draw:points="6762,43 0,43 0,0 13522,0 13522,43">
            <text:p/>
          </draw:polygon>
          <draw:path draw:style-name="gr4" draw:text-style-name="P7" draw:layer="layout" svg:width="0.727cm" svg:height="0.707cm" svg:x="12.872cm" svg:y="12.05cm" svg:viewBox="0 0 728 708" svg:d="M390 18c-7-14-9-18-25-18-18 0-20 4-27 18l-334 670c-4 9-4 11-4 11 0 9 7 9 22 9h686c15 0 20 0 20-9 0 0 0-2-5-11zM332 99l266 533h-531z">
            <text:p/>
          </draw:path>
          <draw:path draw:style-name="gr4" draw:text-style-name="P7" draw:layer="layout" svg:width="0.492cm" svg:height="0.447cm" svg:x="13.676cm" svg:y="12.321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2-51 103-94 103-7 0-29 0-49-12 24-6 47-26 47-53s-23-36-38-36c-29 0-54 27-54 58 0 45 49 65 92 65 67 0 101-69 105-76 11 38 47 76 105 76 103 0 159-128 159-152 0-9-9-9-11-9-9 0-11 2-13 9-34 107-101 130-132 130-38 0-54-32-54-65 0-23 7-43 18-88z">
            <text:p/>
          </draw:path>
        </draw:g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1">
        <office:forms form:automatic-focus="false" form:apply-design-mode="false"/>
        <draw:g>
          <svg:title>TexMaths</svg:title>
          <svg:desc>28§latex§\begin{align*} 
\dfrac{\partial}{\partial x} &amp; \left( \alpha \dfrac{\partial T}{\partial x} \right)  \approx 
\left(\dfrac{0.5}{(\Delta x)^2}\right) 
[(\alpha_{i-1}+\alpha_{i})T_{i-1}\\
&amp; -(\alpha_{i-1}+\alpha_{i})T_{i}-(\alpha_{i}+\alpha_{i+1})T_{i}+(\alpha_{i}+\alpha_{i+1})T_{i+1}
]
\end{align*}§svg§600§FALSE§</svg:desc>
          <draw:polygon draw:style-name="gr3" draw:text-style-name="P6" draw:layer="layout" svg:width="23.491cm" svg:height="3.829cm" svg:x="0.638cm" svg:y="9.398cm" svg:viewBox="0 0 23492 3830" draw:points="11746,3830 0,3830 0,0 23492,0 23492,3830">
            <text:p/>
          </draw:polygon>
          <draw:path draw:style-name="gr4" draw:text-style-name="P7" draw:layer="layout" svg:width="0.519cm" svg:height="0.727cm" svg:x="0.958cm" svg:y="9.454cm" svg:viewBox="0 0 520 728" svg:d="M419 372c-11-61-52-117-128-117-60 0-125 16-201 94-83 81-90 173-90 204 0 61 43 175 181 175 236 0 339-332 339-473 0-156-92-255-213-255-143 0-188 128-188 157 0 13 6 33 36 33 33 0 53-29 53-51 0-36-31-36-47-36 45-72 115-78 144-78 71 0 141 51 141 179 0 38-7 87-27 168zM186 701c-110 0-110-103-110-112 0-27 25-166 65-224 40-56 87-87 150-87 108 0 110 109 110 130 0 71-65 293-215 293z">
            <text:p/>
          </draw:path>
          <draw:polygon draw:style-name="gr4" draw:text-style-name="P7" draw:layer="layout" svg:width="1.141cm" svg:height="0.042cm" svg:x="0.638cm" svg:y="10.558cm" svg:viewBox="0 0 1142 43" draw:points="571,43 0,43 0,0 1142,0 1142,43">
            <text:p/>
          </draw:polygon>
          <draw:path draw:style-name="gr4" draw:text-style-name="P7" draw:layer="layout" svg:width="0.519cm" svg:height="0.727cm" svg:x="0.678cm" svg:y="10.796cm" svg:viewBox="0 0 520 728" svg:d="M419 372c-11-61-52-117-128-117-60 0-125 16-201 94-83 81-90 173-90 204 0 61 43 175 181 175 236 0 339-332 339-473 0-156-92-255-213-255-143 0-188 128-188 157 0 13 6 33 36 33 33 0 53-29 53-51 0-36-31-36-47-36 45-72 115-78 144-78 71 0 141 51 141 179 0 38-7 87-27 168zM186 701c-110 0-110-103-110-112 0-27 25-166 65-224 40-56 87-87 150-87 108 0 110 109 110 130 0 71-65 293-215 293z">
            <text:p/>
          </draw:path>
          <draw:path draw:style-name="gr4" draw:text-style-name="P7" draw:layer="layout" svg:width="0.492cm" svg:height="0.447cm" svg:x="1.243cm" svg:y="11.064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4 65 65 0 101-69 103-76 11 38 47 76 108 76 100 0 156-128 156-152 0-9-9-9-11-9-9 0-11 2-13 9-32 107-101 130-132 130-38 0-54-32-54-65 0-23 7-43 18-88z">
            <text:p/>
          </draw:path>
          <draw:path draw:style-name="gr4" draw:text-style-name="P7" draw:layer="layout" svg:width="0.485cm" svg:height="2.362cm" svg:x="2.264cm" svg:y="9.398cm" svg:viewBox="0 0 486 2363" svg:d="M486 2354c0-4-2-7-4-9-36-38-103-103-168-211-159-253-231-573-231-951 0-267 36-607 197-901 78-141 159-222 204-264 2-2 2-5 2-9 0-9-7-9-20-9-14 0-16 0-31 16-332 300-435 750-435 1164 0 388 90 778 340 1073 21 23 56 63 99 99 11 11 13 11 27 11 13 0 20 0 20-9z">
            <text:p/>
          </draw:path>
          <draw:path draw:style-name="gr4" draw:text-style-name="P7" draw:layer="layout" svg:width="0.552cm" svg:height="0.447cm" svg:x="2.824cm" svg:y="10.39cm" svg:viewBox="0 0 553 448" svg:d="M430 204c0-155-92-204-163-204-137 0-267 141-267 280 0 92 58 168 159 168 63 0 134-22 211-83 11 52 44 83 89 83 52 0 83-54 83-69 0-7-7-12-13-12-7 0-9 5-12 12-18 47-53 47-56 47-31 0-31-77-31-101 0-20 0-23 11-34 92-116 112-233 112-233 0-2 0-9-11-9-9 0-9 3-13 20-18 63-52 137-99 195zM365 338c-87 76-163 88-204 88-58 0-87-45-87-108 0-47 25-154 56-206 47-72 101-90 134-90 99 0 99 130 99 206 0 36 0 95 2 110z">
            <text:p/>
          </draw:path>
          <draw:path draw:style-name="gr4" draw:text-style-name="P7" draw:layer="layout" svg:width="0.519cm" svg:height="0.727cm" svg:x="3.575cm" svg:y="9.454cm" svg:viewBox="0 0 520 728" svg:d="M419 372c-11-61-52-117-128-117-60 0-125 16-201 94-83 81-90 173-90 204 0 61 43 175 181 175 236 0 339-332 339-473 0-156-92-255-213-255-143 0-191 128-191 157 0 13 9 33 39 33 33 0 53-29 53-51 0-36-31-36-47-36 45-72 115-78 144-78 71 0 141 51 141 179 0 38-7 87-27 168zM186 701c-110 0-110-103-110-112 0-27 25-166 65-224 40-56 87-87 150-87 108 0 110 109 110 130 0 71-65 293-215 293z">
            <text:p/>
          </draw:path>
          <draw:path draw:style-name="gr4" draw:text-style-name="P7" draw:layer="layout" svg:width="0.671cm" svg:height="0.666cm" svg:x="4.137cm" svg:y="9.492cm" svg:viewBox="0 0 672 667" svg:d="M399 69c6-26 11-33 22-35 9-3 40-3 63-3 98 0 143 3 143 81 0 13-4 54-9 78 0 5-2 16-2 18 0 7 2 14 11 14 11 0 14-7 16-23l27-172c0-2 2-14 2-16 0-11-11-11-27-11h-549c-22 0-24 0-31 20l-58 173c-3 2-7 15-7 18 0 6 4 11 11 11 11 0 11-5 18-20 54-153 79-171 224-171h38c29 0 29 3 29 12 0 6-4 17-4 20l-132 528c-9 36-12 47-117 47-36 0-42 0-42 18 0 11 11 11 15 11 27 0 56 0 83 0s56-2 83-2 56 2 83 2 58 0 85 0c9 0 22 0 22-17 0-12-8-12-33-12s-38 0-63-2c-29-2-38-7-38-22 0 0 0-5 5-20z">
            <text:p/>
          </draw:path>
          <draw:polygon draw:style-name="gr4" draw:text-style-name="P7" draw:layer="layout" svg:width="1.289cm" svg:height="0.042cm" svg:x="3.534cm" svg:y="10.558cm" svg:viewBox="0 0 1290 43" draw:points="645,43 0,43 0,0 1290,0 1290,43">
            <text:p/>
          </draw:polygon>
          <draw:path draw:style-name="gr4" draw:text-style-name="P7" draw:layer="layout" svg:width="0.519cm" svg:height="0.727cm" svg:x="3.648cm" svg:y="10.796cm" svg:viewBox="0 0 520 728" svg:d="M419 372c-11-61-52-117-128-117-60 0-125 16-201 94-83 81-90 173-90 204 0 61 43 175 181 175 236 0 339-332 339-473 0-156-92-255-213-255-143 0-191 128-191 157 0 13 9 33 39 33 33 0 53-29 53-51 0-36-31-36-47-36 45-72 115-78 144-78 71 0 141 51 141 179 0 38-7 87-27 168zM186 701c-110 0-110-103-110-112 0-27 25-166 65-224 40-56 87-87 150-87 108 0 110 109 110 130 0 71-65 293-215 293z">
            <text:p/>
          </draw:path>
          <draw:path draw:style-name="gr4" draw:text-style-name="P7" draw:layer="layout" svg:width="0.492cm" svg:height="0.447cm" svg:x="4.215cm" svg:y="11.064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2 65 67 0 101-69 105-76 11 38 47 76 105 76 103 0 159-128 159-152 0-9-9-9-11-9-9 0-11 2-13 9-34 107-101 130-132 130-38 0-54-32-54-65 0-23 7-43 18-88z">
            <text:p/>
          </draw:path>
          <draw:path draw:style-name="gr4" draw:text-style-name="P7" draw:layer="layout" svg:width="0.485cm" svg:height="2.362cm" svg:x="4.977cm" svg:y="9.398cm" svg:viewBox="0 0 486 2363" svg:d="M486 1183c0-388-90-778-340-1073-21-23-56-63-97-99-13-11-15-11-29-11-11 0-20 0-20 9 0 4 4 9 7 11 33 36 101 101 165 208 160 254 231 574 231 952 0 267-33 607-197 901-78 141-161 221-202 264-2 2-4 5-4 9 0 9 9 9 20 9 14 0 16 0 32-16 331-300 434-750 434-1164z">
            <text:p/>
          </draw:path>
          <draw:path draw:style-name="gr4" draw:text-style-name="P7" draw:layer="layout" svg:width="0.658cm" svg:height="0.422cm" svg:x="5.994cm" svg:y="10.35cm" svg:viewBox="0 0 659 423" svg:d="M659 31c0-22-7-31-14-31-4 0-13 4-13 27-5 69-74 110-139 110-56 0-105-32-157-65-54-36-108-72-170-72-92 0-166 69-166 161 0 23 9 29 13 29 12 0 14-18 14-22 7-83 87-112 139-112 56 0 105 29 157 65 53 36 107 72 170 72 92 0 166-72 166-162zM659 262c0-29-12-31-14-31-4 0-13 6-13 27-5 69-74 109-139 109-56 0-105-31-157-65-54-35-108-71-170-71-92 0-166 69-166 161 0 22 9 29 13 29 12 0 14-18 14-22 7-83 87-112 139-112 56 0 105 29 157 65 53 35 107 71 170 71 94 0 166-74 166-161z">
            <text:p/>
          </draw:path>
          <draw:path draw:style-name="gr4" draw:text-style-name="P7" draw:layer="layout" svg:width="0.485cm" svg:height="2.362cm" svg:x="7.183cm" svg:y="9.398cm" svg:viewBox="0 0 486 2363" svg:d="M486 2354c0-4-2-7-4-9-36-38-103-103-168-211-159-253-231-573-231-951 0-267 36-607 197-901 78-141 159-222 204-264 2-2 2-5 2-9 0-9-7-9-20-9-14 0-16 0-31 16-332 300-435 750-435 1164 0 388 90 778 340 1073 21 23 56 63 99 99 11 11 13 11 27 11 13 0 20 0 20-9z">
            <text:p/>
          </draw:path>
          <draw:path draw:style-name="gr4" draw:text-style-name="P7" draw:layer="layout" svg:width="0.416cm" svg:height="0.678cm" svg:x="8.525cm" svg:y="9.503cm" svg:viewBox="0 0 417 679" svg:d="M417 343c0-81-5-159-41-233-44-94-125-110-168-110-58 0-132 25-172 116-32 70-36 146-36 227 0 74 4 161 45 237 42 78 114 99 163 99 54 0 128-21 173-115 31-67 36-145 36-221zM208 658c-38 0-98-24-116-120-9-59-9-151-9-209 0-62 0-127 7-181 20-117 94-126 118-126 32 0 97 18 117 115 9 56 9 130 9 192 0 74 0 141-11 204-14 94-70 125-115 125z">
            <text:p/>
          </draw:path>
          <draw:path draw:style-name="gr4" draw:text-style-name="P7" draw:layer="layout" svg:width="0.107cm" svg:height="0.107cm" svg:x="9.064cm" svg:y="10.054cm" svg:viewBox="0 0 108 108" svg:d="M108 54c0-29-25-54-54-54s-54 25-54 54 25 54 54 54 54-25 54-54z">
            <text:p/>
          </draw:path>
          <draw:path draw:style-name="gr4" draw:text-style-name="P7" draw:layer="layout" svg:width="0.393cm" svg:height="0.678cm" svg:x="9.302cm" svg:y="9.503cm" svg:viewBox="0 0 394 679" svg:d="M394 459c0-116-80-217-188-217-47 0-90 16-125 51v-192c20 7 53 13 85 13 121 0 190-89 190-103 0-7-2-11-9-11-2 0-4 0-9 2-20 9-67 29-134 29-40 0-85-6-132-27-7-4-9-4-12-4-8 0-8 9-8 25v291c0 18 0 27 13 27 7 0 9-3 11-9 11-16 49-70 128-70 51 0 78 45 85 63 16 38 18 76 18 125 0 34 0 95-25 135-22 38-60 65-105 65-72 0-128-52-146-110 3 0 7 0 18 0 32 0 50-25 50-47 0-25-18-49-50-49-15 0-49 6-49 53 0 83 69 180 179 180 114 0 215-94 215-220z">
            <text:p/>
          </draw:path>
          <draw:polygon draw:style-name="gr4" draw:text-style-name="P7" draw:layer="layout" svg:width="2.591cm" svg:height="0.042cm" svg:x="7.821cm" svg:y="10.558cm" svg:viewBox="0 0 2592 43" draw:points="1295,43 0,43 0,0 2592,0 2592,43">
            <text:p/>
          </draw:polygon>
          <draw:path draw:style-name="gr4" draw:text-style-name="P7" draw:layer="layout" svg:width="0.23cm" svg:height="0.984cm" svg:x="7.918cm" svg:y="10.762cm" svg:viewBox="0 0 231 985" svg:d="M231 977c0-3 0-5-18-23-123-123-155-309-155-461 0-170 38-343 159-466 14-11 14-14 14-18 0-7-5-9-11-9-9 0-99 67-157 193-52 107-63 217-63 300 0 78 11 197 65 309 60 121 146 183 155 183 6 0 11-2 11-8z">
            <text:p/>
          </draw:path>
          <draw:path draw:style-name="gr4" draw:text-style-name="P7" draw:layer="layout" svg:width="0.727cm" svg:height="0.707cm" svg:x="8.249cm" svg:y="10.796cm" svg:viewBox="0 0 728 708" svg:d="M390 18c-7-14-9-18-25-18-18 0-20 4-27 18l-334 670c-4 9-4 11-4 11 0 9 7 9 22 9h686c15 0 20 0 20-9 0 0 0-2-5-11zM332 99l266 533h-531z">
            <text:p/>
          </draw:path>
          <draw:path draw:style-name="gr4" draw:text-style-name="P7" draw:layer="layout" svg:width="0.492cm" svg:height="0.447cm" svg:x="9.053cm" svg:y="11.064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2 65 67 0 101-69 105-76 11 38 47 76 105 76 103 0 159-128 159-152 0-9-9-9-11-9-9 0-11 2-13 9-34 107-101 130-132 130-38 0-54-32-54-65 0-23 7-43 18-88z">
            <text:p/>
          </draw:path>
          <draw:path draw:style-name="gr4" draw:text-style-name="P7" draw:layer="layout" svg:width="0.23cm" svg:height="0.984cm" svg:x="9.642cm" svg:y="10.762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ath draw:style-name="gr4" draw:text-style-name="P7" draw:layer="layout" svg:width="0.306cm" svg:height="0.458cm" svg:x="10.012cm" svg:y="10.758cm" svg:viewBox="0 0 307 459" svg:d="M307 334h-25c-2 15-9 56-18 62-4 5-58 5-67 5h-128c72-65 97-83 139-117 52-40 99-82 99-150 0-82-74-134-164-134-85 0-143 60-143 123 0 36 29 41 36 41 18 0 38-14 38-39 0-11-5-35-40-35 20-50 67-65 100-65 70 0 106 53 106 109 0 61-43 108-65 135l-168 163c-7 7-7 9-7 27h287z">
            <text:p/>
          </draw:path>
          <draw:path draw:style-name="gr4" draw:text-style-name="P7" draw:layer="layout" svg:width="0.485cm" svg:height="2.362cm" svg:x="10.563cm" svg:y="9.398cm" svg:viewBox="0 0 486 2363" svg:d="M486 1183c0-388-90-778-340-1073-21-23-56-63-97-99-13-11-15-11-29-11-11 0-20 0-20 9 0 4 4 9 7 11 33 36 101 101 165 208 160 254 231 574 231 952 0 267-33 607-197 901-78 141-161 221-202 264-2 2-4 5-4 9 0 9 9 9 20 9 14 0 16 0 32-16 331-300 434-750 434-1164z">
            <text:p/>
          </draw:path>
          <draw:polygon draw:style-name="gr4" draw:text-style-name="P7" draw:layer="layout" svg:width="0.136cm" svg:height="0.984cm" svg:x="11.533cm" svg:y="10.088cm" svg:viewBox="0 0 137 985" draw:points="137,985 137,947 40,947 40,40 137,40 137,0 0,0 0,985">
            <text:p/>
          </draw:polygon>
          <draw:path draw:style-name="gr4" draw:text-style-name="P7" draw:layer="layout" svg:width="0.23cm" svg:height="0.984cm" svg:x="11.788cm" svg:y="10.088cm" svg:viewBox="0 0 231 985" svg:d="M231 977c0-3 0-5-18-23-123-123-155-309-155-461 0-170 38-343 159-466 14-11 14-14 14-18 0-7-5-9-11-9-9 0-99 67-157 193-52 107-63 217-63 300 0 78 11 197 65 309 60 121 146 183 155 183 6 0 11-2 11-8z">
            <text:p/>
          </draw:path>
          <draw:path draw:style-name="gr4" draw:text-style-name="P7" draw:layer="layout" svg:width="0.552cm" svg:height="0.447cm" svg:x="12.113cm" svg:y="10.39cm" svg:viewBox="0 0 553 448" svg:d="M430 204c0-155-92-204-163-204-137 0-267 141-267 280 0 92 58 168 159 168 63 0 134-22 211-83 11 52 44 83 89 83 52 0 83-54 83-69 0-7-7-12-13-12-7 0-9 5-12 12-18 47-53 47-56 47-31 0-31-77-31-101 0-20 0-23 11-34 92-116 112-233 112-233 0-2 0-9-11-9-9 0-9 3-13 20-18 63-52 137-99 195zM365 338c-87 76-163 88-204 88-58 0-87-45-87-108 0-47 25-154 56-206 47-72 101-90 134-90 99 0 99 130 99 206 0 36 0 95 2 110z">
            <text:p/>
          </draw:path>
          <draw:path draw:style-name="gr4" draw:text-style-name="P7" draw:layer="layout" svg:width="0.21cm" svg:height="0.465cm" svg:x="12.733cm" svg:y="10.516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4" draw:text-style-name="P7" draw:layer="layout" svg:width="0.467cm" svg:height="0.035cm" svg:x="13.056cm" svg:y="10.782cm" svg:viewBox="0 0 468 36" svg:d="M441 36c9 0 27 0 27-18s-16-18-27-18h-414c-11 0-27 0-27 18s16 18 27 18z">
            <text:p/>
          </draw:path>
          <draw:path draw:style-name="gr4" draw:text-style-name="P7" draw:layer="layout" svg:width="0.252cm" svg:height="0.458cm" svg:x="13.67cm" svg:y="10.516cm" svg:viewBox="0 0 253 459" svg:d="M157 20c0-20 0-20-20-20-45 43-108 45-137 45v24c16 0 63 0 101-20v354c0 23 0 32-70 32h-27v24c14 0 99-2 124-2 22 0 109 2 125 2v-24h-27c-69 0-69-9-69-32z">
            <text:p/>
          </draw:path>
          <draw:path draw:style-name="gr4" draw:text-style-name="P7" draw:layer="layout" svg:width="0.655cm" svg:height="0.657cm" svg:x="14.31cm" svg:y="10.251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4" draw:text-style-name="P7" draw:layer="layout" svg:width="0.552cm" svg:height="0.447cm" svg:x="15.28cm" svg:y="10.39cm" svg:viewBox="0 0 553 448" svg:d="M430 204c0-155-92-204-163-204-137 0-267 141-267 280 0 92 58 168 159 168 63 0 134-22 211-83 11 52 44 83 89 83 52 0 83-54 83-69 0-7-7-12-13-12-7 0-9 5-12 12-18 47-53 47-56 47-31 0-31-77-31-101 0-20 0-23 11-34 92-116 112-233 112-233 0-2 0-9-11-9-9 0-9 3-13 20-18 63-52 137-99 195zM365 338c-87 76-163 88-204 88-58 0-87-45-87-108 0-47 25-154 56-206 47-72 101-90 134-90 99 0 99 130 99 206 0 36 0 95 2 110z">
            <text:p/>
          </draw:path>
          <draw:path draw:style-name="gr4" draw:text-style-name="P7" draw:layer="layout" svg:width="0.21cm" svg:height="0.465cm" svg:x="15.901cm" svg:y="10.516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4" draw:text-style-name="P7" draw:layer="layout" svg:width="0.23cm" svg:height="0.984cm" svg:x="16.252cm" svg:y="10.088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ath draw:style-name="gr4" draw:text-style-name="P7" draw:layer="layout" svg:width="0.671cm" svg:height="0.666cm" svg:x="16.604cm" svg:y="10.16cm" svg:viewBox="0 0 672 667" svg:d="M399 69c6-26 9-33 22-35 9-3 40-3 63-3 98 0 143 3 143 81 0 13-4 54-9 78 0 5-2 16-2 18 0 7 2 14 11 14 11 0 14-7 16-23l27-172c0-2 2-14 2-16 0-11-11-11-27-11h-549c-22 0-24 0-31 20l-58 173c-3 2-7 15-7 18 0 6 4 11 11 11 11 0 11-5 18-20 54-153 79-171 224-171h38c29 0 29 3 29 12 0 6-4 17-4 20l-132 528c-9 36-12 47-117 47-36 0-42 0-42 18 0 11 11 11 15 11 27 0 56 0 83 0s56-2 83-2 56 2 83 2 58 0 85 0c9 0 22 0 22-17 0-12-8-12-33-12s-38 0-63-2c-29-2-38-7-38-22 0 0 0-5 5-20z">
            <text:p/>
          </draw:path>
          <draw:path draw:style-name="gr4" draw:text-style-name="P7" draw:layer="layout" svg:width="0.21cm" svg:height="0.465cm" svg:x="17.186cm" svg:y="10.516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4" draw:text-style-name="P7" draw:layer="layout" svg:width="0.467cm" svg:height="0.035cm" svg:x="17.507cm" svg:y="10.782cm" svg:viewBox="0 0 468 36" svg:d="M441 36c9 0 27 0 27-18s-16-18-27-18h-414c-11 0-27 0-27 18s16 18 27 18z">
            <text:p/>
          </draw:path>
          <draw:path draw:style-name="gr4" draw:text-style-name="P7" draw:layer="layout" svg:width="0.252cm" svg:height="0.458cm" svg:x="18.123cm" svg:y="10.516cm" svg:viewBox="0 0 253 459" svg:d="M157 20c0-20-2-20-20-20-45 43-108 45-137 45v24c16 0 63 0 101-20v354c0 23 0 32-70 32h-27v24c14 0 99-2 124-2 22 0 109 2 125 2v-24h-27c-69 0-69-9-69-32z">
            <text:p/>
          </draw:path>
          <draw:path draw:style-name="gr4" draw:text-style-name="P7" draw:layer="layout" svg:width="0.602cm" svg:height="0.042cm" svg:x="2.197cm" svg:y="12.715cm" svg:viewBox="0 0 603 43" svg:d="M569 43c16 0 34 0 34-23 0-20-18-20-34-20h-535c-16 0-34 0-34 20 0 23 18 23 34 23z">
            <text:p/>
          </draw:path>
          <draw:path draw:style-name="gr4" draw:text-style-name="P7" draw:layer="layout" svg:width="0.23cm" svg:height="0.984cm" svg:x="3.196cm" svg:y="12.243cm" svg:viewBox="0 0 231 985" svg:d="M231 977c0-3 0-5-18-23-123-123-155-309-155-461 0-170 38-343 159-466 14-11 14-14 14-18 0-7-5-9-11-9-9 0-99 67-157 193-52 107-63 217-63 300 0 76 11 197 65 309 60 121 146 183 155 183 6 0 11-2 11-8z">
            <text:p/>
          </draw:path>
          <draw:path draw:style-name="gr4" draw:text-style-name="P7" draw:layer="layout" svg:width="0.552cm" svg:height="0.447cm" svg:x="3.521cm" svg:y="12.545cm" svg:viewBox="0 0 553 448" svg:d="M430 204c0-155-92-204-163-204-137 0-267 141-267 280 0 92 58 168 159 168 63 0 134-22 211-83 11 52 44 83 89 83 52 0 83-54 83-69 0-7-7-12-13-12-7 0-9 5-12 12-18 47-53 47-56 47-31 0-31-77-31-101 0-20 0-23 11-34 92-116 112-231 112-233s0-9-11-9c-9 0-9 3-13 20-18 63-52 137-99 195zM365 338c-87 76-163 88-204 88-58 0-87-45-87-108 0-47 25-154 56-206 47-72 101-90 134-90 99 0 99 130 99 206 0 36 0 95 2 110z">
            <text:p/>
          </draw:path>
          <draw:path draw:style-name="gr4" draw:text-style-name="P7" draw:layer="layout" svg:width="0.21cm" svg:height="0.465cm" svg:x="4.143cm" svg:y="12.67cm" svg:viewBox="0 0 211 466" svg:d="M193 27c0-11-9-27-27-27-20 0-41 18-41 38 0 11 9 27 30 27 20 0 38-20 38-38zM52 379c-5 8-7 15-7 29 0 31 27 58 65 58 71 0 101-96 101-105s-9-9-12-9c-9 0-9 4-13 11-16 56-47 83-74 83-13 0-16-9-16-23 0-18 5-29 12-44 6-21 13-39 22-56 4-16 29-81 34-88 2-7 4-16 4-22 0-34-29-58-67-58-70 0-101 94-101 105 0 9 9 9 11 9 11 0 11-5 14-11 18-61 49-86 74-86 11 0 17 7 17 25 0 16-4 27-22 70z">
            <text:p/>
          </draw:path>
          <draw:path draw:style-name="gr4" draw:text-style-name="P7" draw:layer="layout" svg:width="0.467cm" svg:height="0.035cm" svg:x="4.464cm" svg:y="12.937cm" svg:viewBox="0 0 468 36" svg:d="M441 36c9 0 27 0 27-18s-16-18-27-18h-414c-11 0-27 0-27 18s16 18 27 18z">
            <text:p/>
          </draw:path>
          <draw:path draw:style-name="gr4" draw:text-style-name="P7" draw:layer="layout" svg:width="0.252cm" svg:height="0.458cm" svg:x="5.08cm" svg:y="12.67cm" svg:viewBox="0 0 253 459" svg:d="M157 20c0-20-2-20-20-20-45 43-108 45-137 45v24c16 0 63 0 101-20v354c0 23 0 32-70 32h-27v24c14 0 99-2 124-2 22 0 109 2 125 2v-24h-27c-69 0-69-9-69-32z">
            <text:p/>
          </draw:path>
          <draw:path draw:style-name="gr4" draw:text-style-name="P7" draw:layer="layout" svg:width="0.655cm" svg:height="0.657cm" svg:x="5.718cm" svg:y="12.406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4" draw:text-style-name="P7" draw:layer="layout" svg:width="0.552cm" svg:height="0.447cm" svg:x="6.688cm" svg:y="12.545cm" svg:viewBox="0 0 553 448" svg:d="M430 204c0-155-92-204-163-204-137 0-267 141-267 280 0 92 58 168 159 168 63 0 134-22 211-83 11 52 44 83 89 83 52 0 83-54 83-69 0-7-7-12-13-12-7 0-9 5-12 12-18 47-53 47-56 47-31 0-31-77-31-101 0-20 0-23 11-34 92-116 112-231 112-233s0-9-11-9c-9 0-9 3-13 20-18 63-52 137-99 195zM365 338c-87 76-163 88-204 88-58 0-87-45-87-108 0-47 25-154 56-206 47-72 101-90 134-90 99 0 99 130 99 206 0 36 0 95 2 110z">
            <text:p/>
          </draw:path>
          <draw:path draw:style-name="gr4" draw:text-style-name="P7" draw:layer="layout" svg:width="0.21cm" svg:height="0.465cm" svg:x="7.311cm" svg:y="12.67cm" svg:viewBox="0 0 211 466" svg:d="M193 27c0-11-9-27-27-27-20 0-41 18-41 38 0 11 9 27 30 27 20 0 38-20 38-38zM52 379c-5 8-7 15-7 29 0 31 27 58 65 58 69 0 101-96 101-105s-9-9-12-9c-9 0-9 4-13 11-16 56-47 83-74 83-13 0-16-9-16-23 0-18 5-29 12-44 6-21 13-39 20-56 6-16 31-81 36-88 2-7 4-16 4-22 0-34-29-58-67-58-70 0-101 94-101 105 0 9 9 9 11 9 11 0 11-5 14-11 18-61 49-86 74-86 11 0 17 7 17 25 0 16-4 27-22 70z">
            <text:p/>
          </draw:path>
          <draw:path draw:style-name="gr4" draw:text-style-name="P7" draw:layer="layout" svg:width="0.23cm" svg:height="0.984cm" svg:x="7.662cm" svg:y="12.243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ath draw:style-name="gr4" draw:text-style-name="P7" draw:layer="layout" svg:width="0.671cm" svg:height="0.666cm" svg:x="8.012cm" svg:y="12.314cm" svg:viewBox="0 0 672 667" svg:d="M399 69c6-29 11-33 22-35 9-3 40-3 63-3 98 0 143 3 143 81 0 13-4 54-9 78 0 5-2 16-2 18 0 7 2 14 11 14 11 0 14-7 16-23l27-172c0-2 2-14 2-16 0-11-11-11-27-11h-549c-22 0-24 0-31 20l-58 173c-3 2-7 15-7 18 0 6 4 11 11 11 11 0 11-5 18-20 54-153 79-171 224-171h38c29 0 29 3 29 12 0 6-4 17-4 20l-132 528c-9 36-12 47-117 47-36 0-42 0-42 18 0 11 11 11 18 11 24 0 53 0 80 0s56-2 83-2 56 2 83 2 58 0 85 0c9 0 22 0 22-17 0-12-8-12-33-12s-38 0-63-2c-29-2-38-7-38-22 0 0 0-5 5-20z">
            <text:p/>
          </draw:path>
          <draw:path draw:style-name="gr4" draw:text-style-name="P7" draw:layer="layout" svg:width="0.21cm" svg:height="0.465cm" svg:x="8.596cm" svg:y="12.67cm" svg:viewBox="0 0 211 466" svg:d="M193 27c0-11-9-27-27-27-20 0-41 18-41 38 0 11 9 27 30 27 20 0 38-20 38-38zM52 379c-5 8-7 15-7 29 0 31 27 58 65 58 69 0 101-96 101-105s-9-9-12-9c-9 0-9 4-13 11-16 56-47 83-74 83-13 0-16-9-16-23 0-18 5-29 12-44 6-21 13-39 20-56 6-16 31-81 36-88 2-7 4-16 4-22 0-34-29-58-67-58-70 0-101 94-101 105 0 9 9 9 11 9 11 0 11-5 14-11 18-61 49-86 74-86 11 0 17 7 17 25 0 16-4 27-22 70z">
            <text:p/>
          </draw:path>
          <draw:path draw:style-name="gr4" draw:text-style-name="P7" draw:layer="layout" svg:width="0.602cm" svg:height="0.042cm" svg:x="9.19cm" svg:y="12.715cm" svg:viewBox="0 0 603 43" svg:d="M569 43c16 0 34 0 34-23 0-20-18-20-34-20h-535c-16 0-34 0-34 20 0 23 18 23 34 23z">
            <text:p/>
          </draw:path>
          <draw:path draw:style-name="gr4" draw:text-style-name="P7" draw:layer="layout" svg:width="0.23cm" svg:height="0.984cm" svg:x="10.191cm" svg:y="12.243cm" svg:viewBox="0 0 231 985" svg:d="M231 977c0-3 0-5-18-23-123-123-155-309-155-461 0-170 38-343 159-466 14-11 14-14 14-18 0-7-5-9-11-9-9 0-99 67-157 193-52 107-63 217-63 300 0 76 11 197 65 309 60 121 146 183 155 183 6 0 11-2 11-8z">
            <text:p/>
          </draw:path>
          <draw:path draw:style-name="gr4" draw:text-style-name="P7" draw:layer="layout" svg:width="0.552cm" svg:height="0.447cm" svg:x="10.516cm" svg:y="12.545cm" svg:viewBox="0 0 553 448" svg:d="M430 204c0-155-92-204-163-204-137 0-267 141-267 280 0 92 58 168 159 168 63 0 134-22 211-83 11 52 44 83 89 83 52 0 83-54 83-69 0-7-7-12-13-12-7 0-9 5-12 12-18 47-53 47-56 47-31 0-31-77-31-101 0-20 0-23 11-34 92-116 112-231 112-233s0-9-11-9c-9 0-9 3-13 20-18 63-52 137-99 195zM365 338c-87 76-163 88-204 88-58 0-87-45-87-108 0-47 25-154 56-206 47-72 101-90 134-90 99 0 99 130 99 206 0 36 0 95 2 110z">
            <text:p/>
          </draw:path>
          <draw:path draw:style-name="gr4" draw:text-style-name="P7" draw:layer="layout" svg:width="0.21cm" svg:height="0.465cm" svg:x="11.139cm" svg:y="12.67cm" svg:viewBox="0 0 211 466" svg:d="M193 27c0-11-9-27-27-27-20 0-41 18-41 38 0 11 9 27 30 27 20 0 38-20 38-38zM52 379c-5 8-7 15-7 29 0 31 27 58 65 58 69 0 101-96 101-105s-9-9-12-9c-9 0-9 4-13 11-16 56-47 83-74 83-13 0-16-9-16-23 0-18 5-29 12-44 6-21 13-39 20-56 6-16 31-81 36-88 2-7 4-16 4-22 0-34-29-58-67-58-70 0-101 94-101 105 0 9 9 9 11 9 11 0 11-5 14-11 18-61 49-86 74-86 11 0 17 7 17 25 0 16-4 27-22 70z">
            <text:p/>
          </draw:path>
          <draw:path draw:style-name="gr4" draw:text-style-name="P7" draw:layer="layout" svg:width="0.655cm" svg:height="0.657cm" svg:x="11.708cm" svg:y="12.406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4" draw:text-style-name="P7" draw:layer="layout" svg:width="0.552cm" svg:height="0.447cm" svg:x="12.675cm" svg:y="12.545cm" svg:viewBox="0 0 553 448" svg:d="M430 204c0-155-92-204-163-204-137 0-267 141-267 280 0 92 58 168 159 168 63 0 134-22 211-83 11 52 44 83 89 83 52 0 83-54 83-69 0-7-7-12-13-12-7 0-9 5-12 12-18 47-53 47-56 47-31 0-31-77-31-101 0-20 0-23 11-34 92-116 112-231 112-233s0-9-11-9c-9 0-9 3-13 20-18 63-52 137-99 195zM365 338c-87 76-163 88-204 88-58 0-87-45-87-108 0-47 25-154 56-206 47-72 101-90 134-90 99 0 99 130 99 206 0 36 0 95 2 110z">
            <text:p/>
          </draw:path>
          <draw:path draw:style-name="gr4" draw:text-style-name="P7" draw:layer="layout" svg:width="0.21cm" svg:height="0.465cm" svg:x="13.298cm" svg:y="12.67cm" svg:viewBox="0 0 211 466" svg:d="M193 27c0-11-9-27-27-27-20 0-41 18-41 38 0 11 9 27 30 27 20 0 38-20 38-38zM52 379c-5 8-7 15-7 29 0 31 27 58 65 58 69 0 101-96 101-105s-9-9-12-9c-9 0-9 4-13 11-16 56-47 83-74 83-13 0-16-9-16-23 0-18 5-29 12-44 6-21 13-39 20-56 6-16 31-81 36-88 2-7 4-16 4-22 0-34-29-58-67-58-70 0-101 94-101 105 0 9 9 9 11 9 11 0 11-5 14-11 18-61 49-86 74-86 11 0 17 7 17 25 0 16-4 27-22 70z">
            <text:p/>
          </draw:path>
          <draw:path draw:style-name="gr4" draw:text-style-name="P7" draw:layer="layout" svg:width="0.507cm" svg:height="0.51cm" svg:x="13.591cm" svg:y="12.702cm" svg:viewBox="0 0 508 511" svg:d="M271 271h213c9 0 24 0 24-16 0-18-15-18-24-18h-213v-212c0-9 0-25-16-25-18 0-18 16-18 25v212h-212c-9 0-25 0-25 18 0 16 16 16 25 16h212v213c0 9 0 27 18 27 16 0 16-16 16-27z">
            <text:p/>
          </draw:path>
          <draw:path draw:style-name="gr4" draw:text-style-name="P7" draw:layer="layout" svg:width="0.252cm" svg:height="0.458cm" svg:x="14.223cm" svg:y="12.67cm" svg:viewBox="0 0 253 459" svg:d="M157 20c0-20-2-20-20-20-45 43-108 45-137 45v24c16 0 63 0 101-20v354c0 23 0 32-70 32h-27v24c14 0 99-2 124-2 22 0 109 2 125 2v-24h-27c-69 0-69-9-69-32z">
            <text:p/>
          </draw:path>
          <draw:path draw:style-name="gr4" draw:text-style-name="P7" draw:layer="layout" svg:width="0.23cm" svg:height="0.984cm" svg:x="14.646cm" svg:y="12.243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ath draw:style-name="gr4" draw:text-style-name="P7" draw:layer="layout" svg:width="0.671cm" svg:height="0.666cm" svg:x="14.996cm" svg:y="12.314cm" svg:viewBox="0 0 672 667" svg:d="M399 69c6-29 9-33 22-35 9-3 40-3 63-3 98 0 143 3 143 81 0 13-4 54-9 78 0 5-2 16-2 18 0 7 2 14 11 14 11 0 14-7 16-23l27-172c0-2 2-14 2-16 0-11-11-11-27-11h-549c-22 0-24 0-31 20l-58 173c-3 2-7 15-7 18 0 6 4 11 11 11 11 0 11-5 18-20 54-153 79-171 224-171h38c29 0 29 3 29 12 0 6-4 17-4 20l-132 528c-9 36-12 47-117 47-36 0-42 0-42 18 0 11 11 11 15 11 27 0 56 0 83 0s56-2 83-2 56 2 83 2 58 0 85 0c9 0 22 0 22-17 0-12-8-12-33-12s-38 0-63-2c-29-2-38-7-38-22 0 0 0-5 5-20z">
            <text:p/>
          </draw:path>
          <draw:path draw:style-name="gr4" draw:text-style-name="P7" draw:layer="layout" svg:width="0.21cm" svg:height="0.465cm" svg:x="15.58cm" svg:y="12.67cm" svg:viewBox="0 0 211 466" svg:d="M193 27c0-11-9-27-27-27-20 0-41 18-41 38 0 11 9 27 30 27 20 0 38-20 38-38zM52 379c-5 8-7 15-7 29 0 31 27 58 65 58 69 0 101-96 101-105s-9-9-12-9c-9 0-9 4-13 11-16 56-47 83-74 83-13 0-16-9-16-23 0-18 5-29 12-44 6-21 13-39 20-56 6-16 31-81 36-88 2-7 4-16 4-22 0-34-29-58-67-58-70 0-101 94-101 105 0 9 9 9 11 9 11 0 11-5 14-11 18-61 49-86 74-86 11 0 17 7 17 25 0 16-4 27-22 70z">
            <text:p/>
          </draw:path>
          <draw:path draw:style-name="gr4" draw:text-style-name="P7" draw:layer="layout" svg:width="0.655cm" svg:height="0.657cm" svg:x="16.149cm" svg:y="12.406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4" draw:text-style-name="P7" draw:layer="layout" svg:width="0.23cm" svg:height="0.984cm" svg:x="17.175cm" svg:y="12.243cm" svg:viewBox="0 0 231 985" svg:d="M231 977c0-3 0-5-18-23-123-123-155-309-155-461 0-170 38-343 159-466 14-11 14-14 14-18 0-7-5-9-11-9-9 0-99 67-157 193-52 107-63 217-63 300 0 76 11 197 65 309 60 121 146 183 155 183 6 0 11-2 11-8z">
            <text:p/>
          </draw:path>
          <draw:path draw:style-name="gr4" draw:text-style-name="P7" draw:layer="layout" svg:width="0.552cm" svg:height="0.447cm" svg:x="17.5cm" svg:y="12.545cm" svg:viewBox="0 0 553 448" svg:d="M430 204c0-155-92-204-163-204-137 0-267 141-267 280 0 92 58 168 159 168 63 0 134-22 211-83 11 52 44 83 89 83 52 0 83-54 83-69 0-7-7-12-13-12-7 0-9 5-12 12-18 47-53 47-56 47-31 0-31-77-31-101 0-20 0-23 11-34 92-116 112-231 112-233s0-9-11-9c-9 0-9 3-13 20-18 63-52 137-99 195zM365 338c-87 76-163 88-204 88-58 0-87-45-87-108 0-47 25-154 56-206 47-72 101-90 134-90 99 0 99 130 99 206 0 36 0 95 2 110z">
            <text:p/>
          </draw:path>
          <draw:path draw:style-name="gr4" draw:text-style-name="P7" draw:layer="layout" svg:width="0.21cm" svg:height="0.465cm" svg:x="18.123cm" svg:y="12.67cm" svg:viewBox="0 0 211 466" svg:d="M193 27c0-11-9-27-27-27-20 0-41 18-41 38 0 11 9 27 30 27 20 0 38-20 38-38zM52 379c-5 8-7 15-7 29 0 31 27 58 65 58 71 0 101-96 101-105s-9-9-12-9c-9 0-9 4-13 11-16 56-47 83-74 83-13 0-16-9-16-23 0-18 5-29 12-44 6-21 13-39 20-56 6-16 31-81 36-88 2-7 4-16 4-22 0-34-29-58-67-58-70 0-101 94-101 105 0 9 9 9 11 9 11 0 11-5 14-11 18-61 49-86 74-86 11 0 17 7 17 25 0 16-4 27-22 70z">
            <text:p/>
          </draw:path>
          <draw:path draw:style-name="gr4" draw:text-style-name="P7" draw:layer="layout" svg:width="0.655cm" svg:height="0.657cm" svg:x="18.692cm" svg:y="12.406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4" draw:text-style-name="P7" draw:layer="layout" svg:width="0.552cm" svg:height="0.447cm" svg:x="19.659cm" svg:y="12.545cm" svg:viewBox="0 0 553 448" svg:d="M430 204c0-155-92-204-163-204-137 0-267 141-267 280 0 92 58 168 159 168 63 0 134-22 211-83 11 52 44 83 89 83 52 0 83-54 83-69 0-7-7-12-13-12-7 0-9 5-12 12-18 47-53 47-56 47-31 0-31-77-31-101 0-20 0-23 11-34 92-116 112-231 112-233s0-9-11-9c-9 0-9 3-13 20-18 63-52 137-99 195zM365 338c-87 76-163 88-204 88-58 0-87-45-87-108 0-47 25-154 56-206 47-72 101-90 134-90 99 0 99 130 99 206 0 36 0 95 2 110z">
            <text:p/>
          </draw:path>
          <draw:path draw:style-name="gr4" draw:text-style-name="P7" draw:layer="layout" svg:width="0.21cm" svg:height="0.465cm" svg:x="20.282cm" svg:y="12.67cm" svg:viewBox="0 0 211 466" svg:d="M193 27c0-11-9-27-27-27-20 0-41 18-41 38 0 11 9 27 30 27 20 0 38-20 38-38zM52 379c-5 8-7 15-7 29 0 31 27 58 65 58 69 0 101-96 101-105s-9-9-12-9c-9 0-9 4-13 11-16 56-47 83-74 83-13 0-16-9-16-23 0-18 5-29 12-44 6-21 13-39 20-56 6-16 31-81 36-88 2-7 4-16 4-22 0-34-29-58-67-58-70 0-101 94-101 105 0 9 9 9 11 9 11 0 11-5 14-11 18-61 49-86 74-86 11 0 17 7 17 25 0 16-4 27-22 70z">
            <text:p/>
          </draw:path>
          <draw:path draw:style-name="gr4" draw:text-style-name="P7" draw:layer="layout" svg:width="0.507cm" svg:height="0.51cm" svg:x="20.575cm" svg:y="12.702cm" svg:viewBox="0 0 508 511" svg:d="M271 271h213c9 0 24 0 24-16 0-18-15-18-24-18h-213v-212c0-9 0-25-16-25-18 0-18 16-18 25v212h-212c-9 0-25 0-25 18 0 16 16 16 25 16h212v213c0 9 0 27 18 27 16 0 16-16 16-27z">
            <text:p/>
          </draw:path>
          <draw:path draw:style-name="gr4" draw:text-style-name="P7" draw:layer="layout" svg:width="0.252cm" svg:height="0.458cm" svg:x="21.207cm" svg:y="12.67cm" svg:viewBox="0 0 253 459" svg:d="M157 20c0-20-2-20-20-20-45 43-108 45-137 45v24c16 0 63 0 101-20v354c0 23 0 32-70 32h-27v24c14 0 99-2 124-2 22 0 109 2 125 2v-24h-27c-69 0-69-9-69-32z">
            <text:p/>
          </draw:path>
          <draw:path draw:style-name="gr4" draw:text-style-name="P7" draw:layer="layout" svg:width="0.23cm" svg:height="0.984cm" svg:x="21.63cm" svg:y="12.243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ath draw:style-name="gr4" draw:text-style-name="P7" draw:layer="layout" svg:width="0.671cm" svg:height="0.666cm" svg:x="21.98cm" svg:y="12.314cm" svg:viewBox="0 0 672 667" svg:d="M399 69c6-29 9-33 22-35 9-3 40-3 63-3 98 0 143 3 143 81 0 13-4 54-9 78 0 5-2 16-2 18 0 7 2 14 11 14 11 0 14-7 16-23l27-172c0-2 2-14 2-16 0-11-11-11-27-11h-549c-22 0-24 0-31 20l-58 173c-3 2-7 15-7 18 0 6 4 11 11 11 11 0 11-5 18-20 54-153 79-171 224-171h38c29 0 29 3 29 12 0 6-4 17-4 20l-132 528c-9 36-12 47-117 47-36 0-42 0-42 18 0 11 11 11 15 11 27 0 56 0 83 0s56-2 83-2 56 2 83 2 58 0 85 0c9 0 22 0 22-17 0-12-8-12-33-12s-38 0-63-2c-29-2-38-7-38-22 0 0 0-5 5-20z">
            <text:p/>
          </draw:path>
          <draw:path draw:style-name="gr4" draw:text-style-name="P7" draw:layer="layout" svg:width="0.21cm" svg:height="0.465cm" svg:x="22.564cm" svg:y="12.67cm" svg:viewBox="0 0 211 466" svg:d="M193 27c0-11-9-27-27-27-20 0-41 18-41 38 0 11 9 27 30 27 20 0 38-20 38-38zM52 379c-5 8-7 15-7 29 0 31 27 58 65 58 69 0 101-96 101-105s-9-9-12-9c-9 0-9 4-13 11-16 56-47 83-74 83-13 0-16-9-16-23 0-18 5-29 12-44 6-21 13-39 20-56 6-16 31-81 36-88 2-7 4-16 4-22 0-34-29-58-67-58-70 0-101 94-101 105 0 9 9 9 11 9 11 0 11-5 14-11 18-61 49-86 74-86 11 0 17 7 17 25 0 16-4 27-22 70z">
            <text:p/>
          </draw:path>
          <draw:path draw:style-name="gr4" draw:text-style-name="P7" draw:layer="layout" svg:width="0.507cm" svg:height="0.51cm" svg:x="22.858cm" svg:y="12.702cm" svg:viewBox="0 0 508 511" svg:d="M271 271h213c9 0 24 0 24-16 0-18-15-18-24-18h-213v-212c0-9 0-25-16-25-18 0-18 16-18 25v212h-212c-9 0-25 0-25 18 0 16 16 16 25 16h212v213c0 9 0 27 18 27 16 0 16-16 16-27z">
            <text:p/>
          </draw:path>
          <draw:path draw:style-name="gr4" draw:text-style-name="P7" draw:layer="layout" svg:width="0.252cm" svg:height="0.458cm" svg:x="23.489cm" svg:y="12.67cm" svg:viewBox="0 0 253 459" svg:d="M157 20c0-20-2-20-20-20-45 43-108 45-137 45v24c16 0 63 0 101-20v354c0 23 0 32-70 32h-27v24c14 0 99-2 124-2 22 0 109 2 125 2v-24h-27c-69 0-69-9-69-32z">
            <text:p/>
          </draw:path>
          <draw:polygon draw:style-name="gr4" draw:text-style-name="P7" draw:layer="layout" svg:width="0.136cm" svg:height="0.984cm" svg:x="23.877cm" svg:y="12.243cm" svg:viewBox="0 0 137 985" draw:points="137,0 0,0 0,40 96,40 96,947 0,947 0,985 137,985">
            <text:p/>
          </draw:polygon>
        </draw:g>
        <draw:g>
          <svg:title>TexMaths</svg:title>
          <svg:desc>28§latex§\begin{align*} 
\dfrac{\partial}{\partial x} \left( \alpha \dfrac{\partial T}{\partial x} \right)  \approx &amp; 
\dfrac{
- \left(0.5(\alpha_{i-1}+\alpha_{i}) \dfrac{-T_{i-1}+T_{i}}{\Delta x}\right)
}{\Delta x}\\
&amp; \dfrac{
+ \left(0.5(\alpha_{i}+\alpha_{i+1}) \dfrac{-T_{i}+T_{i+1}}{\Delta x}\right)
}{\Delta x}
\end{align*}§svg§600§FALSE§</svg:desc>
          <draw:polygon draw:style-name="gr3" draw:text-style-name="P6" draw:layer="layout" svg:width="19.728cm" svg:height="7.498cm" svg:x="0.408cm" svg:y="0.872cm" svg:viewBox="0 0 19729 7499" draw:points="9865,7499 0,7499 0,0 19729,0 19729,7499">
            <text:p/>
          </draw:polygon>
          <draw:path draw:style-name="gr4" draw:text-style-name="P7" draw:layer="layout" svg:width="0.519cm" svg:height="0.727cm" svg:x="0.728cm" svg:y="2.248cm" svg:viewBox="0 0 520 728" svg:d="M419 372c-11-61-52-117-128-117-60 0-125 16-201 95-83 80-90 172-90 203 0 61 43 175 181 175 236 0 339-331 339-473 0-156-92-255-213-255-143 0-188 128-188 157 0 13 6 33 36 33 33 0 53-29 53-51 0-36-31-36-47-36 45-72 115-78 144-78 71 0 141 51 141 179 0 38-7 87-27 168zM186 701c-110 0-110-103-110-112 0-27 25-166 65-224 40-56 87-87 150-87 108 0 110 110 110 130 0 71-65 293-215 293z">
            <text:p/>
          </draw:path>
          <draw:polygon draw:style-name="gr4" draw:text-style-name="P7" draw:layer="layout" svg:width="1.141cm" svg:height="0.042cm" svg:x="0.408cm" svg:y="3.352cm" svg:viewBox="0 0 1142 43" draw:points="571,43 0,43 0,0 1142,0 1142,43">
            <text:p/>
          </draw:polygon>
          <draw:path draw:style-name="gr4" draw:text-style-name="P7" draw:layer="layout" svg:width="0.519cm" svg:height="0.727cm" svg:x="0.448cm" svg:y="3.59cm" svg:viewBox="0 0 520 728" svg:d="M419 372c-11-61-52-117-128-117-60 0-125 16-201 95-83 80-90 172-90 203 0 61 43 175 181 175 236 0 339-331 339-473 0-156-92-255-213-255-143 0-188 128-188 157 0 13 6 33 36 33 33 0 53-29 53-51 0-36-31-36-47-36 45-72 115-78 144-78 71 0 141 51 141 179 0 38-7 87-27 168zM186 701c-110 0-110-103-110-112 0-27 25-166 65-224 40-56 87-87 150-87 108 0 110 110 110 130 0 71-65 293-215 293z">
            <text:p/>
          </draw:path>
          <draw:path draw:style-name="gr4" draw:text-style-name="P7" draw:layer="layout" svg:width="0.492cm" svg:height="0.447cm" svg:x="1.013cm" svg:y="3.859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2-51 103-94 103-7 0-29 0-49-12 24-6 47-26 47-53s-23-36-38-36c-29 0-54 27-54 58 0 45 49 65 92 65 67 0 101-69 105-76 11 38 47 76 105 76 103 0 159-128 159-152 0-9-9-9-11-9-9 0-11 2-13 9-34 107-101 130-132 130-38 0-54-32-54-65 0-23 7-43 18-88z">
            <text:p/>
          </draw:path>
          <draw:path draw:style-name="gr4" draw:text-style-name="P7" draw:layer="layout" svg:width="0.485cm" svg:height="2.363cm" svg:x="2.034cm" svg:y="2.192cm" svg:viewBox="0 0 486 2364" svg:d="M486 2355c0-5-2-7-4-9-36-38-103-103-168-211-159-253-231-573-231-952 0-267 33-607 197-901 78-141 159-222 204-264 2-2 2-5 2-9 0-9-7-9-20-9-14 0-16 0-31 16-332 300-435 750-435 1165 0 387 90 777 340 1073 21 22 56 63 99 98 11 12 13 12 27 12 13 0 20 0 20-9z">
            <text:p/>
          </draw:path>
          <draw:path draw:style-name="gr4" draw:text-style-name="P7" draw:layer="layout" svg:width="0.552cm" svg:height="0.447cm" svg:x="2.594cm" svg:y="3.184cm" svg:viewBox="0 0 553 448" svg:d="M430 204c0-155-92-204-163-204-137 0-267 141-267 280 0 92 58 168 159 168 63 0 134-22 211-83 11 52 44 83 89 83 52 0 83-54 83-69 0-7-7-12-13-12-7 0-9 5-12 12-18 47-53 47-56 47-31 0-31-76-31-101 0-20 0-23 11-34 92-116 112-233 112-233 0-2 0-9-11-9-9 0-9 3-13 20-18 63-52 137-99 195zM365 338c-87 76-163 88-204 88-58 0-87-45-87-108 0-47 25-154 56-206 47-72 101-90 134-90 99 0 99 130 99 207 0 35 0 94 2 109z">
            <text:p/>
          </draw:path>
          <draw:path draw:style-name="gr4" draw:text-style-name="P7" draw:layer="layout" svg:width="0.519cm" svg:height="0.727cm" svg:x="3.345cm" svg:y="2.248cm" svg:viewBox="0 0 520 728" svg:d="M419 372c-11-61-52-117-128-117-60 0-125 16-201 95-83 80-90 172-90 203 0 61 43 175 181 175 236 0 339-331 339-473 0-156-92-255-213-255-143 0-188 128-188 157 0 13 6 33 36 33 33 0 53-29 53-51 0-36-31-36-47-36 45-72 115-78 144-78 71 0 141 51 141 179 0 38-7 87-27 168zM186 701c-110 0-110-103-110-112 0-27 25-166 65-224 40-56 87-87 150-87 108 0 110 110 110 130 0 71-65 293-215 293z">
            <text:p/>
          </draw:path>
          <draw:path draw:style-name="gr4" draw:text-style-name="P7" draw:layer="layout" svg:width="0.671cm" svg:height="0.667cm" svg:x="3.907cm" svg:y="2.286cm" svg:viewBox="0 0 672 668" svg:d="M399 69c6-26 11-33 22-35 9-3 40-3 63-3 98 0 143 3 143 81 0 13-4 54-9 78 0 5-2 16-2 18 0 7 2 14 11 14 11 0 14-7 16-23l27-172c0-2 2-14 2-16 0-11-11-11-27-11h-549c-22 0-24 0-31 20l-58 173c-3 2-7 15-7 18 0 6 4 11 11 11 11 0 11-5 18-20 54-153 79-171 224-171h38c29 0 29 3 29 12 0 6-4 17-4 20l-132 528c-9 36-12 48-117 48-36 0-42 0-42 17 0 12 11 12 18 12 24 0 53 0 80 0s56-3 83-3c29 0 56 3 83 3s58 0 85 0c9 0 22 0 22-18 0-11-8-11-33-11s-38 0-63-3c-29-2-38-6-38-22 0 0 0-5 5-20z">
            <text:p/>
          </draw:path>
          <draw:polygon draw:style-name="gr4" draw:text-style-name="P7" draw:layer="layout" svg:width="1.289cm" svg:height="0.042cm" svg:x="3.304cm" svg:y="3.352cm" svg:viewBox="0 0 1290 43" draw:points="645,43 0,43 0,0 1290,0 1290,43">
            <text:p/>
          </draw:polygon>
          <draw:path draw:style-name="gr4" draw:text-style-name="P7" draw:layer="layout" svg:width="0.519cm" svg:height="0.727cm" svg:x="3.418cm" svg:y="3.59cm" svg:viewBox="0 0 520 728" svg:d="M419 372c-11-61-52-117-128-117-60 0-125 16-201 95-83 80-90 172-90 203 0 61 43 175 181 175 236 0 339-331 339-473 0-156-92-255-213-255-143 0-188 128-188 157 0 13 6 33 36 33 33 0 53-29 53-51 0-36-31-36-47-36 45-72 115-78 144-78 71 0 141 51 141 179 0 38-7 87-27 168zM186 701c-110 0-110-103-110-112 0-27 25-166 65-224 40-56 87-87 150-87 108 0 110 110 110 130 0 71-65 293-215 293z">
            <text:p/>
          </draw:path>
          <draw:path draw:style-name="gr4" draw:text-style-name="P7" draw:layer="layout" svg:width="0.492cm" svg:height="0.447cm" svg:x="3.985cm" svg:y="3.859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6 47-53s-23-36-38-36c-29 0-54 27-54 58 0 45 49 65 94 65 65 0 101-69 103-76 11 38 47 76 108 76 100 0 156-128 156-152 0-9-9-9-11-9-9 0-11 2-13 9-32 107-101 130-132 130-38 0-54-32-54-65 0-23 7-43 18-88z">
            <text:p/>
          </draw:path>
          <draw:path draw:style-name="gr4" draw:text-style-name="P7" draw:layer="layout" svg:width="0.485cm" svg:height="2.363cm" svg:x="4.747cm" svg:y="2.192cm" svg:viewBox="0 0 486 2364" svg:d="M486 1183c0-388-90-777-340-1073-21-23-56-63-97-99-13-11-15-11-29-11-11 0-20 0-20 9 0 4 4 9 7 11 33 36 101 101 165 209 160 253 233 573 233 952 0 266-35 607-199 900-78 142-161 222-202 265-2 2-4 4-4 9 0 9 9 9 20 9 14 0 16 0 32-16 331-300 434-751 434-1165z">
            <text:p/>
          </draw:path>
          <draw:path draw:style-name="gr4" draw:text-style-name="P7" draw:layer="layout" svg:width="0.658cm" svg:height="0.422cm" svg:x="5.764cm" svg:y="3.144cm" svg:viewBox="0 0 659 423" svg:d="M659 31c0-22-7-31-14-31-4 0-13 4-13 27-5 69-74 110-139 110-56 0-105-32-157-65-54-36-108-72-170-72-92 0-166 69-166 161 0 23 9 29 13 29 12 0 14-17 14-22 7-83 87-112 139-112 56 0 105 29 157 65 53 36 107 72 170 72 92 0 166-72 166-162zM659 262c0-29-12-31-14-31-4 0-13 6-13 27-5 69-74 109-139 109-56 0-105-31-157-65-54-35-108-71-170-71-92 0-166 69-166 161 0 22 9 29 13 29 12 0 14-18 14-22 7-83 87-112 139-112 56 0 105 29 157 65 53 36 107 71 170 71 94 0 166-73 166-161z">
            <text:p/>
          </draw:path>
          <draw:path draw:style-name="gr4" draw:text-style-name="P7" draw:layer="layout" svg:width="0.602cm" svg:height="0.042cm" svg:x="6.675cm" svg:y="2.033cm" svg:viewBox="0 0 603 43" svg:d="M569 43c16 0 34 0 34-23 0-20-18-20-34-20h-535c-16 0-34 0-34 20 0 23 18 23 34 23z">
            <text:p/>
          </draw:path>
          <draw:path draw:style-name="gr4" draw:text-style-name="P7" draw:layer="layout" svg:width="0.485cm" svg:height="2.363cm" svg:x="7.728cm" svg:y="0.872cm" svg:viewBox="0 0 486 2364" svg:d="M486 2355c0-5-2-7-4-9-36-38-103-103-168-211-159-253-231-573-231-952 0-267 36-607 197-901 78-141 159-222 204-264 2-2 2-5 2-9 0-9-7-9-20-9-14 0-16 0-31 16-332 300-435 750-435 1165 0 387 90 777 340 1073 21 22 56 63 99 98 11 12 13 12 27 12 13 0 20 0 20-9z">
            <text:p/>
          </draw:path>
          <draw:path draw:style-name="gr4" draw:text-style-name="P7" draw:layer="layout" svg:width="0.416cm" svg:height="0.678cm" svg:x="8.286cm" svg:y="1.643cm" svg:viewBox="0 0 417 679" svg:d="M417 343c0-81-5-159-41-233-44-94-125-110-168-110-58 0-132 25-172 117-32 69-36 145-36 226 0 74 4 161 45 237 42 79 114 99 163 99 54 0 128-20 173-114 31-68 36-146 36-222zM208 659c-38 0-98-25-116-121-9-59-9-150-9-209 0-62 0-127 7-181 20-117 94-126 118-126 32 0 97 18 117 115 9 56 9 130 9 192 0 74 0 141-11 204-14 94-70 126-115 126z">
            <text:p/>
          </draw:path>
          <draw:path draw:style-name="gr4" draw:text-style-name="P7" draw:layer="layout" svg:width="0.107cm" svg:height="0.107cm" svg:x="8.823cm" svg:y="2.194cm" svg:viewBox="0 0 108 108" svg:d="M108 54c0-29-25-54-54-54s-54 25-54 54 25 54 54 54 54-25 54-54z">
            <text:p/>
          </draw:path>
          <draw:path draw:style-name="gr4" draw:text-style-name="P7" draw:layer="layout" svg:width="0.393cm" svg:height="0.678cm" svg:x="9.061cm" svg:y="1.643cm" svg:viewBox="0 0 394 679" svg:d="M394 459c0-116-80-217-188-217-47 0-90 16-125 51v-192c20 7 53 13 85 13 121 0 190-89 190-103 0-7-2-11-9-11-2 0-4 0-9 2-20 9-67 29-134 29-40 0-85-6-132-27-7-4-9-4-12-4-8 0-8 9-8 25v291c0 18 0 27 13 27 7 0 9-2 11-9 11-16 49-70 128-70 51 0 78 45 85 63 16 38 18 76 18 126 0 33 0 94-25 134-22 38-60 65-105 65-72 0-128-52-146-110 3 0 7 0 18 0 32 0 50-24 50-47 0-25-18-49-50-49-15 0-49 7-49 54 0 83 69 179 179 179 114 0 215-94 215-220z">
            <text:p/>
          </draw:path>
          <draw:path draw:style-name="gr4" draw:text-style-name="P7" draw:layer="layout" svg:width="0.23cm" svg:height="0.985cm" svg:x="9.603cm" svg:y="1.562cm" svg:viewBox="0 0 231 986" svg:d="M231 977c0-2 0-5-18-23-123-123-155-309-155-461 0-170 38-343 159-466 14-11 14-14 14-18 0-7-5-9-11-9-9 0-99 67-157 193-52 107-63 217-63 300 0 78 11 197 65 309 60 121 146 184 155 184 6 0 11-2 11-9z">
            <text:p/>
          </draw:path>
          <draw:path draw:style-name="gr4" draw:text-style-name="P7" draw:layer="layout" svg:width="0.552cm" svg:height="0.447cm" svg:x="9.928cm" svg:y="1.865cm" svg:viewBox="0 0 553 448" svg:d="M430 204c0-155-92-204-163-204-137 0-267 141-267 280 0 92 58 168 159 168 63 0 134-22 211-83 11 52 44 83 89 83 52 0 83-54 83-69 0-7-7-12-13-12-7 0-9 5-12 12-18 47-53 47-56 47-31 0-31-76-31-101 0-20 0-23 11-34 92-116 112-233 112-233 0-2 0-9-11-9-9 0-9 3-13 20-18 63-52 137-99 195zM365 338c-87 76-163 88-204 88-58 0-87-45-87-108 0-47 25-154 56-206 47-72 101-90 134-90 99 0 99 130 99 207 0 35 0 94 2 109z">
            <text:p/>
          </draw:path>
          <draw:path draw:style-name="gr4" draw:text-style-name="P7" draw:layer="layout" svg:width="0.21cm" svg:height="0.465cm" svg:x="10.548cm" svg:y="1.99cm" svg:viewBox="0 0 211 466" svg:d="M193 27c0-11-9-27-27-27-20 0-41 18-41 38 0 11 9 27 30 27 20 0 38-20 38-38zM52 379c-5 9-7 15-7 29 0 31 27 58 65 58 69 0 101-96 101-105s-9-9-12-9c-9 0-9 4-13 11-16 56-47 83-74 83-13 0-16-9-16-25 0-15 5-27 12-42 6-21 13-38 20-56 6-16 31-81 36-88 2-6 4-15 4-22 0-34-29-58-67-58-70 0-101 94-101 105 0 9 9 9 11 9 11 0 11-5 14-11 18-61 49-85 74-85 11 0 17 6 17 24 0 16-4 27-22 70z">
            <text:p/>
          </draw:path>
          <draw:path draw:style-name="gr4" draw:text-style-name="P7" draw:layer="layout" svg:width="0.467cm" svg:height="0.035cm" svg:x="10.868cm" svg:y="2.257cm" svg:viewBox="0 0 468 36" svg:d="M441 36c9 0 27 0 27-18s-16-18-27-18h-414c-11 0-27 0-27 18s16 18 27 18z">
            <text:p/>
          </draw:path>
          <draw:path draw:style-name="gr4" draw:text-style-name="P7" draw:layer="layout" svg:width="0.252cm" svg:height="0.458cm" svg:x="11.484cm" svg:y="1.99cm" svg:viewBox="0 0 253 459" svg:d="M157 20c0-20-2-20-20-20-45 43-108 45-137 45v24c16 0 63 0 101-20v354c0 23 0 32-70 32h-27v24c14 0 99-2 124-2 22 0 109 2 125 2v-24h-27c-69 0-69-9-69-32z">
            <text:p/>
          </draw:path>
          <draw:path draw:style-name="gr4" draw:text-style-name="P7" draw:layer="layout" svg:width="0.655cm" svg:height="0.658cm" svg:x="12.125cm" svg:y="1.726cm" svg:viewBox="0 0 656 659" svg:d="M349 350h276c13 0 31 0 31-21 0-20-18-20-31-20h-276v-275c0-16 0-34-20-34s-20 18-20 34v275h-275c-16 0-34 0-34 20 0 21 18 21 34 21h275v275c0 14 0 34 20 34s20-20 20-34z">
            <text:p/>
          </draw:path>
          <draw:path draw:style-name="gr4" draw:text-style-name="P7" draw:layer="layout" svg:width="0.552cm" svg:height="0.447cm" svg:x="13.095cm" svg:y="1.865cm" svg:viewBox="0 0 553 448" svg:d="M430 204c0-155-92-204-163-204-137 0-267 141-267 280 0 92 58 168 159 168 63 0 134-22 211-83 11 52 44 83 89 83 52 0 83-54 83-69 0-7-7-12-13-12-7 0-9 5-12 12-18 47-53 47-56 47-31 0-31-76-31-101 0-20 0-23 11-34 92-116 112-233 112-233 0-2 0-9-11-9-9 0-9 3-13 20-18 63-52 137-99 195zM365 338c-87 76-163 88-204 88-58 0-87-45-87-108 0-47 25-154 56-206 47-72 101-90 134-90 99 0 99 130 99 207 0 35 0 94 2 109z">
            <text:p/>
          </draw:path>
          <draw:path draw:style-name="gr4" draw:text-style-name="P7" draw:layer="layout" svg:width="0.21cm" svg:height="0.465cm" svg:x="13.715cm" svg:y="1.99cm" svg:viewBox="0 0 211 466" svg:d="M193 27c0-11-9-27-27-27-20 0-41 18-41 38 0 11 9 27 30 27 20 0 38-20 38-38zM52 379c-5 9-7 15-7 29 0 31 27 58 65 58 69 0 101-96 101-105s-9-9-12-9c-9 0-9 4-13 11-16 56-47 83-74 83-13 0-16-9-16-25 0-15 5-27 12-42 6-21 13-38 20-56 6-16 31-81 36-88 2-6 4-15 4-22 0-34-29-58-67-58-70 0-101 94-101 105 0 9 9 9 11 9 11 0 11-5 14-11 18-61 49-85 74-85 11 0 17 6 17 24 0 16-4 27-22 70z">
            <text:p/>
          </draw:path>
          <draw:path draw:style-name="gr4" draw:text-style-name="P7" draw:layer="layout" svg:width="0.23cm" svg:height="0.985cm" svg:x="14.067cm" svg:y="1.562cm" svg:viewBox="0 0 231 986" svg:d="M231 493c0-76-11-195-65-307-61-121-146-186-157-186-5 0-9 4-9 9 0 4 0 7 18 25 98 96 154 253 154 459 0 168-35 343-159 466-13 13-13 16-13 18 0 7 4 9 9 9 11 0 101-67 159-193 52-107 63-217 63-300z">
            <text:p/>
          </draw:path>
          <draw:path draw:style-name="gr4" draw:text-style-name="P7" draw:layer="layout" svg:width="0.602cm" svg:height="0.042cm" svg:x="14.593cm" svg:y="1.367cm" svg:viewBox="0 0 603 43" svg:d="M569 43c16 0 34 0 34-23 0-20-18-20-34-20h-535c-16 0-34 0-34 20 0 23 18 23 34 23z">
            <text:p/>
          </draw:path>
          <draw:path draw:style-name="gr4" draw:text-style-name="P7" draw:layer="layout" svg:width="0.671cm" svg:height="0.667cm" svg:x="15.301cm" svg:y="0.966cm" svg:viewBox="0 0 672 668" svg:d="M399 69c6-26 9-33 22-35 9-3 40-3 63-3 98 0 143 3 143 81 0 13-4 54-9 78 0 5-2 16-2 18 0 7 2 14 11 14 11 0 14-7 16-23l27-172c0-2 2-14 2-16 0-11-11-11-27-11h-549c-22 0-24 0-31 20l-58 173c-3 2-7 15-7 18 0 6 4 11 11 11 11 0 11-5 18-20 54-153 79-171 224-171h38c29 0 29 3 29 12 0 6-4 17-4 20l-132 528c-9 36-12 48-117 48-36 0-42 0-42 17 0 12 11 12 15 12 27 0 56 0 83 0s56-3 83-3 56 3 83 3 58 0 85 0c9 0 22 0 22-18 0-11-8-11-33-11s-38 0-63-3c-29-2-38-6-38-22 0 0 0-5 5-20z">
            <text:p/>
          </draw:path>
          <draw:path draw:style-name="gr4" draw:text-style-name="P7" draw:layer="layout" svg:width="0.21cm" svg:height="0.465cm" svg:x="15.886cm" svg:y="1.325cm" svg:viewBox="0 0 211 466" svg:d="M193 27c0-11-9-27-27-27-20 0-41 18-41 38 0 11 9 27 30 27 20 0 38-20 38-38zM52 379c-5 9-7 15-7 29 0 31 27 58 65 58 69 0 101-96 101-105s-9-9-12-9c-9 0-9 4-13 11-16 56-47 83-74 83-13 0-16-9-16-25 0-15 5-27 12-42 6-21 13-38 20-56 6-16 31-81 36-88 2-6 4-15 4-22 0-34-29-58-67-58-70 0-101 94-101 105 0 9 9 9 11 9 11 0 11-5 14-11 18-61 49-85 74-85 11 0 17 6 17 24 0 16-4 27-22 70z">
            <text:p/>
          </draw:path>
          <draw:path draw:style-name="gr4" draw:text-style-name="P7" draw:layer="layout" svg:width="0.467cm" svg:height="0.035cm" svg:x="16.206cm" svg:y="1.591cm" svg:viewBox="0 0 468 36" svg:d="M441 36c9 0 27 0 27-18s-16-18-27-18h-414c-11 0-27 0-27 18s16 18 27 18z">
            <text:p/>
          </draw:path>
          <draw:path draw:style-name="gr4" draw:text-style-name="P7" draw:layer="layout" svg:width="0.252cm" svg:height="0.458cm" svg:x="16.822cm" svg:y="1.325cm" svg:viewBox="0 0 253 459" svg:d="M157 20c0-20-2-20-20-20-45 43-108 45-137 45v24c16 0 63 0 101-20v354c0 23 0 32-70 32h-27v24c14 0 99-2 124-2 22 0 109 2 125 2v-24h-27c-69 0-69-9-69-32z">
            <text:p/>
          </draw:path>
          <draw:path draw:style-name="gr4" draw:text-style-name="P7" draw:layer="layout" svg:width="0.655cm" svg:height="0.658cm" svg:x="17.46cm" svg:y="1.06cm" svg:viewBox="0 0 656 659" svg:d="M349 350h276c13 0 31 0 31-21 0-20-18-20-31-20h-276v-275c0-16 0-34-20-34s-20 18-20 34v275h-275c-16 0-34 0-34 20 0 21 18 21 34 21h275v275c0 14 0 34 20 34s20-20 20-34z">
            <text:p/>
          </draw:path>
          <draw:path draw:style-name="gr4" draw:text-style-name="P7" draw:layer="layout" svg:width="0.671cm" svg:height="0.667cm" svg:x="18.415cm" svg:y="0.966cm" svg:viewBox="0 0 672 668" svg:d="M399 69c6-26 11-33 22-35 9-3 40-3 63-3 98 0 143 3 143 81 0 13-4 54-9 78 0 5-2 16-2 18 0 7 2 14 11 14 11 0 14-7 16-23l27-172c0-2 2-14 2-16 0-11-11-11-27-11h-549c-22 0-24 0-31 20l-58 173c-3 2-7 15-7 18 0 6 4 11 11 11 11 0 11-5 18-20 54-153 79-171 224-171h38c29 0 29 3 29 12 0 6-4 17-4 20l-132 528c-9 36-12 48-117 48-36 0-42 0-42 17 0 12 11 12 18 12 24 0 53 0 80 0s56-3 83-3 56 3 83 3 58 0 85 0c9 0 22 0 22-18 0-11-8-11-33-11s-38 0-63-3c-29-2-38-6-38-22 0 0 0-5 5-20z">
            <text:p/>
          </draw:path>
          <draw:path draw:style-name="gr4" draw:text-style-name="P7" draw:layer="layout" svg:width="0.21cm" svg:height="0.465cm" svg:x="18.997cm" svg:y="1.325cm" svg:viewBox="0 0 211 466" svg:d="M193 27c0-11-9-27-27-27-20 0-41 18-41 38 0 11 9 27 30 27 20 0 38-20 38-38zM52 379c-5 9-7 15-7 29 0 31 27 58 65 58 69 0 101-96 101-105s-9-9-12-9c-9 0-9 4-13 11-16 56-47 83-74 83-13 0-16-9-16-25 0-15 5-27 12-42 6-21 13-38 20-56 6-16 31-81 36-88 2-6 4-15 4-22 0-34-29-58-67-58-70 0-101 94-101 105 0 9 9 9 11 9 11 0 11-5 14-11 18-61 49-85 74-85 11 0 17 6 17 24 0 16-4 27-22 70z">
            <text:p/>
          </draw:path>
          <draw:polygon draw:style-name="gr4" draw:text-style-name="P7" draw:layer="layout" svg:width="4.781cm" svg:height="0.042cm" svg:x="14.513cm" svg:y="2.033cm" svg:viewBox="0 0 4782 43" draw:points="2392,43 0,43 0,0 4782,0 4782,43">
            <text:p/>
          </draw:polygon>
          <draw:path draw:style-name="gr4" draw:text-style-name="P7" draw:layer="layout" svg:width="0.727cm" svg:height="0.707cm" svg:x="16.258cm" svg:y="2.27cm" svg:viewBox="0 0 728 708" svg:d="M390 18c-7-14-9-18-25-18-18 0-20 4-27 18l-334 670c-4 9-4 11-4 11 0 9 7 9 22 9h686c15 0 20 0 20-9 0 0 0-2-5-11zM332 99l266 533h-531z">
            <text:p/>
          </draw:path>
          <draw:path draw:style-name="gr4" draw:text-style-name="P7" draw:layer="layout" svg:width="0.492cm" svg:height="0.447cm" svg:x="17.059cm" svg:y="2.539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6 47-53s-23-36-38-36c-29 0-54 27-54 58 0 45 49 65 94 65 65 0 101-69 103-76 11 38 47 76 108 76 100 0 156-128 156-152 0-9-9-9-11-9-9 0-11 2-13 9-32 107-99 130-132 130-38 0-54-32-54-65 0-23 7-43 18-88z">
            <text:p/>
          </draw:path>
          <draw:path draw:style-name="gr4" draw:text-style-name="P7" draw:layer="layout" svg:width="0.485cm" svg:height="2.363cm" svg:x="19.445cm" svg:y="0.872cm" svg:viewBox="0 0 486 2364" svg:d="M486 1183c0-388-90-777-340-1073-21-23-56-63-97-99-13-11-15-11-29-11-11 0-20 0-20 9 0 4 4 9 7 11 33 36 101 101 165 209 160 253 233 573 233 952 0 266-35 607-199 900-78 142-161 222-202 265-2 2-4 4-4 9 0 9 9 9 20 9 14 0 16 0 32-16 331-300 434-751 434-1165z">
            <text:p/>
          </draw:path>
          <draw:polygon draw:style-name="gr4" draw:text-style-name="P7" draw:layer="layout" svg:width="13.544cm" svg:height="0.042cm" svg:x="6.592cm" svg:y="3.352cm" svg:viewBox="0 0 13545 43" draw:points="6771,43 0,43 0,0 13545,0 13545,43">
            <text:p/>
          </draw:polygon>
          <draw:path draw:style-name="gr4" draw:text-style-name="P7" draw:layer="layout" svg:width="0.727cm" svg:height="0.707cm" svg:x="12.718cm" svg:y="3.59cm" svg:viewBox="0 0 728 708" svg:d="M390 18c-7-14-9-18-25-18-18 0-20 4-27 18l-334 670c-4 9-4 11-4 11 0 9 7 9 22 9h686c15 0 20 0 20-9 0 0 0-2-5-11zM334 99l264 533h-531z">
            <text:p/>
          </draw:path>
          <draw:path draw:style-name="gr4" draw:text-style-name="P7" draw:layer="layout" svg:width="0.492cm" svg:height="0.447cm" svg:x="13.523cm" svg:y="3.859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6 47-53s-23-36-38-36c-29 0-54 27-54 58 0 45 49 65 94 65 65 0 101-69 103-76 11 38 47 76 108 76 100 0 156-128 156-152 0-9-9-9-11-9-9 0-11 2-13 9-32 107-99 130-132 130-38 0-54-32-54-65 0-23 7-43 18-88z">
            <text:p/>
          </draw:path>
          <draw:path draw:style-name="gr4" draw:text-style-name="P7" draw:layer="layout" svg:width="0.655cm" svg:height="0.658cm" svg:x="6.648cm" svg:y="5.801cm" svg:viewBox="0 0 656 659" svg:d="M349 350h276c13 0 31 0 31-21 0-20-18-20-31-20h-276v-275c0-16 0-34-20-34s-20 18-20 34v275h-275c-16 0-34 0-34 20 0 21 18 21 34 21h275v275c0 14 0 34 20 34s20-20 20-34z">
            <text:p/>
          </draw:path>
          <draw:path draw:style-name="gr4" draw:text-style-name="P7" draw:layer="layout" svg:width="0.485cm" svg:height="2.363cm" svg:x="7.728cm" svg:y="4.947cm" svg:viewBox="0 0 486 2364" svg:d="M486 2355c0-5-2-7-4-9-36-38-103-103-168-211-159-253-231-573-231-952 0-267 36-607 197-901 78-141 159-222 204-264 2-2 2-5 2-9 0-9-7-9-20-9-14 0-16 0-31 16-332 300-435 750-435 1165 0 387 90 777 340 1073 21 22 56 63 99 98 11 12 13 12 27 12 13 0 20 0 20-9z">
            <text:p/>
          </draw:path>
          <draw:path draw:style-name="gr4" draw:text-style-name="P7" draw:layer="layout" svg:width="0.416cm" svg:height="0.678cm" svg:x="8.286cm" svg:y="5.718cm" svg:viewBox="0 0 417 679" svg:d="M417 343c0-81-5-159-41-233-44-94-125-110-168-110-58 0-132 25-172 117-32 69-36 145-36 226 0 74 4 161 45 237 42 79 114 99 163 99 54 0 128-20 173-114 31-68 36-146 36-222zM208 659c-38 0-98-25-116-121-9-59-9-150-9-209 0-62 0-127 7-181 20-117 94-126 118-126 32 0 97 18 117 115 9 56 9 130 9 192 0 74 0 141-11 204-14 94-70 126-115 126z">
            <text:p/>
          </draw:path>
          <draw:path draw:style-name="gr4" draw:text-style-name="P7" draw:layer="layout" svg:width="0.107cm" svg:height="0.107cm" svg:x="8.823cm" svg:y="6.269cm" svg:viewBox="0 0 108 108" svg:d="M108 54c0-29-25-54-54-54s-54 25-54 54 25 54 54 54 54-25 54-54z">
            <text:p/>
          </draw:path>
          <draw:path draw:style-name="gr4" draw:text-style-name="P7" draw:layer="layout" svg:width="0.393cm" svg:height="0.678cm" svg:x="9.061cm" svg:y="5.718cm" svg:viewBox="0 0 394 679" svg:d="M394 459c0-116-80-217-188-217-47 0-90 16-125 51v-192c20 7 53 13 85 13 121 0 190-89 190-103 0-7-2-11-9-11-2 0-4 0-9 2-20 9-67 29-134 29-40 0-85-6-132-27-7-4-9-4-12-4-8 0-8 9-8 25v291c0 18 0 27 13 27 7 0 9-2 11-9 11-16 49-70 128-70 51 0 78 45 85 63 16 38 18 76 18 126 0 33 0 94-25 134-22 38-60 65-105 65-72 0-128-52-146-110 3 0 7 0 18 0 32 0 50-24 50-47 0-25-18-49-50-49-15 0-49 7-49 54 0 85 69 179 179 179 114 0 215-94 215-220z">
            <text:p/>
          </draw:path>
          <draw:path draw:style-name="gr4" draw:text-style-name="P7" draw:layer="layout" svg:width="0.23cm" svg:height="0.985cm" svg:x="9.603cm" svg:y="5.635cm" svg:viewBox="0 0 231 986" svg:d="M231 977c0-2 0-5-18-23-123-123-155-309-155-461 0-170 38-343 159-466 14-11 14-14 14-18 0-7-5-9-11-9-9 0-99 67-157 193-52 107-63 217-63 300 0 78 11 197 65 309 60 121 146 184 155 184 6 0 11-2 11-9z">
            <text:p/>
          </draw:path>
          <draw:path draw:style-name="gr4" draw:text-style-name="P7" draw:layer="layout" svg:width="0.552cm" svg:height="0.447cm" svg:x="9.928cm" svg:y="5.94cm" svg:viewBox="0 0 553 448" svg:d="M430 204c0-155-92-204-163-204-137 0-267 141-267 280 0 92 58 168 159 168 63 0 134-22 211-83 11 52 44 83 89 83 52 0 83-54 83-69 0-7-7-12-13-12-7 0-9 5-12 12-18 47-53 47-56 47-31 0-31-76-31-101 0-20 0-23 11-34 92-116 112-233 112-233 0-2 0-9-11-9-9 0-9 3-13 20-18 63-52 137-99 195zM365 338c-87 76-163 88-204 88-58 0-87-45-87-108 0-47 25-154 56-206 47-72 101-90 134-90 99 0 99 130 99 207 0 35 0 94 2 109z">
            <text:p/>
          </draw:path>
          <draw:path draw:style-name="gr4" draw:text-style-name="P7" draw:layer="layout" svg:width="0.21cm" svg:height="0.465cm" svg:x="10.548cm" svg:y="6.065cm" svg:viewBox="0 0 211 466" svg:d="M193 27c0-11-9-27-27-27-20 0-41 18-41 38 0 11 9 27 30 27 20 0 38-20 38-38zM52 379c-5 9-7 15-7 29 0 31 27 58 65 58 69 0 101-96 101-105s-9-9-12-9c-9 0-9 2-13 11-16 56-47 83-74 83-13 0-16-9-16-25 0-15 5-27 12-42 6-21 13-38 20-56 6-16 31-81 36-88 2-6 4-15 4-22 0-34-29-58-67-58-70 0-101 94-101 105 0 9 9 9 11 9 11 0 11-5 14-11 18-61 49-85 74-85 11 0 17 6 17 24 0 16-4 27-22 70z">
            <text:p/>
          </draw:path>
          <draw:path draw:style-name="gr4" draw:text-style-name="P7" draw:layer="layout" svg:width="0.655cm" svg:height="0.658cm" svg:x="11.117cm" svg:y="5.801cm" svg:viewBox="0 0 656 659" svg:d="M349 350h276c13 0 31 0 31-21 0-20-18-20-31-20h-276v-275c0-16 0-34-20-34s-20 18-20 34v275h-275c-16 0-34 0-34 20 0 21 18 21 34 21h275v275c0 14 0 34 20 34s20-20 20-34z">
            <text:p/>
          </draw:path>
          <draw:path draw:style-name="gr4" draw:text-style-name="P7" draw:layer="layout" svg:width="0.552cm" svg:height="0.447cm" svg:x="12.087cm" svg:y="5.94cm" svg:viewBox="0 0 553 448" svg:d="M430 204c0-155-92-204-163-204-137 0-267 141-267 280 0 92 58 168 159 168 63 0 134-22 211-83 11 52 44 83 89 83 52 0 83-54 83-69 0-7-7-12-13-12-7 0-9 5-12 12-18 47-53 47-56 47-31 0-31-76-31-101 0-20 0-23 11-34 92-116 112-233 112-233 0-2 0-9-11-9-9 0-9 3-13 20-18 63-52 137-99 195zM365 338c-87 76-163 88-204 88-58 0-87-45-87-108 0-47 25-154 56-206 47-72 101-90 134-90 99 0 99 130 99 207 0 35 0 94 2 109z">
            <text:p/>
          </draw:path>
          <draw:path draw:style-name="gr4" draw:text-style-name="P7" draw:layer="layout" svg:width="0.21cm" svg:height="0.465cm" svg:x="12.71cm" svg:y="6.065cm" svg:viewBox="0 0 211 466" svg:d="M193 27c0-11-9-27-27-27-20 0-41 18-41 38 0 11 9 27 30 27 20 0 38-20 38-38zM52 379c-5 9-7 15-7 29 0 31 27 58 65 58 69 0 101-96 101-105s-9-9-12-9c-9 0-9 2-13 11-16 56-47 83-74 83-13 0-16-9-16-25 0-15 5-27 12-42 6-21 13-38 20-56 6-16 31-81 36-88 2-6 4-15 4-22 0-34-29-58-67-58-70 0-101 94-101 105 0 9 9 9 11 9 11 0 11-5 14-11 18-61 49-85 74-85 11 0 17 6 17 24 0 16-4 27-22 70z">
            <text:p/>
          </draw:path>
          <draw:path draw:style-name="gr4" draw:text-style-name="P7" draw:layer="layout" svg:width="0.507cm" svg:height="0.51cm" svg:x="13.003cm" svg:y="6.094cm" svg:viewBox="0 0 508 511" svg:d="M271 271h213c9 0 24 0 24-16 0-18-15-18-24-18h-213v-212c0-9 0-25-16-25-18 0-18 16-18 25v212h-212c-9 0-25 0-25 18 0 16 16 16 25 16h212v213c0 9 0 27 18 27 16 0 16-16 16-27z">
            <text:p/>
          </draw:path>
          <draw:path draw:style-name="gr4" draw:text-style-name="P7" draw:layer="layout" svg:width="0.252cm" svg:height="0.458cm" svg:x="13.635cm" svg:y="6.065cm" svg:viewBox="0 0 253 459" svg:d="M157 20c0-20-2-20-20-20-45 43-108 45-137 45v24c16 0 63 0 101-20v354c0 23 0 32-70 32h-27v24c14 0 99-2 124-2 22 0 109 2 125 2v-24h-27c-69 0-69-9-69-32z">
            <text:p/>
          </draw:path>
          <draw:path draw:style-name="gr4" draw:text-style-name="P7" draw:layer="layout" svg:width="0.23cm" svg:height="0.985cm" svg:x="14.056cm" svg:y="5.635cm" svg:viewBox="0 0 231 986" svg:d="M231 493c0-76-11-195-65-307-61-121-146-186-157-186-5 0-9 4-9 9 0 4 0 7 18 25 98 96 154 253 154 459 0 168-35 343-159 466-13 13-13 16-13 18 0 7 4 9 9 9 11 0 101-67 159-193 52-107 63-217 63-300z">
            <text:p/>
          </draw:path>
          <draw:path draw:style-name="gr4" draw:text-style-name="P7" draw:layer="layout" svg:width="0.602cm" svg:height="0.042cm" svg:x="14.582cm" svg:y="5.443cm" svg:viewBox="0 0 603 43" svg:d="M569 43c16 0 34 0 34-23 0-20-18-20-34-20h-535c-16 0-34 0-34 20 0 23 18 23 34 23z">
            <text:p/>
          </draw:path>
          <draw:path draw:style-name="gr4" draw:text-style-name="P7" draw:layer="layout" svg:width="0.671cm" svg:height="0.667cm" svg:x="15.29cm" svg:y="5.041cm" svg:viewBox="0 0 672 668" svg:d="M399 69c6-29 11-33 22-35 9-3 40-3 63-3 98 0 143 3 143 81 0 13-4 54-9 78 0 5-2 16-2 18 0 7 2 14 11 14 11 0 14-7 16-23l27-172c0-2 2-14 2-16 0-11-11-11-27-11h-549c-22 0-24 0-31 20l-58 173c-3 2-7 15-7 18 0 6 4 11 11 11 11 0 11-5 18-20 54-153 79-171 224-171h38c29 0 29 3 29 12 0 6-4 17-4 20l-132 528c-9 36-12 48-117 48-36 0-42 0-42 17 0 12 11 12 18 12 24 0 53 0 80 0s56-3 83-3 56 3 83 3 58 0 85 0c9 0 22 0 22-18 0-11-8-11-33-11s-38 0-63-3c-29-2-38-6-38-22 0 0 0-5 5-20z">
            <text:p/>
          </draw:path>
          <draw:path draw:style-name="gr4" draw:text-style-name="P7" draw:layer="layout" svg:width="0.21cm" svg:height="0.465cm" svg:x="15.874cm" svg:y="5.4cm" svg:viewBox="0 0 211 466" svg:d="M193 27c0-11-9-27-27-27-20 0-41 18-41 38 0 11 9 27 30 27 20 0 38-20 38-38zM52 379c-5 9-7 15-7 29 0 31 27 58 65 58 69 0 101-96 101-105s-9-9-12-9c-9 0-9 4-13 11-16 56-47 83-74 83-13 0-16-9-16-25 0-15 5-27 12-42 6-21 13-38 20-56 6-16 31-81 36-88 2-6 4-15 4-22 0-34-29-58-67-58-70 0-101 94-101 105 0 9 9 9 11 9 11 0 11-5 14-11 18-61 49-85 74-85 11 0 17 6 17 24 0 16-4 27-22 70z">
            <text:p/>
          </draw:path>
          <draw:path draw:style-name="gr4" draw:text-style-name="P7" draw:layer="layout" svg:width="0.655cm" svg:height="0.658cm" svg:x="16.443cm" svg:y="5.136cm" svg:viewBox="0 0 656 659" svg:d="M349 350h276c13 0 31 0 31-21 0-20-18-20-31-20h-276v-275c0-16 0-34-20-34s-20 18-20 34v275h-275c-16 0-34 0-34 20 0 21 18 21 34 21h275v275c0 14 0 34 20 34s20-20 20-34z">
            <text:p/>
          </draw:path>
          <draw:path draw:style-name="gr4" draw:text-style-name="P7" draw:layer="layout" svg:width="0.671cm" svg:height="0.667cm" svg:x="17.395cm" svg:y="5.041cm" svg:viewBox="0 0 672 668" svg:d="M399 69c6-29 9-33 22-35 9-3 40-3 63-3 98 0 143 3 143 81 0 13-4 54-9 78 0 5-2 16-2 18 0 7 2 14 11 14 11 0 14-7 16-23l27-172c0-2 2-14 2-16 0-11-11-11-27-11h-549c-22 0-24 0-31 20l-58 173c-3 2-7 15-7 18 0 6 4 11 11 11 11 0 11-5 18-20 54-153 79-171 224-171h38c29 0 29 3 29 12 0 6-4 17-4 20l-132 528c-9 36-12 48-117 48-36 0-42 0-42 17 0 12 11 12 15 12 27 0 56 0 83 0s56-3 83-3 56 3 83 3 58 0 85 0c9 0 22 0 22-18 0-11-8-11-33-11s-38 0-63-3c-29-2-38-6-38-22 0 0 0-5 5-20z">
            <text:p/>
          </draw:path>
          <draw:path draw:style-name="gr4" draw:text-style-name="P7" draw:layer="layout" svg:width="0.21cm" svg:height="0.465cm" svg:x="17.98cm" svg:y="5.4cm" svg:viewBox="0 0 211 466" svg:d="M193 27c0-11-9-27-27-27-20 0-41 18-41 38 0 11 9 27 30 27 20 0 38-20 38-38zM52 379c-5 9-7 15-7 29 0 31 27 58 65 58 69 0 101-96 101-105s-9-9-12-9c-9 0-9 4-13 11-16 56-47 83-74 83-13 0-16-9-16-25 0-15 5-27 12-42 6-21 13-38 20-56 6-16 31-81 36-88 2-6 4-15 4-22 0-34-29-58-67-58-70 0-101 94-101 105 0 9 9 9 11 9 11 0 11-5 14-11 18-61 49-85 74-85 11 0 17 6 17 24 0 16-4 27-22 70z">
            <text:p/>
          </draw:path>
          <draw:path draw:style-name="gr4" draw:text-style-name="P7" draw:layer="layout" svg:width="0.507cm" svg:height="0.51cm" svg:x="18.273cm" svg:y="5.429cm" svg:viewBox="0 0 508 511" svg:d="M271 271h213c9 0 24 0 24-16 0-18-15-18-24-18h-213v-212c0-9 0-25-16-25-18 0-18 16-18 25v212h-212c-9 0-25 0-25 18 0 16 16 16 25 16h212v213c0 9 0 27 18 27 16 0 16-16 16-27z">
            <text:p/>
          </draw:path>
          <draw:path draw:style-name="gr4" draw:text-style-name="P7" draw:layer="layout" svg:width="0.252cm" svg:height="0.458cm" svg:x="18.905cm" svg:y="5.398cm" svg:viewBox="0 0 253 459" svg:d="M157 20c0-20-2-20-20-20-45 43-108 45-137 45v24c16 0 63 0 101-20v354c0 23 0 32-70 32h-27v24c14 0 99-2 124-2 22 0 109 2 125 2v-24h-27c-69 0-69-9-69-32z">
            <text:p/>
          </draw:path>
          <draw:polygon draw:style-name="gr4" draw:text-style-name="P7" draw:layer="layout" svg:width="4.77cm" svg:height="0.042cm" svg:x="14.501cm" svg:y="6.108cm" svg:viewBox="0 0 4771 43" draw:points="2385,43 0,43 0,0 4771,0 4771,43">
            <text:p/>
          </draw:polygon>
          <draw:path draw:style-name="gr4" draw:text-style-name="P7" draw:layer="layout" svg:width="0.727cm" svg:height="0.707cm" svg:x="16.242cm" svg:y="6.345cm" svg:viewBox="0 0 728 708" svg:d="M390 18c-7-14-9-18-25-18-18 0-20 4-27 18l-334 670c-4 9-4 11-4 11 0 9 7 9 22 9h686c15 0 20 0 20-9 0 0 0-2-5-11zM332 99l266 533h-531z">
            <text:p/>
          </draw:path>
          <draw:path draw:style-name="gr4" draw:text-style-name="P7" draw:layer="layout" svg:width="0.492cm" svg:height="0.447cm" svg:x="17.044cm" svg:y="6.614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6 47-53s-23-36-38-36c-29 0-54 27-54 58 0 45 49 65 94 65 65 0 101-69 103-76 11 38 47 76 108 76 100 0 156-128 156-152 0-9-9-9-11-9-9 0-11 2-13 9-32 107-99 130-132 130-38 0-54-32-54-65 0-23 7-43 18-88z">
            <text:p/>
          </draw:path>
          <draw:path draw:style-name="gr4" draw:text-style-name="P7" draw:layer="layout" svg:width="0.485cm" svg:height="2.363cm" svg:x="19.422cm" svg:y="4.947cm" svg:viewBox="0 0 486 2364" svg:d="M486 1183c0-388-90-777-340-1073-21-23-56-63-97-99-13-11-15-11-29-11-11 0-20 0-20 9 0 4 4 9 7 11 33 36 101 101 165 209 160 253 231 573 231 952 0 266-33 607-197 900-78 142-161 222-202 265-2 2-4 4-4 9 0 9 9 9 20 9 14 0 16 0 32-16 331-300 434-751 434-1165z">
            <text:p/>
          </draw:path>
          <draw:polygon draw:style-name="gr4" draw:text-style-name="P7" draw:layer="layout" svg:width="13.521cm" svg:height="0.042cm" svg:x="6.592cm" svg:y="7.428cm" svg:viewBox="0 0 13522 43" draw:points="6762,43 0,43 0,0 13522,0 13522,43">
            <text:p/>
          </draw:polygon>
          <draw:path draw:style-name="gr4" draw:text-style-name="P7" draw:layer="layout" svg:width="0.727cm" svg:height="0.707cm" svg:x="12.707cm" svg:y="7.663cm" svg:viewBox="0 0 728 708" svg:d="M390 18c-7-14-9-18-25-18-18 0-20 4-27 18l-334 670c-4 9-4 11-4 11 0 9 7 9 22 9h686c15 0 20 0 20-9 0 0 0-2-5-11zM332 99l266 533h-531z">
            <text:p/>
          </draw:path>
          <draw:path draw:style-name="gr4" draw:text-style-name="P7" draw:layer="layout" svg:width="0.492cm" svg:height="0.447cm" svg:x="13.511cm" svg:y="7.934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2-51 103-94 103-7 0-29 0-49-12 24-6 47-26 47-53s-23-36-38-36c-29 0-54 27-54 58 0 45 49 65 92 65 67 0 101-69 105-76 11 38 47 76 105 76 103 0 159-128 159-152 0-9-9-9-11-9-9 0-11 2-13 9-34 107-101 130-132 130-38 0-54-32-54-65 0-23 7-43 18-88z">
            <text:p/>
          </draw:path>
        </draw:g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1">
        <office:forms form:automatic-focus="false" form:apply-design-mode="false"/>
        <draw:g>
          <svg:title>TexMaths</svg:title>
          <svg:desc>28§latex§\begin{align*} 
\dfrac{\partial}{\partial x} &amp; \left( \alpha \dfrac{\partial T}{\partial x} \right)  \approx 
\left(\dfrac{0.5}{(\Delta x)^2}\right) 
[(\alpha_{i-1}+\alpha_{i})T_{i-1}\\
&amp; -(\alpha_{i-1}+\alpha_{i})T_{i}-(\alpha_{i}+\alpha_{i+1})T_{i}+(\alpha_{i}+\alpha_{i+1})T_{i+1}
]
\end{align*}§svg§600§FALSE§</svg:desc>
          <draw:polygon draw:style-name="gr3" draw:text-style-name="P6" draw:layer="layout" svg:width="23.491cm" svg:height="3.829cm" svg:x="0.384cm" svg:y="0.762cm" svg:viewBox="0 0 23492 3830" draw:points="11746,3830 0,3830 0,0 23492,0 23492,3830">
            <text:p/>
          </draw:polygon>
          <draw:path draw:style-name="gr4" draw:text-style-name="P7" draw:layer="layout" svg:width="0.519cm" svg:height="0.727cm" svg:x="0.704cm" svg:y="0.818cm" svg:viewBox="0 0 520 728" svg:d="M419 372c-11-61-52-117-128-117-60 0-125 16-201 94-83 81-90 173-90 204 0 61 43 175 181 175 236 0 339-332 339-473 0-156-92-255-213-255-143 0-188 128-188 157 0 13 6 33 36 33 33 0 53-29 53-51 0-36-31-36-47-36 45-72 115-78 144-78 71 0 141 51 141 179 0 38-7 87-27 168zM186 701c-110 0-110-103-110-112 0-27 25-166 65-224 40-56 87-87 150-87 108 0 110 109 110 130 0 71-65 293-215 293z">
            <text:p/>
          </draw:path>
          <draw:polygon draw:style-name="gr4" draw:text-style-name="P7" draw:layer="layout" svg:width="1.141cm" svg:height="0.042cm" svg:x="0.384cm" svg:y="1.922cm" svg:viewBox="0 0 1142 43" draw:points="571,43 0,43 0,0 1142,0 1142,43">
            <text:p/>
          </draw:polygon>
          <draw:path draw:style-name="gr4" draw:text-style-name="P7" draw:layer="layout" svg:width="0.519cm" svg:height="0.727cm" svg:x="0.424cm" svg:y="2.16cm" svg:viewBox="0 0 520 728" svg:d="M419 372c-11-61-52-117-128-117-60 0-125 16-201 94-83 81-90 173-90 204 0 61 43 175 181 175 236 0 339-332 339-473 0-156-92-255-213-255-143 0-188 128-188 157 0 13 6 33 36 33 33 0 53-29 53-51 0-36-31-36-47-36 45-72 115-78 144-78 71 0 141 51 141 179 0 38-7 87-27 168zM186 701c-110 0-110-103-110-112 0-27 25-166 65-224 40-56 87-87 150-87 108 0 110 109 110 130 0 71-65 293-215 293z">
            <text:p/>
          </draw:path>
          <draw:path draw:style-name="gr4" draw:text-style-name="P7" draw:layer="layout" svg:width="0.492cm" svg:height="0.447cm" svg:x="0.989cm" svg:y="2.428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4 65 65 0 101-69 103-76 11 38 47 76 108 76 100 0 156-128 156-152 0-9-9-9-11-9-9 0-11 2-13 9-32 107-101 130-132 130-38 0-54-32-54-65 0-23 7-43 18-88z">
            <text:p/>
          </draw:path>
          <draw:path draw:style-name="gr4" draw:text-style-name="P7" draw:layer="layout" svg:width="0.485cm" svg:height="2.362cm" svg:x="2.01cm" svg:y="0.762cm" svg:viewBox="0 0 486 2363" svg:d="M486 2354c0-4-2-7-4-9-36-38-103-103-168-211-159-253-231-573-231-951 0-267 36-607 197-901 78-141 159-222 204-264 2-2 2-5 2-9 0-9-7-9-20-9-14 0-16 0-31 16-332 300-435 750-435 1164 0 388 90 778 340 1073 21 23 56 63 99 99 11 11 13 11 27 11 13 0 20 0 20-9z">
            <text:p/>
          </draw:path>
          <draw:path draw:style-name="gr4" draw:text-style-name="P7" draw:layer="layout" svg:width="0.552cm" svg:height="0.447cm" svg:x="2.57cm" svg:y="1.754cm" svg:viewBox="0 0 553 448" svg:d="M430 204c0-155-92-204-163-204-137 0-267 141-267 280 0 92 58 168 159 168 63 0 134-22 211-83 11 52 44 83 89 83 52 0 83-54 83-69 0-7-7-12-13-12-7 0-9 5-12 12-18 47-53 47-56 47-31 0-31-77-31-101 0-20 0-23 11-34 92-116 112-233 112-233 0-2 0-9-11-9-9 0-9 3-13 20-18 63-52 137-99 195zM365 338c-87 76-163 88-204 88-58 0-87-45-87-108 0-47 25-154 56-206 47-72 101-90 134-90 99 0 99 130 99 206 0 36 0 95 2 110z">
            <text:p/>
          </draw:path>
          <draw:path draw:style-name="gr4" draw:text-style-name="P7" draw:layer="layout" svg:width="0.519cm" svg:height="0.727cm" svg:x="3.321cm" svg:y="0.818cm" svg:viewBox="0 0 520 728" svg:d="M419 372c-11-61-52-117-128-117-60 0-125 16-201 94-83 81-90 173-90 204 0 61 43 175 181 175 236 0 339-332 339-473 0-156-92-255-213-255-143 0-191 128-191 157 0 13 9 33 39 33 33 0 53-29 53-51 0-36-31-36-47-36 45-72 115-78 144-78 71 0 141 51 141 179 0 38-7 87-27 168zM186 701c-110 0-110-103-110-112 0-27 25-166 65-224 40-56 87-87 150-87 108 0 110 109 110 130 0 71-65 293-215 293z">
            <text:p/>
          </draw:path>
          <draw:path draw:style-name="gr4" draw:text-style-name="P7" draw:layer="layout" svg:width="0.671cm" svg:height="0.666cm" svg:x="3.883cm" svg:y="0.856cm" svg:viewBox="0 0 672 667" svg:d="M399 69c6-26 11-33 22-35 9-3 40-3 63-3 98 0 143 3 143 81 0 13-4 54-9 78 0 5-2 16-2 18 0 7 2 14 11 14 11 0 14-7 16-23l27-172c0-2 2-14 2-16 0-11-11-11-27-11h-549c-22 0-24 0-31 20l-58 173c-3 2-7 15-7 18 0 6 4 11 11 11 11 0 11-5 18-20 54-153 79-171 224-171h38c29 0 29 3 29 12 0 6-4 17-4 20l-132 528c-9 36-12 47-117 47-36 0-42 0-42 18 0 11 11 11 15 11 27 0 56 0 83 0s56-2 83-2 56 2 83 2 58 0 85 0c9 0 22 0 22-17 0-12-8-12-33-12s-38 0-63-2c-29-2-38-7-38-22 0 0 0-5 5-20z">
            <text:p/>
          </draw:path>
          <draw:polygon draw:style-name="gr4" draw:text-style-name="P7" draw:layer="layout" svg:width="1.289cm" svg:height="0.042cm" svg:x="3.28cm" svg:y="1.922cm" svg:viewBox="0 0 1290 43" draw:points="645,43 0,43 0,0 1290,0 1290,43">
            <text:p/>
          </draw:polygon>
          <draw:path draw:style-name="gr4" draw:text-style-name="P7" draw:layer="layout" svg:width="0.519cm" svg:height="0.727cm" svg:x="3.394cm" svg:y="2.16cm" svg:viewBox="0 0 520 728" svg:d="M419 372c-11-61-52-117-128-117-60 0-125 16-201 94-83 81-90 173-90 204 0 61 43 175 181 175 236 0 339-332 339-473 0-156-92-255-213-255-143 0-191 128-191 157 0 13 9 33 39 33 33 0 53-29 53-51 0-36-31-36-47-36 45-72 115-78 144-78 71 0 141 51 141 179 0 38-7 87-27 168zM186 701c-110 0-110-103-110-112 0-27 25-166 65-224 40-56 87-87 150-87 108 0 110 109 110 130 0 71-65 293-215 293z">
            <text:p/>
          </draw:path>
          <draw:path draw:style-name="gr4" draw:text-style-name="P7" draw:layer="layout" svg:width="0.492cm" svg:height="0.447cm" svg:x="3.961cm" svg:y="2.428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2 65 67 0 101-69 105-76 11 38 47 76 105 76 103 0 159-128 159-152 0-9-9-9-11-9-9 0-11 2-13 9-34 107-101 130-132 130-38 0-54-32-54-65 0-23 7-43 18-88z">
            <text:p/>
          </draw:path>
          <draw:path draw:style-name="gr4" draw:text-style-name="P7" draw:layer="layout" svg:width="0.485cm" svg:height="2.362cm" svg:x="4.723cm" svg:y="0.762cm" svg:viewBox="0 0 486 2363" svg:d="M486 1183c0-388-90-778-340-1073-21-23-56-63-97-99-13-11-15-11-29-11-11 0-20 0-20 9 0 4 4 9 7 11 33 36 101 101 165 208 160 254 231 574 231 952 0 267-33 607-197 901-78 141-161 221-202 264-2 2-4 5-4 9 0 9 9 9 20 9 14 0 16 0 32-16 331-300 434-750 434-1164z">
            <text:p/>
          </draw:path>
          <draw:path draw:style-name="gr4" draw:text-style-name="P7" draw:layer="layout" svg:width="0.658cm" svg:height="0.422cm" svg:x="5.74cm" svg:y="1.714cm" svg:viewBox="0 0 659 423" svg:d="M659 31c0-22-7-31-14-31-4 0-13 4-13 27-5 69-74 110-139 110-56 0-105-32-157-65-54-36-108-72-170-72-92 0-166 69-166 161 0 23 9 29 13 29 12 0 14-18 14-22 7-83 87-112 139-112 56 0 105 29 157 65 53 36 107 72 170 72 92 0 166-72 166-162zM659 262c0-29-12-31-14-31-4 0-13 6-13 27-5 69-74 109-139 109-56 0-105-31-157-65-54-35-108-71-170-71-92 0-166 69-166 161 0 22 9 29 13 29 12 0 14-18 14-22 7-83 87-112 139-112 56 0 105 29 157 65 53 35 107 71 170 71 94 0 166-74 166-161z">
            <text:p/>
          </draw:path>
          <draw:path draw:style-name="gr4" draw:text-style-name="P7" draw:layer="layout" svg:width="0.485cm" svg:height="2.362cm" svg:x="6.929cm" svg:y="0.762cm" svg:viewBox="0 0 486 2363" svg:d="M486 2354c0-4-2-7-4-9-36-38-103-103-168-211-159-253-231-573-231-951 0-267 36-607 197-901 78-141 159-222 204-264 2-2 2-5 2-9 0-9-7-9-20-9-14 0-16 0-31 16-332 300-435 750-435 1164 0 388 90 778 340 1073 21 23 56 63 99 99 11 11 13 11 27 11 13 0 20 0 20-9z">
            <text:p/>
          </draw:path>
          <draw:path draw:style-name="gr4" draw:text-style-name="P7" draw:layer="layout" svg:width="0.416cm" svg:height="0.678cm" svg:x="8.271cm" svg:y="0.867cm" svg:viewBox="0 0 417 679" svg:d="M417 343c0-81-5-159-41-233-44-94-125-110-168-110-58 0-132 25-172 116-32 70-36 146-36 227 0 74 4 161 45 237 42 78 114 99 163 99 54 0 128-21 173-115 31-67 36-145 36-221zM208 658c-38 0-98-24-116-120-9-59-9-151-9-209 0-62 0-127 7-181 20-117 94-126 118-126 32 0 97 18 117 115 9 56 9 130 9 192 0 74 0 141-11 204-14 94-70 125-115 125z">
            <text:p/>
          </draw:path>
          <draw:path draw:style-name="gr4" draw:text-style-name="P7" draw:layer="layout" svg:width="0.107cm" svg:height="0.107cm" svg:x="8.81cm" svg:y="1.418cm" svg:viewBox="0 0 108 108" svg:d="M108 54c0-29-25-54-54-54s-54 25-54 54 25 54 54 54 54-25 54-54z">
            <text:p/>
          </draw:path>
          <draw:path draw:style-name="gr4" draw:text-style-name="P7" draw:layer="layout" svg:width="0.393cm" svg:height="0.678cm" svg:x="9.048cm" svg:y="0.867cm" svg:viewBox="0 0 394 679" svg:d="M394 459c0-116-80-217-188-217-47 0-90 16-125 51v-192c20 7 53 13 85 13 121 0 190-89 190-103 0-7-2-11-9-11-2 0-4 0-9 2-20 9-67 29-134 29-40 0-85-6-132-27-7-4-9-4-12-4-8 0-8 9-8 25v291c0 18 0 27 13 27 7 0 9-3 11-9 11-16 49-70 128-70 51 0 78 45 85 63 16 38 18 76 18 125 0 34 0 95-25 135-22 38-60 65-105 65-72 0-128-52-146-110 3 0 7 0 18 0 32 0 50-25 50-47 0-25-18-49-50-49-15 0-49 6-49 53 0 83 69 180 179 180 114 0 215-94 215-220z">
            <text:p/>
          </draw:path>
          <draw:polygon draw:style-name="gr4" draw:text-style-name="P7" draw:layer="layout" svg:width="2.591cm" svg:height="0.042cm" svg:x="7.567cm" svg:y="1.922cm" svg:viewBox="0 0 2592 43" draw:points="1295,43 0,43 0,0 2592,0 2592,43">
            <text:p/>
          </draw:polygon>
          <draw:path draw:style-name="gr4" draw:text-style-name="P7" draw:layer="layout" svg:width="0.23cm" svg:height="0.984cm" svg:x="7.664cm" svg:y="2.126cm" svg:viewBox="0 0 231 985" svg:d="M231 977c0-3 0-5-18-23-123-123-155-309-155-461 0-170 38-343 159-466 14-11 14-14 14-18 0-7-5-9-11-9-9 0-99 67-157 193-52 107-63 217-63 300 0 78 11 197 65 309 60 121 146 183 155 183 6 0 11-2 11-8z">
            <text:p/>
          </draw:path>
          <draw:path draw:style-name="gr4" draw:text-style-name="P7" draw:layer="layout" svg:width="0.727cm" svg:height="0.707cm" svg:x="7.995cm" svg:y="2.16cm" svg:viewBox="0 0 728 708" svg:d="M390 18c-7-14-9-18-25-18-18 0-20 4-27 18l-334 670c-4 9-4 11-4 11 0 9 7 9 22 9h686c15 0 20 0 20-9 0 0 0-2-5-11zM332 99l266 533h-531z">
            <text:p/>
          </draw:path>
          <draw:path draw:style-name="gr4" draw:text-style-name="P7" draw:layer="layout" svg:width="0.492cm" svg:height="0.447cm" svg:x="8.799cm" svg:y="2.428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2 65 67 0 101-69 105-76 11 38 47 76 105 76 103 0 159-128 159-152 0-9-9-9-11-9-9 0-11 2-13 9-34 107-101 130-132 130-38 0-54-32-54-65 0-23 7-43 18-88z">
            <text:p/>
          </draw:path>
          <draw:path draw:style-name="gr4" draw:text-style-name="P7" draw:layer="layout" svg:width="0.23cm" svg:height="0.984cm" svg:x="9.388cm" svg:y="2.126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ath draw:style-name="gr4" draw:text-style-name="P7" draw:layer="layout" svg:width="0.306cm" svg:height="0.458cm" svg:x="9.758cm" svg:y="2.122cm" svg:viewBox="0 0 307 459" svg:d="M307 334h-25c-2 15-9 56-18 62-4 5-58 5-67 5h-128c72-65 97-83 139-117 52-40 99-82 99-150 0-82-74-134-164-134-85 0-143 60-143 123 0 36 29 41 36 41 18 0 38-14 38-39 0-11-5-35-40-35 20-50 67-65 100-65 70 0 106 53 106 109 0 61-43 108-65 135l-168 163c-7 7-7 9-7 27h287z">
            <text:p/>
          </draw:path>
          <draw:path draw:style-name="gr4" draw:text-style-name="P7" draw:layer="layout" svg:width="0.485cm" svg:height="2.362cm" svg:x="10.309cm" svg:y="0.762cm" svg:viewBox="0 0 486 2363" svg:d="M486 1183c0-388-90-778-340-1073-21-23-56-63-97-99-13-11-15-11-29-11-11 0-20 0-20 9 0 4 4 9 7 11 33 36 101 101 165 208 160 254 231 574 231 952 0 267-33 607-197 901-78 141-161 221-202 264-2 2-4 5-4 9 0 9 9 9 20 9 14 0 16 0 32-16 331-300 434-750 434-1164z">
            <text:p/>
          </draw:path>
          <draw:polygon draw:style-name="gr4" draw:text-style-name="P7" draw:layer="layout" svg:width="0.136cm" svg:height="0.984cm" svg:x="11.279cm" svg:y="1.452cm" svg:viewBox="0 0 137 985" draw:points="137,985 137,947 40,947 40,40 137,40 137,0 0,0 0,985">
            <text:p/>
          </draw:polygon>
          <draw:path draw:style-name="gr4" draw:text-style-name="P7" draw:layer="layout" svg:width="0.23cm" svg:height="0.984cm" svg:x="11.534cm" svg:y="1.452cm" svg:viewBox="0 0 231 985" svg:d="M231 977c0-3 0-5-18-23-123-123-155-309-155-461 0-170 38-343 159-466 14-11 14-14 14-18 0-7-5-9-11-9-9 0-99 67-157 193-52 107-63 217-63 300 0 78 11 197 65 309 60 121 146 183 155 183 6 0 11-2 11-8z">
            <text:p/>
          </draw:path>
          <draw:path draw:style-name="gr4" draw:text-style-name="P7" draw:layer="layout" svg:width="0.552cm" svg:height="0.447cm" svg:x="11.859cm" svg:y="1.754cm" svg:viewBox="0 0 553 448" svg:d="M430 204c0-155-92-204-163-204-137 0-267 141-267 280 0 92 58 168 159 168 63 0 134-22 211-83 11 52 44 83 89 83 52 0 83-54 83-69 0-7-7-12-13-12-7 0-9 5-12 12-18 47-53 47-56 47-31 0-31-77-31-101 0-20 0-23 11-34 92-116 112-233 112-233 0-2 0-9-11-9-9 0-9 3-13 20-18 63-52 137-99 195zM365 338c-87 76-163 88-204 88-58 0-87-45-87-108 0-47 25-154 56-206 47-72 101-90 134-90 99 0 99 130 99 206 0 36 0 95 2 110z">
            <text:p/>
          </draw:path>
          <draw:path draw:style-name="gr4" draw:text-style-name="P7" draw:layer="layout" svg:width="0.21cm" svg:height="0.465cm" svg:x="12.479cm" svg:y="1.88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4" draw:text-style-name="P7" draw:layer="layout" svg:width="0.467cm" svg:height="0.035cm" svg:x="12.802cm" svg:y="2.146cm" svg:viewBox="0 0 468 36" svg:d="M441 36c9 0 27 0 27-18s-16-18-27-18h-414c-11 0-27 0-27 18s16 18 27 18z">
            <text:p/>
          </draw:path>
          <draw:path draw:style-name="gr4" draw:text-style-name="P7" draw:layer="layout" svg:width="0.252cm" svg:height="0.458cm" svg:x="13.416cm" svg:y="1.88cm" svg:viewBox="0 0 253 459" svg:d="M157 20c0-20 0-20-20-20-45 43-108 45-137 45v24c16 0 63 0 101-20v354c0 23 0 32-70 32h-27v24c14 0 99-2 124-2 22 0 109 2 125 2v-24h-27c-69 0-69-9-69-32z">
            <text:p/>
          </draw:path>
          <draw:path draw:style-name="gr4" draw:text-style-name="P7" draw:layer="layout" svg:width="0.655cm" svg:height="0.657cm" svg:x="14.056cm" svg:y="1.615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4" draw:text-style-name="P7" draw:layer="layout" svg:width="0.552cm" svg:height="0.447cm" svg:x="15.026cm" svg:y="1.754cm" svg:viewBox="0 0 553 448" svg:d="M430 204c0-155-92-204-163-204-137 0-267 141-267 280 0 92 58 168 159 168 63 0 134-22 211-83 11 52 44 83 89 83 52 0 83-54 83-69 0-7-7-12-13-12-7 0-9 5-12 12-18 47-53 47-56 47-31 0-31-77-31-101 0-20 0-23 11-34 92-116 112-233 112-233 0-2 0-9-11-9-9 0-9 3-13 20-18 63-52 137-99 195zM365 338c-87 76-163 88-204 88-58 0-87-45-87-108 0-47 25-154 56-206 47-72 101-90 134-90 99 0 99 130 99 206 0 36 0 95 2 110z">
            <text:p/>
          </draw:path>
          <draw:path draw:style-name="gr4" draw:text-style-name="P7" draw:layer="layout" svg:width="0.21cm" svg:height="0.465cm" svg:x="15.647cm" svg:y="1.88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4" draw:text-style-name="P7" draw:layer="layout" svg:width="0.23cm" svg:height="0.984cm" svg:x="15.998cm" svg:y="1.452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ath draw:style-name="gr4" draw:text-style-name="P7" draw:layer="layout" svg:width="0.671cm" svg:height="0.666cm" svg:x="16.35cm" svg:y="1.524cm" svg:viewBox="0 0 672 667" svg:d="M399 69c6-26 9-33 22-35 9-3 40-3 63-3 98 0 143 3 143 81 0 13-4 54-9 78 0 5-2 16-2 18 0 7 2 14 11 14 11 0 14-7 16-23l27-172c0-2 2-14 2-16 0-11-11-11-27-11h-549c-22 0-24 0-31 20l-58 173c-3 2-7 15-7 18 0 6 4 11 11 11 11 0 11-5 18-20 54-153 79-171 224-171h38c29 0 29 3 29 12 0 6-4 17-4 20l-132 528c-9 36-12 47-117 47-36 0-42 0-42 18 0 11 11 11 15 11 27 0 56 0 83 0s56-2 83-2 56 2 83 2 58 0 85 0c9 0 22 0 22-17 0-12-8-12-33-12s-38 0-63-2c-29-2-38-7-38-22 0 0 0-5 5-20z">
            <text:p/>
          </draw:path>
          <draw:path draw:style-name="gr4" draw:text-style-name="P7" draw:layer="layout" svg:width="0.21cm" svg:height="0.465cm" svg:x="16.932cm" svg:y="1.88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4" draw:text-style-name="P7" draw:layer="layout" svg:width="0.467cm" svg:height="0.035cm" svg:x="17.253cm" svg:y="2.146cm" svg:viewBox="0 0 468 36" svg:d="M441 36c9 0 27 0 27-18s-16-18-27-18h-414c-11 0-27 0-27 18s16 18 27 18z">
            <text:p/>
          </draw:path>
          <draw:path draw:style-name="gr4" draw:text-style-name="P7" draw:layer="layout" svg:width="0.252cm" svg:height="0.458cm" svg:x="17.869cm" svg:y="1.88cm" svg:viewBox="0 0 253 459" svg:d="M157 20c0-20-2-20-20-20-45 43-108 45-137 45v24c16 0 63 0 101-20v354c0 23 0 32-70 32h-27v24c14 0 99-2 124-2 22 0 109 2 125 2v-24h-27c-69 0-69-9-69-32z">
            <text:p/>
          </draw:path>
          <draw:path draw:style-name="gr4" draw:text-style-name="P7" draw:layer="layout" svg:width="0.602cm" svg:height="0.042cm" svg:x="1.943cm" svg:y="4.079cm" svg:viewBox="0 0 603 43" svg:d="M569 43c16 0 34 0 34-23 0-20-18-20-34-20h-535c-16 0-34 0-34 20 0 23 18 23 34 23z">
            <text:p/>
          </draw:path>
          <draw:path draw:style-name="gr4" draw:text-style-name="P7" draw:layer="layout" svg:width="0.23cm" svg:height="0.984cm" svg:x="2.942cm" svg:y="3.607cm" svg:viewBox="0 0 231 985" svg:d="M231 977c0-3 0-5-18-23-123-123-155-309-155-461 0-170 38-343 159-466 14-11 14-14 14-18 0-7-5-9-11-9-9 0-99 67-157 193-52 107-63 217-63 300 0 76 11 197 65 309 60 121 146 183 155 183 6 0 11-2 11-8z">
            <text:p/>
          </draw:path>
          <draw:path draw:style-name="gr4" draw:text-style-name="P7" draw:layer="layout" svg:width="0.552cm" svg:height="0.447cm" svg:x="3.267cm" svg:y="3.909cm" svg:viewBox="0 0 553 448" svg:d="M430 204c0-155-92-204-163-204-137 0-267 141-267 280 0 92 58 168 159 168 63 0 134-22 211-83 11 52 44 83 89 83 52 0 83-54 83-69 0-7-7-12-13-12-7 0-9 5-12 12-18 47-53 47-56 47-31 0-31-77-31-101 0-20 0-23 11-34 92-116 112-231 112-233s0-9-11-9c-9 0-9 3-13 20-18 63-52 137-99 195zM365 338c-87 76-163 88-204 88-58 0-87-45-87-108 0-47 25-154 56-206 47-72 101-90 134-90 99 0 99 130 99 206 0 36 0 95 2 110z">
            <text:p/>
          </draw:path>
          <draw:path draw:style-name="gr4" draw:text-style-name="P7" draw:layer="layout" svg:width="0.21cm" svg:height="0.465cm" svg:x="3.889cm" svg:y="4.034cm" svg:viewBox="0 0 211 466" svg:d="M193 27c0-11-9-27-27-27-20 0-41 18-41 38 0 11 9 27 30 27 20 0 38-20 38-38zM52 379c-5 8-7 15-7 29 0 31 27 58 65 58 71 0 101-96 101-105s-9-9-12-9c-9 0-9 4-13 11-16 56-47 83-74 83-13 0-16-9-16-23 0-18 5-29 12-44 6-21 13-39 22-56 4-16 29-81 34-88 2-7 4-16 4-22 0-34-29-58-67-58-70 0-101 94-101 105 0 9 9 9 11 9 11 0 11-5 14-11 18-61 49-86 74-86 11 0 17 7 17 25 0 16-4 27-22 70z">
            <text:p/>
          </draw:path>
          <draw:path draw:style-name="gr4" draw:text-style-name="P7" draw:layer="layout" svg:width="0.467cm" svg:height="0.035cm" svg:x="4.21cm" svg:y="4.301cm" svg:viewBox="0 0 468 36" svg:d="M441 36c9 0 27 0 27-18s-16-18-27-18h-414c-11 0-27 0-27 18s16 18 27 18z">
            <text:p/>
          </draw:path>
          <draw:path draw:style-name="gr4" draw:text-style-name="P7" draw:layer="layout" svg:width="0.252cm" svg:height="0.458cm" svg:x="4.826cm" svg:y="4.034cm" svg:viewBox="0 0 253 459" svg:d="M157 20c0-20-2-20-20-20-45 43-108 45-137 45v24c16 0 63 0 101-20v354c0 23 0 32-70 32h-27v24c14 0 99-2 124-2 22 0 109 2 125 2v-24h-27c-69 0-69-9-69-32z">
            <text:p/>
          </draw:path>
          <draw:path draw:style-name="gr4" draw:text-style-name="P7" draw:layer="layout" svg:width="0.655cm" svg:height="0.657cm" svg:x="5.464cm" svg:y="3.77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4" draw:text-style-name="P7" draw:layer="layout" svg:width="0.552cm" svg:height="0.447cm" svg:x="6.434cm" svg:y="3.909cm" svg:viewBox="0 0 553 448" svg:d="M430 204c0-155-92-204-163-204-137 0-267 141-267 280 0 92 58 168 159 168 63 0 134-22 211-83 11 52 44 83 89 83 52 0 83-54 83-69 0-7-7-12-13-12-7 0-9 5-12 12-18 47-53 47-56 47-31 0-31-77-31-101 0-20 0-23 11-34 92-116 112-231 112-233s0-9-11-9c-9 0-9 3-13 20-18 63-52 137-99 195zM365 338c-87 76-163 88-204 88-58 0-87-45-87-108 0-47 25-154 56-206 47-72 101-90 134-90 99 0 99 130 99 206 0 36 0 95 2 110z">
            <text:p/>
          </draw:path>
          <draw:path draw:style-name="gr4" draw:text-style-name="P7" draw:layer="layout" svg:width="0.21cm" svg:height="0.465cm" svg:x="7.057cm" svg:y="4.034cm" svg:viewBox="0 0 211 466" svg:d="M193 27c0-11-9-27-27-27-20 0-41 18-41 38 0 11 9 27 30 27 20 0 38-20 38-38zM52 379c-5 8-7 15-7 29 0 31 27 58 65 58 69 0 101-96 101-105s-9-9-12-9c-9 0-9 4-13 11-16 56-47 83-74 83-13 0-16-9-16-23 0-18 5-29 12-44 6-21 13-39 20-56 6-16 31-81 36-88 2-7 4-16 4-22 0-34-29-58-67-58-70 0-101 94-101 105 0 9 9 9 11 9 11 0 11-5 14-11 18-61 49-86 74-86 11 0 17 7 17 25 0 16-4 27-22 70z">
            <text:p/>
          </draw:path>
          <draw:path draw:style-name="gr4" draw:text-style-name="P7" draw:layer="layout" svg:width="0.23cm" svg:height="0.984cm" svg:x="7.408cm" svg:y="3.607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ath draw:style-name="gr4" draw:text-style-name="P7" draw:layer="layout" svg:width="0.671cm" svg:height="0.666cm" svg:x="7.758cm" svg:y="3.678cm" svg:viewBox="0 0 672 667" svg:d="M399 69c6-29 11-33 22-35 9-3 40-3 63-3 98 0 143 3 143 81 0 13-4 54-9 78 0 5-2 16-2 18 0 7 2 14 11 14 11 0 14-7 16-23l27-172c0-2 2-14 2-16 0-11-11-11-27-11h-549c-22 0-24 0-31 20l-58 173c-3 2-7 15-7 18 0 6 4 11 11 11 11 0 11-5 18-20 54-153 79-171 224-171h38c29 0 29 3 29 12 0 6-4 17-4 20l-132 528c-9 36-12 47-117 47-36 0-42 0-42 18 0 11 11 11 18 11 24 0 53 0 80 0s56-2 83-2 56 2 83 2 58 0 85 0c9 0 22 0 22-17 0-12-8-12-33-12s-38 0-63-2c-29-2-38-7-38-22 0 0 0-5 5-20z">
            <text:p/>
          </draw:path>
          <draw:path draw:style-name="gr4" draw:text-style-name="P7" draw:layer="layout" svg:width="0.21cm" svg:height="0.465cm" svg:x="8.342cm" svg:y="4.034cm" svg:viewBox="0 0 211 466" svg:d="M193 27c0-11-9-27-27-27-20 0-41 18-41 38 0 11 9 27 30 27 20 0 38-20 38-38zM52 379c-5 8-7 15-7 29 0 31 27 58 65 58 69 0 101-96 101-105s-9-9-12-9c-9 0-9 4-13 11-16 56-47 83-74 83-13 0-16-9-16-23 0-18 5-29 12-44 6-21 13-39 20-56 6-16 31-81 36-88 2-7 4-16 4-22 0-34-29-58-67-58-70 0-101 94-101 105 0 9 9 9 11 9 11 0 11-5 14-11 18-61 49-86 74-86 11 0 17 7 17 25 0 16-4 27-22 70z">
            <text:p/>
          </draw:path>
          <draw:path draw:style-name="gr4" draw:text-style-name="P7" draw:layer="layout" svg:width="0.602cm" svg:height="0.042cm" svg:x="8.936cm" svg:y="4.079cm" svg:viewBox="0 0 603 43" svg:d="M569 43c16 0 34 0 34-23 0-20-18-20-34-20h-535c-16 0-34 0-34 20 0 23 18 23 34 23z">
            <text:p/>
          </draw:path>
          <draw:path draw:style-name="gr4" draw:text-style-name="P7" draw:layer="layout" svg:width="0.23cm" svg:height="0.984cm" svg:x="9.937cm" svg:y="3.607cm" svg:viewBox="0 0 231 985" svg:d="M231 977c0-3 0-5-18-23-123-123-155-309-155-461 0-170 38-343 159-466 14-11 14-14 14-18 0-7-5-9-11-9-9 0-99 67-157 193-52 107-63 217-63 300 0 76 11 197 65 309 60 121 146 183 155 183 6 0 11-2 11-8z">
            <text:p/>
          </draw:path>
          <draw:path draw:style-name="gr4" draw:text-style-name="P7" draw:layer="layout" svg:width="0.552cm" svg:height="0.447cm" svg:x="10.262cm" svg:y="3.909cm" svg:viewBox="0 0 553 448" svg:d="M430 204c0-155-92-204-163-204-137 0-267 141-267 280 0 92 58 168 159 168 63 0 134-22 211-83 11 52 44 83 89 83 52 0 83-54 83-69 0-7-7-12-13-12-7 0-9 5-12 12-18 47-53 47-56 47-31 0-31-77-31-101 0-20 0-23 11-34 92-116 112-231 112-233s0-9-11-9c-9 0-9 3-13 20-18 63-52 137-99 195zM365 338c-87 76-163 88-204 88-58 0-87-45-87-108 0-47 25-154 56-206 47-72 101-90 134-90 99 0 99 130 99 206 0 36 0 95 2 110z">
            <text:p/>
          </draw:path>
          <draw:path draw:style-name="gr4" draw:text-style-name="P7" draw:layer="layout" svg:width="0.21cm" svg:height="0.465cm" svg:x="10.885cm" svg:y="4.034cm" svg:viewBox="0 0 211 466" svg:d="M193 27c0-11-9-27-27-27-20 0-41 18-41 38 0 11 9 27 30 27 20 0 38-20 38-38zM52 379c-5 8-7 15-7 29 0 31 27 58 65 58 69 0 101-96 101-105s-9-9-12-9c-9 0-9 4-13 11-16 56-47 83-74 83-13 0-16-9-16-23 0-18 5-29 12-44 6-21 13-39 20-56 6-16 31-81 36-88 2-7 4-16 4-22 0-34-29-58-67-58-70 0-101 94-101 105 0 9 9 9 11 9 11 0 11-5 14-11 18-61 49-86 74-86 11 0 17 7 17 25 0 16-4 27-22 70z">
            <text:p/>
          </draw:path>
          <draw:path draw:style-name="gr4" draw:text-style-name="P7" draw:layer="layout" svg:width="0.655cm" svg:height="0.657cm" svg:x="11.454cm" svg:y="3.77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4" draw:text-style-name="P7" draw:layer="layout" svg:width="0.552cm" svg:height="0.447cm" svg:x="12.421cm" svg:y="3.909cm" svg:viewBox="0 0 553 448" svg:d="M430 204c0-155-92-204-163-204-137 0-267 141-267 280 0 92 58 168 159 168 63 0 134-22 211-83 11 52 44 83 89 83 52 0 83-54 83-69 0-7-7-12-13-12-7 0-9 5-12 12-18 47-53 47-56 47-31 0-31-77-31-101 0-20 0-23 11-34 92-116 112-231 112-233s0-9-11-9c-9 0-9 3-13 20-18 63-52 137-99 195zM365 338c-87 76-163 88-204 88-58 0-87-45-87-108 0-47 25-154 56-206 47-72 101-90 134-90 99 0 99 130 99 206 0 36 0 95 2 110z">
            <text:p/>
          </draw:path>
          <draw:path draw:style-name="gr4" draw:text-style-name="P7" draw:layer="layout" svg:width="0.21cm" svg:height="0.465cm" svg:x="13.044cm" svg:y="4.034cm" svg:viewBox="0 0 211 466" svg:d="M193 27c0-11-9-27-27-27-20 0-41 18-41 38 0 11 9 27 30 27 20 0 38-20 38-38zM52 379c-5 8-7 15-7 29 0 31 27 58 65 58 69 0 101-96 101-105s-9-9-12-9c-9 0-9 4-13 11-16 56-47 83-74 83-13 0-16-9-16-23 0-18 5-29 12-44 6-21 13-39 20-56 6-16 31-81 36-88 2-7 4-16 4-22 0-34-29-58-67-58-70 0-101 94-101 105 0 9 9 9 11 9 11 0 11-5 14-11 18-61 49-86 74-86 11 0 17 7 17 25 0 16-4 27-22 70z">
            <text:p/>
          </draw:path>
          <draw:path draw:style-name="gr4" draw:text-style-name="P7" draw:layer="layout" svg:width="0.507cm" svg:height="0.51cm" svg:x="13.337cm" svg:y="4.066cm" svg:viewBox="0 0 508 511" svg:d="M271 271h213c9 0 24 0 24-16 0-18-15-18-24-18h-213v-212c0-9 0-25-16-25-18 0-18 16-18 25v212h-212c-9 0-25 0-25 18 0 16 16 16 25 16h212v213c0 9 0 27 18 27 16 0 16-16 16-27z">
            <text:p/>
          </draw:path>
          <draw:path draw:style-name="gr4" draw:text-style-name="P7" draw:layer="layout" svg:width="0.252cm" svg:height="0.458cm" svg:x="13.969cm" svg:y="4.034cm" svg:viewBox="0 0 253 459" svg:d="M157 20c0-20-2-20-20-20-45 43-108 45-137 45v24c16 0 63 0 101-20v354c0 23 0 32-70 32h-27v24c14 0 99-2 124-2 22 0 109 2 125 2v-24h-27c-69 0-69-9-69-32z">
            <text:p/>
          </draw:path>
          <draw:path draw:style-name="gr4" draw:text-style-name="P7" draw:layer="layout" svg:width="0.23cm" svg:height="0.984cm" svg:x="14.392cm" svg:y="3.607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ath draw:style-name="gr4" draw:text-style-name="P7" draw:layer="layout" svg:width="0.671cm" svg:height="0.666cm" svg:x="14.742cm" svg:y="3.678cm" svg:viewBox="0 0 672 667" svg:d="M399 69c6-29 9-33 22-35 9-3 40-3 63-3 98 0 143 3 143 81 0 13-4 54-9 78 0 5-2 16-2 18 0 7 2 14 11 14 11 0 14-7 16-23l27-172c0-2 2-14 2-16 0-11-11-11-27-11h-549c-22 0-24 0-31 20l-58 173c-3 2-7 15-7 18 0 6 4 11 11 11 11 0 11-5 18-20 54-153 79-171 224-171h38c29 0 29 3 29 12 0 6-4 17-4 20l-132 528c-9 36-12 47-117 47-36 0-42 0-42 18 0 11 11 11 15 11 27 0 56 0 83 0s56-2 83-2 56 2 83 2 58 0 85 0c9 0 22 0 22-17 0-12-8-12-33-12s-38 0-63-2c-29-2-38-7-38-22 0 0 0-5 5-20z">
            <text:p/>
          </draw:path>
          <draw:path draw:style-name="gr4" draw:text-style-name="P7" draw:layer="layout" svg:width="0.21cm" svg:height="0.465cm" svg:x="15.326cm" svg:y="4.034cm" svg:viewBox="0 0 211 466" svg:d="M193 27c0-11-9-27-27-27-20 0-41 18-41 38 0 11 9 27 30 27 20 0 38-20 38-38zM52 379c-5 8-7 15-7 29 0 31 27 58 65 58 69 0 101-96 101-105s-9-9-12-9c-9 0-9 4-13 11-16 56-47 83-74 83-13 0-16-9-16-23 0-18 5-29 12-44 6-21 13-39 20-56 6-16 31-81 36-88 2-7 4-16 4-22 0-34-29-58-67-58-70 0-101 94-101 105 0 9 9 9 11 9 11 0 11-5 14-11 18-61 49-86 74-86 11 0 17 7 17 25 0 16-4 27-22 70z">
            <text:p/>
          </draw:path>
          <draw:path draw:style-name="gr4" draw:text-style-name="P7" draw:layer="layout" svg:width="0.655cm" svg:height="0.657cm" svg:x="15.895cm" svg:y="3.77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4" draw:text-style-name="P7" draw:layer="layout" svg:width="0.23cm" svg:height="0.984cm" svg:x="16.921cm" svg:y="3.607cm" svg:viewBox="0 0 231 985" svg:d="M231 977c0-3 0-5-18-23-123-123-155-309-155-461 0-170 38-343 159-466 14-11 14-14 14-18 0-7-5-9-11-9-9 0-99 67-157 193-52 107-63 217-63 300 0 76 11 197 65 309 60 121 146 183 155 183 6 0 11-2 11-8z">
            <text:p/>
          </draw:path>
          <draw:path draw:style-name="gr4" draw:text-style-name="P7" draw:layer="layout" svg:width="0.552cm" svg:height="0.447cm" svg:x="17.246cm" svg:y="3.909cm" svg:viewBox="0 0 553 448" svg:d="M430 204c0-155-92-204-163-204-137 0-267 141-267 280 0 92 58 168 159 168 63 0 134-22 211-83 11 52 44 83 89 83 52 0 83-54 83-69 0-7-7-12-13-12-7 0-9 5-12 12-18 47-53 47-56 47-31 0-31-77-31-101 0-20 0-23 11-34 92-116 112-231 112-233s0-9-11-9c-9 0-9 3-13 20-18 63-52 137-99 195zM365 338c-87 76-163 88-204 88-58 0-87-45-87-108 0-47 25-154 56-206 47-72 101-90 134-90 99 0 99 130 99 206 0 36 0 95 2 110z">
            <text:p/>
          </draw:path>
          <draw:path draw:style-name="gr4" draw:text-style-name="P7" draw:layer="layout" svg:width="0.21cm" svg:height="0.465cm" svg:x="17.869cm" svg:y="4.034cm" svg:viewBox="0 0 211 466" svg:d="M193 27c0-11-9-27-27-27-20 0-41 18-41 38 0 11 9 27 30 27 20 0 38-20 38-38zM52 379c-5 8-7 15-7 29 0 31 27 58 65 58 71 0 101-96 101-105s-9-9-12-9c-9 0-9 4-13 11-16 56-47 83-74 83-13 0-16-9-16-23 0-18 5-29 12-44 6-21 13-39 20-56 6-16 31-81 36-88 2-7 4-16 4-22 0-34-29-58-67-58-70 0-101 94-101 105 0 9 9 9 11 9 11 0 11-5 14-11 18-61 49-86 74-86 11 0 17 7 17 25 0 16-4 27-22 70z">
            <text:p/>
          </draw:path>
          <draw:path draw:style-name="gr4" draw:text-style-name="P7" draw:layer="layout" svg:width="0.655cm" svg:height="0.657cm" svg:x="18.438cm" svg:y="3.77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4" draw:text-style-name="P7" draw:layer="layout" svg:width="0.552cm" svg:height="0.447cm" svg:x="19.405cm" svg:y="3.909cm" svg:viewBox="0 0 553 448" svg:d="M430 204c0-155-92-204-163-204-137 0-267 141-267 280 0 92 58 168 159 168 63 0 134-22 211-83 11 52 44 83 89 83 52 0 83-54 83-69 0-7-7-12-13-12-7 0-9 5-12 12-18 47-53 47-56 47-31 0-31-77-31-101 0-20 0-23 11-34 92-116 112-231 112-233s0-9-11-9c-9 0-9 3-13 20-18 63-52 137-99 195zM365 338c-87 76-163 88-204 88-58 0-87-45-87-108 0-47 25-154 56-206 47-72 101-90 134-90 99 0 99 130 99 206 0 36 0 95 2 110z">
            <text:p/>
          </draw:path>
          <draw:path draw:style-name="gr4" draw:text-style-name="P7" draw:layer="layout" svg:width="0.21cm" svg:height="0.465cm" svg:x="20.028cm" svg:y="4.034cm" svg:viewBox="0 0 211 466" svg:d="M193 27c0-11-9-27-27-27-20 0-41 18-41 38 0 11 9 27 30 27 20 0 38-20 38-38zM52 379c-5 8-7 15-7 29 0 31 27 58 65 58 69 0 101-96 101-105s-9-9-12-9c-9 0-9 4-13 11-16 56-47 83-74 83-13 0-16-9-16-23 0-18 5-29 12-44 6-21 13-39 20-56 6-16 31-81 36-88 2-7 4-16 4-22 0-34-29-58-67-58-70 0-101 94-101 105 0 9 9 9 11 9 11 0 11-5 14-11 18-61 49-86 74-86 11 0 17 7 17 25 0 16-4 27-22 70z">
            <text:p/>
          </draw:path>
          <draw:path draw:style-name="gr4" draw:text-style-name="P7" draw:layer="layout" svg:width="0.507cm" svg:height="0.51cm" svg:x="20.321cm" svg:y="4.066cm" svg:viewBox="0 0 508 511" svg:d="M271 271h213c9 0 24 0 24-16 0-18-15-18-24-18h-213v-212c0-9 0-25-16-25-18 0-18 16-18 25v212h-212c-9 0-25 0-25 18 0 16 16 16 25 16h212v213c0 9 0 27 18 27 16 0 16-16 16-27z">
            <text:p/>
          </draw:path>
          <draw:path draw:style-name="gr4" draw:text-style-name="P7" draw:layer="layout" svg:width="0.252cm" svg:height="0.458cm" svg:x="20.953cm" svg:y="4.034cm" svg:viewBox="0 0 253 459" svg:d="M157 20c0-20-2-20-20-20-45 43-108 45-137 45v24c16 0 63 0 101-20v354c0 23 0 32-70 32h-27v24c14 0 99-2 124-2 22 0 109 2 125 2v-24h-27c-69 0-69-9-69-32z">
            <text:p/>
          </draw:path>
          <draw:path draw:style-name="gr4" draw:text-style-name="P7" draw:layer="layout" svg:width="0.23cm" svg:height="0.984cm" svg:x="21.376cm" svg:y="3.607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ath draw:style-name="gr4" draw:text-style-name="P7" draw:layer="layout" svg:width="0.671cm" svg:height="0.666cm" svg:x="21.726cm" svg:y="3.678cm" svg:viewBox="0 0 672 667" svg:d="M399 69c6-29 9-33 22-35 9-3 40-3 63-3 98 0 143 3 143 81 0 13-4 54-9 78 0 5-2 16-2 18 0 7 2 14 11 14 11 0 14-7 16-23l27-172c0-2 2-14 2-16 0-11-11-11-27-11h-549c-22 0-24 0-31 20l-58 173c-3 2-7 15-7 18 0 6 4 11 11 11 11 0 11-5 18-20 54-153 79-171 224-171h38c29 0 29 3 29 12 0 6-4 17-4 20l-132 528c-9 36-12 47-117 47-36 0-42 0-42 18 0 11 11 11 15 11 27 0 56 0 83 0s56-2 83-2 56 2 83 2 58 0 85 0c9 0 22 0 22-17 0-12-8-12-33-12s-38 0-63-2c-29-2-38-7-38-22 0 0 0-5 5-20z">
            <text:p/>
          </draw:path>
          <draw:path draw:style-name="gr4" draw:text-style-name="P7" draw:layer="layout" svg:width="0.21cm" svg:height="0.465cm" svg:x="22.31cm" svg:y="4.034cm" svg:viewBox="0 0 211 466" svg:d="M193 27c0-11-9-27-27-27-20 0-41 18-41 38 0 11 9 27 30 27 20 0 38-20 38-38zM52 379c-5 8-7 15-7 29 0 31 27 58 65 58 69 0 101-96 101-105s-9-9-12-9c-9 0-9 4-13 11-16 56-47 83-74 83-13 0-16-9-16-23 0-18 5-29 12-44 6-21 13-39 20-56 6-16 31-81 36-88 2-7 4-16 4-22 0-34-29-58-67-58-70 0-101 94-101 105 0 9 9 9 11 9 11 0 11-5 14-11 18-61 49-86 74-86 11 0 17 7 17 25 0 16-4 27-22 70z">
            <text:p/>
          </draw:path>
          <draw:path draw:style-name="gr4" draw:text-style-name="P7" draw:layer="layout" svg:width="0.507cm" svg:height="0.51cm" svg:x="22.604cm" svg:y="4.066cm" svg:viewBox="0 0 508 511" svg:d="M271 271h213c9 0 24 0 24-16 0-18-15-18-24-18h-213v-212c0-9 0-25-16-25-18 0-18 16-18 25v212h-212c-9 0-25 0-25 18 0 16 16 16 25 16h212v213c0 9 0 27 18 27 16 0 16-16 16-27z">
            <text:p/>
          </draw:path>
          <draw:path draw:style-name="gr4" draw:text-style-name="P7" draw:layer="layout" svg:width="0.252cm" svg:height="0.458cm" svg:x="23.235cm" svg:y="4.034cm" svg:viewBox="0 0 253 459" svg:d="M157 20c0-20-2-20-20-20-45 43-108 45-137 45v24c16 0 63 0 101-20v354c0 23 0 32-70 32h-27v24c14 0 99-2 124-2 22 0 109 2 125 2v-24h-27c-69 0-69-9-69-32z">
            <text:p/>
          </draw:path>
          <draw:polygon draw:style-name="gr4" draw:text-style-name="P7" draw:layer="layout" svg:width="0.136cm" svg:height="0.984cm" svg:x="23.623cm" svg:y="3.607cm" svg:viewBox="0 0 137 985" draw:points="137,0 0,0 0,40 96,40 96,947 0,947 0,985 137,985">
            <text:p/>
          </draw:polygon>
        </draw:g>
        <draw:g>
          <svg:title>TexMaths</svg:title>
          <svg:desc>28§latex§\begin{align*} 
\dfrac{\partial}{\partial x} &amp; \left( \alpha \dfrac{\partial T}{\partial x} \right)  \approx 
\left(\dfrac{0.5}{(\Delta x)^2}\right) 
[(\alpha_{i-1}+\alpha_{i})T_{i-1}\\
&amp; -(\alpha_{i-1}+2\alpha_{i}+\alpha_{i+1})T_{i}+(\alpha_{i}+\alpha_{i+1})T_{i+1}
]
\end{align*}§svg§600§FALSE§</svg:desc>
          <draw:polygon draw:style-name="gr3" draw:text-style-name="P6" draw:layer="layout" svg:width="20.156cm" svg:height="3.829cm" svg:x="1.433cm" svg:y="6.076cm" svg:viewBox="0 0 20157 3830" draw:points="10077,3830 0,3830 0,0 20157,0 20157,3830">
            <text:p/>
          </draw:polygon>
          <draw:path draw:style-name="gr4" draw:text-style-name="P7" draw:layer="layout" svg:width="0.519cm" svg:height="0.727cm" svg:x="1.753cm" svg:y="6.132cm" svg:viewBox="0 0 520 728" svg:d="M419 372c-11-61-52-117-128-117-60 0-125 16-201 94-83 81-90 173-90 204 0 61 43 175 181 175 236 0 339-332 339-473 0-156-92-255-213-255-143 0-188 128-188 157 0 13 6 33 36 33 33 0 53-29 53-51 0-36-31-36-47-36 45-72 115-78 144-78 71 0 141 51 141 179 0 38-7 87-27 168zM186 701c-110 0-110-103-110-112 0-27 25-166 65-224 40-56 87-87 150-87 108 0 110 109 110 130 0 71-65 293-215 293z">
            <text:p/>
          </draw:path>
          <draw:polygon draw:style-name="gr4" draw:text-style-name="P7" draw:layer="layout" svg:width="1.141cm" svg:height="0.042cm" svg:x="1.433cm" svg:y="7.236cm" svg:viewBox="0 0 1142 43" draw:points="571,43 0,43 0,0 1142,0 1142,43">
            <text:p/>
          </draw:polygon>
          <draw:path draw:style-name="gr4" draw:text-style-name="P7" draw:layer="layout" svg:width="0.519cm" svg:height="0.727cm" svg:x="1.473cm" svg:y="7.474cm" svg:viewBox="0 0 520 728" svg:d="M419 372c-11-61-52-117-128-117-60 0-125 16-201 94-83 81-90 173-90 204 0 61 43 175 181 175 236 0 339-332 339-473 0-156-92-255-213-255-143 0-188 128-188 157 0 13 6 33 36 33 33 0 53-29 53-51 0-36-31-36-47-36 45-72 115-78 144-78 71 0 141 51 141 179 0 38-7 87-27 168zM186 701c-110 0-110-103-110-112 0-27 25-166 65-224 40-56 87-87 150-87 108 0 110 109 110 130 0 71-65 293-215 293z">
            <text:p/>
          </draw:path>
          <draw:path draw:style-name="gr4" draw:text-style-name="P7" draw:layer="layout" svg:width="0.492cm" svg:height="0.447cm" svg:x="2.038cm" svg:y="7.742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4 65 65 0 101-69 103-76 11 38 47 76 108 76 100 0 156-128 156-152 0-9-9-9-11-9-9 0-11 2-13 9-32 107-99 130-132 130-38 0-54-32-54-65 0-23 7-43 18-88z">
            <text:p/>
          </draw:path>
          <draw:path draw:style-name="gr4" draw:text-style-name="P7" draw:layer="layout" svg:width="0.485cm" svg:height="2.362cm" svg:x="3.059cm" svg:y="6.076cm" svg:viewBox="0 0 486 2363" svg:d="M486 2354c0-4-2-7-4-9-36-38-103-103-168-211-159-253-231-573-231-951 0-267 33-607 197-901 78-141 159-222 204-264 2-2 2-5 2-9 0-9-7-9-20-9-14 0-16 0-31 16-332 300-435 750-435 1164 0 388 90 778 340 1073 21 23 56 63 99 99 11 11 13 11 27 11 13 0 20 0 20-9z">
            <text:p/>
          </draw:path>
          <draw:path draw:style-name="gr4" draw:text-style-name="P7" draw:layer="layout" svg:width="0.552cm" svg:height="0.447cm" svg:x="3.619cm" svg:y="7.068cm" svg:viewBox="0 0 553 448" svg:d="M430 204c0-155-92-204-163-204-137 0-267 141-267 280 0 92 58 168 159 168 63 0 134-22 211-83 11 52 44 83 89 83 52 0 83-54 83-69 0-7-7-12-13-12-7 0-9 5-12 12-17 47-53 47-56 47-31 0-31-77-31-101 0-20 0-23 11-34 92-116 112-233 112-233 0-2 0-9-11-9-9 0-9 3-13 20-18 63-52 137-99 195zM365 338c-87 76-163 88-204 88-58 0-87-45-87-108 0-47 25-154 56-206 47-72 101-90 134-90 99 0 99 130 99 206 0 36 0 95 2 110z">
            <text:p/>
          </draw:path>
          <draw:path draw:style-name="gr4" draw:text-style-name="P7" draw:layer="layout" svg:width="0.519cm" svg:height="0.727cm" svg:x="4.37cm" svg:y="6.132cm" svg:viewBox="0 0 520 728" svg:d="M419 372c-11-61-52-117-128-117-60 0-125 16-201 94-83 81-90 173-90 204 0 61 43 175 181 175 236 0 339-332 339-473 0-156-92-255-213-255-143 0-188 128-188 157 0 13 6 33 36 33 33 0 53-29 53-51 0-36-31-36-47-36 45-72 115-78 144-78 71 0 141 51 141 179 0 38-7 87-27 168zM186 701c-110 0-110-103-110-112 0-27 25-166 65-224 40-56 87-87 150-87 108 0 110 109 110 130 0 71-65 293-215 293z">
            <text:p/>
          </draw:path>
          <draw:path draw:style-name="gr4" draw:text-style-name="P7" draw:layer="layout" svg:width="0.671cm" svg:height="0.666cm" svg:x="4.932cm" svg:y="6.17cm" svg:viewBox="0 0 672 667" svg:d="M399 69c6-26 11-33 22-35 9-3 40-3 63-3 98 0 143 3 143 81 0 13-4 54-9 78 0 5-2 16-2 18 0 7 2 14 11 14 11 0 14-7 16-23l27-172c0-2 2-14 2-16 0-11-11-11-27-11h-549c-22 0-24 0-31 20l-58 173c-3 2-7 15-7 18 0 6 4 11 11 11 11 0 11-5 18-20 54-153 79-171 224-171h38c29 0 29 3 29 12 0 6-4 17-4 20l-132 528c-9 36-12 47-117 47-36 0-42 0-42 18 0 11 11 11 18 11 24 0 53 0 80 0s56-2 83-2 56 2 83 2 58 0 85 0c9 0 22 0 22-17 0-12-8-12-33-12s-38 0-63-2c-29-2-38-7-38-22 0 0 0-5 5-20z">
            <text:p/>
          </draw:path>
          <draw:polygon draw:style-name="gr4" draw:text-style-name="P7" draw:layer="layout" svg:width="1.289cm" svg:height="0.042cm" svg:x="4.329cm" svg:y="7.236cm" svg:viewBox="0 0 1290 43" draw:points="645,43 0,43 0,0 1290,0 1290,43">
            <text:p/>
          </draw:polygon>
          <draw:path draw:style-name="gr4" draw:text-style-name="P7" draw:layer="layout" svg:width="0.519cm" svg:height="0.727cm" svg:x="4.443cm" svg:y="7.474cm" svg:viewBox="0 0 520 728" svg:d="M419 372c-11-61-52-117-128-117-60 0-125 16-201 94-83 81-90 173-90 204 0 61 43 175 181 175 236 0 339-332 339-473 0-156-92-255-213-255-143 0-191 128-191 157 0 13 9 33 39 33 33 0 53-29 53-51 0-36-31-36-47-36 45-72 115-78 144-78 71 0 141 51 141 179 0 38-7 87-27 168zM186 701c-110 0-110-103-110-112 0-27 25-166 65-224 40-56 87-87 150-87 108 0 110 109 110 130 0 71-65 293-215 293z">
            <text:p/>
          </draw:path>
          <draw:path draw:style-name="gr4" draw:text-style-name="P7" draw:layer="layout" svg:width="0.492cm" svg:height="0.447cm" svg:x="5.01cm" svg:y="7.742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2 65 67 0 103-69 105-76 11 38 47 76 105 76 103 0 159-128 159-152 0-9-9-9-11-9-9 0-11 2-13 9-32 107-101 130-132 130-38 0-54-32-54-65 0-23 7-43 18-88z">
            <text:p/>
          </draw:path>
          <draw:path draw:style-name="gr4" draw:text-style-name="P7" draw:layer="layout" svg:width="0.485cm" svg:height="2.362cm" svg:x="5.772cm" svg:y="6.076cm" svg:viewBox="0 0 486 2363" svg:d="M486 1183c0-388-90-778-340-1073-21-23-56-63-97-99-13-11-15-11-29-11-11 0-20 0-20 9 0 4 4 9 7 11 33 36 101 101 165 208 160 254 233 574 233 952 0 267-35 607-199 901-78 141-161 221-202 264-2 2-4 5-4 9 0 9 9 9 20 9 14 0 16 0 32-16 331-300 434-750 434-1164z">
            <text:p/>
          </draw:path>
          <draw:path draw:style-name="gr4" draw:text-style-name="P7" draw:layer="layout" svg:width="0.658cm" svg:height="0.422cm" svg:x="6.789cm" svg:y="7.028cm" svg:viewBox="0 0 659 423" svg:d="M659 31c0-22-7-31-14-31-4 0-13 4-13 27-5 69-74 110-139 110-56 0-105-32-157-65-54-36-108-72-170-72-92 0-166 69-166 161 0 23 9 29 13 29 12 0 14-18 14-22 7-83 87-112 139-112 56 0 105 29 157 65 53 36 107 72 170 72 92 0 166-72 166-162zM659 262c0-29-12-31-14-31-4 0-13 6-13 27-5 69-74 109-139 109-56 0-105-31-157-65-54-35-108-71-170-71-92 0-166 69-166 161 0 22 9 29 13 29 12 0 14-18 14-22 7-83 87-112 139-112 56 0 105 29 157 65 53 35 107 71 170 71 94 0 166-74 166-161z">
            <text:p/>
          </draw:path>
          <draw:path draw:style-name="gr4" draw:text-style-name="P7" draw:layer="layout" svg:width="0.485cm" svg:height="2.362cm" svg:x="7.978cm" svg:y="6.076cm" svg:viewBox="0 0 486 2363" svg:d="M486 2354c0-4-2-7-4-9-36-38-103-103-168-211-159-253-231-573-231-951 0-267 33-607 197-901 78-141 159-222 204-264 2-2 2-5 2-9 0-9-7-9-20-9-14 0-16 0-31 16-332 300-435 750-435 1164 0 388 90 778 340 1073 21 23 56 63 99 99 11 11 13 11 27 11 13 0 20 0 20-9z">
            <text:p/>
          </draw:path>
          <draw:path draw:style-name="gr4" draw:text-style-name="P7" draw:layer="layout" svg:width="0.416cm" svg:height="0.678cm" svg:x="9.32cm" svg:y="6.181cm" svg:viewBox="0 0 417 679" svg:d="M417 343c0-81-5-159-41-233-44-94-125-110-168-110-58 0-132 25-172 116-32 70-36 146-36 227 0 74 4 161 45 237 42 78 114 99 163 99 54 0 128-21 173-115 31-67 36-145 36-221zM208 658c-38 0-98-24-114-120-11-59-11-151-11-209 0-62 0-127 7-181 20-117 94-126 118-126 32 0 99 18 117 115 9 56 9 130 9 192 0 74 0 141-11 204-14 94-70 125-115 125z">
            <text:p/>
          </draw:path>
          <draw:path draw:style-name="gr4" draw:text-style-name="P7" draw:layer="layout" svg:width="0.107cm" svg:height="0.107cm" svg:x="9.86cm" svg:y="6.732cm" svg:viewBox="0 0 108 108" svg:d="M108 54c0-29-25-54-54-54s-54 25-54 54 25 54 54 54 54-25 54-54z">
            <text:p/>
          </draw:path>
          <draw:path draw:style-name="gr4" draw:text-style-name="P7" draw:layer="layout" svg:width="0.393cm" svg:height="0.678cm" svg:x="10.097cm" svg:y="6.181cm" svg:viewBox="0 0 394 679" svg:d="M394 459c0-116-80-217-188-217-47 0-90 16-125 51v-192c20 7 53 13 85 13 121 0 190-89 190-103 0-7-2-11-9-11-2 0-4 0-9 2-20 9-67 29-134 29-40 0-85-6-132-27-7-4-9-4-12-4-8 0-8 9-8 25v291c0 18 0 27 13 27 7 0 9-3 11-9 11-16 49-70 128-70 51 0 76 45 85 63 16 38 18 76 18 125 0 34 0 95-25 135-22 38-60 65-105 65-72 0-128-52-146-110 3 0 7 0 18 0 32 0 50-25 50-47 0-25-18-49-50-49-15 0-49 6-49 53 0 83 67 180 179 180 114 0 215-94 215-220z">
            <text:p/>
          </draw:path>
          <draw:polygon draw:style-name="gr4" draw:text-style-name="P7" draw:layer="layout" svg:width="2.591cm" svg:height="0.042cm" svg:x="8.616cm" svg:y="7.236cm" svg:viewBox="0 0 2592 43" draw:points="1295,43 0,43 0,0 2592,0 2592,43">
            <text:p/>
          </draw:polygon>
          <draw:path draw:style-name="gr4" draw:text-style-name="P7" draw:layer="layout" svg:width="0.23cm" svg:height="0.984cm" svg:x="8.713cm" svg:y="7.44cm" svg:viewBox="0 0 231 985" svg:d="M231 977c0-3 0-5-18-23-123-123-155-309-155-461 0-170 38-343 159-466 14-11 14-14 14-18 0-7-5-9-11-9-9 0-99 67-157 193-52 107-63 217-63 300 0 78 11 197 65 309 60 121 146 183 155 183 6 0 11-2 11-8z">
            <text:p/>
          </draw:path>
          <draw:path draw:style-name="gr4" draw:text-style-name="P7" draw:layer="layout" svg:width="0.727cm" svg:height="0.707cm" svg:x="9.044cm" svg:y="7.474cm" svg:viewBox="0 0 728 708" svg:d="M390 18c-7-14-9-18-25-18-18 0-20 4-27 18l-334 670c-4 9-4 11-4 11 0 9 7 9 22 9h686c15 0 20 0 20-9 0 0 0-2-5-11zM334 99l264 533h-531z">
            <text:p/>
          </draw:path>
          <draw:path draw:style-name="gr4" draw:text-style-name="P7" draw:layer="layout" svg:width="0.492cm" svg:height="0.447cm" svg:x="9.848cm" svg:y="7.742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4 65 65 0 101-69 103-76 11 38 47 76 108 76 100 0 156-128 156-152 0-9-9-9-11-9-9 0-11 2-13 9-32 107-101 130-132 130-38 0-54-32-54-65 0-23 7-43 18-88z">
            <text:p/>
          </draw:path>
          <draw:path draw:style-name="gr4" draw:text-style-name="P7" draw:layer="layout" svg:width="0.23cm" svg:height="0.984cm" svg:x="10.437cm" svg:y="7.44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ath draw:style-name="gr4" draw:text-style-name="P7" draw:layer="layout" svg:width="0.306cm" svg:height="0.458cm" svg:x="10.807cm" svg:y="7.436cm" svg:viewBox="0 0 307 459" svg:d="M307 334h-25c-2 15-9 56-18 62-4 5-58 5-67 5h-128c72-65 97-83 139-117 52-40 99-82 99-150 0-82-74-134-164-134-85 0-143 60-143 123 0 36 29 41 36 41 18 0 38-14 38-39 0-11-5-35-40-35 20-50 67-65 100-65 70 0 106 53 106 109 0 61-43 108-65 135l-168 163c-7 7-7 9-7 27h287z">
            <text:p/>
          </draw:path>
          <draw:path draw:style-name="gr4" draw:text-style-name="P7" draw:layer="layout" svg:width="0.485cm" svg:height="2.362cm" svg:x="11.358cm" svg:y="6.076cm" svg:viewBox="0 0 486 2363" svg:d="M486 1183c0-388-90-778-340-1073-21-23-56-63-97-99-13-11-15-11-29-11-11 0-20 0-20 9 0 4 4 9 7 11 33 36 101 101 165 208 160 254 233 574 233 952 0 267-35 607-199 901-78 141-161 221-202 264-2 2-4 5-4 9 0 9 9 9 20 9 14 0 16 0 32-16 331-300 434-750 434-1164z">
            <text:p/>
          </draw:path>
          <draw:polygon draw:style-name="gr4" draw:text-style-name="P7" draw:layer="layout" svg:width="0.136cm" svg:height="0.984cm" svg:x="12.328cm" svg:y="6.766cm" svg:viewBox="0 0 137 985" draw:points="137,985 137,947 40,947 40,40 137,40 137,0 0,0 0,985">
            <text:p/>
          </draw:polygon>
          <draw:path draw:style-name="gr4" draw:text-style-name="P7" draw:layer="layout" svg:width="0.23cm" svg:height="0.984cm" svg:x="12.583cm" svg:y="6.766cm" svg:viewBox="0 0 231 985" svg:d="M231 977c0-3 0-5-18-23-123-123-155-309-155-461 0-170 38-343 159-466 14-11 14-14 14-18 0-7-5-9-11-9-9 0-99 67-157 193-52 107-63 217-63 300 0 78 11 197 65 309 60 121 146 183 155 183 6 0 11-2 11-8z">
            <text:p/>
          </draw:path>
          <draw:path draw:style-name="gr4" draw:text-style-name="P7" draw:layer="layout" svg:width="0.552cm" svg:height="0.447cm" svg:x="12.908cm" svg:y="7.068cm" svg:viewBox="0 0 553 448" svg:d="M430 204c0-155-92-204-163-204-137 0-267 141-267 280 0 92 58 168 159 168 63 0 134-22 211-83 11 52 44 83 89 83 52 0 83-54 83-69 0-7-7-12-13-12-7 0-9 5-12 12-17 47-53 47-56 47-31 0-31-77-31-101 0-20 0-23 11-34 92-116 112-233 112-233 0-2 0-9-11-9-9 0-9 3-13 20-18 63-52 137-99 195zM365 338c-87 76-163 88-204 88-58 0-87-45-87-108 0-47 25-154 56-206 47-72 101-90 134-90 99 0 99 130 99 206 0 36 0 95 2 110z">
            <text:p/>
          </draw:path>
          <draw:path draw:style-name="gr4" draw:text-style-name="P7" draw:layer="layout" svg:width="0.21cm" svg:height="0.465cm" svg:x="13.529cm" svg:y="7.194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4" draw:text-style-name="P7" draw:layer="layout" svg:width="0.467cm" svg:height="0.035cm" svg:x="13.851cm" svg:y="7.46cm" svg:viewBox="0 0 468 36" svg:d="M441 36c9 0 27 0 27-18s-16-18-27-18h-414c-11 0-27 0-27 18s16 18 27 18z">
            <text:p/>
          </draw:path>
          <draw:path draw:style-name="gr4" draw:text-style-name="P7" draw:layer="layout" svg:width="0.252cm" svg:height="0.458cm" svg:x="14.465cm" svg:y="7.194cm" svg:viewBox="0 0 253 459" svg:d="M157 20c0-20-2-20-20-20-45 43-108 45-137 45v24c16 0 63 0 101-20v354c0 23 0 32-70 32h-27v24c14 0 99-2 124-2 22 0 109 2 125 2v-24h-27c-69 0-69-9-69-32z">
            <text:p/>
          </draw:path>
          <draw:path draw:style-name="gr4" draw:text-style-name="P7" draw:layer="layout" svg:width="0.655cm" svg:height="0.657cm" svg:x="15.105cm" svg:y="6.929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4" draw:text-style-name="P7" draw:layer="layout" svg:width="0.552cm" svg:height="0.447cm" svg:x="16.075cm" svg:y="7.068cm" svg:viewBox="0 0 553 448" svg:d="M430 204c0-155-92-204-163-204-137 0-267 141-267 280 0 92 58 168 159 168 63 0 134-22 211-83 11 52 44 83 89 83 52 0 83-54 83-69 0-7-7-12-13-12-7 0-9 5-12 12-17 47-53 47-56 47-31 0-31-77-31-101 0-20 0-23 11-34 92-116 112-233 112-233 0-2 0-9-11-9-9 0-9 3-13 20-18 63-52 137-99 195zM365 338c-87 76-163 88-204 88-58 0-87-45-87-108 0-47 25-154 56-206 47-72 101-90 134-90 99 0 99 130 99 206 0 36 0 95 2 110z">
            <text:p/>
          </draw:path>
          <draw:path draw:style-name="gr4" draw:text-style-name="P7" draw:layer="layout" svg:width="0.21cm" svg:height="0.465cm" svg:x="16.696cm" svg:y="7.194cm" svg:viewBox="0 0 211 466" svg:d="M193 27c0-11-9-27-27-27-20 0-41 18-41 38 0 11 9 27 30 27 20 0 38-20 38-38zM52 379c-5 8-7 15-7 29 0 31 27 58 65 58 71 0 101-96 101-105s-9-9-12-9c-9 0-9 4-13 11-16 56-47 83-74 83-13 0-16-9-16-25s5-27 12-42c6-21 13-39 22-56 4-16 29-81 34-88 2-7 4-16 4-22 0-34-29-58-67-58-70 0-101 94-101 105 0 9 9 9 11 9 11 0 11-5 14-11 18-61 49-86 74-86 11 0 17 7 17 25 0 16-4 27-22 70z">
            <text:p/>
          </draw:path>
          <draw:path draw:style-name="gr4" draw:text-style-name="P7" draw:layer="layout" svg:width="0.23cm" svg:height="0.984cm" svg:x="17.047cm" svg:y="6.766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ath draw:style-name="gr4" draw:text-style-name="P7" draw:layer="layout" svg:width="0.671cm" svg:height="0.666cm" svg:x="17.399cm" svg:y="6.838cm" svg:viewBox="0 0 672 667" svg:d="M399 69c6-26 9-33 22-35 9-3 40-3 63-3 98 0 143 3 143 81 0 13-4 54-9 78 0 5-2 16-2 18 0 7 2 14 11 14 11 0 14-7 16-23l27-172c0-2 2-14 2-16 0-11-11-11-27-11h-549c-22 0-24 0-31 20l-58 173c-3 2-7 15-7 18 0 6 4 11 11 11 11 0 11-5 18-20 54-153 79-171 224-171h38c29 0 29 3 29 12 0 6-4 17-4 20l-132 528c-9 36-12 47-117 47-36 0-42 0-42 18 0 11 11 11 15 11 27 0 56 0 83 0s56-2 83-2 56 2 83 2 58 0 85 0c9 0 22 0 22-17 0-12-8-12-33-12s-38 0-63-2c-29-2-38-7-38-22 0 0 0-5 5-20z">
            <text:p/>
          </draw:path>
          <draw:path draw:style-name="gr4" draw:text-style-name="P7" draw:layer="layout" svg:width="0.21cm" svg:height="0.465cm" svg:x="17.981cm" svg:y="7.194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4" draw:text-style-name="P7" draw:layer="layout" svg:width="0.467cm" svg:height="0.035cm" svg:x="18.302cm" svg:y="7.46cm" svg:viewBox="0 0 468 36" svg:d="M441 36c9 0 27 0 27-18s-16-18-27-18h-414c-11 0-27 0-27 18s16 18 27 18z">
            <text:p/>
          </draw:path>
          <draw:path draw:style-name="gr4" draw:text-style-name="P7" draw:layer="layout" svg:width="0.252cm" svg:height="0.458cm" svg:x="18.918cm" svg:y="7.194cm" svg:viewBox="0 0 253 459" svg:d="M157 20c0-20-2-20-20-20-45 43-108 45-137 45v24c16 0 63 0 101-20v354c0 23 0 32-70 32h-27v24c14 0 99-2 124-2 22 0 109 2 125 2v-24h-27c-69 0-69-9-69-32z">
            <text:p/>
          </draw:path>
          <draw:path draw:style-name="gr4" draw:text-style-name="P7" draw:layer="layout" svg:width="0.602cm" svg:height="0.042cm" svg:x="2.992cm" svg:y="9.393cm" svg:viewBox="0 0 603 43" svg:d="M569 43c16 0 34 0 34-23 0-20-18-20-34-20h-535c-16 0-34 0-34 20 0 23 18 23 34 23z">
            <text:p/>
          </draw:path>
          <draw:path draw:style-name="gr4" draw:text-style-name="P7" draw:layer="layout" svg:width="0.23cm" svg:height="0.984cm" svg:x="3.991cm" svg:y="8.921cm" svg:viewBox="0 0 231 985" svg:d="M231 977c0-3 0-5-18-23-123-123-155-309-155-461 0-170 38-343 159-466 14-11 14-14 14-18 0-7-5-9-11-9-9 0-99 67-157 193-52 107-63 217-63 300 0 76 11 197 65 309 60 121 146 183 155 183 6 0 11-2 11-8z">
            <text:p/>
          </draw:path>
          <draw:path draw:style-name="gr4" draw:text-style-name="P7" draw:layer="layout" svg:width="0.552cm" svg:height="0.447cm" svg:x="4.316cm" svg:y="9.223cm" svg:viewBox="0 0 553 448" svg:d="M430 204c0-155-92-204-163-204-137 0-267 141-267 280 0 92 58 168 159 168 63 0 134-22 211-83 11 52 44 83 89 83 52 0 83-54 83-69 0-7-7-12-13-12-7 0-9 5-12 12-17 47-53 47-56 47-31 0-31-77-31-101 0-20 0-23 11-34 92-116 112-231 112-233s0-9-11-9c-9 0-9 3-13 20-18 63-52 137-99 195zM365 338c-87 76-163 88-204 88-58 0-87-45-87-108 0-47 25-154 56-206 47-72 101-90 134-90 99 0 99 130 99 206 0 36 0 95 2 110z">
            <text:p/>
          </draw:path>
          <draw:path draw:style-name="gr4" draw:text-style-name="P7" draw:layer="layout" svg:width="0.21cm" svg:height="0.465cm" svg:x="4.938cm" svg:y="9.348cm" svg:viewBox="0 0 211 466" svg:d="M193 27c0-11-9-27-27-27-20 0-41 18-41 38 0 11 9 27 30 27 20 0 38-20 38-38zM52 379c-5 8-7 15-7 29 0 31 27 58 65 58 69 0 101-96 101-105s-9-9-12-9c-9 0-9 4-13 11-16 56-47 83-74 83-13 0-16-9-16-23 0-18 5-29 12-44 6-21 13-39 20-56 6-16 31-81 36-88 2-7 4-16 4-22 0-34-29-58-67-58-70 0-101 94-101 105 0 9 9 9 11 9 11 0 11-5 14-11 18-61 49-86 74-86 11 0 17 7 17 25 0 16-4 27-22 70z">
            <text:p/>
          </draw:path>
          <draw:path draw:style-name="gr4" draw:text-style-name="P7" draw:layer="layout" svg:width="0.467cm" svg:height="0.035cm" svg:x="5.259cm" svg:y="9.615cm" svg:viewBox="0 0 468 36" svg:d="M441 36c9 0 27 0 27-18s-16-18-27-18h-414c-11 0-27 0-27 18s16 18 27 18z">
            <text:p/>
          </draw:path>
          <draw:path draw:style-name="gr4" draw:text-style-name="P7" draw:layer="layout" svg:width="0.252cm" svg:height="0.458cm" svg:x="5.875cm" svg:y="9.348cm" svg:viewBox="0 0 253 459" svg:d="M157 20c0-20 0-20-20-20-45 43-108 45-137 45v24c16 0 63 0 101-20v354c0 23 0 32-70 32h-27v24c14 0 99-2 124-2 22 0 109 2 125 2v-24h-27c-69 0-69-9-69-32z">
            <text:p/>
          </draw:path>
          <draw:path draw:style-name="gr4" draw:text-style-name="P7" draw:layer="layout" svg:width="0.655cm" svg:height="0.657cm" svg:x="6.513cm" svg:y="9.084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4" draw:text-style-name="P7" draw:layer="layout" svg:width="0.393cm" svg:height="0.657cm" svg:x="7.492cm" svg:y="9.003cm" svg:viewBox="0 0 394 658" svg:d="M76 582l105-103c155-136 213-188 213-289 0-112-87-190-208-190-112 0-186 92-186 179 0 54 49 54 52 54 17 0 51-11 51-52 0-24-18-51-51-51-9 0-9 0-14 2 22-65 76-101 134-101 90 0 133 79 133 159 0 81-50 159-103 220l-191 210c-11 12-11 14-11 38h367l27-172h-24c-5 29-12 72-21 87-9 9-73 9-94 9z">
            <text:p/>
          </draw:path>
          <draw:path draw:style-name="gr4" draw:text-style-name="P7" draw:layer="layout" svg:width="0.552cm" svg:height="0.447cm" svg:x="7.976cm" svg:y="9.223cm" svg:viewBox="0 0 553 448" svg:d="M430 204c0-155-92-204-163-204-137 0-267 141-267 280 0 92 58 168 159 168 63 0 134-22 211-83 11 52 44 83 89 83 52 0 83-54 83-69 0-7-7-12-13-12-7 0-9 5-12 12-17 47-53 47-56 47-31 0-31-77-31-101 0-20 0-23 11-34 92-116 112-231 112-233s0-9-11-9c-9 0-9 3-13 20-18 63-52 137-99 195zM365 338c-87 76-163 88-204 88-58 0-87-45-87-108 0-47 25-154 56-206 47-72 101-90 134-90 99 0 99 130 99 206 0 36 0 95 2 110z">
            <text:p/>
          </draw:path>
          <draw:path draw:style-name="gr4" draw:text-style-name="P7" draw:layer="layout" svg:width="0.21cm" svg:height="0.465cm" svg:x="8.596cm" svg:y="9.348cm" svg:viewBox="0 0 211 466" svg:d="M193 27c0-11-9-27-27-27-20 0-41 18-41 38 0 11 9 27 30 27 20 0 38-20 38-38zM52 379c-5 8-7 15-7 29 0 31 27 58 65 58 71 0 101-96 101-105s-9-9-12-9c-9 0-9 4-13 11-16 56-47 83-74 83-13 0-16-9-16-23 0-18 5-29 12-44 6-21 13-39 22-56 4-16 29-81 34-88 2-7 4-16 4-22 0-34-29-58-67-58-70 0-101 94-101 105 0 9 9 9 11 9 11 0 11-5 14-11 18-61 49-86 74-86 11 0 17 7 17 25 0 16-4 27-22 70z">
            <text:p/>
          </draw:path>
          <draw:path draw:style-name="gr4" draw:text-style-name="P7" draw:layer="layout" svg:width="0.655cm" svg:height="0.657cm" svg:x="9.165cm" svg:y="9.084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4" draw:text-style-name="P7" draw:layer="layout" svg:width="0.552cm" svg:height="0.447cm" svg:x="10.135cm" svg:y="9.223cm" svg:viewBox="0 0 553 448" svg:d="M430 204c0-155-92-204-163-204-137 0-267 141-267 280 0 92 58 168 159 168 63 0 134-22 211-83 11 52 44 83 89 83 52 0 83-54 83-69 0-7-7-12-13-12-7 0-9 5-12 12-17 47-53 47-56 47-31 0-31-77-31-101 0-20 0-23 11-34 92-116 112-231 112-233s0-9-11-9c-9 0-9 3-13 20-18 63-52 137-99 195zM365 338c-87 76-163 88-204 88-58 0-87-45-87-108 0-47 25-154 56-206 47-72 101-90 134-90 99 0 99 130 99 206 0 36 0 95 2 110z">
            <text:p/>
          </draw:path>
          <draw:path draw:style-name="gr4" draw:text-style-name="P7" draw:layer="layout" svg:width="0.21cm" svg:height="0.465cm" svg:x="10.758cm" svg:y="9.348cm" svg:viewBox="0 0 211 466" svg:d="M193 27c0-11-9-27-27-27-20 0-41 18-41 38 0 11 9 27 30 27 20 0 38-20 38-38zM52 379c-5 8-7 15-7 29 0 31 27 58 65 58 69 0 101-96 101-105s-9-9-12-9c-9 0-9 4-13 11-16 56-47 83-74 83-13 0-16-9-16-23 0-18 5-29 12-44 6-21 13-39 20-56 6-16 31-81 36-88 2-7 4-16 4-22 0-34-29-58-67-58-70 0-101 94-101 105 0 9 9 9 11 9 11 0 11-5 14-11 18-61 49-86 74-86 11 0 17 7 17 25 0 16-4 27-22 70z">
            <text:p/>
          </draw:path>
          <draw:path draw:style-name="gr4" draw:text-style-name="P7" draw:layer="layout" svg:width="0.507cm" svg:height="0.51cm" svg:x="11.051cm" svg:y="9.38cm" svg:viewBox="0 0 508 511" svg:d="M271 271h213c9 0 24 0 24-16 0-18-15-18-24-18h-213v-212c0-9 0-25-16-25-18 0-18 16-18 25v212h-212c-9 0-25 0-25 18 0 16 16 16 25 16h212v213c0 9 0 27 18 27 16 0 16-16 16-27z">
            <text:p/>
          </draw:path>
          <draw:path draw:style-name="gr4" draw:text-style-name="P7" draw:layer="layout" svg:width="0.252cm" svg:height="0.458cm" svg:x="11.683cm" svg:y="9.348cm" svg:viewBox="0 0 253 459" svg:d="M157 20c0-20-2-20-20-20-45 43-108 45-137 45v24c16 0 63 0 101-20v354c0 23 0 32-70 32h-27v24c14 0 99-2 124-2 22 0 109 2 125 2v-24h-27c-69 0-69-9-69-32z">
            <text:p/>
          </draw:path>
          <draw:path draw:style-name="gr4" draw:text-style-name="P7" draw:layer="layout" svg:width="0.23cm" svg:height="0.984cm" svg:x="12.104cm" svg:y="8.921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ath draw:style-name="gr4" draw:text-style-name="P7" draw:layer="layout" svg:width="0.671cm" svg:height="0.666cm" svg:x="12.456cm" svg:y="8.992cm" svg:viewBox="0 0 672 667" svg:d="M399 69c6-29 9-33 22-35 9-3 40-3 63-3 98 0 143 3 143 81 0 13-4 54-9 78 0 5-2 16-2 18 0 7 2 14 11 14 11 0 14-7 16-23l27-172c0-2 2-14 2-16 0-11-11-11-27-11h-549c-22 0-24 0-31 20l-58 173c-3 2-7 15-7 18 0 6 4 11 11 11 11 0 11-5 18-20 54-153 79-171 224-171h38c29 0 29 3 29 12 0 6-4 17-4 20l-132 528c-9 36-12 47-117 47-36 0-42 0-42 18 0 11 11 11 15 11 27 0 56 0 83 0s56-2 83-2 56 2 83 2 58 0 85 0c9 0 22 0 22-17 0-12-8-12-33-12s-38 0-63-2c-29-2-38-7-38-22 0 0 0-5 5-20z">
            <text:p/>
          </draw:path>
          <draw:path draw:style-name="gr4" draw:text-style-name="P7" draw:layer="layout" svg:width="0.21cm" svg:height="0.465cm" svg:x="13.038cm" svg:y="9.348cm" svg:viewBox="0 0 211 466" svg:d="M193 27c0-11-9-27-27-27-20 0-41 18-41 38 0 11 9 27 30 27 20 0 38-20 38-38zM52 379c-5 8-7 15-7 29 0 31 27 58 65 58 69 0 101-96 101-105s-9-9-12-9c-9 0-9 4-13 11-16 56-47 83-74 83-13 0-16-9-16-23 0-18 5-29 12-44 6-21 13-39 20-56 6-16 31-81 36-88 2-7 4-16 4-22 0-34-29-58-67-58-70 0-101 94-101 105 0 9 9 9 11 9 11 0 11-5 14-11 18-61 49-86 74-86 11 0 17 7 17 25 0 16-4 27-22 70z">
            <text:p/>
          </draw:path>
          <draw:path draw:style-name="gr4" draw:text-style-name="P7" draw:layer="layout" svg:width="0.655cm" svg:height="0.657cm" svg:x="13.607cm" svg:y="9.084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4" draw:text-style-name="P7" draw:layer="layout" svg:width="0.23cm" svg:height="0.984cm" svg:x="14.635cm" svg:y="8.921cm" svg:viewBox="0 0 231 985" svg:d="M231 977c0-3 0-5-18-23-123-123-155-309-155-461 0-170 38-343 159-466 14-11 14-14 14-18 0-7-5-9-11-9-9 0-99 67-157 193-52 107-63 217-63 300 0 76 11 197 65 309 60 121 146 183 155 183 6 0 11-2 11-8z">
            <text:p/>
          </draw:path>
          <draw:path draw:style-name="gr4" draw:text-style-name="P7" draw:layer="layout" svg:width="0.552cm" svg:height="0.447cm" svg:x="14.96cm" svg:y="9.223cm" svg:viewBox="0 0 553 448" svg:d="M430 204c0-155-92-204-163-204-137 0-267 141-267 280 0 92 58 168 159 168 63 0 134-22 211-83 11 52 44 83 89 83 52 0 83-54 83-69 0-7-7-12-13-12-7 0-9 5-12 12-17 47-53 47-56 47-31 0-31-77-31-101 0-20 0-23 11-34 92-116 112-231 112-233s0-9-11-9c-9 0-9 3-13 20-18 63-52 137-99 195zM365 338c-87 76-163 88-204 88-58 0-87-45-87-108 0-47 25-154 56-206 47-72 101-90 134-90 99 0 99 130 99 206 0 36 0 95 2 110z">
            <text:p/>
          </draw:path>
          <draw:path draw:style-name="gr4" draw:text-style-name="P7" draw:layer="layout" svg:width="0.21cm" svg:height="0.465cm" svg:x="15.58cm" svg:y="9.348cm" svg:viewBox="0 0 211 466" svg:d="M193 27c0-11-9-27-27-27-20 0-41 18-41 38 0 11 9 27 30 27 20 0 38-20 38-38zM52 379c-5 8-7 15-7 29 0 31 27 58 65 58 69 0 101-96 101-105s-9-9-12-9c-9 0-9 4-13 11-16 56-47 83-74 83-13 0-16-9-16-23 0-18 5-29 12-44 6-21 13-39 20-56 6-16 31-81 36-88 2-7 4-16 4-22 0-34-29-58-67-58-70 0-101 94-101 105 0 9 9 9 11 9 11 0 11-5 14-11 18-61 49-86 74-86 11 0 17 7 17 25 0 16-4 27-22 70z">
            <text:p/>
          </draw:path>
          <draw:path draw:style-name="gr4" draw:text-style-name="P7" draw:layer="layout" svg:width="0.655cm" svg:height="0.657cm" svg:x="16.149cm" svg:y="9.084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4" draw:text-style-name="P7" draw:layer="layout" svg:width="0.552cm" svg:height="0.447cm" svg:x="17.119cm" svg:y="9.223cm" svg:viewBox="0 0 553 448" svg:d="M430 204c0-155-92-204-163-204-137 0-267 141-267 280 0 92 58 168 159 168 63 0 134-22 211-83 11 52 44 83 89 83 52 0 83-54 83-69 0-7-7-12-13-12-7 0-9 5-12 12-17 47-53 47-56 47-31 0-31-77-31-101 0-20 0-23 11-34 92-116 112-231 112-233s0-9-11-9c-9 0-9 3-13 20-18 63-52 137-99 195zM365 338c-87 76-163 88-204 88-58 0-87-45-87-108 0-47 25-154 56-206 47-72 101-90 134-90 99 0 99 130 99 206 0 36 0 95 2 110z">
            <text:p/>
          </draw:path>
          <draw:path draw:style-name="gr4" draw:text-style-name="P7" draw:layer="layout" svg:width="0.21cm" svg:height="0.465cm" svg:x="17.742cm" svg:y="9.348cm" svg:viewBox="0 0 211 466" svg:d="M193 27c0-11-9-27-27-27-20 0-41 18-41 38 0 11 9 27 30 27 20 0 38-20 38-38zM52 379c-5 8-7 15-7 29 0 31 27 58 65 58 71 0 101-96 101-105s-9-9-12-9c-9 0-9 4-13 11-16 56-47 83-74 83-13 0-16-9-16-23 0-18 5-29 12-44 6-21 13-39 22-56 4-16 29-81 34-88 2-7 4-16 4-22 0-34-29-58-67-58-70 0-101 94-101 105 0 9 9 9 11 9 11 0 11-5 14-11 18-61 49-86 74-86 11 0 17 7 17 25 0 16-4 27-22 70z">
            <text:p/>
          </draw:path>
          <draw:path draw:style-name="gr4" draw:text-style-name="P7" draw:layer="layout" svg:width="0.507cm" svg:height="0.51cm" svg:x="18.035cm" svg:y="9.38cm" svg:viewBox="0 0 508 511" svg:d="M271 271h213c9 0 24 0 24-16 0-18-15-18-24-18h-213v-212c0-9 0-25-16-25-18 0-18 16-18 25v212h-212c-9 0-25 0-25 18 0 16 16 16 25 16h212v213c0 9 0 27 18 27 16 0 16-16 16-27z">
            <text:p/>
          </draw:path>
          <draw:path draw:style-name="gr4" draw:text-style-name="P7" draw:layer="layout" svg:width="0.252cm" svg:height="0.458cm" svg:x="18.667cm" svg:y="9.348cm" svg:viewBox="0 0 253 459" svg:d="M157 20c0-20-2-20-20-20-45 43-108 45-137 45v24c16 0 63 0 101-20v354c0 23 0 32-70 32h-27v24c14 0 99-2 124-2 22 0 109 2 125 2v-24h-27c-69 0-69-9-69-32z">
            <text:p/>
          </draw:path>
          <draw:path draw:style-name="gr4" draw:text-style-name="P7" draw:layer="layout" svg:width="0.23cm" svg:height="0.984cm" svg:x="19.088cm" svg:y="8.921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ath draw:style-name="gr4" draw:text-style-name="P7" draw:layer="layout" svg:width="0.671cm" svg:height="0.666cm" svg:x="19.44cm" svg:y="8.992cm" svg:viewBox="0 0 672 667" svg:d="M399 69c6-29 11-33 22-35 9-3 40-3 63-3 98 0 143 3 143 81 0 13-4 54-9 78 0 5-2 16-2 18 0 7 2 14 11 14 11 0 14-7 16-23l27-172c0-2 2-14 2-16 0-11-11-11-27-11h-549c-22 0-24 0-31 20l-58 173c-3 2-7 15-7 18 0 6 4 11 11 11 11 0 11-5 18-20 54-153 79-171 224-171h38c29 0 29 3 29 12 0 6-4 17-4 20l-132 528c-9 36-12 47-117 47-36 0-42 0-42 18 0 11 11 11 18 11 24 0 53 0 80 0s56-2 83-2 56 2 83 2 58 0 85 0c9 0 22 0 22-17 0-12-8-12-33-12s-38 0-63-2c-29-2-38-7-38-22 0 0 0-5 5-20z">
            <text:p/>
          </draw:path>
          <draw:path draw:style-name="gr4" draw:text-style-name="P7" draw:layer="layout" svg:width="0.21cm" svg:height="0.465cm" svg:x="20.022cm" svg:y="9.348cm" svg:viewBox="0 0 211 466" svg:d="M193 27c0-11-9-27-27-27-20 0-41 18-41 38 0 11 9 27 30 27 20 0 38-20 38-38zM52 379c-5 8-7 15-7 29 0 31 27 58 65 58 69 0 101-96 101-105s-9-9-12-9c-9 0-9 4-13 11-16 56-47 83-74 83-13 0-16-9-16-23 0-18 5-29 12-44 6-21 13-39 20-56 6-16 31-81 36-88 2-7 4-16 4-22 0-34-29-58-67-58-70 0-101 94-101 105 0 9 9 9 11 9 11 0 11-5 14-11 18-61 49-86 74-86 11 0 17 7 17 25 0 16-4 27-22 70z">
            <text:p/>
          </draw:path>
          <draw:path draw:style-name="gr4" draw:text-style-name="P7" draw:layer="layout" svg:width="0.507cm" svg:height="0.51cm" svg:x="20.318cm" svg:y="9.38cm" svg:viewBox="0 0 508 511" svg:d="M271 271h213c9 0 24 0 24-16 0-18-15-18-24-18h-213v-212c0-9 0-25-16-25-18 0-18 16-18 25v212h-212c-9 0-25 0-25 18 0 16 16 16 25 16h212v213c0 9 0 27 18 27 16 0 16-16 16-27z">
            <text:p/>
          </draw:path>
          <draw:path draw:style-name="gr4" draw:text-style-name="P7" draw:layer="layout" svg:width="0.252cm" svg:height="0.458cm" svg:x="20.947cm" svg:y="9.348cm" svg:viewBox="0 0 253 459" svg:d="M157 20c0-20-2-20-20-20-45 43-108 45-137 45v24c16 0 63 0 101-20v354c0 23 0 32-70 32h-27v24c14 0 99-2 124-2 22 0 109 2 125 2v-24h-27c-69 0-69-9-69-32z">
            <text:p/>
          </draw:path>
          <draw:polygon draw:style-name="gr4" draw:text-style-name="P7" draw:layer="layout" svg:width="0.136cm" svg:height="0.984cm" svg:x="21.337cm" svg:y="8.921cm" svg:viewBox="0 0 137 985" draw:points="137,0 0,0 0,40 96,40 96,947 0,947 0,985 137,985">
            <text:p/>
          </draw:polygon>
        </draw:g>
        <draw:frame draw:style-name="gr5" draw:text-style-name="P8" draw:layer="layout" svg:width="26.162cm" svg:height="1.665cm" svg:x="0.508cm" svg:y="10.481cm">
          <draw:text-box>
            <text:p><text:span text:style-name="T3">I</text:span><text:span text:style-name="T3">f</text:span><text:span text:style-name="T3"> </text:span><text:span text:style-name="T3"><text:s/></text:span><text:span text:style-name="T3"><text:s/></text:span><text:span text:style-name="T3"><text:s/></text:span><text:span text:style-name="T3">i</text:span><text:span text:style-name="T3">s</text:span><text:span text:style-name="T3"> </text:span><text:span text:style-name="T3">t</text:span><text:span text:style-name="T3">h</text:span><text:span text:style-name="T3">e</text:span><text:span text:style-name="T3"> </text:span><text:span text:style-name="T3">s</text:span><text:span text:style-name="T3">a</text:span><text:span text:style-name="T3">m</text:span><text:span text:style-name="T3">e</text:span><text:span text:style-name="T3"> </text:span><text:span text:style-name="T3">e</text:span><text:span text:style-name="T3">v</text:span><text:span text:style-name="T3">e</text:span><text:span text:style-name="T3">r</text:span><text:span text:style-name="T3">y</text:span><text:span text:style-name="T3">w</text:span><text:span text:style-name="T3">h</text:span><text:span text:style-name="T3">e</text:span><text:span text:style-name="T3">r</text:span><text:span text:style-name="T3">e</text:span><text:span text:style-name="T3">,</text:span><text:span text:style-name="T3"> </text:span><text:span text:style-name="T3">w</text:span><text:span text:style-name="T3">e</text:span><text:span text:style-name="T3"> </text:span><text:span text:style-name="T3">g</text:span><text:span text:style-name="T3">e</text:span><text:span text:style-name="T3">t</text:span></text:p>
          </draw:text-box>
        </draw:frame>
        <draw:g>
          <svg:title>TexMaths</svg:title>
          <svg:desc>36§display§\alpha§svg§600§FALSE§</svg:desc>
          <draw:polygon draw:style-name="gr3" draw:text-style-name="P6" draw:layer="layout" svg:width="0.816cm" svg:height="0.546cm" svg:x="1.785cm" svg:y="11.052cm" svg:viewBox="0 0 817 547" draw:points="409,547 0,547 0,0 817,0 817,547">
            <text:p/>
          </draw:polygon>
          <draw:path draw:style-name="gr4" draw:text-style-name="P7" draw:layer="layout" svg:width="0.71cm" svg:height="0.575cm" svg:x="1.837cm" svg:y="11.038cm" svg:viewBox="0 0 711 576" svg:d="M552 262c0-199-118-262-210-262-175 0-342 181-342 360 0 118 75 216 204 216 81 0 173-29 271-107 14 67 57 107 115 107 66 0 106-69 106-89 0-9-8-15-17-15s-12 6-14 15c-23 60-70 60-72 60-41 0-41-98-41-129 0-26 0-29 15-44 118-149 144-299 144-299 0-3 0-12-15-12-11 0-11 3-17 26-23 81-66 176-127 251zM469 435c-112 98-210 112-262 112-75 0-112-57-112-138 0-61 32-199 72-265 60-92 129-115 172-115 127 0 127 167 127 265 0 46 0 121 3 141z">
            <text:p/>
          </draw:path>
        </draw:g>
        <draw:g>
          <svg:title>TexMaths</svg:title>
          <svg:desc>28§latex§\begin{align*} 
\dfrac{\partial}{\partial x} &amp; \left( \alpha \dfrac{\partial T}{\partial x} \right)  \approx 
\left(\dfrac{\alpha}{(\Delta x)^2}\right) 
[T_{i-1} -2 T_{i}+  T_{i+1}]
\end{align*}§svg§600§FALSE§</svg:desc>
          <draw:polygon draw:style-name="gr3" draw:text-style-name="P6" draw:layer="layout" svg:width="18.935cm" svg:height="2.362cm" svg:x="0.681cm" svg:y="12.625cm" svg:viewBox="0 0 18936 2363" draw:points="9468,2363 0,2363 0,0 18936,0 18936,2363">
            <text:p/>
          </draw:polygon>
          <draw:path draw:style-name="gr4" draw:text-style-name="P7" draw:layer="layout" svg:width="0.519cm" svg:height="0.727cm" svg:x="1.001cm" svg:y="12.681cm" svg:viewBox="0 0 520 728" svg:d="M419 372c-11-61-52-117-128-117-60 0-125 16-201 94-83 81-90 173-90 204 0 61 43 175 181 175 236 0 339-332 339-473 0-156-92-255-213-255-143 0-188 128-188 157 0 13 6 33 36 33 33 0 53-29 53-51 0-36-31-36-47-36 45-72 115-78 144-78 71 0 141 51 141 179 0 38-7 87-27 168zM186 701c-110 0-110-103-110-112 0-27 25-166 65-224 40-56 87-87 150-87 108 0 110 109 110 130 0 71-65 293-215 293z">
            <text:p/>
          </draw:path>
          <draw:polygon draw:style-name="gr4" draw:text-style-name="P7" draw:layer="layout" svg:width="1.141cm" svg:height="0.042cm" svg:x="0.681cm" svg:y="13.785cm" svg:viewBox="0 0 1142 43" draw:points="571,43 0,43 0,0 1142,0 1142,43">
            <text:p/>
          </draw:polygon>
          <draw:path draw:style-name="gr4" draw:text-style-name="P7" draw:layer="layout" svg:width="0.519cm" svg:height="0.727cm" svg:x="0.721cm" svg:y="14.023cm" svg:viewBox="0 0 520 728" svg:d="M419 372c-11-61-52-117-128-117-60 0-125 16-201 94-83 81-90 173-90 204 0 61 43 175 181 175 236 0 339-332 339-473 0-156-92-255-213-255-143 0-188 128-188 157 0 13 6 33 36 33 33 0 53-29 53-51 0-36-31-36-47-36 45-72 115-78 144-78 71 0 141 51 141 179 0 38-7 87-27 168zM186 701c-110 0-110-103-110-112 0-27 25-166 65-224 40-56 87-87 150-87 108 0 110 109 110 130 0 71-65 293-215 293z">
            <text:p/>
          </draw:path>
          <draw:path draw:style-name="gr4" draw:text-style-name="P7" draw:layer="layout" svg:width="0.492cm" svg:height="0.447cm" svg:x="1.286cm" svg:y="14.291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4 65 65 0 101-69 103-76 11 38 47 76 108 76 100 0 156-128 156-152 0-9-9-9-11-9-9 0-11 2-13 9-32 107-99 130-132 130-38 0-54-32-54-65 0-23 7-43 18-88z">
            <text:p/>
          </draw:path>
          <draw:path draw:style-name="gr4" draw:text-style-name="P7" draw:layer="layout" svg:width="0.485cm" svg:height="2.362cm" svg:x="2.307cm" svg:y="12.625cm" svg:viewBox="0 0 486 2363" svg:d="M486 2354c0-4-2-7-4-9-36-38-103-103-168-210-159-254-231-574-231-952 0-267 36-607 197-901 78-141 159-222 204-264 2-2 2-5 2-9 0-9-7-9-20-9-14 0-16 0-31 16-332 300-435 750-435 1164 0 388 90 778 340 1073 21 23 56 63 99 99 11 11 13 11 27 11 13 0 20 0 20-9z">
            <text:p/>
          </draw:path>
          <draw:path draw:style-name="gr4" draw:text-style-name="P7" draw:layer="layout" svg:width="0.552cm" svg:height="0.447cm" svg:x="2.867cm" svg:y="13.617cm" svg:viewBox="0 0 553 448" svg:d="M430 204c0-155-92-204-163-204-137 0-267 141-267 280 0 92 58 168 159 168 63 0 134-22 211-83 11 52 44 83 89 83 52 0 83-54 83-69 0-7-7-12-13-12-7 0-9 5-12 12-18 47-53 47-56 47-31 0-31-77-31-101 0-20 0-23 11-34 92-116 112-233 112-233 0-2 0-9-11-9-9 0-9 3-13 20-18 63-52 137-99 195zM365 338c-87 76-163 88-204 88-58 0-87-45-87-108 0-47 25-154 56-206 47-72 101-90 134-90 99 0 99 130 99 206 0 36 0 95 2 110z">
            <text:p/>
          </draw:path>
          <draw:path draw:style-name="gr4" draw:text-style-name="P7" draw:layer="layout" svg:width="0.519cm" svg:height="0.727cm" svg:x="3.617cm" svg:y="12.681cm" svg:viewBox="0 0 520 728" svg:d="M419 372c-11-61-52-117-128-117-60 0-125 16-201 94-83 81-90 173-90 204 0 61 43 175 181 175 236 0 339-332 339-473 0-156-92-255-213-255-143 0-191 128-191 157 0 13 9 33 39 33 33 0 53-29 53-51 0-36-31-36-47-36 45-72 115-78 144-78 71 0 141 51 141 179 0 38-7 87-27 168zM186 701c-110 0-110-103-110-112 0-27 25-166 65-224 40-56 87-87 150-87 108 0 110 109 110 130 0 71-65 293-215 293z">
            <text:p/>
          </draw:path>
          <draw:path draw:style-name="gr4" draw:text-style-name="P7" draw:layer="layout" svg:width="0.671cm" svg:height="0.666cm" svg:x="4.18cm" svg:y="12.719cm" svg:viewBox="0 0 672 667" svg:d="M399 69c6-26 11-33 22-35 9-3 40-3 63-3 98 0 143 3 143 81 0 13-4 54-9 78 0 5-2 16-2 18 0 7 2 14 11 14 11 0 14-7 16-23l27-172c0-2 2-14 2-16 0-11-11-11-27-11h-549c-22 0-24 0-31 20l-58 173c-3 2-7 15-7 18 0 6 4 11 11 11 11 0 11-5 18-20 54-153 79-171 224-171h38c29 0 29 3 29 12 0 6-4 17-4 20l-132 528c-9 36-12 47-117 47-36 0-42 0-42 18 0 11 11 11 18 11 24 0 53 0 80 0s56-2 83-2 56 2 83 2 58 0 85 0c9 0 22 0 22-17 0-12-8-12-33-12s-38 0-63-2c-29-2-38-7-38-22 0 0 0-5 5-20z">
            <text:p/>
          </draw:path>
          <draw:polygon draw:style-name="gr4" draw:text-style-name="P7" draw:layer="layout" svg:width="1.289cm" svg:height="0.042cm" svg:x="3.577cm" svg:y="13.785cm" svg:viewBox="0 0 1290 43" draw:points="645,43 0,43 0,0 1290,0 1290,43">
            <text:p/>
          </draw:polygon>
          <draw:path draw:style-name="gr4" draw:text-style-name="P7" draw:layer="layout" svg:width="0.519cm" svg:height="0.727cm" svg:x="3.691cm" svg:y="14.023cm" svg:viewBox="0 0 520 728" svg:d="M419 372c-11-61-52-117-128-117-60 0-125 16-201 94-83 81-90 173-90 204 0 61 43 175 181 175 236 0 339-332 339-473 0-156-92-255-213-255-143 0-191 128-191 157 0 13 9 33 39 33 33 0 53-29 53-51 0-36-31-36-47-36 45-72 115-78 144-78 71 0 141 51 141 179 0 38-7 87-27 168zM186 701c-110 0-110-103-110-112 0-27 25-166 65-224 40-56 87-87 150-87 108 0 110 109 110 130 0 71-65 293-215 293z">
            <text:p/>
          </draw:path>
          <draw:path draw:style-name="gr4" draw:text-style-name="P7" draw:layer="layout" svg:width="0.492cm" svg:height="0.447cm" svg:x="4.258cm" svg:y="14.291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2 65 67 0 101-69 105-76 11 38 47 76 105 76 103 0 159-128 159-152 0-9-9-9-11-9-9 0-11 2-13 9-34 107-101 130-132 130-38 0-54-32-54-65 0-23 7-43 18-88z">
            <text:p/>
          </draw:path>
          <draw:path draw:style-name="gr4" draw:text-style-name="P7" draw:layer="layout" svg:width="0.485cm" svg:height="2.362cm" svg:x="5.02cm" svg:y="12.625cm" svg:viewBox="0 0 486 2363" svg:d="M486 1183c0-388-90-778-340-1073-21-23-56-63-97-99-13-11-15-11-29-11-11 0-20 0-20 9 0 4 4 9 7 11 33 36 101 101 165 208 160 254 233 574 233 952 0 267-35 607-199 901-78 141-161 222-202 264-2 2-4 5-4 9 0 9 9 9 20 9 14 0 16 0 32-16 331-300 434-750 434-1164z">
            <text:p/>
          </draw:path>
          <draw:path draw:style-name="gr4" draw:text-style-name="P7" draw:layer="layout" svg:width="0.658cm" svg:height="0.422cm" svg:x="6.037cm" svg:y="13.577cm" svg:viewBox="0 0 659 423" svg:d="M659 31c0-22-7-31-14-31-4 0-13 4-13 27-5 69-74 110-139 110-56 0-105-32-157-65-54-36-108-72-170-72-92 0-166 69-166 161 0 23 9 29 13 29 12 0 14-18 14-22 7-83 87-112 139-112 56 0 105 29 157 65 53 36 107 72 170 72 92 0 166-72 166-162zM659 262c0-29-12-31-14-31-4 0-13 6-13 27-5 69-74 109-139 109-56 0-105-31-157-65-54-35-108-71-170-71-92 0-166 69-166 161 0 22 9 29 13 29 12 0 14-18 14-22 7-83 87-112 139-112 56 0 105 29 157 65 53 35 107 71 170 71 94 0 166-74 166-161z">
            <text:p/>
          </draw:path>
          <draw:path draw:style-name="gr4" draw:text-style-name="P7" draw:layer="layout" svg:width="0.485cm" svg:height="2.362cm" svg:x="7.226cm" svg:y="12.625cm" svg:viewBox="0 0 486 2363" svg:d="M486 2354c0-4-2-7-4-9-36-38-103-103-168-210-159-254-231-574-231-952 0-267 36-607 197-901 78-141 159-222 204-264 2-2 2-5 2-9 0-9-7-9-20-9-14 0-16 0-31 16-332 300-435 750-435 1164 0 388 90 778 340 1073 21 23 56 63 99 99 11 11 13 11 27 11 13 0 20 0 20-9z">
            <text:p/>
          </draw:path>
          <draw:path draw:style-name="gr4" draw:text-style-name="P7" draw:layer="layout" svg:width="0.552cm" svg:height="0.447cm" svg:x="8.881cm" svg:y="12.952cm" svg:viewBox="0 0 553 448" svg:d="M430 204c0-155-92-204-163-204-137 0-267 141-267 280 0 92 58 168 159 168 63 0 134-22 211-83 11 52 44 83 89 83 52 0 83-54 83-69 0-7-7-12-13-12-7 0-9 5-12 12-18 47-53 47-56 47-31 0-31-77-31-101 0-20 0-23 11-34 92-116 112-233 112-233 0-2 0-9-11-9-9 0-9 3-13 20-18 63-52 137-99 195zM365 338c-87 76-163 88-204 88-58 0-87-45-87-108 0-47 25-154 56-206 47-72 101-90 134-90 99 0 99 130 99 206 0 36 0 95 2 110z">
            <text:p/>
          </draw:path>
          <draw:polygon draw:style-name="gr4" draw:text-style-name="P7" draw:layer="layout" svg:width="2.591cm" svg:height="0.042cm" svg:x="7.864cm" svg:y="13.785cm" svg:viewBox="0 0 2592 43" draw:points="1295,43 0,43 0,0 2592,0 2592,43">
            <text:p/>
          </draw:polygon>
          <draw:path draw:style-name="gr4" draw:text-style-name="P7" draw:layer="layout" svg:width="0.23cm" svg:height="0.985cm" svg:x="7.961cm" svg:y="13.989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4" draw:text-style-name="P7" draw:layer="layout" svg:width="0.727cm" svg:height="0.707cm" svg:x="8.292cm" svg:y="14.023cm" svg:viewBox="0 0 728 708" svg:d="M390 18c-7-14-9-18-25-18-18 0-20 4-27 18l-334 670c-4 9-4 11-4 11 0 9 7 9 22 9h686c15 0 20 0 20-9 0 0 0-2-5-11zM332 99l266 533h-531z">
            <text:p/>
          </draw:path>
          <draw:path draw:style-name="gr4" draw:text-style-name="P7" draw:layer="layout" svg:width="0.492cm" svg:height="0.447cm" svg:x="9.096cm" svg:y="14.291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2 65 67 0 103-69 105-76 11 38 47 76 105 76 103 0 159-128 159-152 0-9-9-9-11-9-9 0-11 2-13 9-32 107-101 130-132 130-38 0-54-32-54-65 0-23 7-43 18-88z">
            <text:p/>
          </draw:path>
          <draw:path draw:style-name="gr4" draw:text-style-name="P7" draw:layer="layout" svg:width="0.23cm" svg:height="0.985cm" svg:x="9.685cm" svg:y="13.989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4" draw:text-style-name="P7" draw:layer="layout" svg:width="0.306cm" svg:height="0.458cm" svg:x="10.055cm" svg:y="13.985cm" svg:viewBox="0 0 307 459" svg:d="M307 334h-25c-2 15-9 56-18 62-4 5-58 5-67 5h-128c72-65 97-83 139-117 52-40 99-82 99-150 0-82-74-134-164-134-85 0-143 60-143 123 0 36 29 41 36 41 18 0 38-14 38-39 0-11-5-35-40-35 20-50 67-65 100-65 70 0 106 53 106 109 0 61-43 108-65 135l-168 163c-7 7-7 9-7 27h287z">
            <text:p/>
          </draw:path>
          <draw:path draw:style-name="gr4" draw:text-style-name="P7" draw:layer="layout" svg:width="0.485cm" svg:height="2.362cm" svg:x="10.606cm" svg:y="12.625cm" svg:viewBox="0 0 486 2363" svg:d="M486 1183c0-388-90-778-340-1073-21-23-56-63-97-99-13-11-15-11-29-11-11 0-20 0-20 9 0 4 4 9 7 11 33 36 101 101 165 208 160 254 233 574 233 952 0 267-35 607-199 901-78 141-161 222-202 264-2 2-4 5-4 9 0 9 9 9 20 9 14 0 16 0 32-16 331-300 434-750 434-1164z">
            <text:p/>
          </draw:path>
          <draw:polygon draw:style-name="gr4" draw:text-style-name="P7" draw:layer="layout" svg:width="0.136cm" svg:height="0.985cm" svg:x="11.576cm" svg:y="13.315cm" svg:viewBox="0 0 137 986" draw:points="137,986 137,947 40,947 40,40 137,40 137,0 0,0 0,986">
            <text:p/>
          </draw:polygon>
          <draw:path draw:style-name="gr4" draw:text-style-name="P7" draw:layer="layout" svg:width="0.671cm" svg:height="0.666cm" svg:x="11.757cm" svg:y="13.387cm" svg:viewBox="0 0 672 667" svg:d="M399 69c6-26 9-33 22-35 9-3 40-3 63-3 98 0 143 3 143 81 0 13-4 54-9 78 0 5-2 16-2 18 0 7 2 14 11 14 11 0 14-7 16-23l27-172c0-2 2-14 2-16 0-11-11-11-27-11h-549c-22 0-24 0-31 20l-58 173c-3 2-7 15-7 18 0 6 4 11 11 11 11 0 11-5 18-20 54-153 79-171 224-171h38c29 0 29 3 29 12 0 6-4 17-4 20l-132 528c-9 36-12 47-117 47-36 0-42 0-42 18 0 11 11 11 15 11 27 0 56 0 83 0s56-2 83-2 56 2 83 2 58 0 85 0c9 0 22 0 22-17 0-12-8-12-33-12s-38 0-63-2c-29-2-38-7-38-22 0 0 0-5 5-20z">
            <text:p/>
          </draw:path>
          <draw:path draw:style-name="gr4" draw:text-style-name="P7" draw:layer="layout" svg:width="0.21cm" svg:height="0.465cm" svg:x="12.34cm" svg:y="13.743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4" draw:text-style-name="P7" draw:layer="layout" svg:width="0.467cm" svg:height="0.035cm" svg:x="12.66cm" svg:y="14.009cm" svg:viewBox="0 0 468 36" svg:d="M441 36c9 0 27 0 27-18s-16-18-27-18h-414c-11 0-27 0-27 18s16 18 27 18z">
            <text:p/>
          </draw:path>
          <draw:path draw:style-name="gr4" draw:text-style-name="P7" draw:layer="layout" svg:width="0.252cm" svg:height="0.458cm" svg:x="13.276cm" svg:y="13.743cm" svg:viewBox="0 0 253 459" svg:d="M157 20c0-20-2-20-20-20-45 43-108 45-137 45v24c16 0 63 0 101-20v354c0 23 0 32-70 32h-27v24c14 0 99-2 124-2 22 0 109 2 125 2v-24h-27c-69 0-69-9-69-32z">
            <text:p/>
          </draw:path>
          <draw:path draw:style-name="gr4" draw:text-style-name="P7" draw:layer="layout" svg:width="0.602cm" svg:height="0.042cm" svg:x="13.943cm" svg:y="13.785cm" svg:viewBox="0 0 603 43" svg:d="M569 43c16 0 34 0 34-23 0-20-18-20-34-20h-535c-16 0-34 0-34 20 0 23 18 23 34 23z">
            <text:p/>
          </draw:path>
          <draw:path draw:style-name="gr4" draw:text-style-name="P7" draw:layer="layout" svg:width="0.393cm" svg:height="0.658cm" svg:x="14.895cm" svg:y="13.395cm" svg:viewBox="0 0 394 659" svg:d="M76 582l105-103c155-136 213-188 213-286 0-115-87-193-208-193-112 0-186 92-186 179 0 54 49 54 52 54 17 0 51-11 51-52 0-24-18-51-51-51-9 0-9 0-14 2 22-65 76-101 134-101 90 0 133 79 133 162 0 78-50 156-103 217l-191 210c-11 12-11 14-11 39h367l27-173h-24c-5 29-12 74-21 87-9 9-73 9-94 9z">
            <text:p/>
          </draw:path>
          <draw:path draw:style-name="gr4" draw:text-style-name="P7" draw:layer="layout" svg:width="0.671cm" svg:height="0.666cm" svg:x="15.361cm" svg:y="13.387cm" svg:viewBox="0 0 672 667" svg:d="M399 69c6-26 11-33 22-35 9-3 40-3 63-3 98 0 143 3 143 81 0 13-4 54-9 78 0 5-2 16-2 18 0 7 2 14 11 14 11 0 14-7 16-23l27-172c0-2 2-14 2-16 0-11-11-11-27-11h-549c-22 0-24 0-31 20l-58 173c-3 2-7 15-7 18 0 6 4 11 11 11 11 0 11-5 18-20 54-153 79-171 224-171h38c29 0 29 3 29 12 0 6-4 17-4 20l-132 528c-9 36-12 47-117 47-36 0-42 0-42 18 0 11 11 11 18 11 24 0 53 0 80 0s56-2 83-2 56 2 83 2 58 0 85 0c9 0 22 0 22-17 0-12-8-12-33-12s-38 0-63-2c-29-2-38-7-38-22 0 0 0-5 5-20z">
            <text:p/>
          </draw:path>
          <draw:path draw:style-name="gr4" draw:text-style-name="P7" draw:layer="layout" svg:width="0.21cm" svg:height="0.465cm" svg:x="15.946cm" svg:y="13.743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4" draw:text-style-name="P7" draw:layer="layout" svg:width="0.655cm" svg:height="0.658cm" svg:x="16.515cm" svg:y="13.478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4" draw:text-style-name="P7" draw:layer="layout" svg:width="0.671cm" svg:height="0.666cm" svg:x="17.467cm" svg:y="13.387cm" svg:viewBox="0 0 672 667" svg:d="M399 69c6-26 11-33 22-35 9-3 40-3 63-3 98 0 143 3 143 81 0 13-4 54-9 78 0 5-2 16-2 18 0 7 2 14 11 14 11 0 14-7 16-23l27-172c0-2 2-14 2-16 0-11-11-11-27-11h-549c-22 0-24 0-31 20l-58 173c-3 2-7 15-7 18 0 6 4 11 11 11 11 0 11-5 18-20 54-153 79-171 224-171h38c29 0 29 3 29 12 0 6-4 17-4 20l-132 528c-9 36-12 47-117 47-36 0-42 0-42 18 0 11 11 11 18 11 24 0 53 0 80 0s56-2 83-2c29 0 56 2 83 2s58 0 85 0c9 0 22 0 22-17 0-12-8-12-33-12s-38 0-63-2c-29-2-38-7-38-22 0 0 0-5 5-20z">
            <text:p/>
          </draw:path>
          <draw:path draw:style-name="gr4" draw:text-style-name="P7" draw:layer="layout" svg:width="0.21cm" svg:height="0.465cm" svg:x="18.051cm" svg:y="13.743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4" draw:text-style-name="P7" draw:layer="layout" svg:width="0.507cm" svg:height="0.51cm" svg:x="18.345cm" svg:y="13.774cm" svg:viewBox="0 0 508 511" svg:d="M271 271h213c9 0 24 0 24-16 0-18-15-18-24-18h-213v-212c0-9 0-25-16-25-18 0-18 16-18 25v212h-212c-9 0-25 0-25 18 0 16 16 16 25 16h212v213c0 9 0 27 18 27 16 0 16-16 16-27z">
            <text:p/>
          </draw:path>
          <draw:path draw:style-name="gr4" draw:text-style-name="P7" draw:layer="layout" svg:width="0.252cm" svg:height="0.458cm" svg:x="18.976cm" svg:y="13.743cm" svg:viewBox="0 0 253 459" svg:d="M157 20c0-20-2-20-20-20-45 43-108 45-137 45v24c16 0 63 0 101-20v354c0 23 0 32-70 32h-27v24c14 0 99-2 124-2 22 0 109 2 125 2v-24h-27c-69 0-69-9-69-32z">
            <text:p/>
          </draw:path>
          <draw:polygon draw:style-name="gr4" draw:text-style-name="P7" draw:layer="layout" svg:width="0.136cm" svg:height="0.985cm" svg:x="19.364cm" svg:y="13.315cm" svg:viewBox="0 0 137 986" draw:points="137,0 0,0 0,40 96,40 96,947 0,947 0,986 137,986">
            <text:p/>
          </draw:polygon>
        </draw:g>
        <draw:frame draw:style-name="gr5" draw:text-style-name="P8" draw:layer="layout" svg:width="5.842cm" svg:height="1.665cm" svg:x="21.028cm" svg:y="12.913cm">
          <draw:text-box>
            <text:p><text:span text:style-name="T3">a</text:span><text:span text:style-name="T3">s</text:span><text:span text:style-name="T3"> </text:span><text:span text:style-name="T3">u</text:span><text:span text:style-name="T3">s</text:span><text:span text:style-name="T3">u</text:span><text:span text:style-name="T3">a</text:span><text:span text:style-name="T3">l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1">
        <office:forms form:automatic-focus="false" form:apply-design-mode="false"/>
        <draw:frame presentation:style-name="pr5" draw:layer="layout" svg:width="27.046cm" svg:height="1.407cm" svg:x="0.254cm" svg:y="0.254cm" presentation:class="title" presentation:user-transformed="true">
          <draw:text-box>
            <text:p>Non-Uniform Grid Case</text:p>
          </draw:text-box>
        </draw:frame>
        <draw:g>
          <svg:title>TexMaths</svg:title>
          <svg:desc>28§display§\dfrac{\partial}{\partial x} \left( \alpha \dfrac{\partial T}{\partial x} \right)\approx 
\dfrac{
-\left(\alpha \dfrac{\partial T}{\partial x}\right)_{i-1/2}
+ \left(\alpha \dfrac{\partial T}{\partial x}\right)_{i+1/2}
}
{x_{i+1/2}-x_{i-1/2}}
}§svg§600§FALSE§</svg:desc>
          <draw:polygon draw:style-name="gr3" draw:text-style-name="P6" draw:layer="layout" svg:width="20.055cm" svg:height="3.993cm" svg:x="0.673cm" svg:y="1.846cm" svg:viewBox="0 0 20056 3994" draw:points="10028,3994 0,3994 0,0 20056,0 20056,3994">
            <text:p/>
          </draw:polygon>
          <draw:path draw:style-name="gr4" draw:text-style-name="P7" draw:layer="layout" svg:width="0.519cm" svg:height="0.727cm" svg:x="0.993cm" svg:y="3.443cm" svg:viewBox="0 0 520 728" svg:d="M419 372c-11-61-52-117-128-117-60 0-125 16-201 94-83 81-90 173-90 204 0 61 43 175 181 175 236 0 339-332 339-473 0-156-92-255-213-255-143 0-188 128-188 157 0 13 6 33 36 33 33 0 53-29 53-51 0-36-31-36-47-36 45-72 115-78 144-78 71 0 141 51 141 179 0 38-7 87-27 168zM186 701c-110 0-110-103-110-112 0-27 25-166 65-224 40-56 87-87 150-87 108 0 110 110 110 130 0 71-65 293-215 293z">
            <text:p/>
          </draw:path>
          <draw:polygon draw:style-name="gr4" draw:text-style-name="P7" draw:layer="layout" svg:width="1.141cm" svg:height="0.042cm" svg:x="0.673cm" svg:y="4.547cm" svg:viewBox="0 0 1142 43" draw:points="571,43 0,43 0,0 1142,0 1142,43">
            <text:p/>
          </draw:polygon>
          <draw:path draw:style-name="gr4" draw:text-style-name="P7" draw:layer="layout" svg:width="0.519cm" svg:height="0.727cm" svg:x="0.713cm" svg:y="4.783cm" svg:viewBox="0 0 520 728" svg:d="M419 372c-11-61-52-117-128-117-60 0-125 16-201 94-83 81-90 173-90 204 0 61 43 175 181 175 236 0 339-332 339-473 0-156-92-255-213-255-143 0-188 128-188 157 0 13 6 33 36 33 33 0 53-29 53-51 0-36-31-36-47-36 45-72 115-78 144-78 71 0 141 51 141 179 0 38-7 87-27 168zM186 701c-110 0-110-103-110-112 0-27 25-166 65-224 40-56 87-87 150-87 108 0 110 110 110 130 0 71-65 293-215 293z">
            <text:p/>
          </draw:path>
          <draw:path draw:style-name="gr4" draw:text-style-name="P7" draw:layer="layout" svg:width="0.492cm" svg:height="0.447cm" svg:x="1.278cm" svg:y="5.054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6 47-53s-23-36-38-36c-29 0-54 27-54 58 0 45 49 65 92 65 67 0 103-69 105-76 11 38 47 76 105 76 103 0 159-128 159-152 0-9-9-9-11-9-9 0-11 2-13 9-32 107-101 130-132 130-38 0-54-32-54-65 0-23 7-43 18-88z">
            <text:p/>
          </draw:path>
          <draw:path draw:style-name="gr4" draw:text-style-name="P7" draw:layer="layout" svg:width="0.485cm" svg:height="2.362cm" svg:x="2.299cm" svg:y="3.387cm" svg:viewBox="0 0 486 2363" svg:d="M486 2354c0-4-2-7-4-9-36-38-103-103-168-210-159-253-231-574-231-952 0-267 36-607 197-901 78-141 159-222 204-264 2-2 2-5 2-9 0-9-7-9-20-9-14 0-16 0-31 16-332 300-435 750-435 1164 0 388 90 778 340 1073 21 23 56 63 99 99 11 11 13 11 27 11 13 0 20 0 20-9z">
            <text:p/>
          </draw:path>
          <draw:path draw:style-name="gr4" draw:text-style-name="P7" draw:layer="layout" svg:width="0.552cm" svg:height="0.447cm" svg:x="2.859cm" svg:y="4.377cm" svg:viewBox="0 0 553 448" svg:d="M430 204c0-155-92-204-163-204-137 0-267 141-267 280 0 92 58 168 159 168 63 0 134-22 211-83 11 52 44 83 89 83 52 0 83-54 83-69 0-7-7-12-13-12-7 0-9 5-12 12-18 47-53 47-56 47-31 0-31-77-31-101 0-20 0-23 11-34 92-116 112-233 112-233 0-2 0-9-11-9-9 0-9 3-13 20-18 63-52 137-99 195zM365 338c-87 76-163 88-204 88-58 0-87-45-87-108 0-47 25-154 56-206 47-72 101-90 134-90 99 0 99 130 99 206 0 36 0 95 2 110z">
            <text:p/>
          </draw:path>
          <draw:path draw:style-name="gr4" draw:text-style-name="P7" draw:layer="layout" svg:width="0.519cm" svg:height="0.727cm" svg:x="3.609cm" svg:y="3.443cm" svg:viewBox="0 0 520 728" svg:d="M419 372c-11-61-52-117-128-117-60 0-125 16-201 94-83 81-90 173-90 204 0 61 43 175 181 175 236 0 339-332 339-473 0-156-92-255-213-255-143 0-188 128-188 157 0 13 6 33 36 33 33 0 53-29 53-51 0-36-31-36-47-36 45-72 115-78 144-78 71 0 141 51 141 179 0 38-7 87-27 168zM186 701c-110 0-110-103-110-112 0-27 25-166 65-224 40-56 87-87 150-87 108 0 110 110 110 130 0 71-65 293-215 293z">
            <text:p/>
          </draw:path>
          <draw:path draw:style-name="gr4" draw:text-style-name="P7" draw:layer="layout" svg:width="0.671cm" svg:height="0.666cm" svg:x="4.172cm" svg:y="3.481cm" svg:viewBox="0 0 672 667" svg:d="M399 69c6-26 11-33 22-35 9-3 40-3 63-3 98 0 143 3 143 81 0 13-4 54-9 78 0 5-2 16-2 18 0 7 2 14 11 14 11 0 14-7 16-23l27-172c0-2 2-14 2-16 0-11-11-11-27-11h-549c-22 0-24 0-31 20l-58 173c-3 2-7 15-7 18 0 6 4 11 11 11 11 0 11-5 18-20 54-153 79-171 224-171h38c29 0 29 3 29 12 0 6-4 17-4 20l-132 528c-9 36-12 47-117 47-36 0-42 0-42 18 0 11 11 11 18 11 24 0 53 0 80 0s56-2 83-2 56 2 83 2 58 0 85 0c9 0 22 0 22-17 0-12-8-12-33-12s-38 0-63-2c-29-2-38-7-38-22 0 0 0-5 5-20z">
            <text:p/>
          </draw:path>
          <draw:polygon draw:style-name="gr4" draw:text-style-name="P7" draw:layer="layout" svg:width="1.289cm" svg:height="0.042cm" svg:x="3.569cm" svg:y="4.547cm" svg:viewBox="0 0 1290 43" draw:points="645,43 0,43 0,0 1290,0 1290,43">
            <text:p/>
          </draw:polygon>
          <draw:path draw:style-name="gr4" draw:text-style-name="P7" draw:layer="layout" svg:width="0.519cm" svg:height="0.727cm" svg:x="3.683cm" svg:y="4.783cm" svg:viewBox="0 0 520 728" svg:d="M419 372c-11-61-52-117-128-117-60 0-125 16-201 94-83 81-90 173-90 204 0 61 43 175 181 175 236 0 339-332 339-473 0-156-92-255-213-255-143 0-191 128-191 157 0 13 9 33 39 33 33 0 53-29 53-51 0-36-31-36-47-36 45-72 115-78 144-78 71 0 141 51 141 179 0 38-7 87-27 168zM186 701c-110 0-110-103-110-112 0-27 25-166 65-224 40-56 87-87 150-87 108 0 110 110 110 130 0 71-65 293-215 293z">
            <text:p/>
          </draw:path>
          <draw:path draw:style-name="gr4" draw:text-style-name="P7" draw:layer="layout" svg:width="0.492cm" svg:height="0.447cm" svg:x="4.25cm" svg:y="5.054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6 47-53s-23-36-38-36c-29 0-54 27-54 58 0 45 49 65 92 65 67 0 103-69 105-76 11 38 47 76 105 76 103 0 159-128 159-152 0-9-9-9-11-9-9 0-11 2-13 9-32 107-101 130-132 130-38 0-54-32-54-65 0-23 7-43 18-88z">
            <text:p/>
          </draw:path>
          <draw:path draw:style-name="gr4" draw:text-style-name="P7" draw:layer="layout" svg:width="0.485cm" svg:height="2.362cm" svg:x="5.012cm" svg:y="3.387cm" svg:viewBox="0 0 486 2363" svg:d="M486 1183c0-388-90-778-340-1073-21-23-56-63-97-99-13-11-15-11-29-11-11 0-20 0-20 9 0 4 4 9 7 11 33 36 101 101 165 208 160 254 233 574 233 952 0 267-35 607-199 901-78 141-161 222-202 264-2 2-4 5-4 9 0 9 9 9 20 9 14 0 16 0 32-16 331-300 434-750 434-1164z">
            <text:p/>
          </draw:path>
          <draw:path draw:style-name="gr4" draw:text-style-name="P7" draw:layer="layout" svg:width="0.658cm" svg:height="0.422cm" svg:x="6.029cm" svg:y="4.337cm" svg:viewBox="0 0 659 423" svg:d="M659 31c0-22-7-31-14-31-4 0-13 4-13 27-5 69-74 110-139 110-56 0-105-32-157-65-54-36-108-72-170-72-92 0-166 69-166 161 0 23 9 29 13 29 12 0 14-18 14-22 7-83 87-112 139-112 56 0 105 29 157 65 53 36 107 72 170 72 92 0 166-72 166-162zM659 262c0-29-12-31-14-31-4 0-13 6-13 27-5 69-74 109-139 109-56 0-105-31-157-65-54-35-108-71-170-71-92 0-166 69-166 161 0 22 9 29 13 29 12 0 14-18 14-22 7-83 87-112 139-112 56 0 105 29 157 65 53 36 107 71 170 71 94 0 166-74 166-161z">
            <text:p/>
          </draw:path>
          <draw:path draw:style-name="gr4" draw:text-style-name="P7" draw:layer="layout" svg:width="0.602cm" svg:height="0.042cm" svg:x="7.213cm" svg:y="3.006cm" svg:viewBox="0 0 603 43" svg:d="M569 43c16 0 34 0 34-23 0-20-18-20-34-20h-535c-16 0-34 0-34 20 0 23 18 23 34 23z">
            <text:p/>
          </draw:path>
          <draw:path draw:style-name="gr4" draw:text-style-name="P7" draw:layer="layout" svg:width="0.485cm" svg:height="2.362cm" svg:x="8.266cm" svg:y="1.846cm" svg:viewBox="0 0 486 2363" svg:d="M486 2354c0-4-2-7-4-9-36-38-103-103-168-210-159-253-231-574-231-952 0-267 36-607 197-901 78-141 159-222 204-264 2-2 2-5 2-9 0-9-7-9-20-9-14 0-16 0-31 16-332 300-435 750-435 1164 0 388 90 778 340 1073 21 23 56 63 99 99 11 11 13 11 27 11 13 0 20 0 20-9z">
            <text:p/>
          </draw:path>
          <draw:path draw:style-name="gr4" draw:text-style-name="P7" draw:layer="layout" svg:width="0.552cm" svg:height="0.447cm" svg:x="8.826cm" svg:y="2.838cm" svg:viewBox="0 0 553 448" svg:d="M430 204c0-155-92-204-163-204-137 0-267 141-267 280 0 92 58 168 159 168 63 0 134-22 211-83 11 52 44 83 89 83 52 0 83-54 83-69 0-7-7-12-13-12-7 0-9 5-12 12-18 47-53 47-56 47-31 0-31-77-31-101 0-20 0-23 11-34 92-116 112-233 112-233 0-2 0-9-11-9-9 0-9 3-13 20-18 63-52 137-99 195zM365 338c-87 76-163 88-204 88-58 0-87-45-87-108 0-47 25-154 56-206 47-72 101-90 134-90 99 0 99 130 99 206 0 36 0 95 2 110z">
            <text:p/>
          </draw:path>
          <draw:path draw:style-name="gr4" draw:text-style-name="P7" draw:layer="layout" svg:width="0.519cm" svg:height="0.727cm" svg:x="9.577cm" svg:y="1.902cm" svg:viewBox="0 0 520 728" svg:d="M419 372c-11-61-52-117-128-117-60 0-125 16-201 94-83 81-90 173-90 204 0 61 43 175 181 175 236 0 339-332 339-473 0-156-92-255-213-255-143 0-191 128-191 157 0 13 9 33 39 33 33 0 53-29 53-51 0-36-31-36-47-36 45-72 115-78 144-78 71 0 141 51 141 179 0 38-7 87-27 168zM186 701c-110 0-110-103-110-112 0-27 25-166 65-224 40-56 87-87 150-87 108 0 110 110 110 130 0 71-65 293-215 293z">
            <text:p/>
          </draw:path>
          <draw:path draw:style-name="gr4" draw:text-style-name="P7" draw:layer="layout" svg:width="0.671cm" svg:height="0.666cm" svg:x="10.137cm" svg:y="1.94cm" svg:viewBox="0 0 672 667" svg:d="M399 69c6-26 9-33 22-35 9-3 40-3 63-3 98 0 143 3 143 81 0 13-4 54-9 78 0 5-2 16-2 18 0 7 2 14 11 14 11 0 14-7 16-23l27-172c0-2 2-14 2-16 0-11-11-11-27-11h-549c-22 0-24 0-31 20l-58 173c-3 2-7 15-7 18 0 6 4 11 11 11 11 0 11-5 18-20 54-153 79-171 224-171h38c29 0 29 3 29 12 0 6-4 17-4 20l-132 528c-9 36-12 47-117 47-36 0-42 0-42 18 0 11 11 11 15 11 27 0 56 0 83 0s56-2 83-2 56 2 83 2 58 0 85 0c9 0 22 0 22-17 0-12-8-12-33-12s-38 0-63-2c-29-2-38-7-38-22 0 0 0-5 5-20z">
            <text:p/>
          </draw:path>
          <draw:polygon draw:style-name="gr4" draw:text-style-name="P7" draw:layer="layout" svg:width="1.289cm" svg:height="0.042cm" svg:x="9.536cm" svg:y="3.006cm" svg:viewBox="0 0 1290 43" draw:points="645,43 0,43 0,0 1290,0 1290,43">
            <text:p/>
          </draw:polygon>
          <draw:path draw:style-name="gr4" draw:text-style-name="P7" draw:layer="layout" svg:width="0.519cm" svg:height="0.727cm" svg:x="9.65cm" svg:y="3.244cm" svg:viewBox="0 0 520 728" svg:d="M419 372c-11-61-52-117-128-117-60 0-125 16-201 94-83 81-90 173-90 204 0 61 43 175 181 175 236 0 339-332 339-473 0-156-92-255-213-255-143 0-191 128-191 157 0 13 9 33 39 33 33 0 53-29 53-51 0-36-31-36-47-36 45-72 115-78 144-78 71 0 141 51 141 179 0 38-7 87-27 168zM186 701c-110 0-110-103-110-112 0-27 25-166 65-224 40-56 87-87 150-87 108 0 110 110 110 130 0 71-65 293-215 293z">
            <text:p/>
          </draw:path>
          <draw:path draw:style-name="gr4" draw:text-style-name="P7" draw:layer="layout" svg:width="0.492cm" svg:height="0.447cm" svg:x="10.217cm" svg:y="3.512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2-51 103-94 103-7 0-29 0-49-12 24-6 47-26 47-53s-23-36-38-36c-29 0-54 27-54 58 0 45 49 65 92 65 67 0 101-69 105-76 11 38 47 76 105 76 103 0 159-128 159-152 0-9-9-9-11-9-9 0-11 2-13 9-34 107-101 130-132 130-38 0-54-32-54-65 0-23 7-43 18-88z">
            <text:p/>
          </draw:path>
          <draw:path draw:style-name="gr4" draw:text-style-name="P7" draw:layer="layout" svg:width="0.485cm" svg:height="2.362cm" svg:x="10.979cm" svg:y="1.846cm" svg:viewBox="0 0 486 2363" svg:d="M486 1183c0-388-90-778-340-1073-21-23-56-63-97-99-13-11-15-11-29-11-11 0-20 0-20 9 0 4 4 9 7 11 33 36 101 101 165 208 160 254 231 574 231 952 0 267-33 607-197 901-78 141-161 222-202 264-2 2-4 5-4 9 0 9 9 9 20 9 14 0 16 0 32-16 331-300 434-750 434-1164z">
            <text:p/>
          </draw:path>
          <draw:path draw:style-name="gr4" draw:text-style-name="P7" draw:layer="layout" svg:width="0.21cm" svg:height="0.465cm" svg:x="11.7cm" svg:y="3.799cm" svg:viewBox="0 0 211 466" svg:d="M193 27c0-11-9-27-27-27-20 0-41 18-41 38 0 11 9 27 30 27 20 0 38-20 38-38zM52 379c-5 9-7 15-7 29 0 31 27 58 65 58 71 0 101-96 101-105s-9-9-12-9c-9 0-9 4-13 11-16 56-47 83-74 83-13 0-16-9-16-23 0-18 5-29 12-44 6-21 13-39 22-56 4-16 29-81 34-88 2-7 4-15 4-22 0-34-29-58-67-58-70 0-101 94-101 105 0 9 9 9 11 9 11 0 11-5 14-11 18-61 49-86 74-86 11 0 17 7 17 25 0 16-4 27-22 70z">
            <text:p/>
          </draw:path>
          <draw:path draw:style-name="gr4" draw:text-style-name="P7" draw:layer="layout" svg:width="0.467cm" svg:height="0.035cm" svg:x="12.02cm" svg:y="4.068cm" svg:viewBox="0 0 468 36" svg:d="M441 36c9 0 27 0 27-18s-16-18-27-18h-414c-11 0-27 0-27 18s16 18 27 18z">
            <text:p/>
          </draw:path>
          <draw:path draw:style-name="gr4" draw:text-style-name="P7" draw:layer="layout" svg:width="0.252cm" svg:height="0.458cm" svg:x="12.636cm" svg:y="3.799cm" svg:viewBox="0 0 253 459" svg:d="M157 20c0-20-2-20-20-20-45 43-108 45-137 45v24c16 0 63 0 101-20v354c0 23 0 32-70 32h-27v24c14 0 99-2 124-2 22 0 109 2 125 2v-24h-27c-69 0-69-9-69-32z">
            <text:p/>
          </draw:path>
          <draw:path draw:style-name="gr4" draw:text-style-name="P7" draw:layer="layout" svg:width="0.297cm" svg:height="0.691cm" svg:x="13.006cm" svg:y="3.741cm" svg:viewBox="0 0 298 692" svg:d="M293 31c5-9 5-11 5-13 0-11-9-18-16-18-11 0-15 9-20 18l-258 643c-4 9-4 11-4 13 0 11 9 18 16 18 13 0 15-9 20-18z">
            <text:p/>
          </draw:path>
          <draw:path draw:style-name="gr4" draw:text-style-name="P7" draw:layer="layout" svg:width="0.306cm" svg:height="0.458cm" svg:x="13.4cm" svg:y="3.799cm" svg:viewBox="0 0 307 459" svg:d="M307 334h-25c-2 15-9 56-18 62-4 5-58 5-67 5h-128c72-65 97-83 139-117 52-40 99-82 99-150 0-82-74-134-164-134-85 0-143 60-143 123 0 36 29 41 36 41 18 0 38-14 38-39 0-11-5-35-40-35 20-50 67-65 100-65 70 0 106 53 106 109 0 61-43 108-65 135l-168 163c-7 7-7 9-7 27h287z">
            <text:p/>
          </draw:path>
          <draw:path draw:style-name="gr4" draw:text-style-name="P7" draw:layer="layout" svg:width="0.655cm" svg:height="0.658cm" svg:x="14.072cm" svg:y="2.699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4" draw:text-style-name="P7" draw:layer="layout" svg:width="0.485cm" svg:height="2.362cm" svg:x="15.205cm" svg:y="1.846cm" svg:viewBox="0 0 486 2363" svg:d="M486 2354c0-4-2-7-4-9-36-38-103-103-168-210-159-253-231-574-231-952 0-267 36-607 197-901 78-141 159-222 204-264 2-2 2-5 2-9 0-9-7-9-20-9-14 0-16 0-31 16-332 300-435 750-435 1164 0 388 90 778 340 1073 21 23 56 63 99 99 11 11 13 11 27 11 13 0 20 0 20-9z">
            <text:p/>
          </draw:path>
          <draw:path draw:style-name="gr4" draw:text-style-name="P7" draw:layer="layout" svg:width="0.552cm" svg:height="0.447cm" svg:x="15.765cm" svg:y="2.838cm" svg:viewBox="0 0 553 448" svg:d="M430 204c0-155-92-204-163-204-137 0-267 141-267 280 0 92 58 168 159 168 63 0 134-22 211-83 11 52 44 83 89 83 52 0 83-54 83-69 0-7-7-12-13-12-7 0-9 5-12 12-18 47-53 47-56 47-31 0-31-77-31-101 0-20 0-23 11-34 92-116 112-233 112-233 0-2 0-9-11-9-9 0-9 3-13 20-18 63-52 137-99 195zM365 338c-87 76-163 88-204 88-58 0-87-45-87-108 0-47 25-154 56-206 47-72 101-90 134-90 99 0 99 130 99 206 0 36 0 95 2 110z">
            <text:p/>
          </draw:path>
          <draw:path draw:style-name="gr4" draw:text-style-name="P7" draw:layer="layout" svg:width="0.519cm" svg:height="0.727cm" svg:x="16.516cm" svg:y="1.902cm" svg:viewBox="0 0 520 728" svg:d="M419 372c-11-61-52-117-128-117-60 0-125 16-201 94-83 81-90 173-90 204 0 61 43 175 181 175 236 0 339-332 339-473 0-156-92-255-213-255-143 0-191 128-191 157 0 13 9 33 39 33 33 0 53-29 53-51 0-36-31-36-47-36 45-72 115-78 144-78 71 0 141 51 141 179 0 38-7 87-27 168zM186 701c-110 0-110-103-110-112 0-27 25-166 65-224 40-56 87-87 150-87 108 0 110 110 110 130 0 71-65 293-215 293z">
            <text:p/>
          </draw:path>
          <draw:path draw:style-name="gr4" draw:text-style-name="P7" draw:layer="layout" svg:width="0.671cm" svg:height="0.666cm" svg:x="17.078cm" svg:y="1.94cm" svg:viewBox="0 0 672 667" svg:d="M399 69c6-26 9-33 22-35 9-3 40-3 63-3 98 0 143 3 143 81 0 13-4 54-9 78 0 5-2 16-2 18 0 7 2 14 11 14 11 0 14-7 16-23l27-172c0-2 2-14 2-16 0-11-11-11-27-11h-549c-22 0-24 0-31 20l-58 173c-3 2-7 15-7 18 0 6 4 11 11 11 11 0 11-5 18-20 54-153 79-171 224-171h38c29 0 29 3 29 12 0 6-4 17-4 20l-132 528c-9 36-12 47-117 47-36 0-42 0-42 18 0 11 11 11 15 11 27 0 56 0 83 0s56-2 83-2 56 2 83 2 58 0 85 0c9 0 22 0 22-17 0-12-8-12-33-12s-38 0-63-2c-29-2-38-7-38-22 0 0 0-5 5-20z">
            <text:p/>
          </draw:path>
          <draw:polygon draw:style-name="gr4" draw:text-style-name="P7" draw:layer="layout" svg:width="1.289cm" svg:height="0.042cm" svg:x="16.475cm" svg:y="3.006cm" svg:viewBox="0 0 1290 43" draw:points="645,43 0,43 0,0 1290,0 1290,43">
            <text:p/>
          </draw:polygon>
          <draw:path draw:style-name="gr4" draw:text-style-name="P7" draw:layer="layout" svg:width="0.519cm" svg:height="0.727cm" svg:x="16.59cm" svg:y="3.244cm" svg:viewBox="0 0 520 728" svg:d="M419 372c-11-61-52-117-128-117-60 0-125 16-201 94-83 81-90 173-90 204 0 61 43 175 181 175 236 0 339-332 339-473 0-156-92-255-213-255-143 0-191 128-191 157 0 13 9 33 39 33 33 0 53-29 53-51 0-36-31-36-47-36 45-72 115-78 144-78 71 0 141 51 141 179 0 38-7 87-27 168zM186 701c-110 0-110-103-110-112 0-27 25-166 65-224 40-56 87-87 150-87 108 0 110 110 110 130 0 71-65 293-215 293z">
            <text:p/>
          </draw:path>
          <draw:path draw:style-name="gr4" draw:text-style-name="P7" draw:layer="layout" svg:width="0.492cm" svg:height="0.447cm" svg:x="17.156cm" svg:y="3.512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2-51 103-94 103-7 0-29 0-49-12 24-6 47-26 47-53s-23-36-38-36c-29 0-54 27-54 58 0 45 49 65 92 65 67 0 101-69 105-76 11 38 47 76 105 76 103 0 159-128 159-152 0-9-9-9-11-9-9 0-11 2-13 9-34 107-101 130-132 130-38 0-54-32-54-65 0-23 7-43 18-88z">
            <text:p/>
          </draw:path>
          <draw:path draw:style-name="gr4" draw:text-style-name="P7" draw:layer="layout" svg:width="0.485cm" svg:height="2.362cm" svg:x="17.918cm" svg:y="1.846cm" svg:viewBox="0 0 486 2363" svg:d="M486 1183c0-388-90-778-340-1073-21-23-56-63-97-99-13-11-15-11-29-11-11 0-20 0-20 9 0 4 4 9 7 11 33 36 101 101 165 208 160 254 231 574 231 952 0 267-33 607-197 901-78 141-161 222-202 264-2 2-4 5-4 9 0 9 9 9 20 9 14 0 16 0 32-16 331-300 434-750 434-1164z">
            <text:p/>
          </draw:path>
          <draw:path draw:style-name="gr4" draw:text-style-name="P7" draw:layer="layout" svg:width="0.21cm" svg:height="0.465cm" svg:x="18.639cm" svg:y="3.799cm" svg:viewBox="0 0 211 466" svg:d="M193 27c0-11-9-27-27-27-20 0-41 18-41 38 0 11 9 27 30 27 20 0 38-20 38-38zM52 379c-5 9-7 15-7 29 0 31 27 58 65 58 71 0 101-96 101-105s-9-9-12-9c-9 0-9 4-13 11-16 56-47 83-74 83-13 0-16-9-16-23 0-18 5-29 12-44 6-21 13-39 22-56 4-16 29-81 34-88 2-7 4-15 4-22 0-34-29-58-67-58-70 0-101 94-101 105 0 9 9 9 11 9 11 0 11-5 14-11 18-61 49-86 74-86 11 0 17 7 17 25 0 16-4 27-22 70z">
            <text:p/>
          </draw:path>
          <draw:path draw:style-name="gr4" draw:text-style-name="P7" draw:layer="layout" svg:width="0.507cm" svg:height="0.51cm" svg:x="18.935cm" svg:y="3.831cm" svg:viewBox="0 0 508 511" svg:d="M271 271h213c9 0 24 0 24-16 0-18-15-18-24-18h-213v-212c0-9 0-25-16-25-18 0-18 16-18 25v212h-212c-9 0-25 0-25 18 0 16 16 16 25 16h212v213c0 9 0 27 18 27 16 0 16-16 16-27z">
            <text:p/>
          </draw:path>
          <draw:path draw:style-name="gr4" draw:text-style-name="P7" draw:layer="layout" svg:width="0.252cm" svg:height="0.458cm" svg:x="19.564cm" svg:y="3.799cm" svg:viewBox="0 0 253 459" svg:d="M157 20c0-20-2-20-20-20-45 43-108 45-137 45v24c16 0 63 0 101-20v354c0 23 0 32-70 32h-27v24c14 0 99-2 124-2 22 0 109 2 125 2v-24h-27c-69 0-69-9-69-32z">
            <text:p/>
          </draw:path>
          <draw:path draw:style-name="gr4" draw:text-style-name="P7" draw:layer="layout" svg:width="0.297cm" svg:height="0.691cm" svg:x="19.936cm" svg:y="3.741cm" svg:viewBox="0 0 298 692" svg:d="M293 31c5-9 5-11 5-13 0-11-9-18-16-18-13 0-15 9-20 18l-258 643c-4 9-4 11-4 13 0 11 9 18 16 18 13 0 15-9 20-18z">
            <text:p/>
          </draw:path>
          <draw:path draw:style-name="gr4" draw:text-style-name="P7" draw:layer="layout" svg:width="0.306cm" svg:height="0.458cm" svg:x="20.328cm" svg:y="3.799cm" svg:viewBox="0 0 307 459" svg:d="M307 334h-25c-2 15-9 56-18 62-4 5-58 5-67 5h-128c72-65 97-83 139-117 52-40 99-82 99-150 0-82-74-134-164-134-85 0-143 60-143 123 0 36 29 41 36 41 18 0 38-14 38-39 0-11-5-35-40-35 20-50 67-65 100-65 70 0 106 53 106 109 0 61-43 108-65 135l-168 163c-7 7-7 9-7 27h287z">
            <text:p/>
          </draw:path>
          <draw:polygon draw:style-name="gr4" draw:text-style-name="P7" draw:layer="layout" svg:width="13.597cm" svg:height="0.042cm" svg:x="7.131cm" svg:y="4.547cm" svg:viewBox="0 0 13598 43" draw:points="6798,43 0,43 0,0 13598,0 13598,43">
            <text:p/>
          </draw:polygon>
          <draw:path draw:style-name="gr4" draw:text-style-name="P7" draw:layer="layout" svg:width="0.492cm" svg:height="0.447cm" svg:x="10.67cm" svg:y="5.054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6 47-53s-23-36-38-36c-29 0-54 27-54 58 0 45 49 65 94 65 65 0 101-69 103-76 11 38 47 76 108 76 100 0 156-128 156-152 0-9-9-9-11-9-9 0-11 2-13 9-32 107-101 130-132 130-38 0-54-32-54-65 0-23 7-43 18-88z">
            <text:p/>
          </draw:path>
          <draw:path draw:style-name="gr4" draw:text-style-name="P7" draw:layer="layout" svg:width="0.21cm" svg:height="0.465cm" svg:x="11.236cm" svg:y="5.208cm" svg:viewBox="0 0 211 466" svg:d="M193 27c0-11-9-27-27-27-20 0-41 18-41 38 0 11 9 27 30 27 20 0 38-20 38-38zM52 379c-5 9-7 15-7 29 0 31 27 58 65 58 69 0 101-96 101-105s-9-9-12-9c-9 0-9 4-13 11-16 56-47 83-74 83-13 0-16-9-16-23 0-18 5-29 12-44 6-21 13-39 20-56 6-16 31-81 36-88 2-7 4-15 4-22 0-34-29-58-67-58-70 0-101 94-101 105 0 9 9 9 11 9 11 0 11-5 14-11 18-61 49-86 74-86 11 0 17 7 17 25 0 16-4 27-22 70z">
            <text:p/>
          </draw:path>
          <draw:path draw:style-name="gr4" draw:text-style-name="P7" draw:layer="layout" svg:width="0.507cm" svg:height="0.51cm" svg:x="11.53cm" svg:y="5.239cm" svg:viewBox="0 0 508 511" svg:d="M271 271h213c9 0 24 0 24-16 0-18-15-18-24-18h-213v-212c0-9 0-25-16-25-18 0-18 16-18 25v212h-212c-9 0-25 0-25 18 0 16 16 16 25 16h212v213c0 9 0 27 18 27 16 0 16-16 16-27z">
            <text:p/>
          </draw:path>
          <draw:path draw:style-name="gr4" draw:text-style-name="P7" draw:layer="layout" svg:width="0.252cm" svg:height="0.458cm" svg:x="12.161cm" svg:y="5.208cm" svg:viewBox="0 0 253 459" svg:d="M157 20c0-20-2-20-20-20-45 43-108 45-137 45v24c16 0 63 0 101-20v354c0 23 0 32-70 32h-27v24c14 0 99-2 124-2 22 0 109 2 125 2v-24h-27c-69 0-69-9-69-32z">
            <text:p/>
          </draw:path>
          <draw:path draw:style-name="gr4" draw:text-style-name="P7" draw:layer="layout" svg:width="0.297cm" svg:height="0.691cm" svg:x="12.531cm" svg:y="5.15cm" svg:viewBox="0 0 298 692" svg:d="M293 31c5-9 5-11 5-13 0-11-9-18-16-18-11 0-15 9-20 18l-258 643c-4 9-4 11-4 13 0 11 9 18 16 18 13 0 15-9 20-18z">
            <text:p/>
          </draw:path>
          <draw:path draw:style-name="gr4" draw:text-style-name="P7" draw:layer="layout" svg:width="0.306cm" svg:height="0.458cm" svg:x="12.925cm" svg:y="5.208cm" svg:viewBox="0 0 307 459" svg:d="M307 334h-25c-2 15-9 56-18 62-4 5-58 5-67 5h-128c72-65 97-83 139-117 52-40 99-82 99-150 0-82-74-134-164-134-85 0-143 60-143 123 0 36 29 41 36 41 18 0 38-14 38-39 0-11-5-35-40-35 20-50 67-65 100-65 70 0 106 53 106 109 0 61-43 108-65 135l-168 163c-7 7-7 9-7 27h287z">
            <text:p/>
          </draw:path>
          <draw:path draw:style-name="gr4" draw:text-style-name="P7" draw:layer="layout" svg:width="0.602cm" svg:height="0.042cm" svg:x="13.622cm" svg:y="5.222cm" svg:viewBox="0 0 603 43" svg:d="M569 43c16 0 34 0 34-23 0-20-18-20-34-20h-535c-16 0-34 0-34 20 0 23 18 23 34 23z">
            <text:p/>
          </draw:path>
          <draw:path draw:style-name="gr4" draw:text-style-name="P7" draw:layer="layout" svg:width="0.492cm" svg:height="0.447cm" svg:x="14.554cm" svg:y="5.054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2-51 103-94 103-7 0-29 0-49-12 24-6 47-26 47-53s-23-36-38-36c-29 0-54 27-54 58 0 45 49 65 92 65 67 0 101-69 105-76 11 38 47 76 105 76 103 0 159-128 159-152 0-9-9-9-11-9-9 0-11 2-13 9-34 107-101 130-132 130-38 0-54-32-54-65 0-23 7-43 18-88z">
            <text:p/>
          </draw:path>
          <draw:path draw:style-name="gr4" draw:text-style-name="P7" draw:layer="layout" svg:width="0.21cm" svg:height="0.465cm" svg:x="15.12cm" svg:y="5.208cm" svg:viewBox="0 0 211 466" svg:d="M193 27c0-11-9-27-27-27-20 0-41 18-41 38 0 11 9 27 30 27 20 0 38-20 38-38zM52 379c-5 9-7 15-7 29 0 31 27 58 65 58 71 0 101-96 101-105s-9-9-12-9c-9 0-9 4-13 11-16 56-47 83-74 83-13 0-16-9-16-23 0-18 5-29 12-44 6-21 13-39 22-56 4-16 29-81 34-88 2-7 4-15 4-22 0-34-29-58-67-58-70 0-101 94-101 105 0 9 9 9 11 9 11 0 11-5 14-11 18-61 49-86 74-86 11 0 17 7 17 25 0 16-4 27-22 70z">
            <text:p/>
          </draw:path>
          <draw:path draw:style-name="gr4" draw:text-style-name="P7" draw:layer="layout" svg:width="0.467cm" svg:height="0.035cm" svg:x="15.441cm" svg:y="5.477cm" svg:viewBox="0 0 468 36" svg:d="M441 36c9 0 27 0 27-18s-16-18-27-18h-414c-11 0-27 0-27 18s16 18 27 18z">
            <text:p/>
          </draw:path>
          <draw:path draw:style-name="gr4" draw:text-style-name="P7" draw:layer="layout" svg:width="0.252cm" svg:height="0.458cm" svg:x="16.057cm" svg:y="5.208cm" svg:viewBox="0 0 253 459" svg:d="M157 20c0-20-2-20-20-20-45 43-108 45-137 45v24c16 0 63 0 101-20v354c0 23 0 32-70 32h-27v24c14 0 99-2 124-2 22 0 109 2 125 2v-24h-27c-69 0-69-9-69-32z">
            <text:p/>
          </draw:path>
          <draw:path draw:style-name="gr4" draw:text-style-name="P7" draw:layer="layout" svg:width="0.297cm" svg:height="0.691cm" svg:x="16.426cm" svg:y="5.15cm" svg:viewBox="0 0 298 692" svg:d="M293 31c5-9 5-11 5-13 0-11-9-18-16-18-11 0-15 9-20 18l-258 643c-4 9-4 11-4 13 0 11 9 18 16 18 13 0 15-9 20-18z">
            <text:p/>
          </draw:path>
          <draw:path draw:style-name="gr4" draw:text-style-name="P7" draw:layer="layout" svg:width="0.306cm" svg:height="0.458cm" svg:x="16.82cm" svg:y="5.208cm" svg:viewBox="0 0 307 459" svg:d="M307 334h-25c-2 15-9 56-18 62-4 5-58 5-67 5h-128c72-65 97-83 139-117 52-40 99-82 99-150 0-82-74-134-164-134-85 0-143 60-143 123 0 36 29 41 36 41 18 0 38-14 38-39 0-11-5-35-40-35 20-50 67-65 100-65 70 0 106 53 106 109 0 61-43 108-65 135l-168 163c-7 7-7 9-7 27h287z">
            <text:p/>
          </draw:path>
        </draw:g>
        <draw:g>
          <svg:title>TexMaths</svg:title>
          <svg:desc>28§latex§\begin{align*} 
\dfrac{\partial}{\partial x} \left( \alpha \dfrac{\partial T}{\partial x} \right)  \approx &amp; 
\dfrac{
- \left(0.5(\alpha_{i-1}+\alpha_{i}) \dfrac{-T_{i-1}+T_{i}}{\Delta x_{i}}\right)
}{x_{i+1/2}-x_{i-1/2}}\\
&amp; \dfrac{
+ \left(0.5(\alpha_{i}+\alpha_{i+1}) \dfrac{-T_{i}+T_{i+1}}{\Delta x_{i+1}}\right)
}{x_{i+1/2}-x_{i-1/2}}
\end{align*}§svg§600§FALSE§</svg:desc>
          <draw:polygon draw:style-name="gr3" draw:text-style-name="P6" draw:layer="layout" svg:width="19.728cm" svg:height="7.935cm" svg:x="0.764cm" svg:y="6.096cm" svg:viewBox="0 0 19729 7936" draw:points="9865,7936 0,7936 0,0 19729,0 19729,7936">
            <text:p/>
          </draw:polygon>
          <draw:path draw:style-name="gr4" draw:text-style-name="P7" draw:layer="layout" svg:width="0.519cm" svg:height="0.727cm" svg:x="1.084cm" svg:y="7.471cm" svg:viewBox="0 0 520 728" svg:d="M419 372c-11-61-52-117-128-117-60 0-125 16-201 94-83 81-90 173-90 204 0 61 43 175 181 175 236 0 339-332 339-473 0-156-92-255-213-255-143 0-188 128-188 157 0 13 6 33 36 33 33 0 53-29 53-51 0-36-31-36-47-36 45-72 115-78 144-78 71 0 141 51 141 179 0 38-7 87-27 168zM186 701c-110 0-110-103-110-112 0-27 25-166 65-224 40-56 87-87 150-87 108 0 110 109 110 130 0 71-65 293-215 293z">
            <text:p/>
          </draw:path>
          <draw:polygon draw:style-name="gr4" draw:text-style-name="P7" draw:layer="layout" svg:width="1.141cm" svg:height="0.042cm" svg:x="0.764cm" svg:y="8.576cm" svg:viewBox="0 0 1142 43" draw:points="571,43 0,43 0,0 1142,0 1142,43">
            <text:p/>
          </draw:polygon>
          <draw:path draw:style-name="gr4" draw:text-style-name="P7" draw:layer="layout" svg:width="0.519cm" svg:height="0.727cm" svg:x="0.804cm" svg:y="8.813cm" svg:viewBox="0 0 520 728" svg:d="M419 372c-11-61-52-117-128-117-60 0-125 16-201 94-83 81-90 173-90 204 0 61 43 175 181 175 236 0 339-332 339-473 0-156-92-255-213-255-143 0-188 128-188 157 0 13 6 33 36 33 33 0 53-29 53-51 0-36-31-36-47-36 45-72 115-78 144-78 71 0 141 51 141 179 0 38-7 87-27 168zM186 701c-110 0-110-103-110-112 0-27 25-166 65-224 40-56 87-87 150-87 108 0 110 109 110 130 0 71-65 293-215 293z">
            <text:p/>
          </draw:path>
          <draw:path draw:style-name="gr4" draw:text-style-name="P7" draw:layer="layout" svg:width="0.492cm" svg:height="0.447cm" svg:x="1.369cm" svg:y="9.082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2 65 67 0 101-69 105-76 11 38 47 76 105 76 103 0 159-128 159-152 0-9-9-9-11-9-9 0-11 2-13 9-34 107-101 130-132 130-38 0-54-32-54-65 0-23 7-43 18-88z">
            <text:p/>
          </draw:path>
          <draw:path draw:style-name="gr4" draw:text-style-name="P7" draw:layer="layout" svg:width="0.485cm" svg:height="2.362cm" svg:x="2.39cm" svg:y="7.415cm" svg:viewBox="0 0 486 2363" svg:d="M486 2354c0-4-2-7-4-9-36-38-103-103-168-210-159-254-231-574-231-952 0-267 33-607 197-901 78-141 159-222 204-264 2-2 2-5 2-9 0-9-7-9-20-9-14 0-16 0-31 16-332 300-435 750-435 1164 0 388 90 778 340 1073 21 23 56 63 99 99 11 11 13 11 27 11 13 0 20 0 20-9z">
            <text:p/>
          </draw:path>
          <draw:path draw:style-name="gr4" draw:text-style-name="P7" draw:layer="layout" svg:width="0.552cm" svg:height="0.447cm" svg:x="2.95cm" svg:y="8.408cm" svg:viewBox="0 0 553 448" svg:d="M430 204c0-155-92-204-163-204-137 0-267 141-267 280 0 92 58 168 159 168 63 0 134-22 211-83 11 52 44 83 89 83 52 0 83-54 83-69 0-7-7-12-13-12-7 0-9 5-12 12-18 47-53 47-56 47-31 0-31-77-31-101 0-20 0-23 11-34 92-116 112-233 112-233 0-2 0-9-11-9-9 0-9 3-13 20-18 63-52 137-99 195zM365 338c-87 76-163 88-204 88-58 0-87-45-87-108 0-47 25-154 56-206 47-72 101-90 134-90 99 0 99 130 99 206 0 36 0 95 2 110z">
            <text:p/>
          </draw:path>
          <draw:path draw:style-name="gr4" draw:text-style-name="P7" draw:layer="layout" svg:width="0.519cm" svg:height="0.727cm" svg:x="3.701cm" svg:y="7.471cm" svg:viewBox="0 0 520 728" svg:d="M419 372c-11-61-52-117-128-117-60 0-125 16-201 94-83 81-90 173-90 204 0 61 43 175 181 175 236 0 339-332 339-473 0-156-92-255-213-255-143 0-188 128-188 157 0 13 6 33 36 33 33 0 53-29 53-51 0-36-31-36-47-36 45-72 115-78 144-78 71 0 141 51 141 179 0 38-7 87-27 168zM186 701c-110 0-110-103-110-112 0-27 25-166 65-224 40-56 87-87 150-87 108 0 110 109 110 130 0 71-65 293-215 293z">
            <text:p/>
          </draw:path>
          <draw:path draw:style-name="gr4" draw:text-style-name="P7" draw:layer="layout" svg:width="0.671cm" svg:height="0.666cm" svg:x="4.263cm" svg:y="7.509cm" svg:viewBox="0 0 672 667" svg:d="M399 69c6-26 11-33 22-35 9-3 40-3 63-3 98 0 143 3 143 81 0 13-4 54-9 78 0 5-2 16-2 18 0 7 2 14 11 14 11 0 14-7 16-23l27-172c0-2 2-14 2-16 0-11-11-11-27-11h-549c-22 0-24 0-31 20l-58 173c-3 2-7 15-7 18 0 6 4 11 11 11 11 0 11-5 18-20 54-153 79-171 224-171h38c29 0 29 3 29 12 0 6-4 17-4 20l-132 528c-9 36-12 47-117 47-36 0-42 0-42 18 0 11 11 11 18 11 24 0 53 0 80 0s56-2 83-2c29 0 56 2 83 2s58 0 85 0c9 0 22 0 22-17 0-12-8-12-33-12s-38 0-63-2c-29-2-38-7-38-22 0 0 0-5 5-20z">
            <text:p/>
          </draw:path>
          <draw:polygon draw:style-name="gr4" draw:text-style-name="P7" draw:layer="layout" svg:width="1.289cm" svg:height="0.042cm" svg:x="3.66cm" svg:y="8.576cm" svg:viewBox="0 0 1290 43" draw:points="645,43 0,43 0,0 1290,0 1290,43">
            <text:p/>
          </draw:polygon>
          <draw:path draw:style-name="gr4" draw:text-style-name="P7" draw:layer="layout" svg:width="0.519cm" svg:height="0.727cm" svg:x="3.774cm" svg:y="8.813cm" svg:viewBox="0 0 520 728" svg:d="M419 372c-11-61-52-117-128-117-60 0-125 16-201 94-83 81-90 173-90 204 0 61 43 175 181 175 236 0 339-332 339-473 0-156-92-255-213-255-143 0-188 128-188 157 0 13 6 33 36 33 33 0 53-29 53-51 0-36-31-36-47-36 45-72 115-78 144-78 71 0 141 51 141 179 0 38-7 87-27 168zM186 701c-110 0-110-103-110-112 0-27 25-166 65-224 40-56 87-87 150-87 108 0 110 109 110 130 0 71-65 293-215 293z">
            <text:p/>
          </draw:path>
          <draw:path draw:style-name="gr4" draw:text-style-name="P7" draw:layer="layout" svg:width="0.492cm" svg:height="0.447cm" svg:x="4.341cm" svg:y="9.082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4 65 65 0 101-69 103-76 11 38 47 76 108 76 100 0 156-128 156-152 0-9-9-9-11-9-9 0-11 2-13 9-32 107-101 130-132 130-38 0-54-32-54-65 0-23 7-43 18-88z">
            <text:p/>
          </draw:path>
          <draw:path draw:style-name="gr4" draw:text-style-name="P7" draw:layer="layout" svg:width="0.485cm" svg:height="2.362cm" svg:x="5.103cm" svg:y="7.415cm" svg:viewBox="0 0 486 2363" svg:d="M486 1183c0-388-90-778-340-1073-21-23-56-63-97-99-13-11-15-11-29-11-11 0-20 0-20 9 0 4 4 9 7 11 33 36 101 101 165 208 160 254 233 574 233 952 0 267-35 607-199 901-78 141-161 222-202 264-2 2-4 5-4 9 0 9 9 9 20 9 14 0 16 0 32-16 331-300 434-750 434-1164z">
            <text:p/>
          </draw:path>
          <draw:path draw:style-name="gr4" draw:text-style-name="P7" draw:layer="layout" svg:width="0.658cm" svg:height="0.422cm" svg:x="6.12cm" svg:y="8.367cm" svg:viewBox="0 0 659 423" svg:d="M659 31c0-22-7-31-14-31-4 0-13 4-13 27-5 69-74 110-139 110-56 0-105-32-157-65-54-36-108-72-170-72-92 0-166 69-166 161 0 23 9 29 13 29 12 0 14-18 14-22 7-83 87-112 139-112 56 0 105 29 157 65 53 36 107 72 170 72 92 0 166-72 166-162zM659 262c0-29-12-31-14-31-4 0-13 6-13 27-5 69-74 109-139 109-56 0-105-31-157-65-54-35-108-71-170-71-92 0-166 69-166 161 0 22 9 29 13 29 12 0 14-18 14-22 7-83 87-112 139-112 56 0 105 29 157 65 53 35 107 71 170 71 94 0 166-74 166-161z">
            <text:p/>
          </draw:path>
          <draw:path draw:style-name="gr4" draw:text-style-name="P7" draw:layer="layout" svg:width="0.602cm" svg:height="0.042cm" svg:x="7.031cm" svg:y="7.256cm" svg:viewBox="0 0 603 43" svg:d="M569 43c16 0 34 0 34-23 0-20-18-20-34-20h-535c-16 0-34 0-34 20 0 23 18 23 34 23z">
            <text:p/>
          </draw:path>
          <draw:path draw:style-name="gr4" draw:text-style-name="P7" draw:layer="layout" svg:width="0.485cm" svg:height="2.362cm" svg:x="8.084cm" svg:y="6.096cm" svg:viewBox="0 0 486 2363" svg:d="M486 2354c0-4-2-7-4-9-36-38-103-103-168-210-159-254-231-574-231-952 0-267 36-607 197-901 78-141 159-222 204-264 2-2 2-5 2-9 0-9-7-9-20-9-14 0-16 0-31 16-332 300-435 750-435 1164 0 388 90 778 340 1073 21 23 56 63 99 99 11 11 13 11 27 11 13 0 20 0 20-9z">
            <text:p/>
          </draw:path>
          <draw:path draw:style-name="gr4" draw:text-style-name="P7" draw:layer="layout" svg:width="0.416cm" svg:height="0.678cm" svg:x="8.642cm" svg:y="6.867cm" svg:viewBox="0 0 417 679" svg:d="M417 343c0-81-5-159-41-233-44-94-125-110-168-110-58 0-132 25-172 116-32 70-36 146-36 227 0 74 4 161 45 237 42 79 114 99 163 99 54 0 128-20 173-115 31-67 36-145 36-221zM208 659c-38 0-98-25-116-121-9-59-9-151-9-209 0-62 0-127 7-181 20-117 94-126 118-126 32 0 97 18 117 115 9 56 9 130 9 192 0 74 0 141-11 204-14 94-70 126-115 126z">
            <text:p/>
          </draw:path>
          <draw:path draw:style-name="gr4" draw:text-style-name="P7" draw:layer="layout" svg:width="0.107cm" svg:height="0.107cm" svg:x="9.179cm" svg:y="7.418cm" svg:viewBox="0 0 108 108" svg:d="M108 54c0-29-25-54-54-54s-54 25-54 54 25 54 54 54 54-25 54-54z">
            <text:p/>
          </draw:path>
          <draw:path draw:style-name="gr4" draw:text-style-name="P7" draw:layer="layout" svg:width="0.393cm" svg:height="0.678cm" svg:x="9.417cm" svg:y="6.867cm" svg:viewBox="0 0 394 679" svg:d="M394 459c0-116-80-217-188-217-47 0-90 16-125 51v-192c20 7 53 13 85 13 121 0 190-89 190-103 0-7-2-11-9-11-2 0-4 0-9 2-20 9-67 29-134 29-40 0-85-6-132-27-7-4-9-4-12-4-8 0-8 9-8 25v291c0 18 0 27 13 27 7 0 9-3 11-9 11-16 49-70 128-70 51 0 78 45 85 63 16 38 18 76 18 125 0 34 0 95-25 135-22 38-60 65-105 65-72 0-128-52-146-110 3 0 7 0 18 0 32 0 50-25 50-47 0-25-18-49-50-49-15 0-49 6-49 53 0 83 69 180 179 180 114 0 215-94 215-220z">
            <text:p/>
          </draw:path>
          <draw:path draw:style-name="gr4" draw:text-style-name="P7" draw:layer="layout" svg:width="0.23cm" svg:height="0.985cm" svg:x="9.959cm" svg:y="6.786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4" draw:text-style-name="P7" draw:layer="layout" svg:width="0.552cm" svg:height="0.447cm" svg:x="10.284cm" svg:y="7.088cm" svg:viewBox="0 0 553 448" svg:d="M430 204c0-155-92-204-163-204-137 0-267 141-267 280 0 92 58 168 159 168 63 0 134-22 211-83 11 52 44 83 89 83 52 0 83-54 83-69 0-7-7-12-13-12-7 0-9 5-12 12-18 47-53 47-56 47-31 0-31-77-31-101 0-20 0-23 11-34 92-116 112-233 112-233 0-2 0-9-11-9-9 0-9 3-13 20-18 63-52 137-99 195zM365 338c-87 76-163 88-204 88-58 0-87-45-87-108 0-47 25-154 56-206 47-72 101-90 134-90 99 0 99 130 99 206 0 36 0 95 2 110z">
            <text:p/>
          </draw:path>
          <draw:path draw:style-name="gr4" draw:text-style-name="P7" draw:layer="layout" svg:width="0.21cm" svg:height="0.465cm" svg:x="10.904cm" svg:y="7.214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4" draw:text-style-name="P7" draw:layer="layout" svg:width="0.467cm" svg:height="0.035cm" svg:x="11.224cm" svg:y="7.48cm" svg:viewBox="0 0 468 36" svg:d="M441 36c9 0 27 0 27-18s-16-18-27-18h-414c-11 0-27 0-27 18s16 18 27 18z">
            <text:p/>
          </draw:path>
          <draw:path draw:style-name="gr4" draw:text-style-name="P7" draw:layer="layout" svg:width="0.252cm" svg:height="0.458cm" svg:x="11.84cm" svg:y="7.214cm" svg:viewBox="0 0 253 459" svg:d="M157 20c0-20-2-20-20-20-45 43-108 45-137 45v24c16 0 63 0 101-20v354c0 23 0 32-70 32h-27v24c14 0 99-2 124-2 22 0 109 2 125 2v-24h-27c-69 0-69-9-69-32z">
            <text:p/>
          </draw:path>
          <draw:path draw:style-name="gr4" draw:text-style-name="P7" draw:layer="layout" svg:width="0.655cm" svg:height="0.658cm" svg:x="12.481cm" svg:y="6.949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4" draw:text-style-name="P7" draw:layer="layout" svg:width="0.552cm" svg:height="0.447cm" svg:x="13.451cm" svg:y="7.088cm" svg:viewBox="0 0 553 448" svg:d="M430 204c0-155-92-204-163-204-137 0-267 141-267 280 0 92 58 168 159 168 63 0 134-22 211-83 11 52 44 83 89 83 52 0 83-54 83-69 0-7-7-12-13-12-7 0-9 5-12 12-18 47-53 47-56 47-31 0-31-77-31-101 0-20 0-23 11-34 92-116 112-233 112-233 0-2 0-9-11-9-9 0-9 3-13 20-18 63-52 137-99 195zM365 338c-87 76-163 88-204 88-58 0-87-45-87-108 0-47 25-154 56-206 47-72 101-90 134-90 99 0 99 130 99 206 0 36 0 95 2 110z">
            <text:p/>
          </draw:path>
          <draw:path draw:style-name="gr4" draw:text-style-name="P7" draw:layer="layout" svg:width="0.21cm" svg:height="0.465cm" svg:x="14.071cm" svg:y="7.214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4" draw:text-style-name="P7" draw:layer="layout" svg:width="0.23cm" svg:height="0.985cm" svg:x="14.423cm" svg:y="6.786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4" draw:text-style-name="P7" draw:layer="layout" svg:width="0.602cm" svg:height="0.042cm" svg:x="14.949cm" svg:y="6.591cm" svg:viewBox="0 0 603 43" svg:d="M569 43c16 0 34 0 34-23 0-20-18-20-34-20h-535c-16 0-34 0-34 20 0 23 18 23 34 23z">
            <text:p/>
          </draw:path>
          <draw:path draw:style-name="gr4" draw:text-style-name="P7" draw:layer="layout" svg:width="0.671cm" svg:height="0.666cm" svg:x="15.657cm" svg:y="6.19cm" svg:viewBox="0 0 672 667" svg:d="M399 69c6-26 9-33 22-35 9-3 40-3 63-3 98 0 143 3 143 81 0 13-4 54-9 78 0 5-2 16-2 18 0 7 2 14 11 14 11 0 14-7 16-23l27-172c0-2 2-14 2-16 0-11-11-11-27-11h-549c-22 0-24 0-31 20l-58 173c-3 2-7 15-7 18 0 6 4 11 11 11 11 0 11-5 18-20 54-153 79-171 224-171h38c29 0 29 3 29 12 0 6-4 17-4 20l-132 528c-9 36-12 47-117 47-36 0-42 0-42 18 0 11 11 11 15 11 27 0 56 0 83 0s56-2 83-2 56 2 83 2 58 0 85 0c9 0 22 0 22-17 0-12-8-12-33-12s-38 0-63-2c-29-2-38-7-38-22 0 0 0-5 5-20z">
            <text:p/>
          </draw:path>
          <draw:path draw:style-name="gr4" draw:text-style-name="P7" draw:layer="layout" svg:width="0.21cm" svg:height="0.465cm" svg:x="16.242cm" svg:y="6.548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4" draw:text-style-name="P7" draw:layer="layout" svg:width="0.467cm" svg:height="0.035cm" svg:x="16.562cm" svg:y="6.815cm" svg:viewBox="0 0 468 36" svg:d="M441 36c9 0 27 0 27-18s-16-18-27-18h-414c-11 0-27 0-27 18s16 18 27 18z">
            <text:p/>
          </draw:path>
          <draw:path draw:style-name="gr4" draw:text-style-name="P7" draw:layer="layout" svg:width="0.252cm" svg:height="0.458cm" svg:x="17.178cm" svg:y="6.548cm" svg:viewBox="0 0 253 459" svg:d="M157 20c0-20-2-20-20-20-45 43-108 45-137 45v24c16 0 63 0 101-20v354c0 23 0 32-70 32h-27v24c14 0 99-2 124-2 22 0 109 2 125 2v-24h-27c-69 0-69-9-69-32z">
            <text:p/>
          </draw:path>
          <draw:path draw:style-name="gr4" draw:text-style-name="P7" draw:layer="layout" svg:width="0.655cm" svg:height="0.658cm" svg:x="17.816cm" svg:y="6.284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4" draw:text-style-name="P7" draw:layer="layout" svg:width="0.671cm" svg:height="0.666cm" svg:x="18.771cm" svg:y="6.19cm" svg:viewBox="0 0 672 667" svg:d="M399 69c6-26 11-33 22-35 9-3 40-3 63-3 98 0 143 3 143 81 0 13-4 54-9 78 0 5-2 16-2 18 0 7 2 14 11 14 11 0 14-7 16-23l27-172c0-2 2-14 2-16 0-11-11-11-27-11h-549c-22 0-24 0-31 20l-58 173c-3 2-7 15-7 18 0 6 4 11 11 11 11 0 11-5 18-20 54-153 79-171 224-171h38c29 0 29 3 29 12 0 6-4 17-4 20l-132 528c-9 36-12 47-117 47-36 0-42 0-42 18 0 11 11 11 18 11 24 0 53 0 80 0s56-2 83-2 56 2 83 2 58 0 85 0c9 0 22 0 22-17 0-12-8-12-33-12s-38 0-63-2c-29-2-38-7-38-22 0 0 0-5 5-20z">
            <text:p/>
          </draw:path>
          <draw:path draw:style-name="gr4" draw:text-style-name="P7" draw:layer="layout" svg:width="0.21cm" svg:height="0.465cm" svg:x="19.353cm" svg:y="6.548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olygon draw:style-name="gr4" draw:text-style-name="P7" draw:layer="layout" svg:width="4.781cm" svg:height="0.042cm" svg:x="14.869cm" svg:y="7.256cm" svg:viewBox="0 0 4782 43" draw:points="2392,43 0,43 0,0 4782,0 4782,43">
            <text:p/>
          </draw:polygon>
          <draw:path draw:style-name="gr4" draw:text-style-name="P7" draw:layer="layout" svg:width="0.727cm" svg:height="0.707cm" svg:x="16.45cm" svg:y="7.494cm" svg:viewBox="0 0 728 708" svg:d="M390 18c-7-14-9-18-25-18-18 0-20 4-27 18l-334 670c-4 9-4 11-4 11 0 9 7 9 22 9h686c15 0 20 0 20-9 0 0 0-2-5-11zM334 99l264 533h-531z">
            <text:p/>
          </draw:path>
          <draw:path draw:style-name="gr4" draw:text-style-name="P7" draw:layer="layout" svg:width="0.492cm" svg:height="0.447cm" svg:x="17.252cm" svg:y="7.762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4 65 65 0 101-69 103-76 11 38 47 76 108 76 100 0 156-128 156-152 0-9-9-9-11-9-9 0-11 2-13 9-32 107-101 130-132 130-38 0-54-32-54-65 0-23 7-43 18-88z">
            <text:p/>
          </draw:path>
          <draw:path draw:style-name="gr4" draw:text-style-name="P7" draw:layer="layout" svg:width="0.21cm" svg:height="0.465cm" svg:x="17.819cm" svg:y="7.888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4" draw:text-style-name="P7" draw:layer="layout" svg:width="0.485cm" svg:height="2.362cm" svg:x="19.801cm" svg:y="6.096cm" svg:viewBox="0 0 486 2363" svg:d="M486 1183c0-388-90-778-340-1073-21-23-56-63-97-99-13-11-15-11-29-11-11 0-20 0-20 9 0 4 4 9 7 11 33 36 101 101 165 208 160 254 233 574 233 952 0 267-35 607-199 901-78 141-161 222-202 264-2 2-4 5-4 9 0 9 9 9 20 9 14 0 16 0 32-16 331-300 434-750 434-1164z">
            <text:p/>
          </draw:path>
          <draw:polygon draw:style-name="gr4" draw:text-style-name="P7" draw:layer="layout" svg:width="13.544cm" svg:height="0.042cm" svg:x="6.948cm" svg:y="8.576cm" svg:viewBox="0 0 13545 43" draw:points="6771,43 0,43 0,0 13545,0 13545,43">
            <text:p/>
          </draw:polygon>
          <draw:path draw:style-name="gr4" draw:text-style-name="P7" draw:layer="layout" svg:width="0.492cm" svg:height="0.447cm" svg:x="10.461cm" svg:y="9.082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4 65 65 0 101-69 103-76 11 38 47 76 108 76 100 0 156-128 156-152 0-9-9-9-11-9-9 0-11 2-13 9-32 107-99 130-132 130-38 0-54-32-54-65 0-23 7-43 18-88z">
            <text:p/>
          </draw:path>
          <draw:path draw:style-name="gr4" draw:text-style-name="P7" draw:layer="layout" svg:width="0.21cm" svg:height="0.465cm" svg:x="11.027cm" svg:y="9.236cm" svg:viewBox="0 0 211 466" svg:d="M193 27c0-11-9-27-27-27-20 0-41 18-41 38 0 11 9 27 30 27 20 0 38-20 38-38zM52 379c-5 8-7 15-7 29 0 31 27 58 65 58 69 0 101-96 101-105s-9-9-12-9c-9 0-9 4-13 11-16 56-47 83-74 83-13 0-16-9-16-23 0-18 5-29 12-44 6-21 13-39 20-56 6-16 31-81 36-88 2-7 4-15 4-22 0-34-29-58-67-58-70 0-101 94-101 105 0 9 9 9 11 9 11 0 11-5 14-11 18-61 49-86 74-86 11 0 17 7 17 25 0 16-4 27-22 70z">
            <text:p/>
          </draw:path>
          <draw:path draw:style-name="gr4" draw:text-style-name="P7" draw:layer="layout" svg:width="0.507cm" svg:height="0.51cm" svg:x="11.321cm" svg:y="9.268cm" svg:viewBox="0 0 508 511" svg:d="M271 271h213c9 0 24 0 24-16 0-18-15-18-24-18h-213v-212c0-9 0-25-16-25-18 0-18 16-18 25v212h-212c-9 0-25 0-25 18 0 16 16 16 25 16h212v213c0 9 0 27 18 27 16 0 16-16 16-27z">
            <text:p/>
          </draw:path>
          <draw:path draw:style-name="gr4" draw:text-style-name="P7" draw:layer="layout" svg:width="0.252cm" svg:height="0.458cm" svg:x="11.952cm" svg:y="9.236cm" svg:viewBox="0 0 253 459" svg:d="M157 20c0-20-2-20-20-20-45 43-108 45-137 45v24c16 0 63 0 101-20v354c0 23 0 32-70 32h-27v24c14 0 99-2 124-2 22 0 109 2 125 2v-24h-27c-69 0-69-9-69-32z">
            <text:p/>
          </draw:path>
          <draw:path draw:style-name="gr4" draw:text-style-name="P7" draw:layer="layout" svg:width="0.297cm" svg:height="0.691cm" svg:x="12.322cm" svg:y="9.178cm" svg:viewBox="0 0 298 692" svg:d="M293 31c5-9 5-11 5-13 0-11-9-18-16-18-11 0-15 9-20 18l-258 643c-4 9-4 11-4 13 0 11 9 18 16 18 13 0 15-9 20-18z">
            <text:p/>
          </draw:path>
          <draw:path draw:style-name="gr4" draw:text-style-name="P7" draw:layer="layout" svg:width="0.306cm" svg:height="0.458cm" svg:x="12.716cm" svg:y="9.236cm" svg:viewBox="0 0 307 459" svg:d="M307 334h-25c-2 15-9 56-18 62-4 5-58 5-67 5h-128c72-65 97-83 139-117 52-40 99-82 99-150 0-82-74-134-164-134-85 0-143 60-143 123 0 36 29 41 36 41 18 0 38-14 38-39 0-11-5-35-40-35 20-50 67-65 100-65 70 0 106 53 106 109 0 61-43 108-65 135l-168 163c-7 7-7 9-7 27h287z">
            <text:p/>
          </draw:path>
          <draw:path draw:style-name="gr4" draw:text-style-name="P7" draw:layer="layout" svg:width="0.602cm" svg:height="0.042cm" svg:x="13.413cm" svg:y="9.25cm" svg:viewBox="0 0 603 43" svg:d="M569 43c16 0 34 0 34-23 0-20-18-20-34-20h-535c-16 0-34 0-34 20 0 23 18 23 34 23z">
            <text:p/>
          </draw:path>
          <draw:path draw:style-name="gr4" draw:text-style-name="P7" draw:layer="layout" svg:width="0.492cm" svg:height="0.447cm" svg:x="14.344cm" svg:y="9.082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4 65 65 0 101-69 103-76 11 38 47 76 108 76 100 0 156-128 156-152 0-9-9-9-11-9-9 0-11 2-13 9-32 107-101 130-132 130-38 0-54-32-54-65 0-23 7-43 18-88z">
            <text:p/>
          </draw:path>
          <draw:path draw:style-name="gr4" draw:text-style-name="P7" draw:layer="layout" svg:width="0.21cm" svg:height="0.465cm" svg:x="14.911cm" svg:y="9.236cm" svg:viewBox="0 0 211 466" svg:d="M193 27c0-11-9-27-27-27-20 0-41 18-41 38 0 11 9 27 30 27 20 0 38-20 38-38zM52 379c-5 8-7 15-7 29 0 31 27 58 65 58 69 0 101-96 101-105s-9-9-12-9c-9 0-9 4-13 11-16 56-47 83-74 83-13 0-16-9-16-23 0-18 5-29 12-44 6-21 13-39 20-56 6-16 31-81 36-88 2-7 4-15 4-22 0-34-29-58-67-58-70 0-101 94-101 105 0 9 9 9 11 9 11 0 11-5 14-11 18-61 49-86 74-86 11 0 17 7 17 25 0 16-4 27-22 70z">
            <text:p/>
          </draw:path>
          <draw:path draw:style-name="gr4" draw:text-style-name="P7" draw:layer="layout" svg:width="0.467cm" svg:height="0.035cm" svg:x="15.231cm" svg:y="9.505cm" svg:viewBox="0 0 468 36" svg:d="M441 36c9 0 27 0 27-18s-16-18-27-18h-414c-11 0-27 0-27 18s16 18 27 18z">
            <text:p/>
          </draw:path>
          <draw:path draw:style-name="gr4" draw:text-style-name="P7" draw:layer="layout" svg:width="0.252cm" svg:height="0.458cm" svg:x="15.847cm" svg:y="9.236cm" svg:viewBox="0 0 253 459" svg:d="M157 20c0-20-2-20-20-20-45 43-108 45-137 45v24c16 0 63 0 101-20v354c0 23 0 32-70 32h-27v24c14 0 99-2 124-2 22 0 109 2 125 2v-24h-27c-69 0-69-9-69-32z">
            <text:p/>
          </draw:path>
          <draw:path draw:style-name="gr4" draw:text-style-name="P7" draw:layer="layout" svg:width="0.297cm" svg:height="0.691cm" svg:x="16.217cm" svg:y="9.178cm" svg:viewBox="0 0 298 692" svg:d="M293 31c5-9 5-11 5-13 0-11-9-18-16-18-11 0-15 9-20 18l-258 643c-4 9-4 11-4 13 0 11 9 18 16 18 13 0 15-9 20-18z">
            <text:p/>
          </draw:path>
          <draw:path draw:style-name="gr4" draw:text-style-name="P7" draw:layer="layout" svg:width="0.306cm" svg:height="0.458cm" svg:x="16.611cm" svg:y="9.236cm" svg:viewBox="0 0 307 459" svg:d="M307 334h-25c-2 15-9 56-18 62-4 5-58 5-67 5h-128c72-65 97-83 139-117 52-40 99-82 99-150 0-82-74-134-164-134-85 0-143 60-143 123 0 36 29 41 36 41 18 0 38-14 38-39 0-11-5-35-40-35 20-50 67-65 100-65 70 0 106 53 106 109 0 61-43 108-65 135l-168 163c-7 7-7 9-7 27h287z">
            <text:p/>
          </draw:path>
          <draw:path draw:style-name="gr4" draw:text-style-name="P7" draw:layer="layout" svg:width="0.655cm" svg:height="0.658cm" svg:x="7.004cm" svg:y="11.113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4" draw:text-style-name="P7" draw:layer="layout" svg:width="0.485cm" svg:height="2.362cm" svg:x="8.084cm" svg:y="10.26cm" svg:viewBox="0 0 486 2363" svg:d="M486 2354c0-4-2-7-4-9-36-38-103-103-168-210-159-254-231-574-231-952 0-267 36-607 197-901 78-141 159-222 204-264 2-2 2-5 2-9 0-9-7-9-20-9-14 0-16 0-31 16-332 300-435 750-435 1164 0 388 90 778 340 1073 21 23 56 63 99 99 11 11 13 11 27 11 13 0 20 0 20-9z">
            <text:p/>
          </draw:path>
          <draw:path draw:style-name="gr4" draw:text-style-name="P7" draw:layer="layout" svg:width="0.416cm" svg:height="0.678cm" svg:x="8.642cm" svg:y="11.03cm" svg:viewBox="0 0 417 679" svg:d="M417 343c0-81-5-159-41-233-44-94-125-110-168-110-58 0-132 25-172 116-32 70-36 146-36 227 0 74 4 161 45 237 42 79 114 99 163 99 54 0 128-20 173-115 31-67 36-145 36-221zM208 659c-38 0-98-25-116-121-9-59-9-151-9-209 0-62 0-127 7-181 20-117 94-126 118-126 32 0 97 18 117 115 9 56 9 130 9 192 0 74 0 141-11 204-14 94-70 126-115 126z">
            <text:p/>
          </draw:path>
          <draw:path draw:style-name="gr4" draw:text-style-name="P7" draw:layer="layout" svg:width="0.107cm" svg:height="0.107cm" svg:x="9.179cm" svg:y="11.581cm" svg:viewBox="0 0 108 108" svg:d="M108 54c0-29-25-54-54-54s-54 25-54 54 25 54 54 54 54-25 54-54z">
            <text:p/>
          </draw:path>
          <draw:path draw:style-name="gr4" draw:text-style-name="P7" draw:layer="layout" svg:width="0.393cm" svg:height="0.678cm" svg:x="9.417cm" svg:y="11.03cm" svg:viewBox="0 0 394 679" svg:d="M394 459c0-116-80-217-188-217-47 0-90 16-125 51v-192c20 7 53 13 85 13 121 0 190-89 190-103 0-7-2-11-9-11-2 0-4 0-9 2-20 9-67 29-134 29-40 0-85-6-132-27-7-4-9-4-12-4-8 0-8 9-8 25v291c0 18 0 27 13 27 7 0 9-3 11-9 11-16 49-70 128-70 51 0 78 45 85 63 16 38 18 76 18 125 0 34 0 95-25 135-22 38-60 65-105 65-72 0-128-52-146-110 3 0 7 0 18 0 32 0 50-25 50-47 0-25-18-49-50-49-15 0-49 6-49 53 0 83 69 180 179 180 114 0 215-94 215-220z">
            <text:p/>
          </draw:path>
          <draw:path draw:style-name="gr4" draw:text-style-name="P7" draw:layer="layout" svg:width="0.23cm" svg:height="0.985cm" svg:x="9.959cm" svg:y="10.95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4" draw:text-style-name="P7" draw:layer="layout" svg:width="0.552cm" svg:height="0.447cm" svg:x="10.284cm" svg:y="11.252cm" svg:viewBox="0 0 553 448" svg:d="M430 204c0-155-92-204-163-204-137 0-267 141-267 280 0 92 58 168 159 168 63 0 134-22 211-83 11 52 44 83 89 83 52 0 83-54 83-69 0-7-7-12-13-12-7 0-9 5-12 12-18 47-53 47-56 47-31 0-31-77-31-101 0-20 0-23 11-34 92-116 112-231 112-233s0-9-11-9c-9 0-9 3-13 20-18 63-52 137-99 195zM365 338c-87 76-163 88-204 88-58 0-87-45-87-108 0-47 25-154 56-206 47-72 101-90 134-90 99 0 99 130 99 206 0 36 0 95 2 110z">
            <text:p/>
          </draw:path>
          <draw:path draw:style-name="gr4" draw:text-style-name="P7" draw:layer="layout" svg:width="0.21cm" svg:height="0.465cm" svg:x="10.904cm" svg:y="11.378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4" draw:text-style-name="P7" draw:layer="layout" svg:width="0.655cm" svg:height="0.658cm" svg:x="11.473cm" svg:y="11.113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4" draw:text-style-name="P7" draw:layer="layout" svg:width="0.552cm" svg:height="0.447cm" svg:x="12.443cm" svg:y="11.252cm" svg:viewBox="0 0 553 448" svg:d="M430 204c0-155-92-204-163-204-137 0-267 141-267 280 0 92 58 168 159 168 63 0 134-22 211-83 11 52 44 83 89 83 52 0 83-54 83-69 0-7-7-12-13-12-7 0-9 5-12 12-18 47-53 47-56 47-31 0-31-77-31-101 0-20 0-23 11-34 92-116 112-231 112-233s0-9-11-9c-9 0-9 3-13 20-18 63-52 137-99 195zM365 338c-87 76-163 88-204 88-58 0-87-45-87-108 0-47 25-154 56-206 47-72 101-90 134-90 99 0 99 130 99 206 0 36 0 95 2 110z">
            <text:p/>
          </draw:path>
          <draw:path draw:style-name="gr4" draw:text-style-name="P7" draw:layer="layout" svg:width="0.21cm" svg:height="0.465cm" svg:x="13.066cm" svg:y="11.378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4" draw:text-style-name="P7" draw:layer="layout" svg:width="0.507cm" svg:height="0.51cm" svg:x="13.359cm" svg:y="11.409cm" svg:viewBox="0 0 508 511" svg:d="M271 271h213c9 0 24 0 24-16 0-18-15-18-24-18h-213v-212c0-9 0-25-16-25-18 0-18 16-18 25v212h-212c-9 0-25 0-25 18 0 16 16 16 25 16h212v213c0 9 0 27 18 27 16 0 16-16 16-27z">
            <text:p/>
          </draw:path>
          <draw:path draw:style-name="gr4" draw:text-style-name="P7" draw:layer="layout" svg:width="0.252cm" svg:height="0.458cm" svg:x="13.991cm" svg:y="11.378cm" svg:viewBox="0 0 253 459" svg:d="M157 20c0-20-2-20-20-20-45 43-108 45-137 45v24c16 0 63 0 101-20v354c0 23 0 32-70 32h-27v24c14 0 99-2 124-2 22 0 109 2 125 2v-24h-27c-69 0-69-9-69-32z">
            <text:p/>
          </draw:path>
          <draw:path draw:style-name="gr4" draw:text-style-name="P7" draw:layer="layout" svg:width="0.23cm" svg:height="0.985cm" svg:x="14.412cm" svg:y="10.95cm" svg:viewBox="0 0 231 986" svg:d="M231 493c0-76-11-195-65-307-61-121-146-186-157-186-5 0-9 4-9 9 0 4 0 7 18 22 98 99 154 256 154 462 0 168-35 342-159 466-13 13-13 15-13 18 0 6 4 9 9 9 11 0 101-68 159-193 52-108 63-217 63-300z">
            <text:p/>
          </draw:path>
          <draw:path draw:style-name="gr4" draw:text-style-name="P7" draw:layer="layout" svg:width="0.602cm" svg:height="0.042cm" svg:x="14.938cm" svg:y="10.755cm" svg:viewBox="0 0 603 43" svg:d="M569 43c16 0 34 0 34-23 0-20-18-20-34-20h-535c-16 0-34 0-34 20 0 23 18 23 34 23z">
            <text:p/>
          </draw:path>
          <draw:path draw:style-name="gr4" draw:text-style-name="P7" draw:layer="layout" svg:width="0.671cm" svg:height="0.666cm" svg:x="15.646cm" svg:y="10.354cm" svg:viewBox="0 0 672 667" svg:d="M399 69c6-26 11-33 22-35 9-3 40-3 63-3 98 0 143 3 143 81 0 13-4 54-9 78 0 5-2 16-2 18 0 7 2 14 11 14 11 0 14-7 16-23l27-172c0-2 2-14 2-16 0-11-11-11-27-11h-549c-22 0-24 0-31 20l-58 173c-3 2-7 15-7 18 0 6 4 11 11 11 11 0 11-5 18-20 54-153 79-171 224-171h38c29 0 29 3 29 12 0 6-4 17-4 20l-132 528c-9 36-12 47-117 47-36 0-42 0-42 18 0 11 11 11 18 11 24 0 53 0 80 0s56-2 83-2 56 2 83 2 58 0 85 0c9 0 22 0 22-17 0-12-8-12-33-12s-38 0-63-2c-29-2-38-7-38-22 0 0 0-5 5-20z">
            <text:p/>
          </draw:path>
          <draw:path draw:style-name="gr4" draw:text-style-name="P7" draw:layer="layout" svg:width="0.21cm" svg:height="0.465cm" svg:x="16.23cm" svg:y="10.712cm" svg:viewBox="0 0 211 466" svg:d="M193 27c0-11-9-27-27-27-20 0-41 18-41 38 0 11 9 27 30 27 20 0 38-20 38-38zM52 379c-5 8-7 15-7 29 0 31 27 58 65 58 69 0 101-96 101-105s-9-9-12-9c-9 0-9 2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4" draw:text-style-name="P7" draw:layer="layout" svg:width="0.655cm" svg:height="0.658cm" svg:x="16.799cm" svg:y="10.448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4" draw:text-style-name="P7" draw:layer="layout" svg:width="0.671cm" svg:height="0.666cm" svg:x="17.751cm" svg:y="10.354cm" svg:viewBox="0 0 672 667" svg:d="M399 69c6-26 9-33 22-35 9-3 40-3 63-3 98 0 143 3 143 81 0 13-4 54-9 78 0 5-2 16-2 18 0 7 2 14 11 14 11 0 14-7 16-23l27-172c0-2 2-14 2-16 0-11-11-11-27-11h-549c-22 0-24 0-31 20l-58 173c-3 2-7 15-7 18 0 6 4 11 11 11 11 0 11-5 18-20 54-153 79-171 224-171h38c29 0 29 3 29 12 0 6-4 17-4 20l-132 528c-9 36-12 47-117 47-36 0-42 0-42 18 0 11 11 11 15 11 27 0 56 0 83 0s56-2 83-2 56 2 83 2 58 0 85 0c9 0 22 0 22-17 0-12-8-12-33-12s-38 0-63-2c-29-2-38-7-38-22 0 0 0-5 5-20z">
            <text:p/>
          </draw:path>
          <draw:path draw:style-name="gr4" draw:text-style-name="P7" draw:layer="layout" svg:width="0.21cm" svg:height="0.465cm" svg:x="18.336cm" svg:y="10.712cm" svg:viewBox="0 0 211 466" svg:d="M193 27c0-11-9-27-27-27-20 0-41 18-41 38 0 11 9 27 30 27 20 0 38-20 38-38zM52 379c-5 8-7 15-7 29 0 31 27 58 65 58 69 0 101-96 101-105s-9-9-12-9c-9 0-9 2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4" draw:text-style-name="P7" draw:layer="layout" svg:width="0.507cm" svg:height="0.51cm" svg:x="18.629cm" svg:y="10.741cm" svg:viewBox="0 0 508 511" svg:d="M271 271h213c9 0 24 0 24-16 0-18-15-18-24-18h-213v-212c0-9 0-25-16-25-18 0-18 16-18 25v212h-212c-9 0-25 0-25 18 0 16 16 16 25 16h212v213c0 9 0 27 18 27 16 0 16-16 16-27z">
            <text:p/>
          </draw:path>
          <draw:path draw:style-name="gr4" draw:text-style-name="P7" draw:layer="layout" svg:width="0.252cm" svg:height="0.458cm" svg:x="19.261cm" svg:y="10.712cm" svg:viewBox="0 0 253 459" svg:d="M157 20c0-20-2-20-20-20-45 43-108 45-137 45v24c16 0 63 0 101-20v354c0 23 0 32-70 32h-27v24c14 0 99-2 124-2 22 0 109 2 125 2v-24h-27c-69 0-69-9-69-32z">
            <text:p/>
          </draw:path>
          <draw:polygon draw:style-name="gr4" draw:text-style-name="P7" draw:layer="layout" svg:width="4.77cm" svg:height="0.042cm" svg:x="14.857cm" svg:y="11.42cm" svg:viewBox="0 0 4771 43" draw:points="2385,43 0,43 0,0 4771,0 4771,43">
            <text:p/>
          </draw:polygon>
          <draw:path draw:style-name="gr4" draw:text-style-name="P7" draw:layer="layout" svg:width="0.727cm" svg:height="0.707cm" svg:x="15.935cm" svg:y="11.658cm" svg:viewBox="0 0 728 708" svg:d="M390 18c-7-14-9-18-25-18-18 0-20 4-27 18l-334 670c-4 9-4 11-4 11 0 9 7 9 22 9h686c15 0 20 0 20-9 0 0 0-2-5-11zM332 99l266 533h-531z">
            <text:p/>
          </draw:path>
          <draw:path draw:style-name="gr4" draw:text-style-name="P7" draw:layer="layout" svg:width="0.492cm" svg:height="0.447cm" svg:x="16.737cm" svg:y="11.926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4 65 65 0 101-69 103-76 11 38 47 76 108 76 100 0 156-128 156-152 0-9-9-9-11-9-9 0-11 2-13 9-32 107-99 130-132 130-38 0-54-32-54-65 0-23 7-43 18-88z">
            <text:p/>
          </draw:path>
          <draw:path draw:style-name="gr4" draw:text-style-name="P7" draw:layer="layout" svg:width="0.21cm" svg:height="0.465cm" svg:x="17.303cm" svg:y="12.052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4" draw:text-style-name="P7" draw:layer="layout" svg:width="0.507cm" svg:height="0.51cm" svg:x="17.597cm" svg:y="12.083cm" svg:viewBox="0 0 508 511" svg:d="M271 271h213c9 0 24 0 24-16 0-18-15-18-24-18h-213v-212c0-9 0-25-16-25-18 0-18 16-18 25v212h-212c-9 0-25 0-25 18 0 16 16 16 25 16h212v213c0 9 0 27 18 27 16 0 16-16 16-27z">
            <text:p/>
          </draw:path>
          <draw:path draw:style-name="gr4" draw:text-style-name="P7" draw:layer="layout" svg:width="0.252cm" svg:height="0.458cm" svg:x="18.228cm" svg:y="12.052cm" svg:viewBox="0 0 253 459" svg:d="M157 20c0-20-2-20-20-20-45 43-108 45-137 45v24c16 0 63 0 101-20v354c0 23 0 32-70 32h-27v24c14 0 99-2 124-2 22 0 109 2 125 2v-24h-27c-69 0-69-9-69-32z">
            <text:p/>
          </draw:path>
          <draw:path draw:style-name="gr4" draw:text-style-name="P7" draw:layer="layout" svg:width="0.485cm" svg:height="2.362cm" svg:x="19.778cm" svg:y="10.26cm" svg:viewBox="0 0 486 2363" svg:d="M486 1183c0-388-90-778-340-1073-21-23-56-63-97-99-13-11-15-11-29-11-11 0-20 0-20 9 0 4 4 9 7 11 33 36 101 101 165 208 160 254 231 574 231 952 0 267-33 607-197 901-78 141-161 222-202 264-2 2-4 5-4 9 0 9 9 9 20 9 14 0 16 0 32-16 331-300 434-750 434-1164z">
            <text:p/>
          </draw:path>
          <draw:polygon draw:style-name="gr4" draw:text-style-name="P7" draw:layer="layout" svg:width="13.521cm" svg:height="0.042cm" svg:x="6.948cm" svg:y="12.739cm" svg:viewBox="0 0 13522 43" draw:points="6762,43 0,43 0,0 13522,0 13522,43">
            <text:p/>
          </draw:polygon>
          <draw:path draw:style-name="gr4" draw:text-style-name="P7" draw:layer="layout" svg:width="0.492cm" svg:height="0.447cm" svg:x="10.449cm" svg:y="13.246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2 65 67 0 101-69 105-76 11 38 47 76 105 76 103 0 159-128 159-152 0-9-9-9-11-9-9 0-11 2-13 9-34 107-101 130-132 130-38 0-54-32-54-65 0-23 7-43 18-88z">
            <text:p/>
          </draw:path>
          <draw:path draw:style-name="gr4" draw:text-style-name="P7" draw:layer="layout" svg:width="0.21cm" svg:height="0.465cm" svg:x="11.016cm" svg:y="13.402cm" svg:viewBox="0 0 211 466" svg:d="M193 27c0-11-9-27-27-27-20 0-41 18-41 38 0 11 9 27 30 27 20 0 38-20 38-38zM52 379c-5 8-7 15-7 29 0 31 27 58 65 58 69 0 101-96 101-105s-9-9-12-9c-9 0-9 2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4" draw:text-style-name="P7" draw:layer="layout" svg:width="0.507cm" svg:height="0.51cm" svg:x="11.309cm" svg:y="13.431cm" svg:viewBox="0 0 508 511" svg:d="M271 271h213c9 0 24 0 24-16 0-18-15-18-24-18h-213v-212c0-9 0-25-16-25-18 0-18 16-18 25v212h-212c-9 0-25 0-25 18 0 16 16 16 25 16h212v213c0 9 0 27 18 27 16 0 16-16 16-27z">
            <text:p/>
          </draw:path>
          <draw:path draw:style-name="gr4" draw:text-style-name="P7" draw:layer="layout" svg:width="0.252cm" svg:height="0.458cm" svg:x="11.941cm" svg:y="13.4cm" svg:viewBox="0 0 253 459" svg:d="M157 20c0-20-2-20-20-20-45 43-108 45-137 45v24c16 0 63 0 101-20v354c0 23 0 32-70 32h-27v24c14 0 99-2 124-2 22 0 109 2 125 2v-24h-27c-69 0-69-9-69-32z">
            <text:p/>
          </draw:path>
          <draw:path draw:style-name="gr4" draw:text-style-name="P7" draw:layer="layout" svg:width="0.297cm" svg:height="0.691cm" svg:x="12.311cm" svg:y="13.342cm" svg:viewBox="0 0 298 692" svg:d="M293 31c5-9 5-11 5-13 0-11-9-18-16-18-11 0-15 9-20 18l-258 643c-4 9-4 11-4 13 0 11 9 18 16 18 13 0 15-9 20-18z">
            <text:p/>
          </draw:path>
          <draw:path draw:style-name="gr4" draw:text-style-name="P7" draw:layer="layout" svg:width="0.306cm" svg:height="0.458cm" svg:x="12.705cm" svg:y="13.4cm" svg:viewBox="0 0 307 459" svg:d="M307 334h-25c-2 15-9 56-18 62-4 5-58 5-67 5h-128c72-65 97-83 139-117 52-40 99-82 99-150 0-82-74-134-164-134-85 0-143 60-143 123 0 36 29 41 36 41 18 0 38-14 38-39 0-11-5-35-40-35 20-50 67-65 100-65 70 0 106 53 106 109 0 61-43 108-65 135l-168 163c-7 7-7 9-7 27h287z">
            <text:p/>
          </draw:path>
          <draw:path draw:style-name="gr4" draw:text-style-name="P7" draw:layer="layout" svg:width="0.602cm" svg:height="0.042cm" svg:x="13.404cm" svg:y="13.414cm" svg:viewBox="0 0 603 43" svg:d="M569 43c16 0 34 0 34-23 0-20-18-20-34-20h-535c-16 0-34 0-34 20 0 23 18 23 34 23z">
            <text:p/>
          </draw:path>
          <draw:path draw:style-name="gr4" draw:text-style-name="P7" draw:layer="layout" svg:width="0.492cm" svg:height="0.447cm" svg:x="14.333cm" svg:y="13.246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4 65 65 0 101-69 103-76 11 38 47 76 108 76 100 0 156-128 156-152 0-9-9-9-11-9-9 0-11 2-13 9-32 107-99 130-132 130-38 0-54-32-54-65 0-23 7-43 18-88z">
            <text:p/>
          </draw:path>
          <draw:path draw:style-name="gr4" draw:text-style-name="P7" draw:layer="layout" svg:width="0.21cm" svg:height="0.465cm" svg:x="14.9cm" svg:y="13.402cm" svg:viewBox="0 0 211 466" svg:d="M193 27c0-11-9-27-27-27-20 0-41 18-41 38 0 11 9 27 30 27 20 0 38-20 38-38zM52 379c-5 8-7 15-7 29 0 31 27 58 65 58 69 0 101-96 101-105s-9-9-12-9c-9 0-9 2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4" draw:text-style-name="P7" draw:layer="layout" svg:width="0.467cm" svg:height="0.035cm" svg:x="15.22cm" svg:y="13.669cm" svg:viewBox="0 0 468 36" svg:d="M441 36c9 0 27 0 27-18s-16-18-27-18h-414c-11 0-27 0-27 18s16 18 27 18z">
            <text:p/>
          </draw:path>
          <draw:path draw:style-name="gr4" draw:text-style-name="P7" draw:layer="layout" svg:width="0.252cm" svg:height="0.458cm" svg:x="15.836cm" svg:y="13.4cm" svg:viewBox="0 0 253 459" svg:d="M157 20c0-20-2-20-20-20-45 43-108 45-137 45v24c16 0 63 0 101-20v354c0 23 0 32-70 32h-27v24c14 0 99-2 124-2 22 0 109 2 125 2v-24h-27c-69 0-69-9-69-32z">
            <text:p/>
          </draw:path>
          <draw:path draw:style-name="gr4" draw:text-style-name="P7" draw:layer="layout" svg:width="0.297cm" svg:height="0.691cm" svg:x="16.206cm" svg:y="13.342cm" svg:viewBox="0 0 298 692" svg:d="M293 31c5-9 5-11 5-13 0-11-9-18-16-18-11 0-15 9-20 18l-258 643c-4 9-4 11-4 13 0 11 9 18 16 18 13 0 15-9 20-18z">
            <text:p/>
          </draw:path>
          <draw:path draw:style-name="gr4" draw:text-style-name="P7" draw:layer="layout" svg:width="0.306cm" svg:height="0.458cm" svg:x="16.6cm" svg:y="13.4cm" svg:viewBox="0 0 307 459" svg:d="M307 334h-25c-2 15-9 56-18 62-4 5-58 5-67 5h-128c72-65 97-83 139-117 52-40 99-82 99-150 0-82-74-134-164-134-85 0-143 60-143 123 0 36 29 41 36 41 18 0 38-14 38-39 0-11-5-35-40-35 20-50 67-65 100-65 70 0 106 53 106 109 0 61-43 108-65 135l-168 163c-7 7-7 9-7 27h287z">
            <text:p/>
          </draw:path>
        </draw:g>
        <draw:frame draw:style-name="gr6" draw:text-style-name="P9" draw:layer="layout" svg:width="5.334cm" svg:height="1.195cm" svg:x="0.508cm" svg:y="14.299cm">
          <draw:text-box>
            <text:p><text:span text:style-name="T1">W</text:span><text:span text:style-name="T1">h</text:span><text:span text:style-name="T1">e</text:span><text:span text:style-name="T1">r</text:span><text:span text:style-name="T1">e</text:span></text:p>
          </draw:text-box>
        </draw:frame>
        <draw:g>
          <svg:title>TexMaths</svg:title>
          <svg:desc>28§display§\Delta x_i = x_{i} - x_{i-1}§svg§600§FALSE§</svg:desc>
          <draw:polygon draw:style-name="gr3" draw:text-style-name="P6" draw:layer="layout" svg:width="6.965cm" svg:height="0.903cm" svg:x="3.964cm" svg:y="14.526cm" svg:viewBox="0 0 6966 904" draw:points="3483,904 0,904 0,0 6966,0 6966,904">
            <text:p/>
          </draw:polygon>
          <draw:path draw:style-name="gr4" draw:text-style-name="P7" draw:layer="layout" svg:width="0.727cm" svg:height="0.706cm" svg:x="4.011cm" svg:y="14.495cm" svg:viewBox="0 0 728 707" svg:d="M390 18c-7-14-9-18-25-18-18 0-20 4-27 18l-334 669c-4 9-4 11-4 11 0 9 7 9 22 9h686c15 0 20 0 20-9 0 0 0-2-5-11zM334 98l264 533h-531z">
            <text:p/>
          </draw:path>
          <draw:path draw:style-name="gr4" draw:text-style-name="P7" draw:layer="layout" svg:width="0.492cm" svg:height="0.446cm" svg:x="4.813cm" svg:y="14.763cm" svg:viewBox="0 0 493 447" svg:d="M302 139c5-27 27-117 97-117 6 0 29 0 49 12-27 6-47 31-47 53 0 16 11 36 38 36 22 0 54-18 54-58 0-52-58-65-92-65-58 0-92 51-105 76-25-67-76-76-106-76-103 0-159 127-159 152 0 9 9 9 12 9 9 0 11 0 13-9 34-105 99-130 132-130 18 0 54 9 54 65 0 32-18 99-54 235-16 63-51 103-94 103-7 0-29 0-49-11 24-7 47-27 47-54s-23-36-38-36c-29 0-54 27-54 59 0 44 49 64 92 64 67 0 101-69 105-76 11 38 47 76 105 76 103 0 159-127 159-152 0-9-9-9-11-9-9 0-11 3-13 9-32 108-101 130-132 130-38 0-54-31-54-65 0-22 7-42 18-87z">
            <text:p/>
          </draw:path>
          <draw:path draw:style-name="gr4" draw:text-style-name="P7" draw:layer="layout" svg:width="0.21cm" svg:height="0.464cm" svg:x="5.38cm" svg:y="14.889cm" svg:viewBox="0 0 211 465" svg:d="M193 27c0-11-9-27-27-27-20 0-41 18-41 38 0 11 9 27 30 27 20 0 38-20 38-38zM52 378c-5 9-7 16-7 29 0 31 27 58 65 58 71 0 101-96 101-105s-9-9-12-9c-9 0-9 5-13 11-16 56-47 83-74 83-13 0-16-9-16-24 0-16 5-27 12-43 6-20 13-38 22-56 4-16 29-80 34-87 2-7 4-16 4-22 0-34-29-59-67-59-70 0-101 94-101 105 0 9 9 9 11 9 11 0 11-4 14-11 18-60 49-85 74-85 11 0 17 7 17 25 0 16-4 27-22 69z">
            <text:p/>
          </draw:path>
          <draw:path draw:style-name="gr4" draw:text-style-name="P7" draw:layer="layout" svg:width="0.655cm" svg:height="0.232cm" svg:x="6.002cm" svg:y="14.837cm" svg:viewBox="0 0 656 233" svg:d="M623 40c15 0 33 0 33-20s-18-20-31-20h-591c-16 0-34 0-34 20s18 20 34 20zM625 233c13 0 31 0 31-20 0-21-18-21-33-21h-589c-16 0-34 0-34 21 0 20 18 20 34 20z">
            <text:p/>
          </draw:path>
          <draw:path draw:style-name="gr4" draw:text-style-name="P7" draw:layer="layout" svg:width="0.492cm" svg:height="0.446cm" svg:x="7.015cm" svg:y="14.763cm" svg:viewBox="0 0 493 447" svg:d="M302 139c5-27 27-117 97-117 4 0 29 0 49 12-27 6-47 31-47 53 0 16 11 36 38 36 22 0 54-18 54-58 0-52-58-65-92-65-58 0-92 51-105 76-25-67-76-76-106-76-103 0-159 127-159 152 0 9 9 9 12 9 9 0 11 0 13-9 34-105 99-130 132-130 18 0 54 9 54 65 0 32-18 99-54 235-16 63-51 103-94 103-7 0-29 0-49-11 24-7 47-27 47-54s-23-36-38-36c-29 0-54 27-54 59 0 44 49 64 92 64 67 0 101-69 105-76 11 38 47 76 105 76 103 0 159-127 159-152 0-9-9-9-11-9-9 0-11 3-13 9-34 108-101 130-132 130-38 0-54-31-54-65 0-22 7-42 18-87z">
            <text:p/>
          </draw:path>
          <draw:path draw:style-name="gr4" draw:text-style-name="P7" draw:layer="layout" svg:width="0.21cm" svg:height="0.464cm" svg:x="7.581cm" svg:y="14.889cm" svg:viewBox="0 0 211 465" svg:d="M193 27c0-11-9-27-27-27-20 0-41 18-41 38 0 11 9 27 30 27 20 0 38-20 38-38zM52 378c-5 9-7 16-7 29 0 31 27 58 65 58 71 0 101-96 101-105s-9-9-12-9c-9 0-9 5-13 11-16 56-47 83-74 83-13 0-16-9-16-24 0-16 5-27 12-43 6-20 13-38 22-56 4-16 29-80 34-87 2-7 4-16 4-22 0-34-29-59-67-59-70 0-101 94-101 105 0 9 9 9 11 9 11 0 11-4 14-11 18-60 49-85 74-85 11 0 17 7 17 25 0 16-4 27-22 69z">
            <text:p/>
          </draw:path>
          <draw:path draw:style-name="gr4" draw:text-style-name="P7" draw:layer="layout" svg:width="0.602cm" svg:height="0.042cm" svg:x="8.177cm" svg:y="14.933cm" svg:viewBox="0 0 603 43" svg:d="M569 43c16 0 34 0 34-23 0-20-18-20-34-20h-535c-16 0-34 0-34 20 0 23 18 23 34 23z">
            <text:p/>
          </draw:path>
          <draw:path draw:style-name="gr4" draw:text-style-name="P7" draw:layer="layout" svg:width="0.492cm" svg:height="0.446cm" svg:x="9.107cm" svg:y="14.763cm" svg:viewBox="0 0 493 447" svg:d="M302 139c5-27 27-117 97-117 6 0 29 0 49 12-27 6-47 31-47 53 0 16 11 36 38 36 22 0 54-18 54-58 0-52-58-65-92-65-58 0-92 51-105 76-25-67-76-76-106-76-103 0-159 127-159 152 0 9 9 9 12 9 9 0 11 0 13-9 34-105 99-130 132-130 18 0 54 9 54 65 0 32-18 99-54 235-16 63-51 103-94 103-7 0-29 0-49-11 24-7 47-27 47-54s-23-36-38-36c-29 0-54 27-54 59 0 44 49 64 92 64 67 0 103-69 105-76 11 38 47 76 105 76 103 0 159-127 159-152 0-9-9-9-11-9-9 0-11 3-13 9-32 108-101 130-132 130-38 0-54-31-54-65 0-22 7-42 18-87z">
            <text:p/>
          </draw:path>
          <draw:path draw:style-name="gr4" draw:text-style-name="P7" draw:layer="layout" svg:width="0.21cm" svg:height="0.464cm" svg:x="9.673cm" svg:y="14.889cm" svg:viewBox="0 0 211 465" svg:d="M193 27c0-11-9-27-27-27-20 0-41 18-41 38 0 11 9 27 30 27 20 0 38-20 38-38zM52 378c-5 9-7 16-7 29 0 31 27 58 65 58 69 0 101-96 101-105s-9-9-12-9c-9 0-9 5-13 11-16 56-47 83-74 83-13 0-16-9-16-24 0-16 5-27 12-43 6-20 13-38 20-56 6-16 31-80 36-87 2-7 4-16 4-22 0-34-29-59-67-59-70 0-101 94-101 105 0 9 9 9 11 9 11 0 11-4 14-11 18-60 49-85 74-85 11 0 17 7 17 25 0 16-4 27-22 69z">
            <text:p/>
          </draw:path>
          <draw:path draw:style-name="gr4" draw:text-style-name="P7" draw:layer="layout" svg:width="0.467cm" svg:height="0.035cm" svg:x="9.994cm" svg:y="15.157cm" svg:viewBox="0 0 468 36" svg:d="M441 36c9 0 27 0 27-18s-16-18-27-18h-414c-11 0-27 0-27 18s16 18 27 18z">
            <text:p/>
          </draw:path>
          <draw:path draw:style-name="gr4" draw:text-style-name="P7" draw:layer="layout" svg:width="0.252cm" svg:height="0.458cm" svg:x="10.61cm" svg:y="14.889cm" svg:viewBox="0 0 253 459" svg:d="M157 20c0-20 0-20-20-20-45 43-108 45-137 45v24c16 0 63 0 101-20v354c0 22 0 31-70 31h-27v25c14 0 99-3 124-3 22 0 109 3 125 3v-25h-27c-69 0-69-9-69-31z">
            <text:p/>
          </draw:path>
        </draw:g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5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1">
        <office:forms form:automatic-focus="false" form:apply-design-mode="false"/>
        <draw:g>
          <svg:title>TexMaths</svg:title>
          <svg:desc>28§latex§\begin{align*} 
\dfrac{\partial}{\partial x} \left( \alpha \dfrac{\partial T}{\partial x} \right)  \approx &amp; 
\dfrac{
- \left(0.5(\alpha_{i-1}+\alpha_{i}) \dfrac{-T_{i-1}+T_{i}}{\Delta x_{i}}\right)
}{0.5(\Delta x_i + \Delta x_{i+1})}\\
&amp; \dfrac{
+ \left(0.5(\alpha_{i}+\alpha_{i+1}) \dfrac{-T_{i}+T_{i+1}}{\Delta x_{i+1}}\right)
}{0.5(\Delta x_i + \Delta x_{i+1})}
\end{align*}§svg§600§FALSE§</svg:desc>
          <draw:polygon draw:style-name="gr3" draw:text-style-name="P6" draw:layer="layout" svg:width="19.728cm" svg:height="7.744cm" svg:x="0.591cm" svg:y="1.653cm" svg:viewBox="0 0 19729 7745" draw:points="9865,7745 0,7745 0,0 19729,0 19729,7745">
            <text:p/>
          </draw:polygon>
          <draw:path draw:style-name="gr4" draw:text-style-name="P7" draw:layer="layout" svg:width="0.519cm" svg:height="0.727cm" svg:x="0.911cm" svg:y="3.029cm" svg:viewBox="0 0 520 728" svg:d="M419 372c-11-61-52-117-128-117-60 0-125 16-201 94-83 81-90 173-90 204 0 61 43 175 181 175 236 0 339-331 339-473 0-156-92-255-213-255-143 0-188 128-188 157 0 13 6 33 36 33 33 0 53-29 53-51 0-36-31-36-47-36 45-72 115-78 144-78 71 0 141 51 141 179 0 38-7 87-27 168zM186 701c-110 0-110-103-110-112 0-27 25-166 65-224 40-56 87-87 150-87 108 0 110 110 110 130 0 71-65 293-215 293z">
            <text:p/>
          </draw:path>
          <draw:polygon draw:style-name="gr4" draw:text-style-name="P7" draw:layer="layout" svg:width="1.141cm" svg:height="0.042cm" svg:x="0.591cm" svg:y="4.133cm" svg:viewBox="0 0 1142 43" draw:points="571,43 0,43 0,0 1142,0 1142,43">
            <text:p/>
          </draw:polygon>
          <draw:path draw:style-name="gr4" draw:text-style-name="P7" draw:layer="layout" svg:width="0.519cm" svg:height="0.727cm" svg:x="0.631cm" svg:y="4.371cm" svg:viewBox="0 0 520 728" svg:d="M419 372c-11-61-52-117-128-117-60 0-125 16-201 94-83 81-90 173-90 204 0 61 43 175 181 175 236 0 339-331 339-473 0-156-92-255-213-255-143 0-188 128-188 157 0 13 6 33 36 33 33 0 53-29 53-51 0-36-31-36-47-36 45-72 115-78 144-78 71 0 141 51 141 179 0 38-7 87-27 168zM186 701c-110 0-110-103-110-112 0-27 25-166 65-224 40-56 87-87 150-87 108 0 110 110 110 130 0 71-65 293-215 293z">
            <text:p/>
          </draw:path>
          <draw:path draw:style-name="gr4" draw:text-style-name="P7" draw:layer="layout" svg:width="0.492cm" svg:height="0.447cm" svg:x="1.196cm" svg:y="4.639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2-51 103-94 103-7 0-29 0-49-12 24-6 47-26 47-53s-23-36-38-36c-29 0-54 27-54 58 0 45 49 65 92 65 67 0 101-69 105-76 11 38 47 76 105 76 103 0 159-128 159-152 0-9-9-9-11-9-9 0-11 2-13 9-34 107-101 130-132 130-38 0-54-32-54-65 0-23 7-43 18-88z">
            <text:p/>
          </draw:path>
          <draw:path draw:style-name="gr4" draw:text-style-name="P7" draw:layer="layout" svg:width="0.485cm" svg:height="2.363cm" svg:x="2.217cm" svg:y="2.973cm" svg:viewBox="0 0 486 2364" svg:d="M486 2355c0-5-2-7-4-9-36-38-103-103-168-211-159-253-231-573-231-952 0-267 33-607 197-901 78-141 159-222 204-264 2-2 2-5 2-9 0-9-7-9-20-9-14 0-16 0-31 16-332 300-435 750-435 1165 0 387 90 777 340 1073 21 22 56 63 99 98 11 12 13 12 27 12 13 0 20 0 20-9z">
            <text:p/>
          </draw:path>
          <draw:path draw:style-name="gr4" draw:text-style-name="P7" draw:layer="layout" svg:width="0.552cm" svg:height="0.447cm" svg:x="2.777cm" svg:y="3.965cm" svg:viewBox="0 0 553 448" svg:d="M430 204c0-155-92-204-163-204-137 0-267 141-267 280 0 92 58 168 159 168 63 0 134-22 211-83 11 52 44 83 89 83 52 0 83-54 83-69 0-7-7-12-13-12-7 0-9 5-12 12-18 47-53 47-56 47-31 0-31-77-31-101 0-20 0-23 11-34 92-116 112-233 112-233 0-2 0-9-11-9-9 0-9 3-13 20-18 63-52 137-99 195zM365 338c-87 76-163 88-204 88-58 0-87-45-87-108 0-47 25-154 56-206 47-72 101-90 134-90 99 0 99 130 99 207 0 35 0 94 2 109z">
            <text:p/>
          </draw:path>
          <draw:path draw:style-name="gr4" draw:text-style-name="P7" draw:layer="layout" svg:width="0.519cm" svg:height="0.727cm" svg:x="3.528cm" svg:y="3.029cm" svg:viewBox="0 0 520 728" svg:d="M419 372c-11-61-52-117-128-117-60 0-125 16-201 94-83 81-90 173-90 204 0 61 43 175 181 175 236 0 339-331 339-473 0-156-92-255-213-255-143 0-188 128-188 157 0 13 6 33 36 33 33 0 53-29 53-51 0-36-31-36-47-36 45-72 115-78 144-78 71 0 141 51 141 179 0 38-7 87-27 168zM186 701c-110 0-110-103-110-112 0-27 25-166 65-224 40-56 87-87 150-87 108 0 110 110 110 130 0 71-65 293-215 293z">
            <text:p/>
          </draw:path>
          <draw:path draw:style-name="gr4" draw:text-style-name="P7" draw:layer="layout" svg:width="0.671cm" svg:height="0.667cm" svg:x="4.09cm" svg:y="3.067cm" svg:viewBox="0 0 672 668" svg:d="M399 69c6-26 11-33 22-35 9-3 40-3 63-3 98 0 143 3 143 81 0 13-4 54-9 78 0 5-2 16-2 18 0 7 2 14 11 14 11 0 14-7 16-23l27-172c0-2 2-14 2-16 0-11-11-11-27-11h-549c-22 0-24 0-31 20l-58 173c-3 2-7 15-7 18 0 6 4 11 11 11 11 0 11-5 18-20 54-153 79-171 224-171h38c29 0 29 3 29 12 0 6-4 17-4 20l-132 528c-9 36-12 48-117 48-36 0-42 0-42 17 0 12 11 12 18 12 24 0 53 0 80 0s56-3 83-3c29 0 56 3 83 3s58 0 85 0c9 0 22 0 22-18 0-11-8-11-33-11s-38 0-63-3c-29-2-38-6-38-22 0 0 0-5 5-20z">
            <text:p/>
          </draw:path>
          <draw:polygon draw:style-name="gr4" draw:text-style-name="P7" draw:layer="layout" svg:width="1.289cm" svg:height="0.042cm" svg:x="3.487cm" svg:y="4.133cm" svg:viewBox="0 0 1290 43" draw:points="645,43 0,43 0,0 1290,0 1290,43">
            <text:p/>
          </draw:polygon>
          <draw:path draw:style-name="gr4" draw:text-style-name="P7" draw:layer="layout" svg:width="0.519cm" svg:height="0.727cm" svg:x="3.601cm" svg:y="4.371cm" svg:viewBox="0 0 520 728" svg:d="M419 372c-11-61-52-117-128-117-60 0-125 16-201 94-83 81-90 173-90 204 0 61 43 175 181 175 236 0 339-331 339-473 0-156-92-255-213-255-143 0-188 128-188 157 0 13 6 33 36 33 33 0 53-29 53-51 0-36-31-36-47-36 45-72 115-78 144-78 71 0 141 51 141 179 0 38-7 87-27 168zM186 701c-110 0-110-103-110-112 0-27 25-166 65-224 40-56 87-87 150-87 108 0 110 110 110 130 0 71-65 293-215 293z">
            <text:p/>
          </draw:path>
          <draw:path draw:style-name="gr4" draw:text-style-name="P7" draw:layer="layout" svg:width="0.492cm" svg:height="0.447cm" svg:x="4.168cm" svg:y="4.639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6 47-53s-23-36-38-36c-29 0-54 27-54 58 0 45 49 65 94 65 65 0 101-69 103-76 11 38 47 76 108 76 100 0 156-128 156-152 0-9-9-9-11-9-9 0-11 2-13 9-32 107-101 130-132 130-38 0-54-32-54-65 0-23 7-43 18-88z">
            <text:p/>
          </draw:path>
          <draw:path draw:style-name="gr4" draw:text-style-name="P7" draw:layer="layout" svg:width="0.485cm" svg:height="2.363cm" svg:x="4.93cm" svg:y="2.973cm" svg:viewBox="0 0 486 2364" svg:d="M486 1183c0-388-90-777-340-1073-21-23-56-63-97-99-13-11-15-11-29-11-11 0-20 0-20 9 0 4 4 9 7 11 33 36 101 101 165 209 160 253 233 573 233 952 0 266-35 607-199 900-78 141-161 222-202 265-2 2-4 4-4 9 0 9 9 9 20 9 14 0 16 0 32-16 331-300 434-751 434-1165z">
            <text:p/>
          </draw:path>
          <draw:path draw:style-name="gr4" draw:text-style-name="P7" draw:layer="layout" svg:width="0.658cm" svg:height="0.422cm" svg:x="5.947cm" svg:y="3.925cm" svg:viewBox="0 0 659 423" svg:d="M659 31c0-22-7-31-14-31-4 0-13 4-13 27-5 69-74 110-139 110-56 0-105-32-157-65-54-36-108-72-170-72-92 0-166 69-166 161 0 23 9 29 13 29 12 0 14-17 14-22 7-83 87-112 139-112 56 0 105 29 157 65 53 36 107 72 170 72 92 0 166-72 166-162zM659 262c0-29-12-31-14-31-4 0-13 6-13 27-5 69-74 109-139 109-56 0-105-31-157-65-54-35-108-71-170-71-92 0-166 69-166 161 0 22 9 29 13 29 12 0 14-18 14-22 7-83 87-112 139-112 56 0 105 29 157 65 53 36 107 71 170 71 94 0 166-74 166-161z">
            <text:p/>
          </draw:path>
          <draw:path draw:style-name="gr4" draw:text-style-name="P7" draw:layer="layout" svg:width="0.602cm" svg:height="0.042cm" svg:x="6.858cm" svg:y="2.814cm" svg:viewBox="0 0 603 43" svg:d="M569 43c16 0 34 0 34-23 0-20-18-20-34-20h-535c-16 0-34 0-34 20 0 23 18 23 34 23z">
            <text:p/>
          </draw:path>
          <draw:path draw:style-name="gr4" draw:text-style-name="P7" draw:layer="layout" svg:width="0.485cm" svg:height="2.363cm" svg:x="7.911cm" svg:y="1.653cm" svg:viewBox="0 0 486 2364" svg:d="M486 2355c0-5-2-7-4-9-36-38-103-103-168-211-159-253-231-573-231-952 0-267 36-607 197-901 78-141 159-222 204-264 2-2 2-5 2-9 0-9-7-9-20-9-14 0-16 0-31 16-332 300-435 750-435 1165 0 387 90 777 340 1073 21 22 56 63 99 98 11 12 13 12 27 12 13 0 20 0 20-9z">
            <text:p/>
          </draw:path>
          <draw:path draw:style-name="gr4" draw:text-style-name="P7" draw:layer="layout" svg:width="0.416cm" svg:height="0.678cm" svg:x="8.469cm" svg:y="2.424cm" svg:viewBox="0 0 417 679" svg:d="M417 343c0-81-5-159-41-233-44-94-125-110-168-110-58 0-132 25-172 116-32 70-36 146-36 227 0 74 4 161 45 237 42 79 114 99 163 99 54 0 128-20 173-114 31-68 36-146 36-222zM208 659c-38 0-98-25-116-121-9-59-9-150-9-209 0-62 0-127 7-181 20-117 94-126 118-126 32 0 97 18 117 115 9 56 9 130 9 192 0 74 0 141-11 204-14 94-70 126-115 126z">
            <text:p/>
          </draw:path>
          <draw:path draw:style-name="gr4" draw:text-style-name="P7" draw:layer="layout" svg:width="0.107cm" svg:height="0.107cm" svg:x="9.006cm" svg:y="2.975cm" svg:viewBox="0 0 108 108" svg:d="M108 54c0-29-25-54-54-54s-54 25-54 54 25 54 54 54 54-25 54-54z">
            <text:p/>
          </draw:path>
          <draw:path draw:style-name="gr4" draw:text-style-name="P7" draw:layer="layout" svg:width="0.393cm" svg:height="0.678cm" svg:x="9.244cm" svg:y="2.424cm" svg:viewBox="0 0 394 679" svg:d="M394 459c0-116-80-217-188-217-47 0-90 16-125 51v-192c20 7 53 13 85 13 121 0 190-89 190-103 0-7-2-11-9-11-2 0-4 0-9 2-20 9-67 29-134 29-40 0-85-6-132-27-7-4-9-4-12-4-8 0-8 9-8 25v291c0 18 0 27 13 27 7 0 9-2 11-9 11-16 49-70 128-70 51 0 78 45 85 63 16 38 18 76 18 126 0 33 0 94-25 134-22 38-60 65-105 65-72 0-128-52-146-110 3 0 7 0 18 0 32 0 50-24 50-47 0-25-18-49-50-49-15 0-49 7-49 54 0 82 69 179 179 179 114 0 215-94 215-220z">
            <text:p/>
          </draw:path>
          <draw:path draw:style-name="gr4" draw:text-style-name="P7" draw:layer="layout" svg:width="0.23cm" svg:height="0.985cm" svg:x="9.786cm" svg:y="2.343cm" svg:viewBox="0 0 231 986" svg:d="M231 977c0-2 0-5-18-23-123-123-155-309-155-461 0-170 38-343 159-466 14-11 14-14 14-18 0-7-5-9-11-9-9 0-99 67-157 193-52 107-63 217-63 300 0 78 11 197 65 309 60 121 146 184 155 184 6 0 11-2 11-9z">
            <text:p/>
          </draw:path>
          <draw:path draw:style-name="gr4" draw:text-style-name="P7" draw:layer="layout" svg:width="0.552cm" svg:height="0.447cm" svg:x="10.111cm" svg:y="2.645cm" svg:viewBox="0 0 553 448" svg:d="M430 204c0-155-92-204-163-204-137 0-267 141-267 280 0 92 58 168 159 168 63 0 134-22 211-83 11 52 44 83 89 83 52 0 83-54 83-69 0-7-7-12-13-12-7 0-9 5-12 12-18 47-53 47-56 47-31 0-31-77-31-101 0-20 0-23 11-34 92-116 112-233 112-233 0-2 0-9-11-9-9 0-9 3-13 20-18 63-52 137-99 195zM365 338c-87 76-163 88-204 88-58 0-87-45-87-108 0-47 25-154 56-206 47-72 101-90 134-90 99 0 99 130 99 207 0 35 0 94 2 109z">
            <text:p/>
          </draw:path>
          <draw:path draw:style-name="gr4" draw:text-style-name="P7" draw:layer="layout" svg:width="0.21cm" svg:height="0.465cm" svg:x="10.731cm" svg:y="2.771cm" svg:viewBox="0 0 211 466" svg:d="M193 27c0-11-9-27-27-27-20 0-41 18-41 38 0 11 9 27 30 27 20 0 38-20 38-38zM52 379c-5 9-7 15-7 29 0 31 27 58 65 58 69 0 101-96 101-105s-9-9-12-9c-9 0-9 4-13 11-16 56-47 83-74 83-13 0-16-9-16-25 0-15 5-27 12-42 6-21 13-38 20-56 6-16 31-81 36-88 2-6 4-15 4-22 0-34-29-58-67-58-70 0-101 94-101 105 0 9 9 9 11 9 11 0 11-5 14-11 18-61 49-85 74-85 11 0 17 6 17 24 0 16-4 27-22 70z">
            <text:p/>
          </draw:path>
          <draw:path draw:style-name="gr4" draw:text-style-name="P7" draw:layer="layout" svg:width="0.467cm" svg:height="0.035cm" svg:x="11.051cm" svg:y="3.038cm" svg:viewBox="0 0 468 36" svg:d="M441 36c9 0 27 0 27-18s-16-18-27-18h-414c-11 0-27 0-27 18s16 18 27 18z">
            <text:p/>
          </draw:path>
          <draw:path draw:style-name="gr4" draw:text-style-name="P7" draw:layer="layout" svg:width="0.252cm" svg:height="0.458cm" svg:x="11.667cm" svg:y="2.771cm" svg:viewBox="0 0 253 459" svg:d="M157 20c0-20-2-20-20-20-45 43-108 45-137 45v24c16 0 63 0 101-20v354c0 23 0 32-70 32h-27v24c14 0 99-2 124-2 22 0 109 2 125 2v-24h-27c-69 0-69-9-69-32z">
            <text:p/>
          </draw:path>
          <draw:path draw:style-name="gr4" draw:text-style-name="P7" draw:layer="layout" svg:width="0.655cm" svg:height="0.658cm" svg:x="12.308cm" svg:y="2.507cm" svg:viewBox="0 0 656 659" svg:d="M349 349h276c13 0 31 0 31-20s-18-20-31-20h-276v-275c0-16 0-34-20-34s-20 18-20 34v275h-275c-16 0-34 0-34 20s18 20 34 20h275v276c0 14 0 34 20 34s20-20 20-34z">
            <text:p/>
          </draw:path>
          <draw:path draw:style-name="gr4" draw:text-style-name="P7" draw:layer="layout" svg:width="0.552cm" svg:height="0.447cm" svg:x="13.278cm" svg:y="2.645cm" svg:viewBox="0 0 553 448" svg:d="M430 204c0-155-92-204-163-204-137 0-267 141-267 280 0 92 58 168 159 168 63 0 134-22 211-83 11 52 44 83 89 83 52 0 83-54 83-69 0-7-7-12-13-12-7 0-9 5-12 12-18 47-53 47-56 47-31 0-31-77-31-101 0-20 0-23 11-34 92-116 112-233 112-233 0-2 0-9-11-9-9 0-9 3-13 20-18 63-52 137-99 195zM365 338c-87 76-163 88-204 88-58 0-87-45-87-108 0-47 25-154 56-206 47-72 101-90 134-90 99 0 99 130 99 207 0 35 0 94 2 109z">
            <text:p/>
          </draw:path>
          <draw:path draw:style-name="gr4" draw:text-style-name="P7" draw:layer="layout" svg:width="0.21cm" svg:height="0.465cm" svg:x="13.898cm" svg:y="2.771cm" svg:viewBox="0 0 211 466" svg:d="M193 27c0-11-9-27-27-27-20 0-41 18-41 38 0 11 9 27 30 27 20 0 38-20 38-38zM52 379c-5 9-7 15-7 29 0 31 27 58 65 58 69 0 101-96 101-105s-9-9-12-9c-9 0-9 4-13 11-16 56-47 83-74 83-13 0-16-9-16-25 0-15 5-27 12-42 6-21 13-38 20-56 6-16 31-81 36-88 2-6 4-15 4-22 0-34-29-58-67-58-70 0-101 94-101 105 0 9 9 9 11 9 11 0 11-5 14-11 18-61 49-85 74-85 11 0 17 6 17 24 0 16-4 27-22 70z">
            <text:p/>
          </draw:path>
          <draw:path draw:style-name="gr4" draw:text-style-name="P7" draw:layer="layout" svg:width="0.23cm" svg:height="0.985cm" svg:x="14.25cm" svg:y="2.343cm" svg:viewBox="0 0 231 986" svg:d="M231 493c0-76-11-195-65-307-61-121-146-186-157-186-5 0-9 4-9 9 0 4 0 7 18 25 98 96 154 253 154 459 0 168-35 343-159 466-13 13-13 16-13 18 0 7 4 9 9 9 11 0 101-67 159-193 52-107 63-217 63-300z">
            <text:p/>
          </draw:path>
          <draw:path draw:style-name="gr4" draw:text-style-name="P7" draw:layer="layout" svg:width="0.602cm" svg:height="0.042cm" svg:x="14.776cm" svg:y="2.148cm" svg:viewBox="0 0 603 43" svg:d="M569 43c16 0 34 0 34-23 0-20-18-20-34-20h-535c-16 0-34 0-34 20 0 23 18 23 34 23z">
            <text:p/>
          </draw:path>
          <draw:path draw:style-name="gr4" draw:text-style-name="P7" draw:layer="layout" svg:width="0.671cm" svg:height="0.667cm" svg:x="15.484cm" svg:y="1.747cm" svg:viewBox="0 0 672 668" svg:d="M399 69c6-26 9-33 22-35 9-3 40-3 63-3 98 0 143 3 143 81 0 13-4 54-9 78 0 5-2 16-2 18 0 7 2 14 11 14 11 0 14-7 16-23l27-172c0-2 2-14 2-16 0-11-11-11-27-11h-549c-22 0-24 0-31 20l-58 173c-3 2-7 15-7 18 0 6 4 11 11 11 11 0 11-5 18-20 54-153 79-171 224-171h38c29 0 29 3 29 12 0 6-4 17-4 20l-132 528c-9 36-12 48-117 48-36 0-42 0-42 17 0 12 11 12 15 12 27 0 56 0 83 0s56-3 83-3 56 3 83 3 58 0 85 0c9 0 22 0 22-18 0-11-8-11-33-11s-38 0-63-3c-29-2-38-6-38-22 0 0 0-5 5-20z">
            <text:p/>
          </draw:path>
          <draw:path draw:style-name="gr4" draw:text-style-name="P7" draw:layer="layout" svg:width="0.21cm" svg:height="0.465cm" svg:x="16.069cm" svg:y="2.106cm" svg:viewBox="0 0 211 466" svg:d="M193 27c0-11-9-27-27-27-20 0-41 18-41 38 0 11 9 27 30 27 20 0 38-20 38-38zM52 379c-5 9-7 15-7 29 0 31 27 58 65 58 69 0 101-96 101-105s-9-9-12-9c-9 0-9 4-13 11-16 56-47 83-74 83-13 0-16-9-16-25 0-15 5-27 12-42 6-21 13-38 20-56 6-16 31-81 36-88 2-6 4-15 4-22 0-34-29-58-67-58-70 0-101 94-101 105 0 9 9 9 11 9 11 0 11-5 14-11 18-61 49-85 74-85 11 0 17 6 17 24 0 16-4 27-22 70z">
            <text:p/>
          </draw:path>
          <draw:path draw:style-name="gr4" draw:text-style-name="P7" draw:layer="layout" svg:width="0.467cm" svg:height="0.035cm" svg:x="16.389cm" svg:y="2.372cm" svg:viewBox="0 0 468 36" svg:d="M441 36c9 0 27 0 27-18s-16-18-27-18h-414c-11 0-27 0-27 18s16 18 27 18z">
            <text:p/>
          </draw:path>
          <draw:path draw:style-name="gr4" draw:text-style-name="P7" draw:layer="layout" svg:width="0.252cm" svg:height="0.458cm" svg:x="17.005cm" svg:y="2.106cm" svg:viewBox="0 0 253 459" svg:d="M157 20c0-20-2-20-20-20-45 43-108 45-137 45v24c16 0 63 0 101-20v354c0 23 0 32-70 32h-27v24c14 0 99-2 124-2 22 0 109 2 125 2v-24h-27c-69 0-69-9-69-32z">
            <text:p/>
          </draw:path>
          <draw:path draw:style-name="gr4" draw:text-style-name="P7" draw:layer="layout" svg:width="0.655cm" svg:height="0.658cm" svg:x="17.643cm" svg:y="1.841cm" svg:viewBox="0 0 656 659" svg:d="M349 349h276c13 0 31 0 31-20s-18-20-31-20h-276v-275c0-16 0-34-20-34s-20 18-20 34v275h-275c-16 0-34 0-34 20s18 20 34 20h275v276c0 14 0 34 20 34s20-20 20-34z">
            <text:p/>
          </draw:path>
          <draw:path draw:style-name="gr4" draw:text-style-name="P7" draw:layer="layout" svg:width="0.671cm" svg:height="0.667cm" svg:x="18.598cm" svg:y="1.747cm" svg:viewBox="0 0 672 668" svg:d="M399 69c6-26 11-33 22-35 9-3 40-3 63-3 98 0 143 3 143 81 0 13-4 54-9 78 0 5-2 16-2 18 0 7 2 14 11 14 11 0 14-7 16-23l27-172c0-2 2-14 2-16 0-11-11-11-27-11h-549c-22 0-24 0-31 20l-58 173c-3 2-7 15-7 18 0 6 4 11 11 11 11 0 11-5 18-20 54-153 79-171 224-171h38c29 0 29 3 29 12 0 6-4 17-4 20l-132 528c-9 36-12 48-117 48-36 0-42 0-42 17 0 12 11 12 18 12 24 0 53 0 80 0s56-3 83-3 56 3 83 3 58 0 85 0c9 0 22 0 22-18 0-11-8-11-33-11s-38 0-63-3c-29-2-38-6-38-22 0 0 0-5 5-20z">
            <text:p/>
          </draw:path>
          <draw:path draw:style-name="gr4" draw:text-style-name="P7" draw:layer="layout" svg:width="0.21cm" svg:height="0.465cm" svg:x="19.18cm" svg:y="2.106cm" svg:viewBox="0 0 211 466" svg:d="M193 27c0-11-9-27-27-27-20 0-41 18-41 38 0 11 9 27 30 27 20 0 38-20 38-38zM52 379c-5 9-7 15-7 29 0 31 27 58 65 58 69 0 101-96 101-105s-9-9-12-9c-9 0-9 4-13 11-16 56-47 83-74 83-13 0-16-9-16-25 0-15 5-27 12-42 6-21 13-38 20-56 6-16 31-81 36-88 2-6 4-15 4-22 0-34-29-58-67-58-70 0-101 94-101 105 0 9 9 9 11 9 11 0 11-5 14-11 18-61 49-85 74-85 11 0 17 6 17 24 0 16-4 27-22 70z">
            <text:p/>
          </draw:path>
          <draw:polygon draw:style-name="gr4" draw:text-style-name="P7" draw:layer="layout" svg:width="4.781cm" svg:height="0.042cm" svg:x="14.696cm" svg:y="2.814cm" svg:viewBox="0 0 4782 43" draw:points="2392,43 0,43 0,0 4782,0 4782,43">
            <text:p/>
          </draw:polygon>
          <draw:path draw:style-name="gr4" draw:text-style-name="P7" draw:layer="layout" svg:width="0.727cm" svg:height="0.707cm" svg:x="16.277cm" svg:y="3.051cm" svg:viewBox="0 0 728 708" svg:d="M390 18c-7-14-9-18-25-18-18 0-20 4-27 18l-334 670c-4 9-4 11-4 11 0 9 7 9 22 9h686c15 0 20 0 20-9 0 0 0-2-5-11zM334 99l264 533h-531z">
            <text:p/>
          </draw:path>
          <draw:path draw:style-name="gr4" draw:text-style-name="P7" draw:layer="layout" svg:width="0.492cm" svg:height="0.447cm" svg:x="17.079cm" svg:y="3.32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6 47-53s-23-36-38-36c-29 0-54 27-54 58 0 45 49 65 94 65 65 0 101-69 103-76 11 38 47 76 108 76 100 0 156-128 156-152 0-9-9-9-11-9-9 0-11 2-13 9-32 107-101 130-132 130-38 0-54-32-54-65 0-23 7-43 18-88z">
            <text:p/>
          </draw:path>
          <draw:path draw:style-name="gr4" draw:text-style-name="P7" draw:layer="layout" svg:width="0.21cm" svg:height="0.465cm" svg:x="17.646cm" svg:y="3.445cm" svg:viewBox="0 0 211 466" svg:d="M193 27c0-11-9-27-27-27-20 0-41 18-41 38 0 11 9 27 30 27 20 0 38-20 38-38zM52 379c-5 9-7 15-7 29 0 31 27 58 65 58 69 0 101-96 101-105s-9-9-12-9c-9 0-9 4-13 11-16 56-47 83-74 83-13 0-16-9-16-25 0-15 5-27 12-42 6-21 13-38 20-56 6-16 31-81 36-88 2-6 4-15 4-22 0-34-29-58-67-58-70 0-101 94-101 105 0 9 9 9 11 9 11 0 11-5 14-11 18-61 49-85 74-85 11 0 17 6 17 24 0 16-4 27-22 70z">
            <text:p/>
          </draw:path>
          <draw:path draw:style-name="gr4" draw:text-style-name="P7" draw:layer="layout" svg:width="0.485cm" svg:height="2.363cm" svg:x="19.628cm" svg:y="1.653cm" svg:viewBox="0 0 486 2364" svg:d="M486 1183c0-388-90-777-340-1073-21-23-56-63-97-99-13-11-15-11-29-11-11 0-20 0-20 9 0 4 4 9 7 11 33 36 101 101 165 209 160 253 233 573 233 952 0 266-35 607-199 900-78 141-161 222-202 265-2 2-4 4-4 9 0 9 9 9 20 9 14 0 16 0 32-16 331-300 434-751 434-1165z">
            <text:p/>
          </draw:path>
          <draw:polygon draw:style-name="gr4" draw:text-style-name="P7" draw:layer="layout" svg:width="13.544cm" svg:height="0.042cm" svg:x="6.775cm" svg:y="4.133cm" svg:viewBox="0 0 13545 43" draw:points="6771,43 0,43 0,0 13545,0 13545,43">
            <text:p/>
          </draw:polygon>
          <draw:path draw:style-name="gr4" draw:text-style-name="P7" draw:layer="layout" svg:width="0.416cm" svg:height="0.678cm" svg:x="9.766cm" svg:y="4.418cm" svg:viewBox="0 0 417 679" svg:d="M417 343c0-81-5-159-41-233-44-94-125-110-168-110-58 0-132 25-172 116-32 70-36 146-36 227 0 74 4 161 45 237 42 79 114 99 163 99 54 0 128-20 173-114 31-68 36-146 36-222zM208 659c-38 0-98-25-116-121-9-59-9-150-9-209 0-62 0-127 7-181 20-117 94-126 118-126 32 0 97 18 117 115 9 56 9 130 9 192 0 74 0 141-11 204-14 94-70 126-115 126z">
            <text:p/>
          </draw:path>
          <draw:path draw:style-name="gr4" draw:text-style-name="P7" draw:layer="layout" svg:width="0.107cm" svg:height="0.107cm" svg:x="10.303cm" svg:y="4.969cm" svg:viewBox="0 0 108 108" svg:d="M108 54c0-29-25-54-54-54s-54 25-54 54 25 54 54 54 54-25 54-54z">
            <text:p/>
          </draw:path>
          <draw:path draw:style-name="gr4" draw:text-style-name="P7" draw:layer="layout" svg:width="0.393cm" svg:height="0.678cm" svg:x="10.541cm" svg:y="4.418cm" svg:viewBox="0 0 394 679" svg:d="M394 459c0-116-80-217-188-217-47 0-90 16-125 51v-192c20 7 53 13 85 13 121 0 190-89 190-103 0-7-2-11-9-11-2 0-4 0-9 2-20 9-67 29-134 29-40 0-85-6-132-27-7-4-9-4-12-4-8 0-8 9-8 25v291c0 18 0 27 13 27 7 0 9-2 11-9 11-16 49-70 128-70 51 0 76 45 85 63 16 38 18 76 18 126 0 33 0 94-25 134-22 38-60 65-105 65-72 0-128-52-146-110 3 0 7 0 18 0 32 0 50-24 50-47 0-25-18-49-50-49-15 0-49 7-49 54 0 85 67 179 179 179 114 0 215-94 215-220z">
            <text:p/>
          </draw:path>
          <draw:path draw:style-name="gr4" draw:text-style-name="P7" draw:layer="layout" svg:width="0.23cm" svg:height="0.985cm" svg:x="11.08cm" svg:y="4.337cm" svg:viewBox="0 0 231 986" svg:d="M231 977c0-2 0-5-18-23-123-123-155-309-155-461 0-170 38-343 159-466 14-11 14-14 14-18 0-7-5-9-11-9-9 0-99 67-157 193-52 107-63 217-63 300 0 78 11 197 65 309 60 121 146 184 155 184 6 0 11-2 11-9z">
            <text:p/>
          </draw:path>
          <draw:path draw:style-name="gr4" draw:text-style-name="P7" draw:layer="layout" svg:width="0.727cm" svg:height="0.707cm" svg:x="11.412cm" svg:y="4.371cm" svg:viewBox="0 0 728 708" svg:d="M390 18c-7-14-9-18-25-18-18 0-20 4-27 18l-334 670c-4 9-4 11-4 11 0 9 7 9 22 9h686c15 0 20 0 20-9 0 0 0-2-5-11zM332 99l266 533h-531z">
            <text:p/>
          </draw:path>
          <draw:path draw:style-name="gr4" draw:text-style-name="P7" draw:layer="layout" svg:width="0.492cm" svg:height="0.447cm" svg:x="12.214cm" svg:y="4.639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2-51 103-94 103-7 0-29 0-49-12 24-6 47-26 47-53s-23-36-38-36c-29 0-54 27-54 58 0 45 49 65 92 65 67 0 101-69 105-76 11 38 47 76 105 76 103 0 159-128 159-152 0-9-9-9-11-9-9 0-11 2-13 9-34 107-101 130-132 130-38 0-54-32-54-65 0-23 7-43 18-88z">
            <text:p/>
          </draw:path>
          <draw:path draw:style-name="gr4" draw:text-style-name="P7" draw:layer="layout" svg:width="0.21cm" svg:height="0.465cm" svg:x="12.781cm" svg:y="4.765cm" svg:viewBox="0 0 211 466" svg:d="M193 27c0-11-9-27-27-27-20 0-41 18-41 38 0 11 9 27 30 27 20 0 38-20 38-38zM52 379c-5 9-7 15-7 29 0 31 27 58 65 58 71 0 101-96 101-105s-9-9-12-9c-9 0-9 4-13 11-16 56-47 83-74 83-13 0-16-9-16-25 0-15 5-27 12-42 6-21 13-38 22-56 4-16 29-81 34-88 2-6 4-15 4-22 0-34-29-58-67-58-70 0-101 94-101 105 0 9 9 9 11 9 11 0 11-5 14-11 18-61 49-85 74-85 11 0 17 6 17 24 0 16-4 27-22 70z">
            <text:p/>
          </draw:path>
          <draw:path draw:style-name="gr4" draw:text-style-name="P7" draw:layer="layout" svg:width="0.655cm" svg:height="0.658cm" svg:x="13.349cm" svg:y="4.501cm" svg:viewBox="0 0 656 659" svg:d="M349 349h276c13 0 31 0 31-20s-18-20-31-20h-276v-275c0-16 0-34-20-34s-20 18-20 34v275h-275c-16 0-34 0-34 20s18 20 34 20h275v276c0 14 0 34 20 34s20-20 20-34z">
            <text:p/>
          </draw:path>
          <draw:path draw:style-name="gr4" draw:text-style-name="P7" draw:layer="layout" svg:width="0.727cm" svg:height="0.707cm" svg:x="14.326cm" svg:y="4.371cm" svg:viewBox="0 0 728 708" svg:d="M390 18c-7-14-9-18-25-18-18 0-20 4-27 18l-334 670c-4 9-4 11-4 11 0 9 7 9 22 9h686c15 0 20 0 20-9 0 0 0-2-5-11zM334 99l264 533h-531z">
            <text:p/>
          </draw:path>
          <draw:path draw:style-name="gr4" draw:text-style-name="P7" draw:layer="layout" svg:width="0.492cm" svg:height="0.447cm" svg:x="15.128cm" svg:y="4.639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6 47-53s-23-36-38-36c-29 0-54 27-54 58 0 45 49 65 94 65 65 0 101-69 103-76 11 38 47 76 108 76 100 0 156-128 156-152 0-9-9-9-11-9-9 0-11 2-13 9-32 107-101 130-132 130-38 0-54-32-54-65 0-23 7-43 18-88z">
            <text:p/>
          </draw:path>
          <draw:path draw:style-name="gr4" draw:text-style-name="P7" draw:layer="layout" svg:width="0.21cm" svg:height="0.465cm" svg:x="15.695cm" svg:y="4.765cm" svg:viewBox="0 0 211 466" svg:d="M193 27c0-11-9-27-27-27-20 0-41 18-41 38 0 11 9 27 30 27 20 0 38-20 38-38zM52 379c-5 9-7 15-7 29 0 31 27 58 65 58 69 0 101-96 101-105s-9-9-12-9c-9 0-9 4-13 11-16 56-47 83-74 83-13 0-16-9-16-25 0-15 5-27 12-42 6-21 13-38 20-56 6-16 31-81 36-88 2-6 4-15 4-22 0-34-29-58-67-58-70 0-101 94-101 105 0 9 9 9 11 9 11 0 11-5 14-11 18-61 49-85 74-85 11 0 17 6 17 24 0 16-4 27-22 70z">
            <text:p/>
          </draw:path>
          <draw:path draw:style-name="gr4" draw:text-style-name="P7" draw:layer="layout" svg:width="0.507cm" svg:height="0.51cm" svg:x="15.988cm" svg:y="4.796cm" svg:viewBox="0 0 508 511" svg:d="M271 271h213c9 0 24 0 24-16 0-18-15-18-24-18h-213v-212c0-9 0-25-16-25-18 0-18 16-18 25v212h-212c-9 0-25 0-25 18 0 16 16 16 25 16h212v213c0 9 0 27 18 27 16 0 16-16 16-27z">
            <text:p/>
          </draw:path>
          <draw:path draw:style-name="gr4" draw:text-style-name="P7" draw:layer="layout" svg:width="0.252cm" svg:height="0.458cm" svg:x="16.62cm" svg:y="4.765cm" svg:viewBox="0 0 253 459" svg:d="M157 20c0-20-2-20-20-20-45 43-108 45-137 45v24c16 0 63 0 101-20v354c0 23 0 32-70 32h-27v24c14 0 99-2 124-2 22 0 109 2 125 2v-24h-27c-69 0-69-9-69-32z">
            <text:p/>
          </draw:path>
          <draw:path draw:style-name="gr4" draw:text-style-name="P7" draw:layer="layout" svg:width="0.23cm" svg:height="0.985cm" svg:x="17.041cm" svg:y="4.337cm" svg:viewBox="0 0 231 986" svg:d="M231 493c0-76-11-195-65-307-61-121-146-186-157-186-5 0-9 4-9 9 0 4 0 7 18 25 98 96 154 253 154 459 0 168-35 343-159 466-13 13-13 16-13 18 0 7 4 9 9 9 11 0 101-67 159-193 52-107 63-217 63-300z">
            <text:p/>
          </draw:path>
          <draw:path draw:style-name="gr4" draw:text-style-name="P7" draw:layer="layout" svg:width="0.655cm" svg:height="0.658cm" svg:x="6.831cm" svg:y="6.582cm" svg:viewBox="0 0 656 659" svg:d="M349 349h276c13 0 31 0 31-20s-18-20-31-20h-276v-275c0-16 0-34-20-34s-20 18-20 34v275h-275c-16 0-34 0-34 20s18 20 34 20h275v276c0 14 0 34 20 34s20-20 20-34z">
            <text:p/>
          </draw:path>
          <draw:path draw:style-name="gr4" draw:text-style-name="P7" draw:layer="layout" svg:width="0.485cm" svg:height="2.363cm" svg:x="7.911cm" svg:y="5.728cm" svg:viewBox="0 0 486 2364" svg:d="M486 2355c0-5-2-7-4-9-36-38-103-103-168-211-159-253-231-573-231-952 0-267 36-607 197-901 78-141 159-222 204-264 2-2 2-5 2-9 0-9-7-9-20-9-14 0-16 0-31 16-332 300-435 750-435 1165 0 387 90 777 340 1073 21 22 56 63 99 98 11 12 13 12 27 12 13 0 20 0 20-9z">
            <text:p/>
          </draw:path>
          <draw:path draw:style-name="gr4" draw:text-style-name="P7" draw:layer="layout" svg:width="0.416cm" svg:height="0.678cm" svg:x="8.469cm" svg:y="6.499cm" svg:viewBox="0 0 417 679" svg:d="M417 343c0-81-5-159-41-233-44-94-125-110-168-110-58 0-132 25-172 116-32 70-36 146-36 227 0 74 4 161 45 237 42 79 114 99 163 99 54 0 128-20 173-114 31-68 36-146 36-222zM208 659c-38 0-98-25-116-121-9-59-9-150-9-209 0-62 0-127 7-181 20-117 94-126 118-126 32 0 97 18 117 115 9 56 9 130 9 192 0 74 0 141-11 204-14 94-70 126-115 126z">
            <text:p/>
          </draw:path>
          <draw:path draw:style-name="gr4" draw:text-style-name="P7" draw:layer="layout" svg:width="0.107cm" svg:height="0.107cm" svg:x="9.006cm" svg:y="7.05cm" svg:viewBox="0 0 108 108" svg:d="M108 54c0-29-25-54-54-54s-54 25-54 54 25 54 54 54 54-25 54-54z">
            <text:p/>
          </draw:path>
          <draw:path draw:style-name="gr4" draw:text-style-name="P7" draw:layer="layout" svg:width="0.393cm" svg:height="0.678cm" svg:x="9.244cm" svg:y="6.499cm" svg:viewBox="0 0 394 679" svg:d="M394 459c0-116-80-217-188-217-47 0-90 16-125 51v-192c20 7 53 13 85 13 121 0 190-89 190-103 0-7-2-11-9-11-2 0-4 0-9 2-20 9-67 29-134 29-40 0-85-6-132-27-7-4-9-4-12-4-8 0-8 9-8 25v291c0 18 0 27 13 27 7 0 9-2 11-9 11-16 49-70 128-70 51 0 78 45 85 63 16 38 18 76 18 126 0 33 0 94-25 134-22 38-60 65-105 65-72 0-128-52-146-110 3 0 7 0 18 0 32 0 50-24 50-47 0-25-18-49-50-49-15 0-49 7-49 54 0 85 69 179 179 179 114 0 215-94 215-220z">
            <text:p/>
          </draw:path>
          <draw:path draw:style-name="gr4" draw:text-style-name="P7" draw:layer="layout" svg:width="0.23cm" svg:height="0.985cm" svg:x="9.786cm" svg:y="6.416cm" svg:viewBox="0 0 231 986" svg:d="M231 977c0-2 0-5-18-23-123-123-155-309-155-461 0-170 38-343 159-466 14-11 14-14 14-18 0-7-5-9-11-9-9 0-99 67-157 193-52 107-63 217-63 300 0 78 11 197 65 309 60 121 146 184 155 184 6 0 11-2 11-9z">
            <text:p/>
          </draw:path>
          <draw:path draw:style-name="gr4" draw:text-style-name="P7" draw:layer="layout" svg:width="0.552cm" svg:height="0.447cm" svg:x="10.111cm" svg:y="6.721cm" svg:viewBox="0 0 553 448" svg:d="M430 204c0-155-92-204-163-204-137 0-267 141-267 280 0 92 58 168 159 168 63 0 134-22 211-83 11 52 44 83 89 83 52 0 83-54 83-69 0-7-7-12-13-12-7 0-9 5-12 12-18 47-53 47-56 47-31 0-31-77-31-101 0-20 0-23 11-34 92-116 112-233 112-233 0-2 0-9-11-9-9 0-9 3-13 20-18 63-52 137-99 195zM365 338c-87 76-163 88-204 88-58 0-87-45-87-108 0-47 25-154 56-206 47-72 101-90 134-90 99 0 99 130 99 207 0 35 0 94 2 109z">
            <text:p/>
          </draw:path>
          <draw:path draw:style-name="gr4" draw:text-style-name="P7" draw:layer="layout" svg:width="0.21cm" svg:height="0.465cm" svg:x="10.731cm" svg:y="6.846cm" svg:viewBox="0 0 211 466" svg:d="M193 27c0-11-9-27-27-27-20 0-41 18-41 38 0 11 9 27 30 27 20 0 38-20 38-38zM52 379c-5 9-7 15-7 29 0 31 27 58 65 58 69 0 101-96 101-105s-9-9-12-9c-9 0-9 2-13 11-16 56-47 83-74 83-13 0-16-9-16-25 0-15 5-27 12-42 6-21 13-38 20-56 6-16 31-81 36-88 2-6 4-15 4-22 0-34-29-58-67-58-70 0-101 94-101 105 0 9 9 9 11 9 11 0 11-5 14-11 18-61 49-85 74-85 11 0 17 6 17 24 0 16-4 27-22 70z">
            <text:p/>
          </draw:path>
          <draw:path draw:style-name="gr4" draw:text-style-name="P7" draw:layer="layout" svg:width="0.655cm" svg:height="0.658cm" svg:x="11.3cm" svg:y="6.582cm" svg:viewBox="0 0 656 659" svg:d="M349 349h276c13 0 31 0 31-20s-18-20-31-20h-276v-275c0-16 0-34-20-34s-20 18-20 34v275h-275c-16 0-34 0-34 20s18 20 34 20h275v276c0 14 0 34 20 34s20-20 20-34z">
            <text:p/>
          </draw:path>
          <draw:path draw:style-name="gr4" draw:text-style-name="P7" draw:layer="layout" svg:width="0.552cm" svg:height="0.447cm" svg:x="12.27cm" svg:y="6.721cm" svg:viewBox="0 0 553 448" svg:d="M430 204c0-155-92-204-163-204-137 0-267 141-267 280 0 92 58 168 159 168 63 0 134-22 211-83 11 52 44 83 89 83 52 0 83-54 83-69 0-7-7-12-13-12-7 0-9 5-12 12-18 47-53 47-56 47-31 0-31-77-31-101 0-20 0-23 11-34 92-116 112-233 112-233 0-2 0-9-11-9-9 0-9 3-13 20-18 63-52 137-99 195zM365 338c-87 76-163 88-204 88-58 0-87-45-87-108 0-47 25-154 56-206 47-72 101-90 134-90 99 0 99 130 99 207 0 35 0 94 2 109z">
            <text:p/>
          </draw:path>
          <draw:path draw:style-name="gr4" draw:text-style-name="P7" draw:layer="layout" svg:width="0.21cm" svg:height="0.465cm" svg:x="12.893cm" svg:y="6.846cm" svg:viewBox="0 0 211 466" svg:d="M193 27c0-11-9-27-27-27-20 0-41 18-41 38 0 11 9 27 30 27 20 0 38-20 38-38zM52 379c-5 9-7 15-7 29 0 31 27 58 65 58 69 0 101-96 101-105s-9-9-12-9c-9 0-9 2-13 11-16 56-47 83-74 83-13 0-16-9-16-25 0-15 5-27 12-42 6-21 13-38 20-56 6-16 31-81 36-88 2-6 4-15 4-22 0-34-29-58-67-58-70 0-101 94-101 105 0 9 9 9 11 9 11 0 11-5 14-11 18-61 49-85 74-85 11 0 17 6 17 24 0 16-4 27-22 70z">
            <text:p/>
          </draw:path>
          <draw:path draw:style-name="gr4" draw:text-style-name="P7" draw:layer="layout" svg:width="0.507cm" svg:height="0.51cm" svg:x="13.186cm" svg:y="6.875cm" svg:viewBox="0 0 508 511" svg:d="M271 271h213c9 0 24 0 24-16 0-18-15-18-24-18h-213v-212c0-9 0-25-16-25-18 0-18 16-18 25v212h-212c-9 0-25 0-25 18 0 16 16 16 25 16h212v213c0 9 0 27 18 27 16 0 16-16 16-27z">
            <text:p/>
          </draw:path>
          <draw:path draw:style-name="gr4" draw:text-style-name="P7" draw:layer="layout" svg:width="0.252cm" svg:height="0.458cm" svg:x="13.818cm" svg:y="6.846cm" svg:viewBox="0 0 253 459" svg:d="M157 20c0-20-2-20-20-20-45 43-108 45-137 45v24c16 0 63 0 101-20v354c0 23 0 32-70 32h-27v24c14 0 99-2 124-2 22 0 109 2 125 2v-24h-27c-69 0-69-9-69-32z">
            <text:p/>
          </draw:path>
          <draw:path draw:style-name="gr4" draw:text-style-name="P7" draw:layer="layout" svg:width="0.23cm" svg:height="0.985cm" svg:x="14.239cm" svg:y="6.416cm" svg:viewBox="0 0 231 986" svg:d="M231 493c0-76-11-195-65-307-61-121-146-186-157-186-5 0-9 4-9 9 0 4 0 7 18 25 98 96 154 253 154 459 0 168-35 343-159 466-13 13-13 16-13 18 0 7 4 9 9 9 11 0 101-67 159-193 52-107 63-217 63-300z">
            <text:p/>
          </draw:path>
          <draw:path draw:style-name="gr4" draw:text-style-name="P7" draw:layer="layout" svg:width="0.602cm" svg:height="0.042cm" svg:x="14.765cm" svg:y="6.223cm" svg:viewBox="0 0 603 43" svg:d="M569 43c16 0 34 0 34-23 0-20-18-20-34-20h-535c-16 0-34 0-34 20 0 23 18 23 34 23z">
            <text:p/>
          </draw:path>
          <draw:path draw:style-name="gr4" draw:text-style-name="P7" draw:layer="layout" svg:width="0.671cm" svg:height="0.667cm" svg:x="15.473cm" svg:y="5.822cm" svg:viewBox="0 0 672 668" svg:d="M399 69c6-29 11-33 22-35 9-3 40-3 63-3 98 0 143 3 143 81 0 13-4 54-9 78 0 5-2 16-2 18 0 7 2 14 11 14 11 0 14-7 16-23l27-172c0-2 2-14 2-16 0-11-11-11-27-11h-549c-22 0-24 0-31 20l-58 173c-3 2-7 15-7 18 0 6 4 11 11 11 11 0 11-5 18-20 54-153 79-171 224-171h38c29 0 29 3 29 12 0 6-4 17-4 20l-132 528c-9 36-12 48-117 48-36 0-42 0-42 17 0 12 11 12 18 12 24 0 53 0 80 0s56-3 83-3 56 3 83 3 58 0 85 0c9 0 22 0 22-18 0-11-8-11-33-11s-38 0-63-3c-29-2-38-6-38-22 0 0 0-5 5-20z">
            <text:p/>
          </draw:path>
          <draw:path draw:style-name="gr4" draw:text-style-name="P7" draw:layer="layout" svg:width="0.21cm" svg:height="0.465cm" svg:x="16.057cm" svg:y="6.181cm" svg:viewBox="0 0 211 466" svg:d="M193 27c0-11-9-27-27-27-20 0-41 18-41 38 0 11 9 27 30 27 20 0 38-20 38-38zM52 379c-5 9-7 15-7 29 0 31 27 58 65 58 69 0 101-96 101-105s-9-9-12-9c-9 0-9 4-13 11-16 56-47 83-74 83-13 0-16-9-16-25 0-15 5-27 12-42 6-21 13-38 20-56 6-16 31-81 36-88 2-6 4-15 4-22 0-34-29-58-67-58-70 0-101 94-101 105 0 9 9 9 11 9 11 0 11-5 14-11 18-61 49-85 74-85 11 0 17 6 17 24 0 16-4 27-22 70z">
            <text:p/>
          </draw:path>
          <draw:path draw:style-name="gr4" draw:text-style-name="P7" draw:layer="layout" svg:width="0.655cm" svg:height="0.658cm" svg:x="16.626cm" svg:y="5.916cm" svg:viewBox="0 0 656 659" svg:d="M349 349h276c13 0 31 0 31-20s-18-20-31-20h-276v-275c0-16 0-34-20-34s-20 18-20 34v275h-275c-16 0-34 0-34 20s18 20 34 20h275v276c0 14 0 34 20 34s20-20 20-34z">
            <text:p/>
          </draw:path>
          <draw:path draw:style-name="gr4" draw:text-style-name="P7" draw:layer="layout" svg:width="0.671cm" svg:height="0.667cm" svg:x="17.578cm" svg:y="5.822cm" svg:viewBox="0 0 672 668" svg:d="M399 69c6-29 9-33 22-35 9-3 40-3 63-3 98 0 143 3 143 81 0 13-4 54-9 78 0 5-2 16-2 18 0 7 2 14 11 14 11 0 14-7 16-23l27-172c0-2 2-14 2-16 0-11-11-11-27-11h-549c-22 0-24 0-31 20l-58 173c-3 2-7 15-7 18 0 6 4 11 11 11 11 0 11-5 18-20 54-153 79-171 224-171h38c29 0 29 3 29 12 0 6-4 17-4 20l-132 528c-9 36-12 48-117 48-36 0-42 0-42 17 0 12 11 12 15 12 27 0 56 0 83 0s56-3 83-3 56 3 83 3 58 0 85 0c9 0 22 0 22-18 0-11-8-11-33-11s-38 0-63-3c-29-2-38-6-38-22 0 0 0-5 5-20z">
            <text:p/>
          </draw:path>
          <draw:path draw:style-name="gr4" draw:text-style-name="P7" draw:layer="layout" svg:width="0.21cm" svg:height="0.465cm" svg:x="18.163cm" svg:y="6.181cm" svg:viewBox="0 0 211 466" svg:d="M193 27c0-11-9-27-27-27-20 0-41 18-41 38 0 11 9 27 30 27 20 0 38-20 38-38zM52 379c-5 9-7 15-7 29 0 31 27 58 65 58 69 0 101-96 101-105s-9-9-12-9c-9 0-9 4-13 11-16 56-47 83-74 83-13 0-16-9-16-25 0-15 5-27 12-42 6-21 13-38 20-56 6-16 31-81 36-88 2-6 4-15 4-22 0-34-29-58-67-58-70 0-101 94-101 105 0 9 9 9 11 9 11 0 11-5 14-11 18-61 49-85 74-85 11 0 17 6 17 24 0 16-4 27-22 70z">
            <text:p/>
          </draw:path>
          <draw:path draw:style-name="gr4" draw:text-style-name="P7" draw:layer="layout" svg:width="0.507cm" svg:height="0.51cm" svg:x="18.456cm" svg:y="6.21cm" svg:viewBox="0 0 508 511" svg:d="M271 271h213c9 0 24 0 24-16 0-18-15-18-24-18h-213v-212c0-9 0-25-16-25-18 0-18 16-18 25v212h-212c-9 0-25 0-25 18 0 16 16 16 25 16h212v213c0 9 0 27 18 27 16 0 16-16 16-27z">
            <text:p/>
          </draw:path>
          <draw:path draw:style-name="gr4" draw:text-style-name="P7" draw:layer="layout" svg:width="0.252cm" svg:height="0.458cm" svg:x="19.088cm" svg:y="6.179cm" svg:viewBox="0 0 253 459" svg:d="M157 20c0-20-2-20-20-20-45 43-108 45-137 45v24c16 0 63 0 101-20v354c0 23 0 32-70 32h-27v24c14 0 99-2 124-2 22 0 109 2 125 2v-24h-27c-69 0-69-9-69-32z">
            <text:p/>
          </draw:path>
          <draw:polygon draw:style-name="gr4" draw:text-style-name="P7" draw:layer="layout" svg:width="4.77cm" svg:height="0.042cm" svg:x="14.684cm" svg:y="6.889cm" svg:viewBox="0 0 4771 43" draw:points="2385,43 0,43 0,0 4771,0 4771,43">
            <text:p/>
          </draw:polygon>
          <draw:path draw:style-name="gr4" draw:text-style-name="P7" draw:layer="layout" svg:width="0.727cm" svg:height="0.707cm" svg:x="15.762cm" svg:y="7.126cm" svg:viewBox="0 0 728 708" svg:d="M390 18c-7-14-9-18-25-18-18 0-20 4-27 18l-334 670c-4 9-4 11-4 11 0 9 7 9 22 9h686c15 0 20 0 20-9 0 0 0-2-5-11zM332 99l266 533h-531z">
            <text:p/>
          </draw:path>
          <draw:path draw:style-name="gr4" draw:text-style-name="P7" draw:layer="layout" svg:width="0.492cm" svg:height="0.447cm" svg:x="16.564cm" svg:y="7.395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6 47-53s-23-36-38-36c-29 0-54 27-54 58 0 45 49 65 94 65 65 0 101-69 103-76 11 38 47 76 108 76 100 0 156-128 156-152 0-9-9-9-11-9-9 0-11 2-13 9-32 107-99 130-132 130-38 0-54-32-54-65 0-23 7-43 18-88z">
            <text:p/>
          </draw:path>
          <draw:path draw:style-name="gr4" draw:text-style-name="P7" draw:layer="layout" svg:width="0.21cm" svg:height="0.465cm" svg:x="17.13cm" svg:y="7.521cm" svg:viewBox="0 0 211 466" svg:d="M193 27c0-11-9-27-27-27-20 0-41 18-41 38 0 11 9 27 30 27 20 0 38-20 38-38zM52 379c-5 9-7 15-7 29 0 31 27 58 65 58 69 0 101-96 101-105s-9-9-12-9c-9 0-9 2-13 11-16 56-47 83-74 83-13 0-16-9-16-25 0-15 5-27 12-42 6-21 13-38 20-56 6-16 31-81 36-88 2-6 4-15 4-22 0-34-29-58-67-58-70 0-101 94-101 105 0 9 9 9 11 9 11 0 11-5 14-11 18-61 49-85 74-85 11 0 17 6 17 24 0 16-4 27-22 70z">
            <text:p/>
          </draw:path>
          <draw:path draw:style-name="gr4" draw:text-style-name="P7" draw:layer="layout" svg:width="0.507cm" svg:height="0.51cm" svg:x="17.424cm" svg:y="7.552cm" svg:viewBox="0 0 508 511" svg:d="M271 271h213c9 0 24 0 24-16 0-18-15-18-24-18h-213v-212c0-9 0-25-16-25-18 0-18 16-18 25v212h-212c-9 0-25 0-25 18 0 16 16 16 25 16h212v213c0 9 0 27 18 27 16 0 16-16 16-27z">
            <text:p/>
          </draw:path>
          <draw:path draw:style-name="gr4" draw:text-style-name="P7" draw:layer="layout" svg:width="0.252cm" svg:height="0.458cm" svg:x="18.055cm" svg:y="7.521cm" svg:viewBox="0 0 253 459" svg:d="M157 20c0-20-2-20-20-20-45 43-108 45-137 45v24c16 0 63 0 101-20v354c0 23 0 32-70 32h-27v24c14 0 99-2 124-2 22 0 109 2 125 2v-24h-27c-69 0-69-9-69-32z">
            <text:p/>
          </draw:path>
          <draw:path draw:style-name="gr4" draw:text-style-name="P7" draw:layer="layout" svg:width="0.485cm" svg:height="2.363cm" svg:x="19.605cm" svg:y="5.728cm" svg:viewBox="0 0 486 2364" svg:d="M486 1183c0-388-90-777-340-1073-21-23-56-63-97-99-13-11-15-11-29-11-11 0-20 0-20 9 0 4 4 9 7 11 33 36 101 101 165 209 160 253 231 573 231 952 0 266-33 607-197 900-78 141-161 222-202 265-2 2-4 4-4 9 0 9 9 9 20 9 14 0 16 0 32-16 331-300 434-751 434-1165z">
            <text:p/>
          </draw:path>
          <draw:polygon draw:style-name="gr4" draw:text-style-name="P7" draw:layer="layout" svg:width="13.521cm" svg:height="0.042cm" svg:x="6.775cm" svg:y="8.208cm" svg:viewBox="0 0 13522 43" draw:points="6762,43 0,43 0,0 13522,0 13522,43">
            <text:p/>
          </draw:polygon>
          <draw:path draw:style-name="gr4" draw:text-style-name="P7" draw:layer="layout" svg:width="0.416cm" svg:height="0.678cm" svg:x="9.754cm" svg:y="8.493cm" svg:viewBox="0 0 417 679" svg:d="M417 343c0-81-5-159-41-233-44-94-125-110-168-110-58 0-132 25-172 116-32 70-36 146-36 227 0 74 4 161 45 237 42 79 114 99 163 99 54 0 128-20 173-114 31-68 36-146 36-222zM208 659c-38 0-98-25-116-121-9-59-9-150-9-209 0-62 0-127 7-181 20-117 94-126 118-126 32 0 97 18 117 115 9 56 9 130 9 192 0 74 0 141-11 204-14 94-70 126-115 126z">
            <text:p/>
          </draw:path>
          <draw:path draw:style-name="gr4" draw:text-style-name="P7" draw:layer="layout" svg:width="0.107cm" svg:height="0.107cm" svg:x="10.292cm" svg:y="9.044cm" svg:viewBox="0 0 108 108" svg:d="M108 54c0-29-25-54-54-54s-54 25-54 54 25 54 54 54 54-25 54-54z">
            <text:p/>
          </draw:path>
          <draw:path draw:style-name="gr4" draw:text-style-name="P7" draw:layer="layout" svg:width="0.393cm" svg:height="0.678cm" svg:x="10.529cm" svg:y="8.493cm" svg:viewBox="0 0 394 679" svg:d="M394 459c0-116-80-217-188-217-47 0-90 16-125 51v-192c20 7 53 13 85 13 121 0 190-89 190-103 0-7-2-11-9-11-2 0-4 0-9 2-20 9-67 29-134 29-40 0-85-6-132-27-7-4-9-4-12-4-8 0-8 9-8 25v291c0 18 0 27 13 27 7 0 9-2 11-9 11-16 49-70 128-70 51 0 78 45 85 63 16 38 18 76 18 126 0 33 0 94-25 134-22 38-60 65-105 65-72 0-128-52-146-110 3 0 7 0 18 0 32 0 50-24 50-47 0-25-18-49-50-49-15 0-49 7-49 54 0 85 69 179 179 179 114 0 215-94 215-220z">
            <text:p/>
          </draw:path>
          <draw:path draw:style-name="gr4" draw:text-style-name="P7" draw:layer="layout" svg:width="0.23cm" svg:height="0.985cm" svg:x="11.069cm" svg:y="8.41cm" svg:viewBox="0 0 231 986" svg:d="M231 977c0-2 0-5-18-23-123-123-155-309-155-461 0-170 38-343 159-466 14-11 14-14 14-18 0-7-5-9-11-9-9 0-99 67-157 193-52 107-63 217-63 300 0 76 11 197 65 309 60 121 146 184 155 184 6 0 11-2 11-9z">
            <text:p/>
          </draw:path>
          <draw:path draw:style-name="gr4" draw:text-style-name="P7" draw:layer="layout" svg:width="0.727cm" svg:height="0.707cm" svg:x="11.401cm" svg:y="8.444cm" svg:viewBox="0 0 728 708" svg:d="M390 18c-7-14-9-18-25-18-18 0-20 4-27 18l-334 670c-4 9-4 11-4 11 0 9 7 9 22 9h686c15 0 20 0 20-9 0 0 0-2-5-11zM332 99l266 533h-531z">
            <text:p/>
          </draw:path>
          <draw:path draw:style-name="gr4" draw:text-style-name="P7" draw:layer="layout" svg:width="0.492cm" svg:height="0.447cm" svg:x="12.205cm" svg:y="8.715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6 47-53s-23-36-38-36c-29 0-54 27-54 58 0 45 49 65 92 65 67 0 103-69 105-76 11 38 47 76 105 76 103 0 159-128 159-152 0-9-9-9-11-9-9 0-11 2-13 9-32 107-101 130-132 130-38 0-54-32-54-65 0-23 7-43 18-88z">
            <text:p/>
          </draw:path>
          <draw:path draw:style-name="gr4" draw:text-style-name="P7" draw:layer="layout" svg:width="0.21cm" svg:height="0.465cm" svg:x="12.769cm" svg:y="8.84cm" svg:viewBox="0 0 211 466" svg:d="M193 27c0-11-9-27-27-27-20 0-41 18-41 38 0 11 9 27 30 27 20 0 38-20 38-38zM52 379c-5 9-7 15-7 29 0 31 27 58 65 58 69 0 101-96 101-105s-9-9-12-9c-9 0-9 2-13 11-16 56-47 83-74 83-13 0-16-9-16-25 0-15 5-27 12-42 6-21 13-38 20-56 6-16 31-81 36-88 2-6 4-15 4-22 0-34-29-58-67-58-70 0-101 94-101 105 0 9 9 9 11 9 11 0 11-5 14-11 18-61 49-85 74-85 11 0 17 6 17 24 0 16-4 27-22 70z">
            <text:p/>
          </draw:path>
          <draw:path draw:style-name="gr4" draw:text-style-name="P7" draw:layer="layout" svg:width="0.655cm" svg:height="0.658cm" svg:x="13.338cm" svg:y="8.576cm" svg:viewBox="0 0 656 659" svg:d="M349 349h276c13 0 31 0 31-20s-18-20-31-20h-276v-275c0-16 0-34-20-34s-20 18-20 34v275h-275c-16 0-34 0-34 20s18 20 34 20h275v276c0 14 0 34 20 34s20-20 20-34z">
            <text:p/>
          </draw:path>
          <draw:path draw:style-name="gr4" draw:text-style-name="P7" draw:layer="layout" svg:width="0.727cm" svg:height="0.707cm" svg:x="14.315cm" svg:y="8.444cm" svg:viewBox="0 0 728 708" svg:d="M390 18c-7-14-9-18-25-18-18 0-20 4-27 18l-334 670c-4 9-4 11-4 11 0 9 7 9 22 9h686c15 0 20 0 20-9 0 0 0-2-5-11zM332 99l266 533h-531z">
            <text:p/>
          </draw:path>
          <draw:path draw:style-name="gr4" draw:text-style-name="P7" draw:layer="layout" svg:width="0.492cm" svg:height="0.447cm" svg:x="15.117cm" svg:y="8.715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6 47-53s-23-36-38-36c-29 0-54 27-54 58 0 45 49 65 94 65 65 0 101-69 103-76 11 38 47 76 108 76 100 0 156-128 156-152 0-9-9-9-11-9-9 0-11 2-13 9-32 107-99 130-132 130-38 0-54-32-54-65 0-23 7-43 18-88z">
            <text:p/>
          </draw:path>
          <draw:path draw:style-name="gr4" draw:text-style-name="P7" draw:layer="layout" svg:width="0.21cm" svg:height="0.465cm" svg:x="15.683cm" svg:y="8.84cm" svg:viewBox="0 0 211 466" svg:d="M193 27c0-11-9-27-27-27-20 0-41 18-41 38 0 11 9 27 30 27 20 0 38-20 38-38zM52 379c-5 9-7 15-7 29 0 31 27 58 65 58 69 0 101-96 101-105s-9-9-12-9c-9 0-9 2-13 11-16 56-47 83-74 83-13 0-16-9-16-25 0-15 5-27 12-42 6-21 13-38 20-56 6-16 31-81 36-88 2-6 4-15 4-22 0-34-29-58-67-58-70 0-101 94-101 105 0 9 9 9 11 9 11 0 11-5 14-11 18-61 49-85 74-85 11 0 17 6 17 24 0 16-4 27-22 70z">
            <text:p/>
          </draw:path>
          <draw:path draw:style-name="gr4" draw:text-style-name="P7" draw:layer="layout" svg:width="0.507cm" svg:height="0.51cm" svg:x="15.977cm" svg:y="8.869cm" svg:viewBox="0 0 508 511" svg:d="M271 271h213c9 0 24 0 24-16 0-18-15-18-24-18h-213v-212c0-9 0-25-16-25-18 0-18 16-18 25v212h-212c-9 0-25 0-25 18 0 16 16 16 25 16h212v213c0 9 0 27 18 27 16 0 16-16 16-27z">
            <text:p/>
          </draw:path>
          <draw:path draw:style-name="gr4" draw:text-style-name="P7" draw:layer="layout" svg:width="0.252cm" svg:height="0.458cm" svg:x="16.608cm" svg:y="8.84cm" svg:viewBox="0 0 253 459" svg:d="M157 20c0-20-2-20-20-20-45 43-108 45-137 45v24c16 0 63 0 101-20v354c0 23 0 32-70 32h-27v24c14 0 99-2 124-2 22 0 109 2 125 2v-24h-27c-69 0-69-9-69-32z">
            <text:p/>
          </draw:path>
          <draw:path draw:style-name="gr4" draw:text-style-name="P7" draw:layer="layout" svg:width="0.23cm" svg:height="0.985cm" svg:x="17.03cm" svg:y="8.41cm" svg:viewBox="0 0 231 986" svg:d="M231 493c0-76-11-195-65-307-61-121-146-186-157-186-5 0-9 4-9 9 0 4 0 7 18 25 98 96 154 253 154 459 0 168-35 343-159 466-13 13-13 16-13 18 0 7 4 9 9 9 11 0 101-67 159-193 52-107 63-217 63-300z">
            <text:p/>
          </draw:path>
        </draw:g>
        <draw:g>
          <svg:title>TexMaths</svg:title>
          <svg:desc>28§display§x_{i+1/2}-x_{i-1/2} = \dfrac{\Delta x_{i+1}}{2} + \dfrac{\Delta x_{i}}{2}§svg§600§FALSE§</svg:desc>
          <draw:polygon draw:style-name="gr3" draw:text-style-name="P6" draw:layer="layout" svg:width="13.865cm" svg:height="2.015cm" svg:x="0.866cm" svg:y="11.192cm" svg:viewBox="0 0 13866 2016" draw:points="6933,2016 0,2016 0,0 13866,0 13866,2016">
            <text:p/>
          </draw:polygon>
          <draw:path draw:style-name="gr4" draw:text-style-name="P7" draw:layer="layout" svg:width="0.492cm" svg:height="0.447cm" svg:x="0.895cm" svg:y="12.095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2 65 67 0 103-70 105-76 11 38 47 76 105 76 103 0 159-128 159-152 0-9-9-9-11-9-9 0-11 2-13 9-32 107-101 130-132 130-38 0-54-32-54-65 0-23 7-43 18-88z">
            <text:p/>
          </draw:path>
          <draw:path draw:style-name="gr4" draw:text-style-name="P7" draw:layer="layout" svg:width="0.21cm" svg:height="0.465cm" svg:x="1.462cm" svg:y="12.252cm" svg:viewBox="0 0 211 466" svg:d="M193 27c0-11-9-27-27-27-20 0-41 18-41 38 0 11 9 27 30 27 20 0 38-20 38-38zM52 378c-5 9-7 16-7 30 0 31 27 58 65 58 71 0 101-96 101-105s-9-9-12-9c-9 0-9 4-13 11-16 56-47 83-74 83-13 0-16-9-16-23 0-18 5-29 12-45 6-20 13-38 22-55 4-16 29-81 34-88 2-7 4-16 4-22 0-34-29-58-67-58-70 0-101 94-101 105 0 9 9 9 11 9 11 0 11-5 14-11 18-61 49-86 74-86 11 0 17 7 17 25 0 16-4 27-22 70z">
            <text:p/>
          </draw:path>
          <draw:path draw:style-name="gr4" draw:text-style-name="P7" draw:layer="layout" svg:width="0.507cm" svg:height="0.51cm" svg:x="1.755cm" svg:y="12.281cm" svg:viewBox="0 0 508 511" svg:d="M271 271h213c9 0 24 0 24-16 0-18-15-18-24-18h-213v-212c0-9 0-25-16-25-18 0-18 16-18 25v212h-212c-9 0-25 0-25 18 0 16 16 16 25 16h212v213c0 9 0 27 18 27 16 0 16-16 16-27z">
            <text:p/>
          </draw:path>
          <draw:path draw:style-name="gr4" draw:text-style-name="P7" draw:layer="layout" svg:width="0.252cm" svg:height="0.458cm" svg:x="2.387cm" svg:y="12.252cm" svg:viewBox="0 0 253 459" svg:d="M157 20c0-20 0-20-20-20-45 43-108 45-137 45v24c16 0 63 0 101-20v354c0 23 0 31-70 31h-27v25c14 0 99-2 124-2 22 0 109 2 125 2v-25h-27c-69 0-69-8-69-31z">
            <text:p/>
          </draw:path>
          <draw:path draw:style-name="gr4" draw:text-style-name="P7" draw:layer="layout" svg:width="0.297cm" svg:height="0.691cm" svg:x="2.757cm" svg:y="12.191cm" svg:viewBox="0 0 298 692" svg:d="M293 31c5-9 5-11 5-13 0-11-9-18-16-18-11 0-15 9-20 18l-258 643c-4 9-4 11-4 13 0 11 9 18 16 18 13 0 15-9 20-18z">
            <text:p/>
          </draw:path>
          <draw:path draw:style-name="gr4" draw:text-style-name="P7" draw:layer="layout" svg:width="0.306cm" svg:height="0.458cm" svg:x="3.151cm" svg:y="12.252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4" draw:text-style-name="P7" draw:layer="layout" svg:width="0.602cm" svg:height="0.042cm" svg:x="3.848cm" svg:y="12.265cm" svg:viewBox="0 0 603 43" svg:d="M569 43c16 0 34 0 34-23 0-20-18-20-34-20h-535c-16 0-34 0-34 20 0 23 18 23 34 23z">
            <text:p/>
          </draw:path>
          <draw:path draw:style-name="gr4" draw:text-style-name="P7" draw:layer="layout" svg:width="0.492cm" svg:height="0.447cm" svg:x="4.779cm" svg:y="12.095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2 65 67 0 103-70 105-76 11 38 47 76 105 76 103 0 159-128 159-152 0-9-9-9-11-9-9 0-11 2-13 9-32 107-101 130-132 130-38 0-54-32-54-65 0-23 7-43 18-88z">
            <text:p/>
          </draw:path>
          <draw:path draw:style-name="gr4" draw:text-style-name="P7" draw:layer="layout" svg:width="0.21cm" svg:height="0.465cm" svg:x="5.346cm" svg:y="12.252cm" svg:viewBox="0 0 211 466" svg:d="M193 27c0-11-9-27-27-27-20 0-41 18-41 38 0 11 9 27 30 27 20 0 38-20 38-38zM52 378c-5 9-7 16-7 30 0 31 27 58 65 58 69 0 101-96 101-105s-9-9-12-9c-9 0-9 4-13 11-16 56-47 83-74 83-13 0-16-9-16-23 0-18 5-29 12-45 6-20 13-38 20-55 6-16 31-81 36-88 2-7 4-16 4-22 0-34-29-58-67-58-70 0-101 94-101 105 0 9 9 9 11 9 11 0 11-5 14-11 18-61 49-86 74-86 11 0 17 7 17 25 0 16-4 27-22 70z">
            <text:p/>
          </draw:path>
          <draw:path draw:style-name="gr4" draw:text-style-name="P7" draw:layer="layout" svg:width="0.467cm" svg:height="0.035cm" svg:x="5.666cm" svg:y="12.518cm" svg:viewBox="0 0 468 36" svg:d="M441 36c9 0 27 0 27-18s-16-18-27-18h-414c-11 0-27 0-27 18s16 18 27 18z">
            <text:p/>
          </draw:path>
          <draw:path draw:style-name="gr4" draw:text-style-name="P7" draw:layer="layout" svg:width="0.252cm" svg:height="0.458cm" svg:x="6.282cm" svg:y="12.252cm" svg:viewBox="0 0 253 459" svg:d="M157 20c0-20 0-20-20-20-45 43-108 45-137 45v24c16 0 63 0 101-20v354c0 23 0 31-70 31h-27v25c14 0 99-2 124-2 22 0 109 2 125 2v-25h-27c-69 0-69-8-69-31z">
            <text:p/>
          </draw:path>
          <draw:path draw:style-name="gr4" draw:text-style-name="P7" draw:layer="layout" svg:width="0.297cm" svg:height="0.691cm" svg:x="6.652cm" svg:y="12.191cm" svg:viewBox="0 0 298 692" svg:d="M293 31c5-9 5-11 5-13 0-11-9-18-16-18-13 0-15 9-20 18l-258 643c-4 9-4 11-4 13 0 11 9 18 16 18 13 0 15-9 20-18z">
            <text:p/>
          </draw:path>
          <draw:path draw:style-name="gr4" draw:text-style-name="P7" draw:layer="layout" svg:width="0.306cm" svg:height="0.458cm" svg:x="7.046cm" svg:y="12.252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4" draw:text-style-name="P7" draw:layer="layout" svg:width="0.655cm" svg:height="0.232cm" svg:x="7.772cm" svg:y="12.169cm" svg:viewBox="0 0 656 233" svg:d="M623 40c15 0 33 0 33-20s-18-20-31-20h-591c-16 0-34 0-34 20s18 20 34 20zM625 233c13 0 31 0 31-20s-18-20-33-20h-589c-16 0-34 0-34 20s18 20 34 20z">
            <text:p/>
          </draw:path>
          <draw:path draw:style-name="gr4" draw:text-style-name="P7" draw:layer="layout" svg:width="0.727cm" svg:height="0.707cm" svg:x="8.921cm" svg:y="11.161cm" svg:viewBox="0 0 728 708" svg:d="M390 18c-7-14-9-18-25-18-18 0-20 4-27 18l-334 670c-4 9-4 11-4 11 0 9 7 9 22 9h686c16 0 20 0 20-9 0 0 0-2-4-11zM332 99l266 533h-531z">
            <text:p/>
          </draw:path>
          <draw:path draw:style-name="gr4" draw:text-style-name="P7" draw:layer="layout" svg:width="0.492cm" svg:height="0.447cm" svg:x="9.723cm" svg:y="11.43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2 65 67 0 103-70 105-76 11 38 47 76 105 76 103 0 159-128 159-152 0-9-9-9-11-9-9 0-11 2-13 9-32 107-101 130-132 130-38 0-54-32-54-65 0-23 7-43 18-88z">
            <text:p/>
          </draw:path>
          <draw:path draw:style-name="gr4" draw:text-style-name="P7" draw:layer="layout" svg:width="0.21cm" svg:height="0.465cm" svg:x="10.29cm" svg:y="11.555cm" svg:viewBox="0 0 211 466" svg:d="M193 27c0-11-9-27-27-27-20 0-41 18-41 38 0 11 9 27 30 27 20 0 38-20 38-38zM52 378c-5 9-7 16-7 30 0 31 27 58 65 58 69 0 101-96 101-105s-9-9-12-9c-9 0-9 4-13 11-16 56-47 83-74 83-13 0-16-9-16-25s5-27 12-43c6-20 13-38 20-55 6-16 31-81 36-88 2-7 4-16 4-22 0-34-29-58-67-58-70 0-101 94-101 105 0 9 9 9 11 9 11 0 11-5 14-11 18-61 49-86 74-86 11 0 17 7 17 25 0 16-4 27-22 70z">
            <text:p/>
          </draw:path>
          <draw:path draw:style-name="gr4" draw:text-style-name="P7" draw:layer="layout" svg:width="0.507cm" svg:height="0.51cm" svg:x="10.583cm" svg:y="11.587cm" svg:viewBox="0 0 508 511" svg:d="M271 271h213c9 0 24 0 24-16 0-18-15-18-24-18h-213v-212c0-9 0-25-16-25-18 0-18 16-18 25v212h-212c-9 0-25 0-25 18 0 16 16 16 25 16h212v213c0 9 0 27 18 27 16 0 16-16 16-27z">
            <text:p/>
          </draw:path>
          <draw:path draw:style-name="gr4" draw:text-style-name="P7" draw:layer="layout" svg:width="0.252cm" svg:height="0.458cm" svg:x="11.215cm" svg:y="11.555cm" svg:viewBox="0 0 253 459" svg:d="M157 20c0-20-2-20-20-20-45 43-108 45-137 45v24c16 0 63 0 101-20v354c0 23 0 31-70 31h-27v25c14 0 99-2 124-2 22 0 109 2 125 2v-25h-27c-69 0-69-8-69-31z">
            <text:p/>
          </draw:path>
          <draw:polygon draw:style-name="gr4" draw:text-style-name="P7" draw:layer="layout" svg:width="2.707cm" svg:height="0.042cm" svg:x="8.874cm" svg:y="12.265cm" svg:viewBox="0 0 2708 43" draw:points="1355,43 0,43 0,0 2708,0 2708,43">
            <text:p/>
          </draw:polygon>
          <draw:path draw:style-name="gr4" draw:text-style-name="P7" draw:layer="layout" svg:width="0.393cm" svg:height="0.657cm" svg:x="10.03cm" svg:y="12.55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1 87-9 9-73 9-94 9z">
            <text:p/>
          </draw:path>
          <draw:path draw:style-name="gr4" draw:text-style-name="P7" draw:layer="layout" svg:width="0.655cm" svg:height="0.657cm" svg:x="11.972cm" svg:y="11.956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4" draw:text-style-name="P7" draw:layer="layout" svg:width="0.727cm" svg:height="0.707cm" svg:x="13.065cm" svg:y="11.161cm" svg:viewBox="0 0 728 708" svg:d="M390 18c-7-14-9-18-25-18-18 0-20 4-27 18l-334 670c-4 9-4 11-4 11 0 9 7 9 22 9h686c16 0 20 0 20-9 0 0 0-2-4-11zM332 99l266 533h-531z">
            <text:p/>
          </draw:path>
          <draw:path draw:style-name="gr4" draw:text-style-name="P7" draw:layer="layout" svg:width="0.492cm" svg:height="0.447cm" svg:x="13.867cm" svg:y="11.43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2 65 67 0 101-70 105-76 11 38 47 76 105 76 103 0 159-128 159-152 0-9-9-9-11-9-9 0-11 2-13 9-34 107-101 130-132 130-38 0-54-32-54-65 0-23 7-43 18-88z">
            <text:p/>
          </draw:path>
          <draw:path draw:style-name="gr4" draw:text-style-name="P7" draw:layer="layout" svg:width="0.21cm" svg:height="0.465cm" svg:x="14.434cm" svg:y="11.555cm" svg:viewBox="0 0 211 466" svg:d="M193 27c0-11-9-27-27-27-20 0-41 18-41 38 0 11 9 27 30 27 20 0 38-20 38-38zM52 378c-5 9-7 16-7 30 0 31 27 58 65 58 71 0 101-96 101-105s-9-9-12-9c-9 0-9 4-13 11-16 56-47 83-74 83-13 0-16-9-16-25s5-27 12-43c6-20 13-38 22-55 4-16 29-81 34-88 2-7 4-16 4-22 0-34-29-58-67-58-70 0-101 94-101 105 0 9 9 9 11 9 11 0 11-5 14-11 18-61 49-86 74-86 11 0 17 7 17 25 0 16-4 27-22 70z">
            <text:p/>
          </draw:path>
          <draw:polygon draw:style-name="gr4" draw:text-style-name="P7" draw:layer="layout" svg:width="1.71cm" svg:height="0.042cm" svg:x="13.021cm" svg:y="12.265cm" svg:viewBox="0 0 1711 43" draw:points="856,43 0,43 0,0 1711,0 1711,43">
            <text:p/>
          </draw:polygon>
          <draw:path draw:style-name="gr4" draw:text-style-name="P7" draw:layer="layout" svg:width="0.393cm" svg:height="0.657cm" svg:x="13.677cm" svg:y="12.55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1 87-9 9-73 9-94 9z">
            <text:p/>
          </draw:path>
        </draw:g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6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1">
        <office:forms form:automatic-focus="false" form:apply-design-mode="false"/>
        <draw:g>
          <svg:title>TexMaths</svg:title>
          <svg:desc>28§latex§\begin{align*} 
\dfrac{\partial}{\partial x} &amp; \left( \alpha \dfrac{\partial T}{\partial x} \right)  \approx 
\dfrac{1}{\Delta x_i + \Delta x_{i+1}} \Bigg{[}
\dfrac{(\alpha_{i-1}+\alpha_{i}) T_{i-1}}{\Delta x_i} \\
&amp; - \dfrac{(\alpha_{i-1}+\alpha_{i}) T_{i}}{\Delta x_i} 
 - \dfrac{(\alpha_{i}+\alpha_{i+1}) T_{i}}{\Delta x_{i+1}}
+ \dfrac{(\alpha_{i}+\alpha_{i+1}) T_{i+1}}{\Delta x_{i+1}}\Bigg{]}
\end{align*}§svg§600§FALSE§</svg:desc>
          <draw:polygon draw:style-name="gr3" draw:text-style-name="P6" draw:layer="layout" svg:width="24.502cm" svg:height="6.299cm" svg:x="0.924cm" svg:y="1.627cm" svg:viewBox="0 0 24503 6300" draw:points="12250,6300 0,6300 0,0 24503,0 24503,6300">
            <text:p/>
          </draw:polygon>
          <draw:path draw:style-name="gr4" draw:text-style-name="P7" draw:layer="layout" svg:width="0.519cm" svg:height="0.727cm" svg:x="1.244cm" svg:y="1.979cm" svg:viewBox="0 0 520 728" svg:d="M419 372c-11-61-52-117-128-117-60 0-125 16-201 94-83 81-90 173-90 204 0 61 43 175 181 175 236 0 339-332 339-473 0-156-92-255-213-255-143 0-188 128-188 157 0 13 6 33 36 33 33 0 53-29 53-51 0-36-31-36-47-36 45-72 115-78 144-78 71 0 141 51 141 179 0 38-7 87-27 168zM186 701c-110 0-110-103-110-112 0-27 25-166 65-224 40-56 87-87 150-87 108 0 110 109 110 130 0 71-65 293-215 293z">
            <text:p/>
          </draw:path>
          <draw:polygon draw:style-name="gr4" draw:text-style-name="P7" draw:layer="layout" svg:width="1.141cm" svg:height="0.042cm" svg:x="0.924cm" svg:y="3.083cm" svg:viewBox="0 0 1142 43" draw:points="571,43 0,43 0,0 1142,0 1142,43">
            <text:p/>
          </draw:polygon>
          <draw:path draw:style-name="gr4" draw:text-style-name="P7" draw:layer="layout" svg:width="0.519cm" svg:height="0.727cm" svg:x="0.964cm" svg:y="3.32cm" svg:viewBox="0 0 520 728" svg:d="M419 372c-11-61-52-117-128-117-60 0-125 16-201 94-83 81-90 173-90 204 0 61 43 175 181 175 236 0 339-332 339-473 0-156-92-255-213-255-143 0-188 128-188 157 0 13 6 33 36 33 33 0 53-29 53-51 0-36-31-36-47-36 45-72 115-78 144-78 71 0 141 51 141 179 0 38-7 87-27 168zM186 701c-110 0-110-103-110-112 0-27 25-166 65-224 40-56 87-87 150-87 108 0 110 109 110 130 0 71-65 293-215 293z">
            <text:p/>
          </draw:path>
          <draw:path draw:style-name="gr4" draw:text-style-name="P7" draw:layer="layout" svg:width="0.492cm" svg:height="0.447cm" svg:x="1.529cm" svg:y="3.589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2 65 67 0 101-70 105-76 11 38 47 76 105 76 103 0 159-128 159-152 0-9-9-9-11-9-9 0-11 2-13 9-34 107-101 130-132 130-38 0-54-32-54-65 0-23 7-43 18-88z">
            <text:p/>
          </draw:path>
          <draw:path draw:style-name="gr4" draw:text-style-name="P7" draw:layer="layout" svg:width="0.485cm" svg:height="2.362cm" svg:x="2.55cm" svg:y="1.923cm" svg:viewBox="0 0 486 2363" svg:d="M486 2354c0-5-2-7-4-9-36-38-103-103-168-211-159-253-231-573-231-951 0-267 33-607 197-901 78-141 159-222 204-264 2-2 2-5 2-9 0-9-7-9-20-9-14 0-16 0-31 16-332 300-435 750-435 1164 0 388 90 777 340 1073 21 22 56 63 99 99 11 11 13 11 27 11 13 0 20 0 20-9z">
            <text:p/>
          </draw:path>
          <draw:path draw:style-name="gr4" draw:text-style-name="P7" draw:layer="layout" svg:width="0.552cm" svg:height="0.447cm" svg:x="3.11cm" svg:y="2.915cm" svg:viewBox="0 0 553 448" svg:d="M430 204c0-155-92-204-163-204-137 0-267 141-267 280 0 92 58 168 159 168 63 0 134-22 211-83 11 52 44 83 89 83 52 0 83-54 83-70 0-6-7-11-13-11-7 0-9 5-12 11-17 48-53 48-56 48-31 0-31-77-31-101 0-20 0-23 11-34 92-116 112-233 112-233 0-2 0-9-11-9-9 0-9 3-13 20-18 63-52 137-99 195zM365 338c-87 76-163 88-204 88-58 0-87-45-87-108 0-47 25-155 56-206 47-72 101-90 134-90 99 0 99 130 99 206 0 36 0 95 2 110z">
            <text:p/>
          </draw:path>
          <draw:path draw:style-name="gr4" draw:text-style-name="P7" draw:layer="layout" svg:width="0.519cm" svg:height="0.727cm" svg:x="3.861cm" svg:y="1.979cm" svg:viewBox="0 0 520 728" svg:d="M419 372c-11-61-52-117-128-117-60 0-125 16-201 94-83 81-90 173-90 204 0 61 43 175 181 175 236 0 339-332 339-473 0-156-92-255-213-255-143 0-188 128-188 157 0 13 6 33 36 33 33 0 53-29 53-51 0-36-31-36-47-36 45-72 115-78 144-78 71 0 141 51 141 179 0 38-7 87-27 168zM186 701c-110 0-110-103-110-112 0-27 25-166 65-224 40-56 87-87 150-87 108 0 110 109 110 130 0 71-65 293-215 293z">
            <text:p/>
          </draw:path>
          <draw:path draw:style-name="gr4" draw:text-style-name="P7" draw:layer="layout" svg:width="0.671cm" svg:height="0.666cm" svg:x="4.423cm" svg:y="2.017cm" svg:viewBox="0 0 672 667" svg:d="M399 69c6-26 11-33 22-35 9-3 40-3 63-3 98 0 143 3 143 81 0 13-4 54-9 78 0 5-2 16-2 18 0 7 2 14 11 14 11 0 14-7 16-23l27-172c0-2 2-14 2-16 0-11-11-11-27-11h-549c-22 0-24 0-31 20l-58 173c-3 2-7 15-7 18 0 6 4 11 11 11 11 0 11-5 18-20 54-153 79-171 224-171h38c29 0 29 3 29 12 0 6-4 17-4 20l-132 528c-9 36-12 47-117 47-36 0-42 0-42 18 0 11 11 11 18 11 24 0 53 0 80 0s56-2 83-2c29 0 56 2 83 2s58 0 85 0c9 0 22 0 22-18 0-11-8-11-33-11s-38 0-63-2c-29-2-38-7-38-22 0 0 0-5 5-21z">
            <text:p/>
          </draw:path>
          <draw:polygon draw:style-name="gr4" draw:text-style-name="P7" draw:layer="layout" svg:width="1.289cm" svg:height="0.042cm" svg:x="3.82cm" svg:y="3.083cm" svg:viewBox="0 0 1290 43" draw:points="645,43 0,43 0,0 1290,0 1290,43">
            <text:p/>
          </draw:polygon>
          <draw:path draw:style-name="gr4" draw:text-style-name="P7" draw:layer="layout" svg:width="0.519cm" svg:height="0.727cm" svg:x="3.935cm" svg:y="3.32cm" svg:viewBox="0 0 520 728" svg:d="M419 372c-11-61-52-117-128-117-60 0-125 16-201 94-83 81-90 173-90 204 0 61 43 175 181 175 236 0 339-332 339-473 0-156-92-255-213-255-143 0-191 128-191 157 0 13 9 33 39 33 33 0 53-29 53-51 0-36-31-36-47-36 45-72 115-78 144-78 71 0 141 51 141 179 0 38-7 87-27 168zM186 701c-110 0-110-103-110-112 0-27 25-166 65-224 40-56 87-87 150-87 108 0 110 109 110 130 0 71-65 293-215 293z">
            <text:p/>
          </draw:path>
          <draw:path draw:style-name="gr4" draw:text-style-name="P7" draw:layer="layout" svg:width="0.492cm" svg:height="0.447cm" svg:x="4.501cm" svg:y="3.589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4 65 65 0 101-70 103-76 11 38 47 76 108 76 100 0 156-128 156-152 0-9-9-9-11-9-9 0-11 2-13 9-32 107-101 130-132 130-38 0-54-32-54-65 0-23 7-43 18-88z">
            <text:p/>
          </draw:path>
          <draw:path draw:style-name="gr4" draw:text-style-name="P7" draw:layer="layout" svg:width="0.485cm" svg:height="2.362cm" svg:x="5.263cm" svg:y="1.923cm" svg:viewBox="0 0 486 2363" svg:d="M486 1183c0-388-90-778-340-1073-21-23-56-63-97-99-13-11-15-11-29-11-11 0-20 0-20 9 0 4 4 9 7 11 33 36 101 101 165 208 160 254 233 574 233 952 0 267-35 607-199 901-78 141-161 221-202 264-2 2-4 4-4 9 0 9 9 9 20 9 14 0 16 0 32-16 331-300 434-750 434-1164z">
            <text:p/>
          </draw:path>
          <draw:path draw:style-name="gr4" draw:text-style-name="P7" draw:layer="layout" svg:width="0.658cm" svg:height="0.422cm" svg:x="6.28cm" svg:y="2.874cm" svg:viewBox="0 0 659 423" svg:d="M659 31c0-22-7-31-14-31-4 0-13 4-13 27-5 69-74 110-139 110-56 0-105-32-157-65-54-36-108-72-170-72-92 0-166 69-166 161 0 23 9 29 13 29 12 0 14-18 14-22 7-83 87-112 139-112 56 0 105 29 157 65 53 36 107 72 170 72 92 0 166-72 166-162zM659 262c0-29-12-31-14-31-4 0-13 6-13 27-5 69-74 109-139 109-56 0-105-31-157-65-54-35-108-71-170-71-92 0-166 69-166 161 0 22 9 29 13 29 12 0 14-18 14-22 7-83 87-112 139-112 56 0 105 29 157 65 53 35 107 71 170 71 94 0 166-74 166-161z">
            <text:p/>
          </draw:path>
          <draw:path draw:style-name="gr4" draw:text-style-name="P7" draw:layer="layout" svg:width="0.326cm" svg:height="0.657cm" svg:x="10.034cm" svg:y="2.028cm" svg:viewBox="0 0 327 658" svg:d="M204 25c0-23 0-25-25-25-60 63-148 63-179 63v31c20 0 78 0 130-27v513c0 36-2 47-92 47h-31v31c33-4 121-4 159-4 40 0 125 0 161 4v-31h-31c-90 0-92-11-92-47z">
            <text:p/>
          </draw:path>
          <draw:polygon draw:style-name="gr4" draw:text-style-name="P7" draw:layer="layout" svg:width="5.621cm" svg:height="0.042cm" svg:x="7.382cm" svg:y="3.083cm" svg:viewBox="0 0 5622 43" draw:points="2811,43 0,43 0,0 5622,0 5622,43">
            <text:p/>
          </draw:polygon>
          <draw:path draw:style-name="gr4" draw:text-style-name="P7" draw:layer="layout" svg:width="0.727cm" svg:height="0.707cm" svg:x="7.429cm" svg:y="3.32cm" svg:viewBox="0 0 728 708" svg:d="M390 18c-7-14-9-18-25-18-18 0-20 4-27 18l-334 670c-4 9-4 11-4 11 0 9 7 9 22 9h686c16 0 20 0 20-9 0 0 0-2-4-11zM334 99l264 533h-531z">
            <text:p/>
          </draw:path>
          <draw:path draw:style-name="gr4" draw:text-style-name="P7" draw:layer="layout" svg:width="0.492cm" svg:height="0.447cm" svg:x="8.231cm" svg:y="3.589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4 65 65 0 101-70 103-76 11 38 47 76 108 76 100 0 156-128 156-152 0-9-9-9-11-9-9 0-11 2-13 9-32 107-101 130-132 130-38 0-54-32-54-65 0-23 7-43 18-88z">
            <text:p/>
          </draw:path>
          <draw:path draw:style-name="gr4" draw:text-style-name="P7" draw:layer="layout" svg:width="0.21cm" svg:height="0.465cm" svg:x="8.797cm" svg:y="3.714cm" svg:viewBox="0 0 211 466" svg:d="M193 27c0-11-9-27-27-27-20 0-41 18-41 38 0 11 9 27 30 27 20 0 38-20 38-38zM52 378c-5 9-7 16-7 30 0 31 27 58 65 58 69 0 101-96 101-105s-9-9-12-9c-9 0-9 4-13 11-16 56-47 83-74 83-13 0-16-9-16-25s5-27 12-43c6-20 13-38 20-55 6-16 31-81 36-88 2-7 4-16 4-22 0-34-29-58-67-58-70 0-101 94-101 105 0 9 9 9 11 9 11 0 11-5 14-11 18-61 49-86 74-86 11 0 17 7 17 25 0 16-4 27-22 70z">
            <text:p/>
          </draw:path>
          <draw:path draw:style-name="gr4" draw:text-style-name="P7" draw:layer="layout" svg:width="0.655cm" svg:height="0.657cm" svg:x="9.366cm" svg:y="3.45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4" draw:text-style-name="P7" draw:layer="layout" svg:width="0.727cm" svg:height="0.707cm" svg:x="10.341cm" svg:y="3.32cm" svg:viewBox="0 0 728 708" svg:d="M390 18c-7-14-9-18-25-18-18 0-20 4-27 18l-334 670c-4 9-4 11-4 11 0 9 7 9 22 9h686c16 0 20 0 20-9 0 0 0-2-4-11zM332 99l266 533h-531z">
            <text:p/>
          </draw:path>
          <draw:path draw:style-name="gr4" draw:text-style-name="P7" draw:layer="layout" svg:width="0.492cm" svg:height="0.447cm" svg:x="11.145cm" svg:y="3.589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2 65 67 0 101-70 105-76 11 38 47 76 105 76 103 0 159-128 159-152 0-9-9-9-11-9-9 0-11 2-13 9-34 107-101 130-132 130-38 0-54-32-54-65 0-23 7-43 18-88z">
            <text:p/>
          </draw:path>
          <draw:path draw:style-name="gr4" draw:text-style-name="P7" draw:layer="layout" svg:width="0.21cm" svg:height="0.465cm" svg:x="11.709cm" svg:y="3.714cm" svg:viewBox="0 0 211 466" svg:d="M193 27c0-11-9-27-27-27-20 0-41 18-41 38 0 11 9 27 30 27 20 0 38-20 38-38zM52 378c-5 9-7 16-7 30 0 31 27 58 65 58 71 0 101-96 101-105s-9-9-12-9c-9 0-9 4-13 11-16 56-47 83-74 83-13 0-16-9-16-25s5-27 12-43c6-20 13-38 22-55 4-16 29-81 34-88 2-7 4-16 4-22 0-34-29-58-67-58-70 0-101 94-101 105 0 9 9 9 11 9 11 0 11-5 14-11 18-61 49-86 74-86 11 0 17 7 17 25 0 16-4 27-22 70z">
            <text:p/>
          </draw:path>
          <draw:path draw:style-name="gr4" draw:text-style-name="P7" draw:layer="layout" svg:width="0.507cm" svg:height="0.51cm" svg:x="12.005cm" svg:y="3.746cm" svg:viewBox="0 0 508 511" svg:d="M271 271h213c9 0 24 0 24-16 0-18-15-18-24-18h-213v-212c0-9 0-25-16-25-18 0-18 16-18 25v212h-212c-9 0-25 0-25 18 0 16 16 16 25 16h212v213c0 9 0 27 18 27 16 0 16-16 16-27z">
            <text:p/>
          </draw:path>
          <draw:path draw:style-name="gr4" draw:text-style-name="P7" draw:layer="layout" svg:width="0.252cm" svg:height="0.458cm" svg:x="12.637cm" svg:y="3.714cm" svg:viewBox="0 0 253 459" svg:d="M157 20c0-20 0-20-20-20-45 43-108 45-137 45v24c16 0 63 0 101-20v354c0 23 0 31-70 31h-27v25c14 0 99-2 124-2 22 0 109 2 125 2v-25h-27c-69 0-69-8-69-31z">
            <text:p/>
          </draw:path>
          <draw:polygon draw:style-name="gr4" draw:text-style-name="P7" draw:layer="layout" svg:width="0.292cm" svg:height="2.953cm" svg:x="13.392cm" svg:y="1.627cm" svg:viewBox="0 0 293 2954" draw:points="0,2954 293,2954 293,2891 60,2891 60,60 293,60 293,0 0,0">
            <text:p/>
          </draw:polygon>
          <draw:path draw:style-name="gr4" draw:text-style-name="P7" draw:layer="layout" svg:width="0.23cm" svg:height="0.984cm" svg:x="13.909cm" svg:y="1.945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4" draw:text-style-name="P7" draw:layer="layout" svg:width="0.552cm" svg:height="0.447cm" svg:x="14.236cm" svg:y="2.247cm" svg:viewBox="0 0 553 448" svg:d="M430 204c0-155-92-204-163-204-137 0-267 141-267 280 0 92 58 168 159 168 63 0 134-22 211-83 11 52 44 83 89 83 52 0 83-54 83-70 0-6-7-11-13-11-7 0-9 5-12 11-17 48-53 48-56 48-31 0-31-77-31-101 0-20 0-23 11-34 92-116 112-233 112-233 0-2 0-9-11-9-9 0-9 3-13 20-18 63-52 137-99 195zM365 338c-87 76-163 88-204 88-58 0-87-45-87-108 0-47 25-155 56-206 47-72 101-90 134-90 99 0 99 130 99 206 0 36 0 95 2 110z">
            <text:p/>
          </draw:path>
          <draw:path draw:style-name="gr4" draw:text-style-name="P7" draw:layer="layout" svg:width="0.21cm" svg:height="0.465cm" svg:x="14.857cm" svg:y="2.375cm" svg:viewBox="0 0 211 466" svg:d="M193 27c0-11-9-27-27-27-20 0-41 18-41 38 0 11 9 27 30 27 20 0 38-20 38-38zM52 378c-5 9-7 16-7 30 0 31 27 58 65 58 71 0 101-96 101-105s-9-9-12-9c-9 0-9 4-13 11-16 56-47 83-74 83-13 0-16-9-16-23 0-18 5-29 12-45 6-20 13-38 22-55 4-16 29-81 34-88 2-7 4-16 4-22 0-34-29-58-67-58-70 0-101 94-101 105 0 9 9 9 11 9 11 0 11-5 14-11 18-61 49-86 74-86 11 0 17 7 17 25 0 16-4 27-22 70z">
            <text:p/>
          </draw:path>
          <draw:path draw:style-name="gr4" draw:text-style-name="P7" draw:layer="layout" svg:width="0.467cm" svg:height="0.035cm" svg:x="15.177cm" svg:y="2.642cm" svg:viewBox="0 0 468 36" svg:d="M441 36c9 0 27 0 27-18s-16-18-27-18h-414c-11 0-27 0-27 18s16 18 27 18z">
            <text:p/>
          </draw:path>
          <draw:path draw:style-name="gr4" draw:text-style-name="P7" draw:layer="layout" svg:width="0.252cm" svg:height="0.458cm" svg:x="15.793cm" svg:y="2.373cm" svg:viewBox="0 0 253 459" svg:d="M157 20c0-20-2-20-20-20-45 43-108 45-137 45v24c16 0 63 0 101-20v354c0 23 0 31-70 31h-27v25c14 0 99-2 124-2 22 0 109 2 125 2v-25h-27c-69 0-69-8-69-31z">
            <text:p/>
          </draw:path>
          <draw:path draw:style-name="gr4" draw:text-style-name="P7" draw:layer="layout" svg:width="0.655cm" svg:height="0.657cm" svg:x="16.434cm" svg:y="2.109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4" draw:text-style-name="P7" draw:layer="layout" svg:width="0.552cm" svg:height="0.447cm" svg:x="17.403cm" svg:y="2.247cm" svg:viewBox="0 0 553 448" svg:d="M430 204c0-155-92-204-163-204-137 0-267 141-267 280 0 92 58 168 159 168 63 0 134-22 211-83 11 52 44 83 89 83 52 0 83-54 83-70 0-6-7-11-13-11-7 0-9 5-12 11-17 48-53 48-56 48-31 0-31-77-31-101 0-20 0-23 11-34 92-116 112-233 112-233 0-2 0-9-11-9-9 0-9 3-13 20-18 63-52 137-99 195zM365 338c-87 76-163 88-204 88-58 0-87-45-87-108 0-47 25-155 56-206 47-72 101-90 134-90 99 0 99 130 99 206 0 36 0 95 2 110z">
            <text:p/>
          </draw:path>
          <draw:path draw:style-name="gr4" draw:text-style-name="P7" draw:layer="layout" svg:width="0.21cm" svg:height="0.465cm" svg:x="18.024cm" svg:y="2.375cm" svg:viewBox="0 0 211 466" svg:d="M193 27c0-11-9-27-27-27-20 0-41 18-41 38 0 11 9 27 30 27 20 0 38-20 38-38zM52 378c-5 9-7 16-7 30 0 31 27 58 65 58 69 0 101-96 101-105s-9-9-12-9c-9 0-9 4-13 11-16 56-47 83-74 83-13 0-16-9-16-23 0-18 5-29 12-45 6-20 13-38 20-55 6-16 31-81 36-88 2-7 4-16 4-22 0-34-29-58-67-58-70 0-101 94-101 105 0 9 9 9 11 9 11 0 11-5 14-11 18-61 49-86 74-86 11 0 17 7 17 25 0 16-4 27-22 70z">
            <text:p/>
          </draw:path>
          <draw:path draw:style-name="gr4" draw:text-style-name="P7" draw:layer="layout" svg:width="0.23cm" svg:height="0.984cm" svg:x="18.376cm" svg:y="1.945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4" draw:text-style-name="P7" draw:layer="layout" svg:width="0.671cm" svg:height="0.666cm" svg:x="18.725cm" svg:y="2.017cm" svg:viewBox="0 0 672 667" svg:d="M399 69c6-26 11-33 22-35 9-3 40-3 63-3 98 0 143 3 143 81 0 13-4 54-9 78 0 5-2 16-2 18 0 7 2 14 11 14 11 0 14-7 16-23l27-172c0-2 2-14 2-16 0-11-11-11-27-11h-549c-22 0-24 0-31 20l-58 173c-3 2-7 15-7 18 0 6 4 11 11 11 11 0 11-5 18-20 54-153 79-171 224-171h38c29 0 29 3 29 12 0 6-4 17-4 20l-132 528c-9 36-12 47-117 47-36 0-42 0-42 18 0 11 11 11 18 11 24 0 53 0 80 0s56-2 83-2c29 0 56 2 83 2s58 0 85 0c9 0 22 0 22-18 0-11-8-11-33-11s-38 0-63-2c-29-2-38-7-38-22 0 0 0-5 5-21z">
            <text:p/>
          </draw:path>
          <draw:path draw:style-name="gr4" draw:text-style-name="P7" draw:layer="layout" svg:width="0.21cm" svg:height="0.465cm" svg:x="19.31cm" svg:y="2.375cm" svg:viewBox="0 0 211 466" svg:d="M193 27c0-11-9-27-27-27-20 0-41 18-41 38 0 11 9 27 30 27 20 0 38-20 38-38zM52 378c-5 9-7 16-7 30 0 31 27 58 65 58 69 0 101-96 101-105s-9-9-12-9c-9 0-9 4-13 11-16 56-47 83-74 83-13 0-16-9-16-23 0-18 5-29 12-45 6-20 13-38 20-55 6-16 31-81 36-88 2-7 4-16 4-22 0-34-29-58-67-58-70 0-101 94-101 105 0 9 9 9 11 9 11 0 11-5 14-11 18-61 49-86 74-86 11 0 17 7 17 25 0 16-4 27-22 70z">
            <text:p/>
          </draw:path>
          <draw:path draw:style-name="gr4" draw:text-style-name="P7" draw:layer="layout" svg:width="0.467cm" svg:height="0.035cm" svg:x="19.63cm" svg:y="2.642cm" svg:viewBox="0 0 468 36" svg:d="M441 36c9 0 27 0 27-18s-16-18-27-18h-414c-11 0-27 0-27 18s16 18 27 18z">
            <text:p/>
          </draw:path>
          <draw:path draw:style-name="gr4" draw:text-style-name="P7" draw:layer="layout" svg:width="0.252cm" svg:height="0.458cm" svg:x="20.246cm" svg:y="2.373cm" svg:viewBox="0 0 253 459" svg:d="M157 20c0-20-2-20-20-20-45 43-108 45-137 45v24c16 0 63 0 101-20v354c0 23 0 31-70 31h-27v25c14 0 99-2 124-2 22 0 109 2 125 2v-25h-27c-69 0-69-8-69-31z">
            <text:p/>
          </draw:path>
          <draw:polygon draw:style-name="gr4" draw:text-style-name="P7" draw:layer="layout" svg:width="6.802cm" svg:height="0.042cm" svg:x="13.813cm" svg:y="3.083cm" svg:viewBox="0 0 6803 43" draw:points="3400,43 0,43 0,0 6803,0 6803,43">
            <text:p/>
          </draw:polygon>
          <draw:path draw:style-name="gr4" draw:text-style-name="P7" draw:layer="layout" svg:width="0.727cm" svg:height="0.707cm" svg:x="16.404cm" svg:y="3.32cm" svg:viewBox="0 0 728 708" svg:d="M390 18c-7-14-9-18-25-18-18 0-20 4-27 18l-334 670c-4 9-4 11-4 11 0 9 7 9 22 9h686c16 0 20 0 20-9 0 0 0-2-4-11zM332 99l266 533h-531z">
            <text:p/>
          </draw:path>
          <draw:path draw:style-name="gr4" draw:text-style-name="P7" draw:layer="layout" svg:width="0.492cm" svg:height="0.447cm" svg:x="17.206cm" svg:y="3.589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2 65 67 0 101-70 105-76 11 38 47 76 105 76 103 0 159-128 159-152 0-9-9-9-11-9-9 0-11 2-13 9-34 107-101 130-132 130-38 0-54-32-54-65 0-23 7-43 18-88z">
            <text:p/>
          </draw:path>
          <draw:path draw:style-name="gr4" draw:text-style-name="P7" draw:layer="layout" svg:width="0.21cm" svg:height="0.465cm" svg:x="17.773cm" svg:y="3.714cm" svg:viewBox="0 0 211 466" svg:d="M193 27c0-11-9-27-27-27-20 0-41 18-41 38 0 11 9 27 30 27 20 0 38-20 38-38zM52 378c-5 9-7 16-7 30 0 31 27 58 65 58 69 0 101-96 101-105s-9-9-12-9c-9 0-9 4-13 11-16 56-47 83-74 83-13 0-16-9-16-25s5-27 12-43c6-20 13-38 20-55 6-16 31-81 36-88 2-7 4-16 4-22 0-34-29-58-67-58-70 0-101 94-101 105 0 9 9 9 11 9 11 0 11-5 14-11 18-61 49-86 74-86 11 0 17 7 17 25 0 16-4 27-22 70z">
            <text:p/>
          </draw:path>
          <draw:path draw:style-name="gr4" draw:text-style-name="P7" draw:layer="layout" svg:width="0.602cm" svg:height="0.042cm" svg:x="2.483cm" svg:y="6.429cm" svg:viewBox="0 0 603 43" svg:d="M569 43c16 0 34 0 34-23 0-20-18-20-34-20h-535c-16 0-34 0-34 20 0 23 18 23 34 23z">
            <text:p/>
          </draw:path>
          <draw:path draw:style-name="gr4" draw:text-style-name="P7" draw:layer="layout" svg:width="0.23cm" svg:height="0.984cm" svg:x="3.601cm" svg:y="5.291cm" svg:viewBox="0 0 231 985" svg:d="M231 976c0-2 0-4-18-22-123-123-155-309-155-461 0-170 38-343 159-466 14-11 14-14 14-18 0-7-5-9-11-9-9 0-99 67-157 193-52 107-63 217-63 300 0 76 11 197 65 309 60 121 146 183 155 183 6 0 11-2 11-9z">
            <text:p/>
          </draw:path>
          <draw:path draw:style-name="gr4" draw:text-style-name="P7" draw:layer="layout" svg:width="0.552cm" svg:height="0.447cm" svg:x="3.926cm" svg:y="5.593cm" svg:viewBox="0 0 553 448" svg:d="M430 204c0-155-92-204-163-204-137 0-267 141-267 280 0 92 58 168 159 168 63 0 134-22 211-83 11 52 44 83 89 83 52 0 83-54 83-70 0-6-7-11-13-11-7 0-9 5-12 11-17 48-53 48-56 48-31 0-31-77-31-101 0-20 0-23 11-34 92-116 112-231 112-233s0-9-11-9c-9 0-9 3-13 20-18 63-52 137-99 195zM365 338c-87 76-163 88-204 88-58 0-87-45-87-108 0-47 25-155 56-206 47-72 101-90 134-90 99 0 99 130 99 206 0 36 0 95 2 110z">
            <text:p/>
          </draw:path>
          <draw:path draw:style-name="gr4" draw:text-style-name="P7" draw:layer="layout" svg:width="0.21cm" svg:height="0.465cm" svg:x="4.546cm" svg:y="5.719cm" svg:viewBox="0 0 211 466" svg:d="M193 27c0-11-9-27-27-27-20 0-41 18-41 38 0 11 9 27 30 27 20 0 38-20 38-38zM52 378c-5 9-7 16-7 30 0 31 27 58 65 58 71 0 101-96 101-105s-9-9-12-9c-9 0-9 4-13 11-16 56-47 83-74 83-13 0-16-9-16-23 0-18 5-29 12-45 6-20 13-38 20-55 6-16 31-81 36-88 2-7 4-16 4-22 0-34-29-58-67-58-70 0-101 94-101 105 0 9 9 9 11 9 11 0 11-5 14-11 18-61 49-86 74-86 11 0 17 7 17 25 0 16-4 27-22 70z">
            <text:p/>
          </draw:path>
          <draw:path draw:style-name="gr4" draw:text-style-name="P7" draw:layer="layout" svg:width="0.467cm" svg:height="0.035cm" svg:x="4.866cm" svg:y="5.988cm" svg:viewBox="0 0 468 36" svg:d="M441 36c9 0 27 0 27-18s-16-18-27-18h-414c-11 0-27 0-27 18s16 18 27 18z">
            <text:p/>
          </draw:path>
          <draw:path draw:style-name="gr4" draw:text-style-name="P7" draw:layer="layout" svg:width="0.252cm" svg:height="0.458cm" svg:x="5.482cm" svg:y="5.719cm" svg:viewBox="0 0 253 459" svg:d="M157 20c0-20-2-20-20-20-45 43-108 45-137 45v24c16 0 63 0 101-20v354c0 23 0 31-70 31h-27v25c14 0 99-2 124-2 22 0 109 2 125 2v-25h-27c-69 0-69-8-69-31z">
            <text:p/>
          </draw:path>
          <draw:path draw:style-name="gr4" draw:text-style-name="P7" draw:layer="layout" svg:width="0.655cm" svg:height="0.657cm" svg:x="6.123cm" svg:y="5.454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4" draw:text-style-name="P7" draw:layer="layout" svg:width="0.552cm" svg:height="0.447cm" svg:x="7.093cm" svg:y="5.593cm" svg:viewBox="0 0 553 448" svg:d="M430 204c0-155-92-204-163-204-137 0-267 141-267 280 0 92 58 168 159 168 63 0 134-22 211-83 11 52 44 83 89 83 52 0 83-54 83-70 0-6-7-11-13-11-7 0-9 5-12 11-17 48-53 48-56 48-31 0-31-77-31-101 0-20 0-23 11-34 92-116 112-231 112-233s0-9-11-9c-9 0-9 3-13 20-18 63-52 137-99 195zM365 338c-87 76-163 88-204 88-58 0-87-45-87-108 0-47 25-155 56-206 47-72 101-90 134-90 99 0 99 130 99 206 0 36 0 95 2 110z">
            <text:p/>
          </draw:path>
          <draw:path draw:style-name="gr4" draw:text-style-name="P7" draw:layer="layout" svg:width="0.21cm" svg:height="0.465cm" svg:x="7.713cm" svg:y="5.719cm" svg:viewBox="0 0 211 466" svg:d="M193 27c0-11-9-27-27-27-20 0-41 18-41 38 0 11 9 27 30 27 20 0 38-20 38-38zM52 378c-5 9-7 16-7 30 0 31 27 58 65 58 69 0 101-96 101-105s-9-9-12-9c-9 0-9 4-13 11-16 56-47 83-74 83-13 0-16-9-16-23 0-18 5-29 12-45 6-20 13-38 20-55 6-16 31-81 36-88 2-7 4-16 4-22 0-34-29-58-67-58-70 0-101 94-101 105 0 9 9 9 11 9 11 0 11-5 14-11 18-61 49-86 74-86 11 0 17 7 17 25 0 16-4 27-22 70z">
            <text:p/>
          </draw:path>
          <draw:path draw:style-name="gr4" draw:text-style-name="P7" draw:layer="layout" svg:width="0.23cm" svg:height="0.984cm" svg:x="8.065cm" svg:y="5.291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4" draw:text-style-name="P7" draw:layer="layout" svg:width="0.671cm" svg:height="0.666cm" svg:x="8.417cm" svg:y="5.363cm" svg:viewBox="0 0 672 667" svg:d="M399 69c6-29 11-33 22-35 9-3 40-3 63-3 98 0 143 3 143 81 0 13-4 54-9 78 0 5-2 16-2 18 0 7 2 14 11 14 11 0 14-7 16-23l27-172c0-2 2-14 2-16 0-11-11-11-27-11h-549c-22 0-24 0-31 20l-58 173c-3 2-7 15-7 18 0 6 4 11 11 11 11 0 11-5 18-20 54-153 79-171 224-171h38c29 0 29 3 29 12 0 6-4 17-4 20l-132 528c-9 36-12 47-117 47-36 0-42 0-42 18 0 11 11 11 18 11 24 0 53 0 80 0s56-2 83-2 56 2 83 2 58 0 85 0c9 0 22 0 22-18 0-11-8-11-33-11s-38 0-63-2c-29-2-38-7-38-22 0 0 0-5 5-21z">
            <text:p/>
          </draw:path>
          <draw:path draw:style-name="gr4" draw:text-style-name="P7" draw:layer="layout" svg:width="0.21cm" svg:height="0.465cm" svg:x="8.999cm" svg:y="5.719cm" svg:viewBox="0 0 211 466" svg:d="M193 27c0-11-9-27-27-27-20 0-41 18-41 38 0 11 9 27 30 27 20 0 38-20 38-38zM52 378c-5 9-7 16-7 30 0 31 27 58 65 58 69 0 101-96 101-105s-9-9-12-9c-9 0-9 4-13 11-16 56-47 83-74 83-13 0-16-9-16-23 0-18 5-29 12-45 6-20 13-38 20-55 6-16 31-81 36-88 2-7 4-16 4-22 0-34-29-58-67-58-70 0-101 94-101 105 0 9 9 9 11 9 11 0 11-5 14-11 18-61 49-86 74-86 11 0 17 7 17 25 0 16-4 27-22 70z">
            <text:p/>
          </draw:path>
          <draw:polygon draw:style-name="gr4" draw:text-style-name="P7" draw:layer="layout" svg:width="5.794cm" svg:height="0.042cm" svg:x="3.502cm" svg:y="6.429cm" svg:viewBox="0 0 5795 43" draw:points="2896,43 0,43 0,0 5795,0 5795,43">
            <text:p/>
          </draw:polygon>
          <draw:path draw:style-name="gr4" draw:text-style-name="P7" draw:layer="layout" svg:width="0.727cm" svg:height="0.707cm" svg:x="5.59cm" svg:y="6.664cm" svg:viewBox="0 0 728 708" svg:d="M390 18c-7-14-9-18-25-18-18 0-20 4-27 18l-334 670c-4 9-4 11-4 11 0 9 7 9 22 9h686c16 0 20 0 20-9 0 0 0-2-4-11zM332 99l266 533h-531z">
            <text:p/>
          </draw:path>
          <draw:path draw:style-name="gr4" draw:text-style-name="P7" draw:layer="layout" svg:width="0.492cm" svg:height="0.447cm" svg:x="6.392cm" svg:y="6.935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2 65 67 0 101-70 105-76 11 38 47 76 105 76 103 0 159-128 159-152 0-9-9-9-11-9-9 0-11 2-13 9-34 107-101 130-132 130-38 0-54-32-54-65 0-23 7-43 18-88z">
            <text:p/>
          </draw:path>
          <draw:path draw:style-name="gr4" draw:text-style-name="P7" draw:layer="layout" svg:width="0.21cm" svg:height="0.465cm" svg:x="6.958cm" svg:y="7.06cm" svg:viewBox="0 0 211 466" svg:d="M193 27c0-11-9-27-27-27-20 0-41 18-41 38 0 11 9 27 30 27 20 0 38-20 38-38zM52 378c-5 9-7 16-7 30 0 31 27 58 65 58 71 0 101-96 101-105s-9-9-12-9c-9 0-9 4-13 11-16 56-47 83-74 83-13 0-16-9-16-25s5-27 12-43c6-20 13-38 22-55 4-16 29-81 34-88 2-7 4-16 4-22 0-34-29-58-67-58-70 0-101 94-101 105 0 9 9 9 11 9 11 0 11-5 14-11 18-61 49-86 74-86 11 0 17 7 17 25 0 16-4 27-22 70z">
            <text:p/>
          </draw:path>
          <draw:path draw:style-name="gr4" draw:text-style-name="P7" draw:layer="layout" svg:width="0.602cm" svg:height="0.042cm" svg:x="9.714cm" svg:y="6.429cm" svg:viewBox="0 0 603 43" svg:d="M569 43c16 0 34 0 34-23 0-20-18-20-34-20h-535c-16 0-34 0-34 20 0 23 18 23 34 23z">
            <text:p/>
          </draw:path>
          <draw:path draw:style-name="gr4" draw:text-style-name="P7" draw:layer="layout" svg:width="0.23cm" svg:height="0.984cm" svg:x="10.831cm" svg:y="5.291cm" svg:viewBox="0 0 231 985" svg:d="M231 976c0-2 0-4-18-22-123-123-155-309-155-461 0-170 38-343 159-466 14-11 14-14 14-18 0-7-5-9-11-9-9 0-99 67-157 193-52 107-63 217-63 300 0 76 11 197 65 309 60 121 146 183 155 183 6 0 11-2 11-9z">
            <text:p/>
          </draw:path>
          <draw:path draw:style-name="gr4" draw:text-style-name="P7" draw:layer="layout" svg:width="0.552cm" svg:height="0.447cm" svg:x="11.156cm" svg:y="5.593cm" svg:viewBox="0 0 553 448" svg:d="M430 204c0-155-92-204-163-204-137 0-267 141-267 280 0 92 58 168 159 168 63 0 134-22 211-83 11 52 44 83 89 83 52 0 83-54 83-70 0-6-7-11-13-11-7 0-9 5-12 11-17 48-53 48-56 48-31 0-31-77-31-101 0-20 0-23 11-34 92-116 112-231 112-233s0-9-11-9c-9 0-9 3-13 20-18 63-52 137-99 195zM365 338c-87 76-163 88-204 88-58 0-87-45-87-108 0-47 25-155 56-206 47-72 101-90 134-90 99 0 99 130 99 206 0 36 0 95 2 110z">
            <text:p/>
          </draw:path>
          <draw:path draw:style-name="gr4" draw:text-style-name="P7" draw:layer="layout" svg:width="0.21cm" svg:height="0.465cm" svg:x="11.779cm" svg:y="5.719cm" svg:viewBox="0 0 211 466" svg:d="M193 27c0-11-9-27-27-27-20 0-41 18-41 38 0 11 9 27 30 27 20 0 38-20 38-38zM52 378c-5 9-7 16-7 30 0 31 27 58 65 58 69 0 101-96 101-105s-9-9-12-9c-9 0-9 4-13 11-16 56-47 83-74 83-13 0-16-9-16-23 0-18 5-29 12-45 6-20 13-38 20-55 6-16 31-81 36-88 2-7 4-16 4-22 0-34-29-58-67-58-70 0-101 94-101 105 0 9 9 9 11 9 11 0 11-5 14-11 18-61 49-86 74-86 11 0 17 7 17 25 0 16-4 27-22 70z">
            <text:p/>
          </draw:path>
          <draw:path draw:style-name="gr4" draw:text-style-name="P7" draw:layer="layout" svg:width="0.655cm" svg:height="0.657cm" svg:x="12.348cm" svg:y="5.454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4" draw:text-style-name="P7" draw:layer="layout" svg:width="0.552cm" svg:height="0.447cm" svg:x="13.318cm" svg:y="5.593cm" svg:viewBox="0 0 553 448" svg:d="M430 204c0-155-92-204-163-204-137 0-267 141-267 280 0 92 58 168 159 168 63 0 134-22 211-83 11 52 44 83 89 83 52 0 83-54 83-70 0-6-7-11-13-11-7 0-9 5-12 11-17 48-53 48-56 48-31 0-31-77-31-101 0-20 0-23 11-34 92-116 112-231 112-233s0-9-11-9c-9 0-9 3-13 20-18 63-52 137-99 195zM365 338c-87 76-163 88-204 88-58 0-87-45-87-108 0-47 25-155 56-206 47-72 101-90 134-90 99 0 99 130 99 206 0 36 0 95 2 110z">
            <text:p/>
          </draw:path>
          <draw:path draw:style-name="gr4" draw:text-style-name="P7" draw:layer="layout" svg:width="0.21cm" svg:height="0.465cm" svg:x="13.938cm" svg:y="5.719cm" svg:viewBox="0 0 211 466" svg:d="M193 27c0-11-9-27-27-27-20 0-41 18-41 38 0 11 9 27 30 27 20 0 38-20 38-38zM52 378c-5 9-7 16-7 30 0 31 27 58 65 58 69 0 101-96 101-105s-9-9-12-9c-9 0-9 4-13 11-16 56-47 83-74 83-13 0-16-9-16-23 0-18 5-29 12-45 6-20 13-38 20-55 6-16 31-81 36-88 2-7 4-16 4-22 0-34-29-58-67-58-70 0-101 94-101 105 0 9 9 9 11 9 11 0 11-5 14-11 18-61 49-86 74-86 11 0 17 7 17 25 0 16-4 27-22 70z">
            <text:p/>
          </draw:path>
          <draw:path draw:style-name="gr4" draw:text-style-name="P7" draw:layer="layout" svg:width="0.507cm" svg:height="0.51cm" svg:x="14.232cm" svg:y="5.75cm" svg:viewBox="0 0 508 511" svg:d="M271 271h213c9 0 24 0 24-16 0-18-15-18-24-18h-213v-212c0-9 0-25-16-25-18 0-18 16-18 25v212h-212c-9 0-25 0-25 18 0 16 16 16 25 16h212v213c0 9 0 27 18 27 16 0 16-16 16-27z">
            <text:p/>
          </draw:path>
          <draw:path draw:style-name="gr4" draw:text-style-name="P7" draw:layer="layout" svg:width="0.252cm" svg:height="0.458cm" svg:x="14.863cm" svg:y="5.719cm" svg:viewBox="0 0 253 459" svg:d="M157 20c0-20-2-20-20-20-45 43-108 45-137 45v24c16 0 63 0 101-20v354c0 23 0 31-70 31h-27v25c14 0 99-2 124-2 22 0 109 2 125 2v-25h-27c-69 0-69-8-69-31z">
            <text:p/>
          </draw:path>
          <draw:path draw:style-name="gr4" draw:text-style-name="P7" draw:layer="layout" svg:width="0.23cm" svg:height="0.984cm" svg:x="15.287cm" svg:y="5.291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4" draw:text-style-name="P7" draw:layer="layout" svg:width="0.671cm" svg:height="0.666cm" svg:x="15.636cm" svg:y="5.363cm" svg:viewBox="0 0 672 667" svg:d="M399 69c6-29 9-33 22-35 9-3 40-3 63-3 98 0 143 3 143 81 0 13-4 54-9 78 0 5-2 16-2 18 0 7 2 14 11 14 11 0 14-7 16-23l27-172c0-2 2-14 2-16 0-11-11-11-27-11h-549c-22 0-24 0-31 20l-58 173c-3 2-7 15-7 18 0 6 4 11 11 11 11 0 11-5 18-20 54-153 79-171 224-171h38c29 0 29 3 29 12 0 6-4 17-4 20l-132 528c-9 36-12 47-117 47-36 0-42 0-42 18 0 11 11 11 15 11 27 0 56 0 83 0s56-2 83-2 56 2 83 2 58 0 85 0c9 0 22 0 22-18 0-11-8-11-33-11s-38 0-63-2c-29-2-38-7-38-22 0 0 0-5 5-21z">
            <text:p/>
          </draw:path>
          <draw:path draw:style-name="gr4" draw:text-style-name="P7" draw:layer="layout" svg:width="0.21cm" svg:height="0.465cm" svg:x="16.221cm" svg:y="5.719cm" svg:viewBox="0 0 211 466" svg:d="M193 27c0-11-9-27-27-27-20 0-41 18-41 38 0 11 9 27 30 27 20 0 38-20 38-38zM52 378c-5 9-7 16-7 30 0 31 27 58 65 58 71 0 101-96 101-105s-9-9-12-9c-9 0-9 4-13 11-16 56-47 83-74 83-13 0-16-9-16-23 0-18 5-29 12-45 6-20 13-38 22-55 4-16 29-81 34-88 2-7 4-16 4-22 0-34-29-58-67-58-70 0-101 94-101 105 0 9 9 9 11 9 11 0 11-5 14-11 18-61 49-86 74-86 11 0 17 7 17 25 0 16-4 27-22 70z">
            <text:p/>
          </draw:path>
          <draw:polygon draw:style-name="gr4" draw:text-style-name="P7" draw:layer="layout" svg:width="5.783cm" svg:height="0.042cm" svg:x="10.733cm" svg:y="6.429cm" svg:viewBox="0 0 5784 43" draw:points="2892,43 0,43 0,0 5784,0 5784,43">
            <text:p/>
          </draw:polygon>
          <draw:path draw:style-name="gr4" draw:text-style-name="P7" draw:layer="layout" svg:width="0.727cm" svg:height="0.707cm" svg:x="12.316cm" svg:y="6.664cm" svg:viewBox="0 0 728 708" svg:d="M390 18c-7-14-9-18-25-18-18 0-20 4-27 18l-334 670c-4 9-4 11-4 11 0 9 7 9 22 9h686c16 0 20 0 20-9 0 0 0-2-4-11zM332 99l266 533h-531z">
            <text:p/>
          </draw:path>
          <draw:path draw:style-name="gr4" draw:text-style-name="P7" draw:layer="layout" svg:width="0.492cm" svg:height="0.447cm" svg:x="13.121cm" svg:y="6.935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2 65 67 0 103-70 105-76 11 38 47 76 105 76 103 0 159-128 159-152 0-9-9-9-11-9-9 0-11 2-13 9-32 107-101 130-132 130-38 0-54-32-54-65 0-23 7-43 18-88z">
            <text:p/>
          </draw:path>
          <draw:path draw:style-name="gr4" draw:text-style-name="P7" draw:layer="layout" svg:width="0.21cm" svg:height="0.465cm" svg:x="13.685cm" svg:y="7.06cm" svg:viewBox="0 0 211 466" svg:d="M193 27c0-11-9-27-27-27-20 0-41 18-41 38 0 11 9 27 30 27 20 0 38-20 38-38zM52 378c-5 9-7 16-7 30 0 31 27 58 65 58 69 0 101-96 101-105s-9-9-12-9c-9 0-9 4-13 11-16 56-47 83-74 83-13 0-16-9-16-25s5-27 12-43c6-20 13-38 20-55 6-16 31-81 36-88 2-7 4-16 4-22 0-34-29-58-67-58-70 0-101 94-101 105 0 9 9 9 11 9 11 0 11-5 14-11 18-61 49-86 74-86 11 0 17 7 17 25 0 16-4 27-22 70z">
            <text:p/>
          </draw:path>
          <draw:path draw:style-name="gr4" draw:text-style-name="P7" draw:layer="layout" svg:width="0.507cm" svg:height="0.51cm" svg:x="13.981cm" svg:y="7.089cm" svg:viewBox="0 0 508 511" svg:d="M271 271h213c9 0 24 0 24-16 0-18-15-18-24-18h-213v-212c0-9 0-25-16-25-18 0-18 16-18 25v212h-212c-9 0-25 0-25 18 0 16 16 16 25 16h212v213c0 9 0 27 18 27 16 0 16-16 16-27z">
            <text:p/>
          </draw:path>
          <draw:path draw:style-name="gr4" draw:text-style-name="P7" draw:layer="layout" svg:width="0.252cm" svg:height="0.458cm" svg:x="14.612cm" svg:y="7.06cm" svg:viewBox="0 0 253 459" svg:d="M157 20c0-20-2-20-20-20-45 43-108 45-137 45v24c16 0 63 0 101-20v354c0 23 0 31-70 31h-27v25c14 0 99-2 124-2 22 0 109 2 125 2v-25h-27c-69 0-69-8-69-31z">
            <text:p/>
          </draw:path>
          <draw:path draw:style-name="gr4" draw:text-style-name="P7" draw:layer="layout" svg:width="0.655cm" svg:height="0.657cm" svg:x="16.906cm" svg:y="6.12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4" draw:text-style-name="P7" draw:layer="layout" svg:width="0.23cm" svg:height="0.984cm" svg:x="18.051cm" svg:y="5.291cm" svg:viewBox="0 0 231 985" svg:d="M231 976c0-2 0-4-18-22-123-123-155-309-155-461 0-170 38-343 159-466 14-11 14-14 14-18 0-7-5-9-11-9-9 0-99 67-157 193-52 107-63 217-63 300 0 76 11 197 65 309 60 121 146 183 155 183 6 0 11-2 11-9z">
            <text:p/>
          </draw:path>
          <draw:path draw:style-name="gr4" draw:text-style-name="P7" draw:layer="layout" svg:width="0.552cm" svg:height="0.447cm" svg:x="18.378cm" svg:y="5.593cm" svg:viewBox="0 0 553 448" svg:d="M430 204c0-155-92-204-163-204-137 0-267 141-267 280 0 92 58 168 159 168 63 0 134-22 211-83 11 52 44 83 89 83 52 0 83-54 83-70 0-6-7-11-13-11-7 0-9 5-12 11-17 48-53 48-56 48-31 0-31-77-31-101 0-20 0-23 11-34 92-116 112-231 112-233s0-9-11-9c-9 0-9 3-13 20-18 63-52 137-99 195zM365 338c-87 76-163 88-204 88-58 0-87-45-87-108 0-47 25-155 56-206 47-72 101-90 134-90 99 0 99 130 99 206 0 36 0 95 2 110z">
            <text:p/>
          </draw:path>
          <draw:path draw:style-name="gr4" draw:text-style-name="P7" draw:layer="layout" svg:width="0.21cm" svg:height="0.465cm" svg:x="18.998cm" svg:y="5.719cm" svg:viewBox="0 0 211 466" svg:d="M193 27c0-11-9-27-27-27-20 0-41 18-41 38 0 11 9 27 30 27 20 0 38-20 38-38zM52 378c-5 9-7 16-7 30 0 31 27 58 65 58 69 0 101-96 101-105s-9-9-12-9c-9 0-9 4-13 11-16 56-47 83-74 83-13 0-16-9-16-23 0-18 5-29 12-45 6-20 13-38 20-55 6-16 31-81 36-88 2-7 4-16 4-22 0-34-29-58-67-58-70 0-101 94-101 105 0 9 9 9 11 9 11 0 11-5 14-11 18-61 49-86 74-86 11 0 17 7 17 25 0 16-4 27-22 70z">
            <text:p/>
          </draw:path>
          <draw:path draw:style-name="gr4" draw:text-style-name="P7" draw:layer="layout" svg:width="0.655cm" svg:height="0.657cm" svg:x="19.567cm" svg:y="5.454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4" draw:text-style-name="P7" draw:layer="layout" svg:width="0.552cm" svg:height="0.447cm" svg:x="20.537cm" svg:y="5.593cm" svg:viewBox="0 0 553 448" svg:d="M430 204c0-155-92-204-163-204-137 0-267 141-267 280 0 92 58 168 159 168 63 0 134-22 211-83 11 52 44 83 89 83 52 0 83-54 83-70 0-6-7-11-13-11-7 0-9 5-12 11-17 48-53 48-56 48-31 0-31-77-31-101 0-20 0-23 11-34 92-116 112-231 112-233s0-9-11-9c-9 0-9 3-13 20-18 63-52 137-99 195zM365 338c-87 76-163 88-204 88-58 0-87-45-87-108 0-47 25-155 56-206 47-72 101-90 134-90 99 0 99 130 99 206 0 36 0 95 2 110z">
            <text:p/>
          </draw:path>
          <draw:path draw:style-name="gr4" draw:text-style-name="P7" draw:layer="layout" svg:width="0.21cm" svg:height="0.465cm" svg:x="21.158cm" svg:y="5.719cm" svg:viewBox="0 0 211 466" svg:d="M193 27c0-11-9-27-27-27-20 0-41 18-41 38 0 11 9 27 30 27 20 0 38-20 38-38zM52 378c-5 9-7 16-7 30 0 31 27 58 65 58 69 0 101-96 101-105s-9-9-12-9c-9 0-9 4-13 11-16 56-47 83-74 83-13 0-16-9-16-23 0-18 5-29 12-45 6-20 13-38 20-55 6-16 31-81 36-88 2-7 4-16 4-22 0-34-29-58-67-58-70 0-101 94-101 105 0 9 9 9 11 9 11 0 11-5 14-11 18-61 49-86 74-86 11 0 17 7 17 25 0 16-4 27-22 70z">
            <text:p/>
          </draw:path>
          <draw:path draw:style-name="gr4" draw:text-style-name="P7" draw:layer="layout" svg:width="0.507cm" svg:height="0.51cm" svg:x="21.453cm" svg:y="5.75cm" svg:viewBox="0 0 508 511" svg:d="M271 271h213c9 0 24 0 24-16 0-18-15-18-24-18h-213v-212c0-9 0-25-16-25-18 0-18 16-18 25v212h-212c-9 0-25 0-25 18 0 16 16 16 25 16h212v213c0 9 0 27 18 27 16 0 16-16 16-27z">
            <text:p/>
          </draw:path>
          <draw:path draw:style-name="gr4" draw:text-style-name="P7" draw:layer="layout" svg:width="0.252cm" svg:height="0.458cm" svg:x="22.085cm" svg:y="5.719cm" svg:viewBox="0 0 253 459" svg:d="M157 20c0-20-2-20-20-20-45 43-108 45-137 45v24c16 0 63 0 101-20v354c0 23 0 31-70 31h-27v25c14 0 99-2 124-2 22 0 109 2 125 2v-25h-27c-69 0-69-8-69-31z">
            <text:p/>
          </draw:path>
          <draw:path draw:style-name="gr4" draw:text-style-name="P7" draw:layer="layout" svg:width="0.23cm" svg:height="0.984cm" svg:x="22.506cm" svg:y="5.291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4" draw:text-style-name="P7" draw:layer="layout" svg:width="0.671cm" svg:height="0.666cm" svg:x="22.856cm" svg:y="5.363cm" svg:viewBox="0 0 672 667" svg:d="M399 69c6-29 11-33 22-35 9-3 40-3 63-3 98 0 143 3 143 81 0 13-4 54-9 78 0 5-2 16-2 18 0 7 2 14 11 14 11 0 14-7 16-23l27-172c0-2 2-14 2-16 0-11-11-11-27-11h-549c-22 0-24 0-31 20l-58 173c-3 2-7 15-7 18 0 6 4 11 11 11 11 0 11-5 18-20 54-153 79-171 224-171h38c29 0 29 3 29 12 0 6-4 17-4 20l-132 528c-9 36-12 47-117 47-36 0-42 0-42 18 0 11 11 11 18 11 24 0 53 0 80 0s56-2 83-2c29 0 56 2 83 2s58 0 85 0c9 0 22 0 22-18 0-11-8-11-33-11s-38 0-63-2c-29-2-38-7-38-22 0 0 0-5 5-21z">
            <text:p/>
          </draw:path>
          <draw:path draw:style-name="gr4" draw:text-style-name="P7" draw:layer="layout" svg:width="0.21cm" svg:height="0.465cm" svg:x="23.44cm" svg:y="5.719cm" svg:viewBox="0 0 211 466" svg:d="M193 27c0-11-9-27-27-27-20 0-41 18-41 38 0 11 9 27 30 27 20 0 38-20 38-38zM52 378c-5 9-7 16-7 30 0 31 27 58 65 58 69 0 101-96 101-105s-9-9-12-9c-9 0-9 4-13 11-16 56-47 83-74 83-13 0-16-9-16-23 0-18 5-29 12-45 6-20 13-38 20-55 6-16 31-81 36-88 2-7 4-16 4-22 0-34-29-58-67-58-70 0-101 94-101 105 0 9 9 9 11 9 11 0 11-5 14-11 18-61 49-86 74-86 11 0 17 7 17 25 0 16-4 27-22 70z">
            <text:p/>
          </draw:path>
          <draw:path draw:style-name="gr4" draw:text-style-name="P7" draw:layer="layout" svg:width="0.507cm" svg:height="0.51cm" svg:x="23.736cm" svg:y="5.75cm" svg:viewBox="0 0 508 511" svg:d="M271 271h213c9 0 24 0 24-16 0-18-15-18-24-18h-213v-212c0-9 0-25-16-25-18 0-18 16-18 25v212h-212c-9 0-25 0-25 18 0 16 16 16 25 16h212v213c0 9 0 27 18 27 16 0 16-16 16-27z">
            <text:p/>
          </draw:path>
          <draw:path draw:style-name="gr4" draw:text-style-name="P7" draw:layer="layout" svg:width="0.252cm" svg:height="0.458cm" svg:x="24.365cm" svg:y="5.719cm" svg:viewBox="0 0 253 459" svg:d="M157 20c0-20-2-20-20-20-45 43-108 45-137 45v24c16 0 63 0 101-20v354c0 23 0 31-70 31h-27v25c14 0 99-2 124-2 22 0 109 2 125 2v-25h-27c-69 0-69-8-69-31z">
            <text:p/>
          </draw:path>
          <draw:polygon draw:style-name="gr4" draw:text-style-name="P7" draw:layer="layout" svg:width="6.779cm" svg:height="0.042cm" svg:x="17.954cm" svg:y="6.429cm" svg:viewBox="0 0 6780 43" draw:points="3389,43 0,43 0,0 6780,0 6780,43">
            <text:p/>
          </draw:polygon>
          <draw:path draw:style-name="gr4" draw:text-style-name="P7" draw:layer="layout" svg:width="0.727cm" svg:height="0.707cm" svg:x="20.035cm" svg:y="6.664cm" svg:viewBox="0 0 728 708" svg:d="M390 18c-7-14-9-18-25-18-18 0-20 4-27 18l-334 670c-4 9-4 11-4 11 0 9 7 9 22 9h686c16 0 20 0 20-9 0 0 0-2-4-11zM334 99l264 533h-531z">
            <text:p/>
          </draw:path>
          <draw:path draw:style-name="gr4" draw:text-style-name="P7" draw:layer="layout" svg:width="0.492cm" svg:height="0.447cm" svg:x="20.84cm" svg:y="6.935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4 65 65 0 101-70 103-76 11 38 47 76 108 76 100 0 156-128 156-152 0-9-9-9-11-9-9 0-11 2-13 9-32 107-101 130-132 130-38 0-54-32-54-65 0-23 7-43 18-88z">
            <text:p/>
          </draw:path>
          <draw:path draw:style-name="gr4" draw:text-style-name="P7" draw:layer="layout" svg:width="0.21cm" svg:height="0.465cm" svg:x="21.404cm" svg:y="7.06cm" svg:viewBox="0 0 211 466" svg:d="M193 27c0-11-9-27-27-27-20 0-41 18-41 38 0 11 9 27 30 27 20 0 38-20 38-38zM52 378c-5 9-7 16-7 30 0 31 27 58 65 58 69 0 101-96 101-105s-9-9-12-9c-9 0-9 4-13 11-16 56-47 83-74 83-13 0-16-9-16-25s5-27 12-43c6-20 13-38 20-55 6-16 31-81 36-88 2-7 4-16 4-22 0-34-29-58-67-58-70 0-101 94-101 105 0 9 9 9 11 9 11 0 11-5 14-11 18-61 49-86 74-86 11 0 17 7 17 25 0 16-4 27-22 70z">
            <text:p/>
          </draw:path>
          <draw:path draw:style-name="gr4" draw:text-style-name="P7" draw:layer="layout" svg:width="0.507cm" svg:height="0.51cm" svg:x="21.7cm" svg:y="7.089cm" svg:viewBox="0 0 508 511" svg:d="M271 271h213c9 0 24 0 24-16 0-18-15-18-24-18h-213v-212c0-9 0-25-16-25-18 0-18 16-18 25v212h-212c-9 0-25 0-25 18 0 16 16 16 25 16h212v213c0 9 0 27 18 27 16 0 16-16 16-27z">
            <text:p/>
          </draw:path>
          <draw:path draw:style-name="gr4" draw:text-style-name="P7" draw:layer="layout" svg:width="0.252cm" svg:height="0.458cm" svg:x="22.329cm" svg:y="7.06cm" svg:viewBox="0 0 253 459" svg:d="M157 20c0-20-2-20-20-20-45 43-108 45-137 45v24c16 0 63 0 101-20v354c0 23 0 31-70 31h-27v25c14 0 99-2 124-2 22 0 109 2 125 2v-25h-27c-69 0-69-8-69-31z">
            <text:p/>
          </draw:path>
          <draw:polygon draw:style-name="gr4" draw:text-style-name="P7" draw:layer="layout" svg:width="0.292cm" svg:height="2.953cm" svg:x="24.86cm" svg:y="4.973cm" svg:viewBox="0 0 293 2954" draw:points="233,2891 0,2891 0,2954 293,2954 293,0 0,0 0,60 233,60">
            <text:p/>
          </draw:polygon>
        </draw:g>
        <draw:frame draw:style-name="gr5" draw:text-style-name="P8" draw:layer="layout" svg:width="26.162cm" svg:height="1.665cm" svg:x="0.508cm" svg:y="8.636cm">
          <draw:text-box>
            <text:p><text:span text:style-name="T3">F</text:span><text:span text:style-name="T3">o</text:span><text:span text:style-name="T3">r</text:span><text:span text:style-name="T3"> </text:span><text:span text:style-name="T3">u</text:span><text:span text:style-name="T3">n</text:span><text:span text:style-name="T3">i</text:span><text:span text:style-name="T3">f</text:span><text:span text:style-name="T3">o</text:span><text:span text:style-name="T3">r</text:span><text:span text:style-name="T3">m</text:span><text:span text:style-name="T3"> </text:span><text:span text:style-name="T3">g</text:span><text:span text:style-name="T3">r</text:span><text:span text:style-name="T3">i</text:span><text:span text:style-name="T3">d</text:span><text:span text:style-name="T3"> </text:span><text:span text:style-name="T3">a</text:span><text:span text:style-name="T3">n</text:span><text:span text:style-name="T3">d</text:span><text:span text:style-name="T3"> </text:span><text:span text:style-name="T3">c</text:span><text:span text:style-name="T3">o</text:span><text:span text:style-name="T3">n</text:span><text:span text:style-name="T3">s</text:span><text:span text:style-name="T3">t</text:span><text:span text:style-name="T3">a</text:span><text:span text:style-name="T3">n</text:span><text:span text:style-name="T3">t</text:span><text:span text:style-name="T3"> </text:span><text:span text:style-name="T3"><text:s/></text:span><text:span text:style-name="T3"><text:s/></text:span><text:span text:style-name="T3"><text:s/></text:span><text:span text:style-name="T3"><text:s/></text:span><text:span text:style-name="T3">,</text:span><text:span text:style-name="T3"> </text:span><text:span text:style-name="T3">w</text:span><text:span text:style-name="T3">e</text:span><text:span text:style-name="T3"> </text:span><text:span text:style-name="T3">g</text:span><text:span text:style-name="T3">e</text:span><text:span text:style-name="T3">t</text:span></text:p>
          </draw:text-box>
        </draw:frame>
        <draw:g>
          <svg:title>TexMaths</svg:title>
          <svg:desc>36§display§\alpha§svg§600§FALSE§</svg:desc>
          <draw:polygon draw:style-name="gr3" draw:text-style-name="P6" draw:layer="layout" svg:width="0.816cm" svg:height="0.546cm" svg:x="17.979cm" svg:y="9.244cm" svg:viewBox="0 0 817 547" draw:points="409,547 0,547 0,0 817,0 817,547">
            <text:p/>
          </draw:polygon>
          <draw:path draw:style-name="gr4" draw:text-style-name="P7" draw:layer="layout" svg:width="0.71cm" svg:height="0.575cm" svg:x="18.031cm" svg:y="9.23cm" svg:viewBox="0 0 711 576" svg:d="M552 262c0-199-118-262-210-262-175 0-342 181-342 360 0 118 75 216 204 216 81 0 173-29 271-107 14 67 57 107 115 107 66 0 106-69 106-89 0-9-8-15-17-15s-12 6-14 15c-23 60-70 60-72 60-41 0-41-98-41-129 0-26 0-29 15-44 118-149 144-299 144-299 0-3 0-12-15-12-11 0-11 3-17 26-23 81-66 176-127 251zM469 435c-112 98-210 112-262 112-75 0-112-57-112-138 0-61 32-199 72-265 60-92 129-115 172-115 127 0 127 167 127 265 0 46 0 121 3 141z">
            <text:p/>
          </draw:path>
        </draw:g>
        <draw:g>
          <svg:title>TexMaths</svg:title>
          <svg:desc>28§latex§\begin{align*} 
\dfrac{\partial}{\partial x} &amp; \left( \alpha \dfrac{\partial T}{\partial x} \right)  \approx 
\left(\dfrac{\alpha}{(\Delta x)^2}\right) 
[T_{i-1} -2 T_{i}+  T_{i+1}]
\end{align*}§svg§600§FALSE§</svg:desc>
          <draw:polygon draw:style-name="gr3" draw:text-style-name="P6" draw:layer="layout" svg:width="18.935cm" svg:height="2.362cm" svg:x="0.681cm" svg:y="11.026cm" svg:viewBox="0 0 18936 2363" draw:points="9468,2363 0,2363 0,0 18936,0 18936,2363">
            <text:p/>
          </draw:polygon>
          <draw:path draw:style-name="gr4" draw:text-style-name="P7" draw:layer="layout" svg:width="0.519cm" svg:height="0.727cm" svg:x="1.001cm" svg:y="11.082cm" svg:viewBox="0 0 520 728" svg:d="M419 372c-11-61-52-117-128-117-60 0-125 16-201 94-83 81-90 173-90 204 0 61 43 175 181 175 236 0 339-332 339-473 0-156-92-255-213-255-143 0-188 128-188 157 0 13 6 33 36 33 33 0 53-29 53-51 0-36-31-36-47-36 45-72 115-78 144-78 71 0 141 51 141 179 0 38-7 87-27 168zM186 701c-110 0-110-103-110-112 0-27 25-166 65-224 40-56 87-87 150-87 108 0 110 109 110 130 0 71-65 293-215 293z">
            <text:p/>
          </draw:path>
          <draw:polygon draw:style-name="gr4" draw:text-style-name="P7" draw:layer="layout" svg:width="1.141cm" svg:height="0.042cm" svg:x="0.681cm" svg:y="12.186cm" svg:viewBox="0 0 1142 43" draw:points="571,43 0,43 0,0 1142,0 1142,43">
            <text:p/>
          </draw:polygon>
          <draw:path draw:style-name="gr4" draw:text-style-name="P7" draw:layer="layout" svg:width="0.519cm" svg:height="0.727cm" svg:x="0.721cm" svg:y="12.424cm" svg:viewBox="0 0 520 728" svg:d="M419 372c-11-61-52-117-128-117-60 0-125 16-201 94-83 81-90 173-90 204 0 61 43 175 181 175 236 0 339-332 339-473 0-156-92-255-213-255-143 0-188 128-188 157 0 13 6 33 36 33 33 0 53-29 53-51 0-36-31-36-47-36 45-72 115-78 144-78 71 0 141 51 141 179 0 38-7 87-27 168zM186 701c-110 0-110-103-110-112 0-27 25-166 65-224 40-56 87-87 150-87 108 0 110 109 110 130 0 71-65 293-215 293z">
            <text:p/>
          </draw:path>
          <draw:path draw:style-name="gr4" draw:text-style-name="P7" draw:layer="layout" svg:width="0.492cm" svg:height="0.447cm" svg:x="1.286cm" svg:y="12.692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4 65 65 0 101-69 103-76 11 38 47 76 108 76 100 0 156-128 156-152 0-9-9-9-11-9-9 0-11 2-13 9-32 107-99 130-132 130-38 0-54-32-54-65 0-23 7-43 18-88z">
            <text:p/>
          </draw:path>
          <draw:path draw:style-name="gr4" draw:text-style-name="P7" draw:layer="layout" svg:width="0.485cm" svg:height="2.362cm" svg:x="2.307cm" svg:y="11.026cm" svg:viewBox="0 0 486 2363" svg:d="M486 2354c0-4-2-7-4-9-36-38-103-103-168-210-159-254-231-574-231-952 0-267 36-607 197-901 78-141 159-222 204-264 2-2 2-5 2-9 0-9-7-9-20-9-14 0-16 0-31 16-332 300-435 750-435 1164 0 388 90 778 340 1073 21 23 56 63 99 99 11 11 13 11 27 11 13 0 20 0 20-9z">
            <text:p/>
          </draw:path>
          <draw:path draw:style-name="gr4" draw:text-style-name="P7" draw:layer="layout" svg:width="0.552cm" svg:height="0.447cm" svg:x="2.867cm" svg:y="12.018cm" svg:viewBox="0 0 553 448" svg:d="M430 204c0-155-92-204-163-204-137 0-267 141-267 280 0 92 58 168 159 168 63 0 134-22 211-83 11 52 44 83 89 83 52 0 83-54 83-69 0-7-7-12-13-12-7 0-9 5-12 12-18 47-53 47-56 47-31 0-31-77-31-101 0-20 0-23 11-34 92-116 112-233 112-233 0-2 0-9-11-9-9 0-9 3-13 20-18 63-52 137-99 195zM365 338c-87 76-163 88-204 88-58 0-87-45-87-108 0-47 25-154 56-206 47-72 101-90 134-90 99 0 99 130 99 206 0 36 0 95 2 110z">
            <text:p/>
          </draw:path>
          <draw:path draw:style-name="gr4" draw:text-style-name="P7" draw:layer="layout" svg:width="0.519cm" svg:height="0.727cm" svg:x="3.617cm" svg:y="11.082cm" svg:viewBox="0 0 520 728" svg:d="M419 372c-11-61-52-117-128-117-60 0-125 16-201 94-83 81-90 173-90 204 0 61 43 175 181 175 236 0 339-332 339-473 0-156-92-255-213-255-143 0-191 128-191 157 0 13 9 33 39 33 33 0 53-29 53-51 0-36-31-36-47-36 45-72 115-78 144-78 71 0 141 51 141 179 0 38-7 87-27 168zM186 701c-110 0-110-103-110-112 0-27 25-166 65-224 40-56 87-87 150-87 108 0 110 109 110 130 0 71-65 293-215 293z">
            <text:p/>
          </draw:path>
          <draw:path draw:style-name="gr4" draw:text-style-name="P7" draw:layer="layout" svg:width="0.671cm" svg:height="0.666cm" svg:x="4.18cm" svg:y="11.12cm" svg:viewBox="0 0 672 667" svg:d="M399 69c6-26 11-33 22-35 9-3 40-3 63-3 98 0 143 3 143 81 0 13-4 54-9 78 0 5-2 16-2 18 0 7 2 14 11 14 11 0 14-7 16-23l27-172c0-2 2-14 2-16 0-11-11-11-27-11h-549c-22 0-24 0-31 20l-58 173c-3 2-7 15-7 18 0 6 4 11 11 11 11 0 11-5 18-20 54-153 79-171 224-171h38c29 0 29 3 29 12 0 6-4 17-4 20l-132 528c-9 36-12 47-117 47-36 0-42 0-42 18 0 11 11 11 18 11 24 0 53 0 80 0s56-2 83-2 56 2 83 2 58 0 85 0c9 0 22 0 22-17 0-12-8-12-33-12s-38 0-63-2c-29-2-38-7-38-22 0 0 0-5 5-20z">
            <text:p/>
          </draw:path>
          <draw:polygon draw:style-name="gr4" draw:text-style-name="P7" draw:layer="layout" svg:width="1.289cm" svg:height="0.042cm" svg:x="3.577cm" svg:y="12.186cm" svg:viewBox="0 0 1290 43" draw:points="645,43 0,43 0,0 1290,0 1290,43">
            <text:p/>
          </draw:polygon>
          <draw:path draw:style-name="gr4" draw:text-style-name="P7" draw:layer="layout" svg:width="0.519cm" svg:height="0.727cm" svg:x="3.691cm" svg:y="12.424cm" svg:viewBox="0 0 520 728" svg:d="M419 372c-11-61-52-117-128-117-60 0-125 16-201 94-83 81-90 173-90 204 0 61 43 175 181 175 236 0 339-332 339-473 0-156-92-255-213-255-143 0-191 128-191 157 0 13 9 33 39 33 33 0 53-29 53-51 0-36-31-36-47-36 45-72 115-78 144-78 71 0 141 51 141 179 0 38-7 87-27 168zM186 701c-110 0-110-103-110-112 0-27 25-166 65-224 40-56 87-87 150-87 108 0 110 109 110 130 0 71-65 293-215 293z">
            <text:p/>
          </draw:path>
          <draw:path draw:style-name="gr4" draw:text-style-name="P7" draw:layer="layout" svg:width="0.492cm" svg:height="0.447cm" svg:x="4.258cm" svg:y="12.692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2 65 67 0 101-69 105-76 11 38 47 76 105 76 103 0 159-128 159-152 0-9-9-9-11-9-9 0-11 2-13 9-34 107-101 130-132 130-38 0-54-32-54-65 0-23 7-43 18-88z">
            <text:p/>
          </draw:path>
          <draw:path draw:style-name="gr4" draw:text-style-name="P7" draw:layer="layout" svg:width="0.485cm" svg:height="2.362cm" svg:x="5.02cm" svg:y="11.026cm" svg:viewBox="0 0 486 2363" svg:d="M486 1183c0-388-90-778-340-1073-21-23-56-63-97-99-13-11-15-11-29-11-11 0-20 0-20 9 0 4 4 9 7 11 33 36 101 101 165 208 160 254 233 574 233 952 0 267-35 607-199 901-78 141-161 222-202 264-2 2-4 5-4 9 0 9 9 9 20 9 14 0 16 0 32-16 331-300 434-750 434-1164z">
            <text:p/>
          </draw:path>
          <draw:path draw:style-name="gr4" draw:text-style-name="P7" draw:layer="layout" svg:width="0.658cm" svg:height="0.422cm" svg:x="6.037cm" svg:y="11.978cm" svg:viewBox="0 0 659 423" svg:d="M659 31c0-22-7-31-14-31-4 0-13 4-13 27-5 69-74 110-139 110-56 0-105-32-157-65-54-36-108-72-170-72-92 0-166 69-166 161 0 23 9 29 13 29 12 0 14-18 14-22 7-83 87-112 139-112 56 0 105 29 157 65 53 36 107 72 170 72 92 0 166-72 166-162zM659 262c0-29-12-31-14-31-4 0-13 6-13 27-5 69-74 109-139 109-56 0-105-31-157-65-54-35-108-71-170-71-92 0-166 69-166 161 0 22 9 29 13 29 12 0 14-18 14-22 7-83 87-112 139-112 56 0 105 29 157 65 53 35 107 71 170 71 94 0 166-74 166-161z">
            <text:p/>
          </draw:path>
          <draw:path draw:style-name="gr4" draw:text-style-name="P7" draw:layer="layout" svg:width="0.485cm" svg:height="2.362cm" svg:x="7.226cm" svg:y="11.026cm" svg:viewBox="0 0 486 2363" svg:d="M486 2354c0-4-2-7-4-9-36-38-103-103-168-210-159-254-231-574-231-952 0-267 36-607 197-901 78-141 159-222 204-264 2-2 2-5 2-9 0-9-7-9-20-9-14 0-16 0-31 16-332 300-435 750-435 1164 0 388 90 778 340 1073 21 23 56 63 99 99 11 11 13 11 27 11 13 0 20 0 20-9z">
            <text:p/>
          </draw:path>
          <draw:path draw:style-name="gr4" draw:text-style-name="P7" draw:layer="layout" svg:width="0.552cm" svg:height="0.447cm" svg:x="8.881cm" svg:y="11.353cm" svg:viewBox="0 0 553 448" svg:d="M430 204c0-155-92-204-163-204-137 0-267 141-267 280 0 92 58 168 159 168 63 0 134-22 211-83 11 52 44 83 89 83 52 0 83-54 83-69 0-7-7-12-13-12-7 0-9 5-12 12-18 47-53 47-56 47-31 0-31-77-31-101 0-20 0-23 11-34 92-116 112-233 112-233 0-2 0-9-11-9-9 0-9 3-13 20-18 63-52 137-99 195zM365 338c-87 76-163 88-204 88-58 0-87-45-87-108 0-47 25-154 56-206 47-72 101-90 134-90 99 0 99 130 99 206 0 36 0 95 2 110z">
            <text:p/>
          </draw:path>
          <draw:polygon draw:style-name="gr4" draw:text-style-name="P7" draw:layer="layout" svg:width="2.591cm" svg:height="0.042cm" svg:x="7.864cm" svg:y="12.186cm" svg:viewBox="0 0 2592 43" draw:points="1295,43 0,43 0,0 2592,0 2592,43">
            <text:p/>
          </draw:polygon>
          <draw:path draw:style-name="gr4" draw:text-style-name="P7" draw:layer="layout" svg:width="0.23cm" svg:height="0.985cm" svg:x="7.961cm" svg:y="12.39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4" draw:text-style-name="P7" draw:layer="layout" svg:width="0.727cm" svg:height="0.707cm" svg:x="8.292cm" svg:y="12.424cm" svg:viewBox="0 0 728 708" svg:d="M390 18c-7-14-9-18-25-18-18 0-20 4-27 18l-334 670c-4 9-4 11-4 11 0 9 7 9 22 9h686c15 0 20 0 20-9 0 0 0-2-5-11zM332 99l266 533h-531z">
            <text:p/>
          </draw:path>
          <draw:path draw:style-name="gr4" draw:text-style-name="P7" draw:layer="layout" svg:width="0.492cm" svg:height="0.447cm" svg:x="9.096cm" svg:y="12.692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2 65 67 0 103-69 105-76 11 38 47 76 105 76 103 0 159-128 159-152 0-9-9-9-11-9-9 0-11 2-13 9-32 107-101 130-132 130-38 0-54-32-54-65 0-23 7-43 18-88z">
            <text:p/>
          </draw:path>
          <draw:path draw:style-name="gr4" draw:text-style-name="P7" draw:layer="layout" svg:width="0.23cm" svg:height="0.985cm" svg:x="9.685cm" svg:y="12.39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4" draw:text-style-name="P7" draw:layer="layout" svg:width="0.306cm" svg:height="0.458cm" svg:x="10.055cm" svg:y="12.386cm" svg:viewBox="0 0 307 459" svg:d="M307 334h-25c-2 15-9 56-18 62-4 5-58 5-67 5h-128c72-65 97-83 139-117 52-40 99-82 99-150 0-82-74-134-164-134-85 0-143 60-143 123 0 36 29 41 36 41 18 0 38-14 38-39 0-11-5-35-40-35 20-50 67-65 100-65 70 0 106 53 106 109 0 61-43 108-65 135l-168 163c-7 7-7 9-7 27h287z">
            <text:p/>
          </draw:path>
          <draw:path draw:style-name="gr4" draw:text-style-name="P7" draw:layer="layout" svg:width="0.485cm" svg:height="2.362cm" svg:x="10.606cm" svg:y="11.026cm" svg:viewBox="0 0 486 2363" svg:d="M486 1183c0-388-90-778-340-1073-21-23-56-63-97-99-13-11-15-11-29-11-11 0-20 0-20 9 0 4 4 9 7 11 33 36 101 101 165 208 160 254 233 574 233 952 0 267-35 607-199 901-78 141-161 222-202 264-2 2-4 5-4 9 0 9 9 9 20 9 14 0 16 0 32-16 331-300 434-750 434-1164z">
            <text:p/>
          </draw:path>
          <draw:polygon draw:style-name="gr4" draw:text-style-name="P7" draw:layer="layout" svg:width="0.136cm" svg:height="0.985cm" svg:x="11.576cm" svg:y="11.716cm" svg:viewBox="0 0 137 986" draw:points="137,986 137,947 40,947 40,40 137,40 137,0 0,0 0,986">
            <text:p/>
          </draw:polygon>
          <draw:path draw:style-name="gr4" draw:text-style-name="P7" draw:layer="layout" svg:width="0.671cm" svg:height="0.666cm" svg:x="11.757cm" svg:y="11.788cm" svg:viewBox="0 0 672 667" svg:d="M399 69c6-26 9-33 22-35 9-3 40-3 63-3 98 0 143 3 143 81 0 13-4 54-9 78 0 5-2 16-2 18 0 7 2 14 11 14 11 0 14-7 16-23l27-172c0-2 2-14 2-16 0-11-11-11-27-11h-549c-22 0-24 0-31 20l-58 173c-3 2-7 15-7 18 0 6 4 11 11 11 11 0 11-5 18-20 54-153 79-171 224-171h38c29 0 29 3 29 12 0 6-4 17-4 20l-132 528c-9 36-12 47-117 47-36 0-42 0-42 18 0 11 11 11 15 11 27 0 56 0 83 0s56-2 83-2 56 2 83 2 58 0 85 0c9 0 22 0 22-17 0-12-8-12-33-12s-38 0-63-2c-29-2-38-7-38-22 0 0 0-5 5-20z">
            <text:p/>
          </draw:path>
          <draw:path draw:style-name="gr4" draw:text-style-name="P7" draw:layer="layout" svg:width="0.21cm" svg:height="0.465cm" svg:x="12.34cm" svg:y="12.144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4" draw:text-style-name="P7" draw:layer="layout" svg:width="0.467cm" svg:height="0.035cm" svg:x="12.66cm" svg:y="12.41cm" svg:viewBox="0 0 468 36" svg:d="M441 36c9 0 27 0 27-18s-16-18-27-18h-414c-11 0-27 0-27 18s16 18 27 18z">
            <text:p/>
          </draw:path>
          <draw:path draw:style-name="gr4" draw:text-style-name="P7" draw:layer="layout" svg:width="0.252cm" svg:height="0.458cm" svg:x="13.276cm" svg:y="12.144cm" svg:viewBox="0 0 253 459" svg:d="M157 20c0-20-2-20-20-20-45 43-108 45-137 45v24c16 0 63 0 101-20v354c0 23 0 32-70 32h-27v24c14 0 99-2 124-2 22 0 109 2 125 2v-24h-27c-69 0-69-9-69-32z">
            <text:p/>
          </draw:path>
          <draw:path draw:style-name="gr4" draw:text-style-name="P7" draw:layer="layout" svg:width="0.602cm" svg:height="0.042cm" svg:x="13.943cm" svg:y="12.186cm" svg:viewBox="0 0 603 43" svg:d="M569 43c16 0 34 0 34-23 0-20-18-20-34-20h-535c-16 0-34 0-34 20 0 23 18 23 34 23z">
            <text:p/>
          </draw:path>
          <draw:path draw:style-name="gr4" draw:text-style-name="P7" draw:layer="layout" svg:width="0.393cm" svg:height="0.658cm" svg:x="14.895cm" svg:y="11.796cm" svg:viewBox="0 0 394 659" svg:d="M76 582l105-103c155-136 213-188 213-286 0-115-87-193-208-193-112 0-186 92-186 179 0 54 49 54 52 54 17 0 51-11 51-52 0-24-18-51-51-51-9 0-9 0-14 2 22-65 76-101 134-101 90 0 133 79 133 162 0 78-50 156-103 217l-191 210c-11 12-11 14-11 39h367l27-173h-24c-5 29-12 74-21 87-9 9-73 9-94 9z">
            <text:p/>
          </draw:path>
          <draw:path draw:style-name="gr4" draw:text-style-name="P7" draw:layer="layout" svg:width="0.671cm" svg:height="0.666cm" svg:x="15.361cm" svg:y="11.788cm" svg:viewBox="0 0 672 667" svg:d="M399 69c6-26 11-33 22-35 9-3 40-3 63-3 98 0 143 3 143 81 0 13-4 54-9 78 0 5-2 16-2 18 0 7 2 14 11 14 11 0 14-7 16-23l27-172c0-2 2-14 2-16 0-11-11-11-27-11h-549c-22 0-24 0-31 20l-58 173c-3 2-7 15-7 18 0 6 4 11 11 11 11 0 11-5 18-20 54-153 79-171 224-171h38c29 0 29 3 29 12 0 6-4 17-4 20l-132 528c-9 36-12 47-117 47-36 0-42 0-42 18 0 11 11 11 18 11 24 0 53 0 80 0s56-2 83-2 56 2 83 2 58 0 85 0c9 0 22 0 22-17 0-12-8-12-33-12s-38 0-63-2c-29-2-38-7-38-22 0 0 0-5 5-20z">
            <text:p/>
          </draw:path>
          <draw:path draw:style-name="gr4" draw:text-style-name="P7" draw:layer="layout" svg:width="0.21cm" svg:height="0.465cm" svg:x="15.946cm" svg:y="12.144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4" draw:text-style-name="P7" draw:layer="layout" svg:width="0.655cm" svg:height="0.658cm" svg:x="16.515cm" svg:y="11.879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4" draw:text-style-name="P7" draw:layer="layout" svg:width="0.671cm" svg:height="0.666cm" svg:x="17.467cm" svg:y="11.788cm" svg:viewBox="0 0 672 667" svg:d="M399 69c6-26 11-33 22-35 9-3 40-3 63-3 98 0 143 3 143 81 0 13-4 54-9 78 0 5-2 16-2 18 0 7 2 14 11 14 11 0 14-7 16-23l27-172c0-2 2-14 2-16 0-11-11-11-27-11h-549c-22 0-24 0-31 20l-58 173c-3 2-7 15-7 18 0 6 4 11 11 11 11 0 11-5 18-20 54-153 79-171 224-171h38c29 0 29 3 29 12 0 6-4 17-4 20l-132 528c-9 36-12 47-117 47-36 0-42 0-42 18 0 11 11 11 18 11 24 0 53 0 80 0s56-2 83-2c29 0 56 2 83 2s58 0 85 0c9 0 22 0 22-17 0-12-8-12-33-12s-38 0-63-2c-29-2-38-7-38-22 0 0 0-5 5-20z">
            <text:p/>
          </draw:path>
          <draw:path draw:style-name="gr4" draw:text-style-name="P7" draw:layer="layout" svg:width="0.21cm" svg:height="0.465cm" svg:x="18.051cm" svg:y="12.144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4" draw:text-style-name="P7" draw:layer="layout" svg:width="0.507cm" svg:height="0.51cm" svg:x="18.345cm" svg:y="12.175cm" svg:viewBox="0 0 508 511" svg:d="M271 271h213c9 0 24 0 24-16 0-18-15-18-24-18h-213v-212c0-9 0-25-16-25-18 0-18 16-18 25v212h-212c-9 0-25 0-25 18 0 16 16 16 25 16h212v213c0 9 0 27 18 27 16 0 16-16 16-27z">
            <text:p/>
          </draw:path>
          <draw:path draw:style-name="gr4" draw:text-style-name="P7" draw:layer="layout" svg:width="0.252cm" svg:height="0.458cm" svg:x="18.976cm" svg:y="12.144cm" svg:viewBox="0 0 253 459" svg:d="M157 20c0-20-2-20-20-20-45 43-108 45-137 45v24c16 0 63 0 101-20v354c0 23 0 32-70 32h-27v24c14 0 99-2 124-2 22 0 109 2 125 2v-24h-27c-69 0-69-9-69-32z">
            <text:p/>
          </draw:path>
          <draw:polygon draw:style-name="gr4" draw:text-style-name="P7" draw:layer="layout" svg:width="0.136cm" svg:height="0.985cm" svg:x="19.364cm" svg:y="11.716cm" svg:viewBox="0 0 137 986" draw:points="137,0 0,0 0,40 96,40 96,947 0,947 0,986 137,986">
            <text:p/>
          </draw:polygon>
        </draw:g>
        <draw:frame draw:style-name="gr5" draw:text-style-name="P8" draw:layer="layout" svg:width="5.842cm" svg:height="1.665cm" svg:x="21.028cm" svg:y="11.314cm">
          <draw:text-box>
            <text:p><text:span text:style-name="T3">a</text:span><text:span text:style-name="T3">s</text:span><text:span text:style-name="T3"> </text:span><text:span text:style-name="T3">u</text:span><text:span text:style-name="T3">s</text:span><text:span text:style-name="T3">u</text:span><text:span text:style-name="T3">a</text:span><text:span text:style-name="T3">l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7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DejaVu Sans" svg:font-family="'DejaVu Sans'"/>
    <style:font-face style:name="SimSun" svg:font-family="SimSun"/>
    <style:font-face style:name="FreeSans1" svg:font-family="FreeSans" style:font-family-generic="swiss"/>
    <style:font-face style:name="FreeSans" svg:font-family="FreeSan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Arial Unicode MS" style:font-size-asian="24pt" style:language-asian="zh" style:country-asian="CN" style:font-name-complex="Arial Unicode M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FreeSans" style:font-family-asian="FreeSans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FreeSans1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1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1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number text:level="1" style:num-format="">
            <style:list-level-properties/>
            <style:text-properties fo:color="#0000a8" fo:font-size="100%"/>
          </text:list-level-style-number>
          <text:list-level-style-bullet text:level="2" text:bullet-char="➢">
            <style:list-level-properties text:min-label-width="1.016cm"/>
            <style:text-properties fo:font-family="StarSymbol" style:font-charset="x-symbol" fo:color="#0000a8" fo:font-size="100%"/>
          </text:list-level-style-bullet>
          <text:list-level-style-bullet text:level="3" text:bullet-char="➢">
            <style:list-level-properties text:space-before="0.635cm" text:min-label-width="1.016cm"/>
            <style:text-properties fo:font-family="StarSymbol" style:font-charset="x-symbol" fo:color="#0000a8" fo:font-size="100%"/>
          </text:list-level-style-bullet>
          <text:list-level-style-bullet text:level="4" text:bullet-char="➢">
            <style:list-level-properties text:space-before="1.27cm" text:min-label-width="1.016cm"/>
            <style:text-properties fo:font-family="StarSymbol" style:font-charset="x-symbol" fo:color="#0000a8" fo:font-size="100%"/>
          </text:list-level-style-bullet>
          <text:list-level-style-bullet text:level="5" text:bullet-char="➢">
            <style:list-level-properties text:space-before="1.905cm" text:min-label-width="1.016cm"/>
            <style:text-properties fo:font-family="StarSymbol" style:font-charset="x-symbol" fo:color="#0000a8" fo:font-size="100%"/>
          </text:list-level-style-bullet>
          <text:list-level-style-bullet text:level="6" text:bullet-char="➢">
            <style:list-level-properties text:space-before="2.54cm" text:min-label-width="1.016cm"/>
            <style:text-properties fo:font-family="StarSymbol" style:font-charset="x-symbol" fo:color="#0000a8" fo:font-size="100%"/>
          </text:list-level-style-bullet>
          <text:list-level-style-bullet text:level="7" text:bullet-char="➢">
            <style:list-level-properties text:space-before="3.175cm" text:min-label-width="1.016cm"/>
            <style:text-properties fo:font-family="StarSymbol" style:font-charset="x-symbol" fo:color="#0000a8" fo:font-size="100%"/>
          </text:list-level-style-bullet>
          <text:list-level-style-bullet text:level="8" text:bullet-char="➢">
            <style:list-level-properties text:space-before="3.81cm" text:min-label-width="1.016cm"/>
            <style:text-properties fo:font-family="StarSymbol" style:font-charset="x-symbol" fo:color="#0000a8" fo:font-size="100%"/>
          </text:list-level-style-bullet>
          <text:list-level-style-bullet text:level="9" text:bullet-char="➢">
            <style:list-level-properties text:space-before="4.445cm" text:min-label-width="1.016cm"/>
            <style:text-properties fo:font-family="StarSymbol" style:font-charset="x-symbol" fo:color="#0000a8" fo:font-size="100%"/>
          </text:list-level-style-bullet>
          <text:list-level-style-bullet text:level="10" text:bullet-char="➢">
            <style:list-level-properties text:space-before="5.08cm" text:min-label-width="1.016cm"/>
            <style:text-properties fo:font-family="StarSymbol" style:font-charset="x-symbol" fo:color="#0000a8" fo:font-size="100%"/>
          </text:list-level-style-bullet>
        </text:list-style>
      </style:graphic-properties>
      <style:paragraph-properties fo:margin-left="0cm" fo:margin-right="0cm" fo:margin-top="0.37cm" fo:margin-bottom="0cm" fo:text-indent="0cm"/>
      <style:text-properties fo:font-variant="normal" fo:text-transform="none" fo:color="#0000a8" style:text-outline="false" style:text-line-through-style="none" style:text-line-through-type="none" style:font-name="Liberation Sans" fo:font-family="'Liberation Sans'" style:font-family-generic="roman" style:font-pitch="variable" fo:font-size="28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8pt" style:font-style-asian="normal" style:font-weight-asian="normal" style:font-name-complex="Arial Unicode MS" style:font-family-complex="'Arial Unicode M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6cm" fo:margin-bottom="0cm" fo:text-indent="0cm"/>
      <style:text-properties fo:color="#0000a8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3cm" fo:margin-bottom="0cm" fo:text-indent="0cm"/>
      <style:text-properties fo:color="#0000a8" fo:font-size="26pt" style:font-size-asian="26pt" style:font-size-complex="26pt"/>
    </style:style>
    <style:style style:name="Default-outline4" style:family="presentation" style:parent-style-name="Default-outline3">
      <style:paragraph-properties fo:margin-left="0cm" fo:margin-right="0cm" fo:margin-top="0.145cm" fo:margin-bottom="0cm" fo:text-indent="0cm"/>
      <style:text-properties fo:color="#0000a8" fo:font-size="26pt" style:font-size-asian="26pt" style:font-size-complex="26pt"/>
    </style:style>
    <style:style style:name="Default-outline5" style:family="presentation" style:parent-style-name="Default-outline4">
      <style:paragraph-properties fo:margin-left="0cm" fo:margin-right="0cm" fo:margin-top="0.071cm" fo:margin-bottom="0cm" fo:text-indent="0cm"/>
      <style:text-properties fo:color="#0000a8" fo:font-size="14.8999996185303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1cm" fo:margin-bottom="0cm" fo:text-indent="0cm"/>
      <style:text-properties fo:color="#0000a8" fo:font-size="14.8999996185303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1cm" fo:margin-bottom="0cm" fo:text-indent="0cm"/>
      <style:text-properties fo:color="#0000a8" fo:font-size="14.8999996185303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1cm" fo:margin-bottom="0cm" fo:text-indent="0cm"/>
      <style:text-properties fo:font-size="14.8999996185303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1cm" fo:margin-bottom="0cm" fo:text-indent="0cm"/>
      <style:text-properties fo:font-size="14.8999996185303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00a8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title">
      <style:graphic-properties draw:auto-grow-height="false" fo:min-height="3.507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28pt" style:font-size-asian="44pt" style:font-size-complex="44pt"/>
    </style:style>
    <style:style style:name="MT3" style:family="text">
      <style:text-properties fo:font-size="26pt" style:font-size-asian="40pt" style:font-size-complex="40pt"/>
    </style:style>
    <style:style style:name="MT4" style:family="text">
      <style:text-properties fo:font-size="24pt" style:font-size-asian="36pt" style:font-size-complex="36pt"/>
    </style:style>
    <style:style style:name="MT5" style:family="text">
      <style:text-properties fo:font-size="2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/>
        <style:text-properties fo:color="#0000a8" fo:font-size="100%"/>
      </text:list-level-style-number>
      <text:list-level-style-bullet text:level="2" text:bullet-char="➢">
        <style:list-level-properties text:min-label-width="1.016cm"/>
        <style:text-properties fo:font-family="StarSymbol" style:font-charset="x-symbol" fo:color="#0000a8" fo:font-size="100%"/>
      </text:list-level-style-bullet>
      <text:list-level-style-bullet text:level="3" text:bullet-char="➢">
        <style:list-level-properties text:space-before="0.635cm" text:min-label-width="1.016cm"/>
        <style:text-properties fo:font-family="StarSymbol" style:font-charset="x-symbol" fo:color="#0000a8" fo:font-size="100%"/>
      </text:list-level-style-bullet>
      <text:list-level-style-bullet text:level="4" text:bullet-char="➢">
        <style:list-level-properties text:space-before="1.27cm" text:min-label-width="1.016cm"/>
        <style:text-properties fo:font-family="StarSymbol" style:font-charset="x-symbol" fo:color="#0000a8" fo:font-size="100%"/>
      </text:list-level-style-bullet>
      <text:list-level-style-bullet text:level="5" text:bullet-char="➢">
        <style:list-level-properties text:space-before="1.905cm" text:min-label-width="1.016cm"/>
        <style:text-properties fo:font-family="StarSymbol" style:font-charset="x-symbol" fo:color="#0000a8" fo:font-size="100%"/>
      </text:list-level-style-bullet>
      <text:list-level-style-bullet text:level="6" text:bullet-char="➢">
        <style:list-level-properties text:space-before="2.54cm" text:min-label-width="1.016cm"/>
        <style:text-properties fo:font-family="StarSymbol" style:font-charset="x-symbol" fo:color="#0000a8" fo:font-size="100%"/>
      </text:list-level-style-bullet>
      <text:list-level-style-bullet text:level="7" text:bullet-char="➢">
        <style:list-level-properties text:space-before="3.175cm" text:min-label-width="1.016cm"/>
        <style:text-properties fo:font-family="StarSymbol" style:font-charset="x-symbol" fo:color="#0000a8" fo:font-size="100%"/>
      </text:list-level-style-bullet>
      <text:list-level-style-bullet text:level="8" text:bullet-char="➢">
        <style:list-level-properties text:space-before="3.81cm" text:min-label-width="1.016cm"/>
        <style:text-properties fo:font-family="StarSymbol" style:font-charset="x-symbol" fo:color="#0000a8" fo:font-size="100%"/>
      </text:list-level-style-bullet>
      <text:list-level-style-bullet text:level="9" text:bullet-char="➢">
        <style:list-level-properties text:space-before="4.445cm" text:min-label-width="1.016cm"/>
        <style:text-properties fo:font-family="StarSymbol" style:font-charset="x-symbol" fo:color="#0000a8" fo:font-size="100%"/>
      </text:list-level-style-bullet>
      <text:list-level-style-bullet text:level="10" text:bullet-char="➢">
        <style:list-level-properties text:space-before="5.08cm" text:min-label-width="1.016cm"/>
        <style:text-properties fo:font-family="StarSymbol" style:font-charset="x-symbol" fo:color="#0000a8" fo:font-size="100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office:forms form:automatic-focus="false" form:apply-design-mode="false"/>
      <draw:frame presentation:style-name="Mpr1" draw:layer="backgroundobjects" svg:width="27.046cm" svg:height="1.407cm" svg:x="0.477cm" svg:y="0.371cm" presentation:class="title">
        <draw:text-box>
          <text:p>Click to edit the title text format</text:p>
        </draw:text-box>
      </draw:frame>
      <draw:frame presentation:style-name="Mpr2" draw:layer="backgroundobjects" svg:width="27.335cm" svg:height="13.462cm" svg:x="0.508cm" svg:y="2.032cm" presentation:class="outline">
        <draw:text-box>
          <text:list text:style-name="ML2">
            <text:list-item>
              <text:p><text:span text:style-name="MT2">Click to edit the outline text format</text:span></text:p>
              <text:list>
                <text:list-item>
                  <text:p><text:span text:style-name="MT3">Second Outline Level</text:span></text:p>
                  <text:list>
                    <text:list-item>
                      <text:p><text:span text:style-name="MT4">Third Outline Level</text:span></text:p>
                      <text:list>
                        <text:list-item>
                          <text:p><text:span text:style-name="MT4">Fourth Outline Level</text:span></text:p>
                          <text:list>
                            <text:list-item>
                              <text:p><text:span text:style-name="MT5">Fifth Outline Level</text:span></text:p>
                              <text:list>
                                <text:list-item>
                                  <text:p><text:span text:style-name="MT5">Sixth Outline Level</text:span></text:p>
                                  <text:list>
                                    <text:list-item>
                                      <text:p><text:span text:style-name="MT5">Seventh Outline Leve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6.523cm" svg:height="1.085cm" svg:x="20.073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7-25T12:09:18.710534778</meta:creation-date>
    <dc:date>2017-11-21T09:38:40.989070460</dc:date>
    <meta:editing-duration>P5DT14H18M39S</meta:editing-duration>
    <meta:editing-cycles>180</meta:editing-cycles>
    <meta:generator>LibreOffice/5.4.1.2$Linux_X86_64 LibreOffice_project/40m0$Build-2</meta:generator>
    <meta:document-statistic meta:object-count="947"/>
  </office:meta>
</office:document-meta>
</file>